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writing-mode="lr-tb"/>
    </style:style>
    <style:style style:name="P5" style:family="paragraph" style:parent-style-name="Heading_20_1">
      <style:paragraph-properties fo:text-align="center" style:justify-single-word="false"/>
      <style:text-properties fo:font-size="44pt" style:font-size-asian="44pt" style:font-size-complex="44pt"/>
    </style:style>
    <style:style style:name="P6" style:family="paragraph" style:parent-style-name="Heading_20_4">
      <style:paragraph-properties fo:margin-top="0in" fo:margin-bottom="0.1965in"/>
    </style:style>
    <style:style style:name="P7" style:family="paragraph" style:parent-style-name="Preformatted_20_Text" style:list-style-name="L163"/>
    <style:style style:name="P8" style:family="paragraph" style:parent-style-name="Preformatted_20_Text" style:list-style-name="L164"/>
    <style:style style:name="P9" style:family="paragraph" style:parent-style-name="Preformatted_20_Text" style:list-style-name="L165"/>
    <style:style style:name="P10" style:family="paragraph" style:parent-style-name="Preformatted_20_Text" style:list-style-name="L170"/>
    <style:style style:name="P11" style:family="paragraph" style:parent-style-name="Preformatted_20_Text" style:list-style-name="L171"/>
    <style:style style:name="P12" style:family="paragraph" style:parent-style-name="Preformatted_20_Text" style:list-style-name="L172"/>
    <style:style style:name="P13" style:family="paragraph" style:parent-style-name="Preformatted_20_Text" style:list-style-name="L174"/>
    <style:style style:name="P14" style:family="paragraph" style:parent-style-name="Preformatted_20_Text">
      <style:paragraph-properties style:writing-mode="lr-tb"/>
    </style:style>
    <style:style style:name="P15" style:family="paragraph" style:parent-style-name="Preformatted_20_Text" style:list-style-name="L11">
      <style:paragraph-properties style:writing-mode="lr-tb"/>
    </style:style>
    <style:style style:name="P16" style:family="paragraph" style:parent-style-name="Preformatted_20_Text" style:list-style-name="L12">
      <style:paragraph-properties style:writing-mode="lr-tb"/>
    </style:style>
    <style:style style:name="P17" style:family="paragraph" style:parent-style-name="Preformatted_20_Text" style:list-style-name="L14">
      <style:paragraph-properties style:writing-mode="lr-tb"/>
    </style:style>
    <style:style style:name="P18" style:family="paragraph" style:parent-style-name="Preformatted_20_Text" style:list-style-name="L16">
      <style:paragraph-properties style:writing-mode="lr-tb"/>
    </style:style>
    <style:style style:name="P19" style:family="paragraph" style:parent-style-name="Preformatted_20_Text" style:list-style-name="L18">
      <style:paragraph-properties style:writing-mode="lr-tb"/>
    </style:style>
    <style:style style:name="P20" style:family="paragraph" style:parent-style-name="Preformatted_20_Text" style:list-style-name="L22">
      <style:paragraph-properties style:writing-mode="lr-tb"/>
    </style:style>
    <style:style style:name="P21" style:family="paragraph" style:parent-style-name="Preformatted_20_Text" style:list-style-name="L23">
      <style:paragraph-properties style:writing-mode="lr-tb"/>
    </style:style>
    <style:style style:name="P22" style:family="paragraph" style:parent-style-name="Preformatted_20_Text" style:list-style-name="L30">
      <style:paragraph-properties style:writing-mode="lr-tb"/>
    </style:style>
    <style:style style:name="P23" style:family="paragraph" style:parent-style-name="Preformatted_20_Text" style:list-style-name="L31">
      <style:paragraph-properties style:writing-mode="lr-tb"/>
    </style:style>
    <style:style style:name="P24" style:family="paragraph" style:parent-style-name="Preformatted_20_Text" style:list-style-name="L32">
      <style:paragraph-properties style:writing-mode="lr-tb"/>
    </style:style>
    <style:style style:name="P25" style:family="paragraph" style:parent-style-name="Preformatted_20_Text" style:list-style-name="L33">
      <style:paragraph-properties style:writing-mode="lr-tb"/>
    </style:style>
    <style:style style:name="P26" style:family="paragraph" style:parent-style-name="Preformatted_20_Text" style:list-style-name="L34">
      <style:paragraph-properties style:writing-mode="lr-tb"/>
    </style:style>
    <style:style style:name="P27" style:family="paragraph" style:parent-style-name="Preformatted_20_Text" style:list-style-name="L35">
      <style:paragraph-properties style:writing-mode="lr-tb"/>
    </style:style>
    <style:style style:name="P28" style:family="paragraph" style:parent-style-name="Preformatted_20_Text" style:list-style-name="L36">
      <style:paragraph-properties style:writing-mode="lr-tb"/>
    </style:style>
    <style:style style:name="P29" style:family="paragraph" style:parent-style-name="Preformatted_20_Text" style:list-style-name="L37">
      <style:paragraph-properties style:writing-mode="lr-tb"/>
    </style:style>
    <style:style style:name="P30" style:family="paragraph" style:parent-style-name="Preformatted_20_Text" style:list-style-name="L38">
      <style:paragraph-properties style:writing-mode="lr-tb"/>
    </style:style>
    <style:style style:name="P31" style:family="paragraph" style:parent-style-name="Preformatted_20_Text" style:list-style-name="L41">
      <style:paragraph-properties style:writing-mode="lr-tb"/>
    </style:style>
    <style:style style:name="P32" style:family="paragraph" style:parent-style-name="Preformatted_20_Text" style:list-style-name="L42">
      <style:paragraph-properties style:writing-mode="lr-tb"/>
    </style:style>
    <style:style style:name="P33" style:family="paragraph" style:parent-style-name="Preformatted_20_Text" style:list-style-name="L58">
      <style:paragraph-properties style:writing-mode="lr-tb"/>
    </style:style>
    <style:style style:name="P34" style:family="paragraph" style:parent-style-name="Preformatted_20_Text" style:list-style-name="L59">
      <style:paragraph-properties style:writing-mode="lr-tb"/>
    </style:style>
    <style:style style:name="P35" style:family="paragraph" style:parent-style-name="Preformatted_20_Text" style:list-style-name="L60">
      <style:paragraph-properties style:writing-mode="lr-tb"/>
    </style:style>
    <style:style style:name="P36" style:family="paragraph" style:parent-style-name="Preformatted_20_Text" style:list-style-name="L61">
      <style:paragraph-properties style:writing-mode="lr-tb"/>
    </style:style>
    <style:style style:name="P37" style:family="paragraph" style:parent-style-name="Preformatted_20_Text" style:list-style-name="L63">
      <style:paragraph-properties style:writing-mode="lr-tb"/>
    </style:style>
    <style:style style:name="P38" style:family="paragraph" style:parent-style-name="Preformatted_20_Text" style:list-style-name="L64">
      <style:paragraph-properties style:writing-mode="lr-tb"/>
    </style:style>
    <style:style style:name="P39" style:family="paragraph" style:parent-style-name="Preformatted_20_Text" style:list-style-name="L65">
      <style:paragraph-properties style:writing-mode="lr-tb"/>
    </style:style>
    <style:style style:name="P40" style:family="paragraph" style:parent-style-name="Preformatted_20_Text" style:list-style-name="L66">
      <style:paragraph-properties style:writing-mode="lr-tb"/>
    </style:style>
    <style:style style:name="P41" style:family="paragraph" style:parent-style-name="Preformatted_20_Text" style:list-style-name="L75">
      <style:paragraph-properties style:writing-mode="lr-tb"/>
    </style:style>
    <style:style style:name="P42" style:family="paragraph" style:parent-style-name="Preformatted_20_Text" style:list-style-name="L76">
      <style:paragraph-properties style:writing-mode="lr-tb"/>
    </style:style>
    <style:style style:name="P43" style:family="paragraph" style:parent-style-name="Preformatted_20_Text" style:list-style-name="L77">
      <style:paragraph-properties style:writing-mode="lr-tb"/>
    </style:style>
    <style:style style:name="P44" style:family="paragraph" style:parent-style-name="Preformatted_20_Text" style:list-style-name="L78">
      <style:paragraph-properties style:writing-mode="lr-tb"/>
    </style:style>
    <style:style style:name="P45" style:family="paragraph" style:parent-style-name="Preformatted_20_Text" style:list-style-name="L79">
      <style:paragraph-properties style:writing-mode="lr-tb"/>
    </style:style>
    <style:style style:name="P46" style:family="paragraph" style:parent-style-name="Preformatted_20_Text" style:list-style-name="L81">
      <style:paragraph-properties style:writing-mode="lr-tb"/>
    </style:style>
    <style:style style:name="P47" style:family="paragraph" style:parent-style-name="Preformatted_20_Text" style:list-style-name="L82">
      <style:paragraph-properties style:writing-mode="lr-tb"/>
    </style:style>
    <style:style style:name="P48" style:family="paragraph" style:parent-style-name="Preformatted_20_Text" style:list-style-name="L85">
      <style:paragraph-properties style:writing-mode="lr-tb"/>
    </style:style>
    <style:style style:name="P49" style:family="paragraph" style:parent-style-name="Preformatted_20_Text" style:list-style-name="L88">
      <style:paragraph-properties style:writing-mode="lr-tb"/>
    </style:style>
    <style:style style:name="P50" style:family="paragraph" style:parent-style-name="Preformatted_20_Text" style:list-style-name="L91">
      <style:paragraph-properties style:writing-mode="lr-tb"/>
    </style:style>
    <style:style style:name="P51" style:family="paragraph" style:parent-style-name="Preformatted_20_Text" style:list-style-name="L94">
      <style:paragraph-properties style:writing-mode="lr-tb"/>
    </style:style>
    <style:style style:name="P52" style:family="paragraph" style:parent-style-name="Preformatted_20_Text" style:list-style-name="L96">
      <style:paragraph-properties style:writing-mode="lr-tb"/>
    </style:style>
    <style:style style:name="P53" style:family="paragraph" style:parent-style-name="Preformatted_20_Text" style:list-style-name="L103">
      <style:paragraph-properties style:writing-mode="lr-tb"/>
    </style:style>
    <style:style style:name="P54" style:family="paragraph" style:parent-style-name="Preformatted_20_Text" style:list-style-name="L104">
      <style:paragraph-properties style:writing-mode="lr-tb"/>
    </style:style>
    <style:style style:name="P55" style:family="paragraph" style:parent-style-name="Preformatted_20_Text" style:list-style-name="L105">
      <style:paragraph-properties style:writing-mode="lr-tb"/>
    </style:style>
    <style:style style:name="P56" style:family="paragraph" style:parent-style-name="Preformatted_20_Text" style:list-style-name="L106">
      <style:paragraph-properties style:writing-mode="lr-tb"/>
    </style:style>
    <style:style style:name="P57" style:family="paragraph" style:parent-style-name="Preformatted_20_Text" style:list-style-name="L107">
      <style:paragraph-properties style:writing-mode="lr-tb"/>
    </style:style>
    <style:style style:name="P58" style:family="paragraph" style:parent-style-name="Preformatted_20_Text" style:list-style-name="L111">
      <style:paragraph-properties style:writing-mode="lr-tb"/>
    </style:style>
    <style:style style:name="P59" style:family="paragraph" style:parent-style-name="Preformatted_20_Text" style:list-style-name="L112">
      <style:paragraph-properties style:writing-mode="lr-tb"/>
    </style:style>
    <style:style style:name="P60" style:family="paragraph" style:parent-style-name="Preformatted_20_Text" style:list-style-name="L114">
      <style:paragraph-properties style:writing-mode="lr-tb"/>
    </style:style>
    <style:style style:name="P61" style:family="paragraph" style:parent-style-name="Preformatted_20_Text" style:list-style-name="L115">
      <style:paragraph-properties style:writing-mode="lr-tb"/>
    </style:style>
    <style:style style:name="P62" style:family="paragraph" style:parent-style-name="Preformatted_20_Text" style:list-style-name="L116">
      <style:paragraph-properties style:writing-mode="lr-tb"/>
    </style:style>
    <style:style style:name="P63" style:family="paragraph" style:parent-style-name="Preformatted_20_Text" style:list-style-name="L117">
      <style:paragraph-properties style:writing-mode="lr-tb"/>
    </style:style>
    <style:style style:name="P64" style:family="paragraph" style:parent-style-name="Preformatted_20_Text" style:list-style-name="L118">
      <style:paragraph-properties style:writing-mode="lr-tb"/>
    </style:style>
    <style:style style:name="P65" style:family="paragraph" style:parent-style-name="Preformatted_20_Text" style:list-style-name="L120">
      <style:paragraph-properties style:writing-mode="lr-tb"/>
    </style:style>
    <style:style style:name="P66" style:family="paragraph" style:parent-style-name="Preformatted_20_Text" style:list-style-name="L121">
      <style:paragraph-properties style:writing-mode="lr-tb"/>
    </style:style>
    <style:style style:name="P67" style:family="paragraph" style:parent-style-name="Preformatted_20_Text" style:list-style-name="L122">
      <style:paragraph-properties style:writing-mode="lr-tb"/>
    </style:style>
    <style:style style:name="P68" style:family="paragraph" style:parent-style-name="Preformatted_20_Text" style:list-style-name="L123">
      <style:paragraph-properties style:writing-mode="lr-tb"/>
    </style:style>
    <style:style style:name="P69" style:family="paragraph" style:parent-style-name="Preformatted_20_Text" style:list-style-name="L133">
      <style:paragraph-properties style:writing-mode="lr-tb"/>
    </style:style>
    <style:style style:name="P70" style:family="paragraph" style:parent-style-name="Preformatted_20_Text" style:list-style-name="L134">
      <style:paragraph-properties style:writing-mode="lr-tb"/>
    </style:style>
    <style:style style:name="P71" style:family="paragraph" style:parent-style-name="Preformatted_20_Text" style:list-style-name="L136">
      <style:paragraph-properties style:writing-mode="lr-tb"/>
    </style:style>
    <style:style style:name="P72" style:family="paragraph" style:parent-style-name="Preformatted_20_Text" style:list-style-name="L137">
      <style:paragraph-properties style:writing-mode="lr-tb"/>
    </style:style>
    <style:style style:name="P73" style:family="paragraph" style:parent-style-name="Preformatted_20_Text" style:list-style-name="L138">
      <style:paragraph-properties style:writing-mode="lr-tb"/>
    </style:style>
    <style:style style:name="P74" style:family="paragraph" style:parent-style-name="Preformatted_20_Text" style:list-style-name="L141">
      <style:paragraph-properties style:writing-mode="lr-tb"/>
    </style:style>
    <style:style style:name="P75" style:family="paragraph" style:parent-style-name="Preformatted_20_Text" style:list-style-name="L143">
      <style:paragraph-properties style:writing-mode="lr-tb"/>
    </style:style>
    <style:style style:name="P76" style:family="paragraph" style:parent-style-name="Preformatted_20_Text" style:list-style-name="L145">
      <style:paragraph-properties style:writing-mode="lr-tb"/>
    </style:style>
    <style:style style:name="P77" style:family="paragraph" style:parent-style-name="Preformatted_20_Text" style:list-style-name="L146">
      <style:paragraph-properties style:writing-mode="lr-tb"/>
    </style:style>
    <style:style style:name="P78" style:family="paragraph" style:parent-style-name="Preformatted_20_Text" style:list-style-name="L148">
      <style:paragraph-properties style:writing-mode="lr-tb"/>
    </style:style>
    <style:style style:name="P79" style:family="paragraph" style:parent-style-name="Preformatted_20_Text" style:list-style-name="L179">
      <style:paragraph-properties style:writing-mode="lr-tb"/>
    </style:style>
    <style:style style:name="P80" style:family="paragraph" style:parent-style-name="Preformatted_20_Text" style:list-style-name="L180">
      <style:paragraph-properties style:writing-mode="lr-tb"/>
    </style:style>
    <style:style style:name="P81" style:family="paragraph" style:parent-style-name="Preformatted_20_Text" style:list-style-name="L181">
      <style:paragraph-properties style:writing-mode="lr-tb"/>
    </style:style>
    <style:style style:name="P82" style:family="paragraph" style:parent-style-name="Preformatted_20_Text">
      <style:paragraph-properties fo:margin-top="0in" fo:margin-bottom="0.1965in" style:writing-mode="lr-tb"/>
    </style:style>
    <style:style style:name="P83" style:family="paragraph" style:parent-style-name="Preformatted_20_Text" style:list-style-name="L11">
      <style:paragraph-properties fo:margin-top="0in" fo:margin-bottom="0.1965in" style:writing-mode="lr-tb"/>
    </style:style>
    <style:style style:name="P84" style:family="paragraph" style:parent-style-name="Preformatted_20_Text" style:list-style-name="L12">
      <style:paragraph-properties fo:margin-top="0in" fo:margin-bottom="0.1965in" style:writing-mode="lr-tb"/>
    </style:style>
    <style:style style:name="P85" style:family="paragraph" style:parent-style-name="Preformatted_20_Text" style:list-style-name="L14">
      <style:paragraph-properties fo:margin-top="0in" fo:margin-bottom="0.1965in" style:writing-mode="lr-tb"/>
    </style:style>
    <style:style style:name="P86" style:family="paragraph" style:parent-style-name="Preformatted_20_Text" style:list-style-name="L16">
      <style:paragraph-properties fo:margin-top="0in" fo:margin-bottom="0.1965in" style:writing-mode="lr-tb"/>
    </style:style>
    <style:style style:name="P87" style:family="paragraph" style:parent-style-name="Preformatted_20_Text" style:list-style-name="L18">
      <style:paragraph-properties fo:margin-top="0in" fo:margin-bottom="0.1965in" style:writing-mode="lr-tb"/>
    </style:style>
    <style:style style:name="P88" style:family="paragraph" style:parent-style-name="Preformatted_20_Text" style:list-style-name="L22">
      <style:paragraph-properties fo:margin-top="0in" fo:margin-bottom="0.1965in" style:writing-mode="lr-tb"/>
    </style:style>
    <style:style style:name="P89" style:family="paragraph" style:parent-style-name="Preformatted_20_Text" style:list-style-name="L23">
      <style:paragraph-properties fo:margin-top="0in" fo:margin-bottom="0.1965in" style:writing-mode="lr-tb"/>
    </style:style>
    <style:style style:name="P90" style:family="paragraph" style:parent-style-name="Preformatted_20_Text" style:list-style-name="L30">
      <style:paragraph-properties fo:margin-top="0in" fo:margin-bottom="0.1965in" style:writing-mode="lr-tb"/>
    </style:style>
    <style:style style:name="P91" style:family="paragraph" style:parent-style-name="Preformatted_20_Text" style:list-style-name="L31">
      <style:paragraph-properties fo:margin-top="0in" fo:margin-bottom="0.1965in" style:writing-mode="lr-tb"/>
    </style:style>
    <style:style style:name="P92" style:family="paragraph" style:parent-style-name="Preformatted_20_Text" style:list-style-name="L32">
      <style:paragraph-properties fo:margin-top="0in" fo:margin-bottom="0.1965in" style:writing-mode="lr-tb"/>
    </style:style>
    <style:style style:name="P93" style:family="paragraph" style:parent-style-name="Preformatted_20_Text" style:list-style-name="L33">
      <style:paragraph-properties fo:margin-top="0in" fo:margin-bottom="0.1965in" style:writing-mode="lr-tb"/>
    </style:style>
    <style:style style:name="P94" style:family="paragraph" style:parent-style-name="Preformatted_20_Text" style:list-style-name="L34">
      <style:paragraph-properties fo:margin-top="0in" fo:margin-bottom="0.1965in" style:writing-mode="lr-tb"/>
    </style:style>
    <style:style style:name="P95" style:family="paragraph" style:parent-style-name="Preformatted_20_Text" style:list-style-name="L35">
      <style:paragraph-properties fo:margin-top="0in" fo:margin-bottom="0.1965in" style:writing-mode="lr-tb"/>
    </style:style>
    <style:style style:name="P96" style:family="paragraph" style:parent-style-name="Preformatted_20_Text" style:list-style-name="L36">
      <style:paragraph-properties fo:margin-top="0in" fo:margin-bottom="0.1965in" style:writing-mode="lr-tb"/>
    </style:style>
    <style:style style:name="P97" style:family="paragraph" style:parent-style-name="Preformatted_20_Text" style:list-style-name="L37">
      <style:paragraph-properties fo:margin-top="0in" fo:margin-bottom="0.1965in" style:writing-mode="lr-tb"/>
    </style:style>
    <style:style style:name="P98" style:family="paragraph" style:parent-style-name="Preformatted_20_Text" style:list-style-name="L38">
      <style:paragraph-properties fo:margin-top="0in" fo:margin-bottom="0.1965in" style:writing-mode="lr-tb"/>
    </style:style>
    <style:style style:name="P99" style:family="paragraph" style:parent-style-name="Preformatted_20_Text" style:list-style-name="L41">
      <style:paragraph-properties fo:margin-top="0in" fo:margin-bottom="0.1965in" style:writing-mode="lr-tb"/>
    </style:style>
    <style:style style:name="P100" style:family="paragraph" style:parent-style-name="Preformatted_20_Text" style:list-style-name="L42">
      <style:paragraph-properties fo:margin-top="0in" fo:margin-bottom="0.1965in" style:writing-mode="lr-tb"/>
    </style:style>
    <style:style style:name="P101" style:family="paragraph" style:parent-style-name="Preformatted_20_Text" style:list-style-name="L58">
      <style:paragraph-properties fo:margin-top="0in" fo:margin-bottom="0.1965in" style:writing-mode="lr-tb"/>
    </style:style>
    <style:style style:name="P102" style:family="paragraph" style:parent-style-name="Preformatted_20_Text" style:list-style-name="L59">
      <style:paragraph-properties fo:margin-top="0in" fo:margin-bottom="0.1965in" style:writing-mode="lr-tb"/>
    </style:style>
    <style:style style:name="P103" style:family="paragraph" style:parent-style-name="Preformatted_20_Text" style:list-style-name="L60">
      <style:paragraph-properties fo:margin-top="0in" fo:margin-bottom="0.1965in" style:writing-mode="lr-tb"/>
    </style:style>
    <style:style style:name="P104" style:family="paragraph" style:parent-style-name="Preformatted_20_Text" style:list-style-name="L61">
      <style:paragraph-properties fo:margin-top="0in" fo:margin-bottom="0.1965in" style:writing-mode="lr-tb"/>
    </style:style>
    <style:style style:name="P105" style:family="paragraph" style:parent-style-name="Preformatted_20_Text" style:list-style-name="L62">
      <style:paragraph-properties fo:margin-top="0in" fo:margin-bottom="0.1965in" style:writing-mode="lr-tb"/>
    </style:style>
    <style:style style:name="P106" style:family="paragraph" style:parent-style-name="Preformatted_20_Text" style:list-style-name="L63">
      <style:paragraph-properties fo:margin-top="0in" fo:margin-bottom="0.1965in" style:writing-mode="lr-tb"/>
    </style:style>
    <style:style style:name="P107" style:family="paragraph" style:parent-style-name="Preformatted_20_Text" style:list-style-name="L64">
      <style:paragraph-properties fo:margin-top="0in" fo:margin-bottom="0.1965in" style:writing-mode="lr-tb"/>
    </style:style>
    <style:style style:name="P108" style:family="paragraph" style:parent-style-name="Preformatted_20_Text" style:list-style-name="L65">
      <style:paragraph-properties fo:margin-top="0in" fo:margin-bottom="0.1965in" style:writing-mode="lr-tb"/>
    </style:style>
    <style:style style:name="P109" style:family="paragraph" style:parent-style-name="Preformatted_20_Text" style:list-style-name="L66">
      <style:paragraph-properties fo:margin-top="0in" fo:margin-bottom="0.1965in" style:writing-mode="lr-tb"/>
    </style:style>
    <style:style style:name="P110" style:family="paragraph" style:parent-style-name="Preformatted_20_Text" style:list-style-name="L69">
      <style:paragraph-properties fo:margin-top="0in" fo:margin-bottom="0.1965in" style:writing-mode="lr-tb"/>
    </style:style>
    <style:style style:name="P111" style:family="paragraph" style:parent-style-name="Preformatted_20_Text" style:list-style-name="L70">
      <style:paragraph-properties fo:margin-top="0in" fo:margin-bottom="0.1965in" style:writing-mode="lr-tb"/>
    </style:style>
    <style:style style:name="P112" style:family="paragraph" style:parent-style-name="Preformatted_20_Text" style:list-style-name="L71">
      <style:paragraph-properties fo:margin-top="0in" fo:margin-bottom="0.1965in" style:writing-mode="lr-tb"/>
    </style:style>
    <style:style style:name="P113" style:family="paragraph" style:parent-style-name="Preformatted_20_Text" style:list-style-name="L72">
      <style:paragraph-properties fo:margin-top="0in" fo:margin-bottom="0.1965in" style:writing-mode="lr-tb"/>
    </style:style>
    <style:style style:name="P114" style:family="paragraph" style:parent-style-name="Preformatted_20_Text" style:list-style-name="L75">
      <style:paragraph-properties fo:margin-top="0in" fo:margin-bottom="0.1965in" style:writing-mode="lr-tb"/>
    </style:style>
    <style:style style:name="P115" style:family="paragraph" style:parent-style-name="Preformatted_20_Text" style:list-style-name="L76">
      <style:paragraph-properties fo:margin-top="0in" fo:margin-bottom="0.1965in" style:writing-mode="lr-tb"/>
    </style:style>
    <style:style style:name="P116" style:family="paragraph" style:parent-style-name="Preformatted_20_Text" style:list-style-name="L77">
      <style:paragraph-properties fo:margin-top="0in" fo:margin-bottom="0.1965in" style:writing-mode="lr-tb"/>
    </style:style>
    <style:style style:name="P117" style:family="paragraph" style:parent-style-name="Preformatted_20_Text" style:list-style-name="L78">
      <style:paragraph-properties fo:margin-top="0in" fo:margin-bottom="0.1965in" style:writing-mode="lr-tb"/>
    </style:style>
    <style:style style:name="P118" style:family="paragraph" style:parent-style-name="Preformatted_20_Text" style:list-style-name="L79">
      <style:paragraph-properties fo:margin-top="0in" fo:margin-bottom="0.1965in" style:writing-mode="lr-tb"/>
    </style:style>
    <style:style style:name="P119" style:family="paragraph" style:parent-style-name="Preformatted_20_Text" style:list-style-name="L81">
      <style:paragraph-properties fo:margin-top="0in" fo:margin-bottom="0.1965in" style:writing-mode="lr-tb"/>
    </style:style>
    <style:style style:name="P120" style:family="paragraph" style:parent-style-name="Preformatted_20_Text" style:list-style-name="L82">
      <style:paragraph-properties fo:margin-top="0in" fo:margin-bottom="0.1965in" style:writing-mode="lr-tb"/>
    </style:style>
    <style:style style:name="P121" style:family="paragraph" style:parent-style-name="Preformatted_20_Text" style:list-style-name="L85">
      <style:paragraph-properties fo:margin-top="0in" fo:margin-bottom="0.1965in" style:writing-mode="lr-tb"/>
    </style:style>
    <style:style style:name="P122" style:family="paragraph" style:parent-style-name="Preformatted_20_Text" style:list-style-name="L88">
      <style:paragraph-properties fo:margin-top="0in" fo:margin-bottom="0.1965in" style:writing-mode="lr-tb"/>
    </style:style>
    <style:style style:name="P123" style:family="paragraph" style:parent-style-name="Preformatted_20_Text" style:list-style-name="L89">
      <style:paragraph-properties fo:margin-top="0in" fo:margin-bottom="0.1965in" style:writing-mode="lr-tb"/>
    </style:style>
    <style:style style:name="P124" style:family="paragraph" style:parent-style-name="Preformatted_20_Text" style:list-style-name="L90">
      <style:paragraph-properties fo:margin-top="0in" fo:margin-bottom="0.1965in" style:writing-mode="lr-tb"/>
    </style:style>
    <style:style style:name="P125" style:family="paragraph" style:parent-style-name="Preformatted_20_Text" style:list-style-name="L91">
      <style:paragraph-properties fo:margin-top="0in" fo:margin-bottom="0.1965in" style:writing-mode="lr-tb"/>
    </style:style>
    <style:style style:name="P126" style:family="paragraph" style:parent-style-name="Preformatted_20_Text" style:list-style-name="L94">
      <style:paragraph-properties fo:margin-top="0in" fo:margin-bottom="0.1965in" style:writing-mode="lr-tb"/>
    </style:style>
    <style:style style:name="P127" style:family="paragraph" style:parent-style-name="Preformatted_20_Text" style:list-style-name="L96">
      <style:paragraph-properties fo:margin-top="0in" fo:margin-bottom="0.1965in" style:writing-mode="lr-tb"/>
    </style:style>
    <style:style style:name="P128" style:family="paragraph" style:parent-style-name="Preformatted_20_Text" style:list-style-name="L103">
      <style:paragraph-properties fo:margin-top="0in" fo:margin-bottom="0.1965in" style:writing-mode="lr-tb"/>
    </style:style>
    <style:style style:name="P129" style:family="paragraph" style:parent-style-name="Preformatted_20_Text" style:list-style-name="L104">
      <style:paragraph-properties fo:margin-top="0in" fo:margin-bottom="0.1965in" style:writing-mode="lr-tb"/>
    </style:style>
    <style:style style:name="P130" style:family="paragraph" style:parent-style-name="Preformatted_20_Text" style:list-style-name="L105">
      <style:paragraph-properties fo:margin-top="0in" fo:margin-bottom="0.1965in" style:writing-mode="lr-tb"/>
    </style:style>
    <style:style style:name="P131" style:family="paragraph" style:parent-style-name="Preformatted_20_Text" style:list-style-name="L106">
      <style:paragraph-properties fo:margin-top="0in" fo:margin-bottom="0.1965in" style:writing-mode="lr-tb"/>
    </style:style>
    <style:style style:name="P132" style:family="paragraph" style:parent-style-name="Preformatted_20_Text" style:list-style-name="L107">
      <style:paragraph-properties fo:margin-top="0in" fo:margin-bottom="0.1965in" style:writing-mode="lr-tb"/>
    </style:style>
    <style:style style:name="P133" style:family="paragraph" style:parent-style-name="Preformatted_20_Text" style:list-style-name="L108">
      <style:paragraph-properties fo:margin-top="0in" fo:margin-bottom="0.1965in" style:writing-mode="lr-tb"/>
    </style:style>
    <style:style style:name="P134" style:family="paragraph" style:parent-style-name="Preformatted_20_Text" style:list-style-name="L109">
      <style:paragraph-properties fo:margin-top="0in" fo:margin-bottom="0.1965in" style:writing-mode="lr-tb"/>
    </style:style>
    <style:style style:name="P135" style:family="paragraph" style:parent-style-name="Preformatted_20_Text" style:list-style-name="L110">
      <style:paragraph-properties fo:margin-top="0in" fo:margin-bottom="0.1965in" style:writing-mode="lr-tb"/>
    </style:style>
    <style:style style:name="P136" style:family="paragraph" style:parent-style-name="Preformatted_20_Text" style:list-style-name="L111">
      <style:paragraph-properties fo:margin-top="0in" fo:margin-bottom="0.1965in" style:writing-mode="lr-tb"/>
    </style:style>
    <style:style style:name="P137" style:family="paragraph" style:parent-style-name="Preformatted_20_Text" style:list-style-name="L112">
      <style:paragraph-properties fo:margin-top="0in" fo:margin-bottom="0.1965in" style:writing-mode="lr-tb"/>
    </style:style>
    <style:style style:name="P138" style:family="paragraph" style:parent-style-name="Preformatted_20_Text" style:list-style-name="L114">
      <style:paragraph-properties fo:margin-top="0in" fo:margin-bottom="0.1965in" style:writing-mode="lr-tb"/>
    </style:style>
    <style:style style:name="P139" style:family="paragraph" style:parent-style-name="Preformatted_20_Text" style:list-style-name="L115">
      <style:paragraph-properties fo:margin-top="0in" fo:margin-bottom="0.1965in" style:writing-mode="lr-tb"/>
    </style:style>
    <style:style style:name="P140" style:family="paragraph" style:parent-style-name="Preformatted_20_Text" style:list-style-name="L116">
      <style:paragraph-properties fo:margin-top="0in" fo:margin-bottom="0.1965in" style:writing-mode="lr-tb"/>
    </style:style>
    <style:style style:name="P141" style:family="paragraph" style:parent-style-name="Preformatted_20_Text" style:list-style-name="L117">
      <style:paragraph-properties fo:margin-top="0in" fo:margin-bottom="0.1965in" style:writing-mode="lr-tb"/>
    </style:style>
    <style:style style:name="P142" style:family="paragraph" style:parent-style-name="Preformatted_20_Text" style:list-style-name="L118">
      <style:paragraph-properties fo:margin-top="0in" fo:margin-bottom="0.1965in" style:writing-mode="lr-tb"/>
    </style:style>
    <style:style style:name="P143" style:family="paragraph" style:parent-style-name="Preformatted_20_Text" style:list-style-name="L120">
      <style:paragraph-properties fo:margin-top="0in" fo:margin-bottom="0.1965in" style:writing-mode="lr-tb"/>
    </style:style>
    <style:style style:name="P144" style:family="paragraph" style:parent-style-name="Preformatted_20_Text" style:list-style-name="L121">
      <style:paragraph-properties fo:margin-top="0in" fo:margin-bottom="0.1965in" style:writing-mode="lr-tb"/>
    </style:style>
    <style:style style:name="P145" style:family="paragraph" style:parent-style-name="Preformatted_20_Text" style:list-style-name="L122">
      <style:paragraph-properties fo:margin-top="0in" fo:margin-bottom="0.1965in" style:writing-mode="lr-tb"/>
    </style:style>
    <style:style style:name="P146" style:family="paragraph" style:parent-style-name="Preformatted_20_Text" style:list-style-name="L123">
      <style:paragraph-properties fo:margin-top="0in" fo:margin-bottom="0.1965in" style:writing-mode="lr-tb"/>
    </style:style>
    <style:style style:name="P147" style:family="paragraph" style:parent-style-name="Preformatted_20_Text" style:list-style-name="L126">
      <style:paragraph-properties fo:margin-top="0in" fo:margin-bottom="0.1965in" style:writing-mode="lr-tb"/>
    </style:style>
    <style:style style:name="P148" style:family="paragraph" style:parent-style-name="Preformatted_20_Text" style:list-style-name="L127">
      <style:paragraph-properties fo:margin-top="0in" fo:margin-bottom="0.1965in" style:writing-mode="lr-tb"/>
    </style:style>
    <style:style style:name="P149" style:family="paragraph" style:parent-style-name="Preformatted_20_Text" style:list-style-name="L128">
      <style:paragraph-properties fo:margin-top="0in" fo:margin-bottom="0.1965in" style:writing-mode="lr-tb"/>
    </style:style>
    <style:style style:name="P150" style:family="paragraph" style:parent-style-name="Preformatted_20_Text" style:list-style-name="L129">
      <style:paragraph-properties fo:margin-top="0in" fo:margin-bottom="0.1965in" style:writing-mode="lr-tb"/>
    </style:style>
    <style:style style:name="P151" style:family="paragraph" style:parent-style-name="Preformatted_20_Text" style:list-style-name="L130">
      <style:paragraph-properties fo:margin-top="0in" fo:margin-bottom="0.1965in" style:writing-mode="lr-tb"/>
    </style:style>
    <style:style style:name="P152" style:family="paragraph" style:parent-style-name="Preformatted_20_Text" style:list-style-name="L133">
      <style:paragraph-properties fo:margin-top="0in" fo:margin-bottom="0.1965in" style:writing-mode="lr-tb"/>
    </style:style>
    <style:style style:name="P153" style:family="paragraph" style:parent-style-name="Preformatted_20_Text" style:list-style-name="L134">
      <style:paragraph-properties fo:margin-top="0in" fo:margin-bottom="0.1965in" style:writing-mode="lr-tb"/>
    </style:style>
    <style:style style:name="P154" style:family="paragraph" style:parent-style-name="Preformatted_20_Text" style:list-style-name="L136">
      <style:paragraph-properties fo:margin-top="0in" fo:margin-bottom="0.1965in" style:writing-mode="lr-tb"/>
    </style:style>
    <style:style style:name="P155" style:family="paragraph" style:parent-style-name="Preformatted_20_Text" style:list-style-name="L137">
      <style:paragraph-properties fo:margin-top="0in" fo:margin-bottom="0.1965in" style:writing-mode="lr-tb"/>
    </style:style>
    <style:style style:name="P156" style:family="paragraph" style:parent-style-name="Preformatted_20_Text" style:list-style-name="L138">
      <style:paragraph-properties fo:margin-top="0in" fo:margin-bottom="0.1965in" style:writing-mode="lr-tb"/>
    </style:style>
    <style:style style:name="P157" style:family="paragraph" style:parent-style-name="Preformatted_20_Text" style:list-style-name="L141">
      <style:paragraph-properties fo:margin-top="0in" fo:margin-bottom="0.1965in" style:writing-mode="lr-tb"/>
    </style:style>
    <style:style style:name="P158" style:family="paragraph" style:parent-style-name="Preformatted_20_Text" style:list-style-name="L143">
      <style:paragraph-properties fo:margin-top="0in" fo:margin-bottom="0.1965in" style:writing-mode="lr-tb"/>
    </style:style>
    <style:style style:name="P159" style:family="paragraph" style:parent-style-name="Preformatted_20_Text" style:list-style-name="L145">
      <style:paragraph-properties fo:margin-top="0in" fo:margin-bottom="0.1965in" style:writing-mode="lr-tb"/>
    </style:style>
    <style:style style:name="P160" style:family="paragraph" style:parent-style-name="Preformatted_20_Text" style:list-style-name="L146">
      <style:paragraph-properties fo:margin-top="0in" fo:margin-bottom="0.1965in" style:writing-mode="lr-tb"/>
    </style:style>
    <style:style style:name="P161" style:family="paragraph" style:parent-style-name="Preformatted_20_Text" style:list-style-name="L147">
      <style:paragraph-properties fo:margin-top="0in" fo:margin-bottom="0.1965in" style:writing-mode="lr-tb"/>
    </style:style>
    <style:style style:name="P162" style:family="paragraph" style:parent-style-name="Preformatted_20_Text" style:list-style-name="L148">
      <style:paragraph-properties fo:margin-top="0in" fo:margin-bottom="0.1965in" style:writing-mode="lr-tb"/>
    </style:style>
    <style:style style:name="P163" style:family="paragraph" style:parent-style-name="Preformatted_20_Text" style:list-style-name="L179">
      <style:paragraph-properties fo:margin-top="0in" fo:margin-bottom="0.1965in" style:writing-mode="lr-tb"/>
    </style:style>
    <style:style style:name="P164" style:family="paragraph" style:parent-style-name="Preformatted_20_Text" style:list-style-name="L180">
      <style:paragraph-properties fo:margin-top="0in" fo:margin-bottom="0.1965in" style:writing-mode="lr-tb"/>
    </style:style>
    <style:style style:name="P165" style:family="paragraph" style:parent-style-name="Preformatted_20_Text" style:list-style-name="L181">
      <style:paragraph-properties fo:margin-top="0in" fo:margin-bottom="0.1965in" style:writing-mode="lr-tb"/>
    </style:style>
    <style:style style:name="P166" style:family="paragraph" style:parent-style-name="Preformatted_20_Text">
      <style:paragraph-properties fo:margin-top="0in" fo:margin-bottom="0.1965in"/>
    </style:style>
    <style:style style:name="P167" style:family="paragraph" style:parent-style-name="Preformatted_20_Text" style:list-style-name="L163">
      <style:paragraph-properties fo:margin-top="0in" fo:margin-bottom="0.1965in"/>
    </style:style>
    <style:style style:name="P168" style:family="paragraph" style:parent-style-name="Preformatted_20_Text" style:list-style-name="L164">
      <style:paragraph-properties fo:margin-top="0in" fo:margin-bottom="0.1965in"/>
    </style:style>
    <style:style style:name="P169" style:family="paragraph" style:parent-style-name="Preformatted_20_Text" style:list-style-name="L165">
      <style:paragraph-properties fo:margin-top="0in" fo:margin-bottom="0.1965in"/>
    </style:style>
    <style:style style:name="P170" style:family="paragraph" style:parent-style-name="Preformatted_20_Text" style:list-style-name="L170">
      <style:paragraph-properties fo:margin-top="0in" fo:margin-bottom="0.1965in"/>
    </style:style>
    <style:style style:name="P171" style:family="paragraph" style:parent-style-name="Preformatted_20_Text" style:list-style-name="L171">
      <style:paragraph-properties fo:margin-top="0in" fo:margin-bottom="0.1965in"/>
    </style:style>
    <style:style style:name="P172" style:family="paragraph" style:parent-style-name="Preformatted_20_Text" style:list-style-name="L172">
      <style:paragraph-properties fo:margin-top="0in" fo:margin-bottom="0.1965in"/>
    </style:style>
    <style:style style:name="P173" style:family="paragraph" style:parent-style-name="Preformatted_20_Text" style:list-style-name="L173">
      <style:paragraph-properties fo:margin-top="0in" fo:margin-bottom="0.1965in"/>
    </style:style>
    <style:style style:name="P174" style:family="paragraph" style:parent-style-name="Preformatted_20_Text" style:list-style-name="L174">
      <style:paragraph-properties fo:margin-top="0in" fo:margin-bottom="0.1965in"/>
    </style:style>
    <style:style style:name="P175" style:family="paragraph" style:parent-style-name="Preformatted_20_Text" style:list-style-name="L178">
      <style:paragraph-properties fo:margin-top="0in" fo:margin-bottom="0.1965in"/>
    </style:style>
    <style:style style:name="P176" style:family="paragraph" style:parent-style-name="Text_20_body" style:list-style-name="L1"/>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4"/>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8"/>
    <style:style style:name="P184" style:family="paragraph" style:parent-style-name="Text_20_body" style:list-style-name="L9"/>
    <style:style style:name="P185" style:family="paragraph" style:parent-style-name="Text_20_body" style:list-style-name="L10"/>
    <style:style style:name="P186" style:family="paragraph" style:parent-style-name="Text_20_body" style:list-style-name="L11"/>
    <style:style style:name="P187" style:family="paragraph" style:parent-style-name="Text_20_body" style:list-style-name="L12"/>
    <style:style style:name="P188" style:family="paragraph" style:parent-style-name="Text_20_body" style:list-style-name="L14"/>
    <style:style style:name="P189" style:family="paragraph" style:parent-style-name="Text_20_body" style:list-style-name="L15"/>
    <style:style style:name="P190" style:family="paragraph" style:parent-style-name="Text_20_body" style:list-style-name="L16"/>
    <style:style style:name="P191" style:family="paragraph" style:parent-style-name="Text_20_body" style:list-style-name="L17"/>
    <style:style style:name="P192" style:family="paragraph" style:parent-style-name="Text_20_body" style:list-style-name="L18"/>
    <style:style style:name="P193" style:family="paragraph" style:parent-style-name="Text_20_body" style:list-style-name="L19"/>
    <style:style style:name="P194" style:family="paragraph" style:parent-style-name="Text_20_body" style:list-style-name="L20"/>
    <style:style style:name="P195" style:family="paragraph" style:parent-style-name="Text_20_body" style:list-style-name="L21"/>
    <style:style style:name="P196" style:family="paragraph" style:parent-style-name="Text_20_body" style:list-style-name="L22"/>
    <style:style style:name="P197" style:family="paragraph" style:parent-style-name="Text_20_body" style:list-style-name="L23"/>
    <style:style style:name="P198" style:family="paragraph" style:parent-style-name="Text_20_body" style:list-style-name="L24"/>
    <style:style style:name="P199" style:family="paragraph" style:parent-style-name="Text_20_body" style:list-style-name="L25"/>
    <style:style style:name="P200" style:family="paragraph" style:parent-style-name="Text_20_body" style:list-style-name="L26"/>
    <style:style style:name="P201" style:family="paragraph" style:parent-style-name="Text_20_body" style:list-style-name="L27"/>
    <style:style style:name="P202" style:family="paragraph" style:parent-style-name="Text_20_body" style:list-style-name="L28"/>
    <style:style style:name="P203" style:family="paragraph" style:parent-style-name="Text_20_body" style:list-style-name="L29"/>
    <style:style style:name="P204" style:family="paragraph" style:parent-style-name="Text_20_body" style:list-style-name="L30"/>
    <style:style style:name="P205" style:family="paragraph" style:parent-style-name="Text_20_body" style:list-style-name="L31"/>
    <style:style style:name="P206" style:family="paragraph" style:parent-style-name="Text_20_body" style:list-style-name="L32"/>
    <style:style style:name="P207" style:family="paragraph" style:parent-style-name="Text_20_body" style:list-style-name="L33"/>
    <style:style style:name="P208" style:family="paragraph" style:parent-style-name="Text_20_body" style:list-style-name="L34"/>
    <style:style style:name="P209" style:family="paragraph" style:parent-style-name="Text_20_body" style:list-style-name="L35"/>
    <style:style style:name="P210" style:family="paragraph" style:parent-style-name="Text_20_body" style:list-style-name="L36"/>
    <style:style style:name="P211" style:family="paragraph" style:parent-style-name="Text_20_body" style:list-style-name="L37"/>
    <style:style style:name="P212" style:family="paragraph" style:parent-style-name="Text_20_body" style:list-style-name="L38"/>
    <style:style style:name="P213" style:family="paragraph" style:parent-style-name="Text_20_body" style:list-style-name="L39"/>
    <style:style style:name="P214" style:family="paragraph" style:parent-style-name="Text_20_body" style:list-style-name="L40"/>
    <style:style style:name="P215" style:family="paragraph" style:parent-style-name="Text_20_body" style:list-style-name="L41"/>
    <style:style style:name="P216" style:family="paragraph" style:parent-style-name="Text_20_body" style:list-style-name="L42"/>
    <style:style style:name="P217" style:family="paragraph" style:parent-style-name="Text_20_body" style:list-style-name="L43"/>
    <style:style style:name="P218" style:family="paragraph" style:parent-style-name="Text_20_body" style:list-style-name="L44"/>
    <style:style style:name="P219" style:family="paragraph" style:parent-style-name="Text_20_body" style:list-style-name="L45"/>
    <style:style style:name="P220" style:family="paragraph" style:parent-style-name="Text_20_body" style:list-style-name="L46"/>
    <style:style style:name="P221" style:family="paragraph" style:parent-style-name="Text_20_body" style:list-style-name="L47"/>
    <style:style style:name="P222" style:family="paragraph" style:parent-style-name="Text_20_body" style:list-style-name="L48"/>
    <style:style style:name="P223" style:family="paragraph" style:parent-style-name="Text_20_body" style:list-style-name="L58"/>
    <style:style style:name="P224" style:family="paragraph" style:parent-style-name="Text_20_body" style:list-style-name="L59"/>
    <style:style style:name="P225" style:family="paragraph" style:parent-style-name="Text_20_body" style:list-style-name="L60"/>
    <style:style style:name="P226" style:family="paragraph" style:parent-style-name="Text_20_body" style:list-style-name="L61"/>
    <style:style style:name="P227" style:family="paragraph" style:parent-style-name="Text_20_body" style:list-style-name="L62"/>
    <style:style style:name="P228" style:family="paragraph" style:parent-style-name="Text_20_body" style:list-style-name="L63"/>
    <style:style style:name="P229" style:family="paragraph" style:parent-style-name="Text_20_body" style:list-style-name="L64"/>
    <style:style style:name="P230" style:family="paragraph" style:parent-style-name="Text_20_body" style:list-style-name="L65"/>
    <style:style style:name="P231" style:family="paragraph" style:parent-style-name="Text_20_body" style:list-style-name="L66"/>
    <style:style style:name="P232" style:family="paragraph" style:parent-style-name="Text_20_body" style:list-style-name="L67"/>
    <style:style style:name="P233" style:family="paragraph" style:parent-style-name="Text_20_body" style:list-style-name="L68"/>
    <style:style style:name="P234" style:family="paragraph" style:parent-style-name="Text_20_body" style:list-style-name="L69"/>
    <style:style style:name="P235" style:family="paragraph" style:parent-style-name="Text_20_body" style:list-style-name="L70"/>
    <style:style style:name="P236" style:family="paragraph" style:parent-style-name="Text_20_body" style:list-style-name="L71"/>
    <style:style style:name="P237" style:family="paragraph" style:parent-style-name="Text_20_body" style:list-style-name="L72"/>
    <style:style style:name="P238" style:family="paragraph" style:parent-style-name="Text_20_body" style:list-style-name="L73"/>
    <style:style style:name="P239" style:family="paragraph" style:parent-style-name="Text_20_body" style:list-style-name="L74"/>
    <style:style style:name="P240" style:family="paragraph" style:parent-style-name="Text_20_body" style:list-style-name="L75"/>
    <style:style style:name="P241" style:family="paragraph" style:parent-style-name="Text_20_body" style:list-style-name="L76"/>
    <style:style style:name="P242" style:family="paragraph" style:parent-style-name="Text_20_body" style:list-style-name="L77"/>
    <style:style style:name="P243" style:family="paragraph" style:parent-style-name="Text_20_body" style:list-style-name="L78"/>
    <style:style style:name="P244" style:family="paragraph" style:parent-style-name="Text_20_body" style:list-style-name="L79"/>
    <style:style style:name="P245" style:family="paragraph" style:parent-style-name="Text_20_body" style:list-style-name="L80"/>
    <style:style style:name="P246" style:family="paragraph" style:parent-style-name="Text_20_body" style:list-style-name="L81"/>
    <style:style style:name="P247" style:family="paragraph" style:parent-style-name="Text_20_body" style:list-style-name="L82"/>
    <style:style style:name="P248" style:family="paragraph" style:parent-style-name="Text_20_body" style:list-style-name="L83"/>
    <style:style style:name="P249" style:family="paragraph" style:parent-style-name="Text_20_body" style:list-style-name="L84"/>
    <style:style style:name="P250" style:family="paragraph" style:parent-style-name="Text_20_body" style:list-style-name="L85"/>
    <style:style style:name="P251" style:family="paragraph" style:parent-style-name="Text_20_body" style:list-style-name="L86"/>
    <style:style style:name="P252" style:family="paragraph" style:parent-style-name="Text_20_body" style:list-style-name="L87"/>
    <style:style style:name="P253" style:family="paragraph" style:parent-style-name="Text_20_body" style:list-style-name="L88"/>
    <style:style style:name="P254" style:family="paragraph" style:parent-style-name="Text_20_body" style:list-style-name="L89"/>
    <style:style style:name="P255" style:family="paragraph" style:parent-style-name="Text_20_body" style:list-style-name="L90"/>
    <style:style style:name="P256" style:family="paragraph" style:parent-style-name="Text_20_body" style:list-style-name="L91"/>
    <style:style style:name="P257" style:family="paragraph" style:parent-style-name="Text_20_body" style:list-style-name="L92"/>
    <style:style style:name="P258" style:family="paragraph" style:parent-style-name="Text_20_body" style:list-style-name="L93"/>
    <style:style style:name="P259" style:family="paragraph" style:parent-style-name="Text_20_body" style:list-style-name="L94"/>
    <style:style style:name="P260" style:family="paragraph" style:parent-style-name="Text_20_body" style:list-style-name="L95"/>
    <style:style style:name="P261" style:family="paragraph" style:parent-style-name="Text_20_body" style:list-style-name="L96"/>
    <style:style style:name="P262" style:family="paragraph" style:parent-style-name="Text_20_body" style:list-style-name="L97"/>
    <style:style style:name="P263" style:family="paragraph" style:parent-style-name="Text_20_body" style:list-style-name="L98"/>
    <style:style style:name="P264" style:family="paragraph" style:parent-style-name="Text_20_body" style:list-style-name="L99"/>
    <style:style style:name="P265" style:family="paragraph" style:parent-style-name="Text_20_body" style:list-style-name="L100"/>
    <style:style style:name="P266" style:family="paragraph" style:parent-style-name="Text_20_body" style:list-style-name="L101"/>
    <style:style style:name="P267" style:family="paragraph" style:parent-style-name="Text_20_body" style:list-style-name="L102"/>
    <style:style style:name="P268" style:family="paragraph" style:parent-style-name="Text_20_body" style:list-style-name="L103"/>
    <style:style style:name="P269" style:family="paragraph" style:parent-style-name="Text_20_body" style:list-style-name="L104"/>
    <style:style style:name="P270" style:family="paragraph" style:parent-style-name="Text_20_body" style:list-style-name="L105"/>
    <style:style style:name="P271" style:family="paragraph" style:parent-style-name="Text_20_body" style:list-style-name="L106"/>
    <style:style style:name="P272" style:family="paragraph" style:parent-style-name="Text_20_body" style:list-style-name="L107"/>
    <style:style style:name="P273" style:family="paragraph" style:parent-style-name="Text_20_body" style:list-style-name="L108"/>
    <style:style style:name="P274" style:family="paragraph" style:parent-style-name="Text_20_body" style:list-style-name="L109"/>
    <style:style style:name="P275" style:family="paragraph" style:parent-style-name="Text_20_body" style:list-style-name="L110"/>
    <style:style style:name="P276" style:family="paragraph" style:parent-style-name="Text_20_body" style:list-style-name="L111"/>
    <style:style style:name="P277" style:family="paragraph" style:parent-style-name="Text_20_body" style:list-style-name="L112"/>
    <style:style style:name="P278" style:family="paragraph" style:parent-style-name="Text_20_body" style:list-style-name="L113"/>
    <style:style style:name="P279" style:family="paragraph" style:parent-style-name="Text_20_body" style:list-style-name="L114"/>
    <style:style style:name="P280" style:family="paragraph" style:parent-style-name="Text_20_body" style:list-style-name="L115"/>
    <style:style style:name="P281" style:family="paragraph" style:parent-style-name="Text_20_body" style:list-style-name="L116"/>
    <style:style style:name="P282" style:family="paragraph" style:parent-style-name="Text_20_body" style:list-style-name="L117"/>
    <style:style style:name="P283" style:family="paragraph" style:parent-style-name="Text_20_body" style:list-style-name="L118"/>
    <style:style style:name="P284" style:family="paragraph" style:parent-style-name="Text_20_body" style:list-style-name="L119"/>
    <style:style style:name="P285" style:family="paragraph" style:parent-style-name="Text_20_body" style:list-style-name="L120"/>
    <style:style style:name="P286" style:family="paragraph" style:parent-style-name="Text_20_body" style:list-style-name="L121"/>
    <style:style style:name="P287" style:family="paragraph" style:parent-style-name="Text_20_body" style:list-style-name="L122"/>
    <style:style style:name="P288" style:family="paragraph" style:parent-style-name="Text_20_body" style:list-style-name="L123"/>
    <style:style style:name="P289" style:family="paragraph" style:parent-style-name="Text_20_body" style:list-style-name="L124"/>
    <style:style style:name="P290" style:family="paragraph" style:parent-style-name="Text_20_body" style:list-style-name="L125"/>
    <style:style style:name="P291" style:family="paragraph" style:parent-style-name="Text_20_body" style:list-style-name="L126"/>
    <style:style style:name="P292" style:family="paragraph" style:parent-style-name="Text_20_body" style:list-style-name="L127"/>
    <style:style style:name="P293" style:family="paragraph" style:parent-style-name="Text_20_body" style:list-style-name="L128"/>
    <style:style style:name="P294" style:family="paragraph" style:parent-style-name="Text_20_body" style:list-style-name="L129"/>
    <style:style style:name="P295" style:family="paragraph" style:parent-style-name="Text_20_body" style:list-style-name="L130"/>
    <style:style style:name="P296" style:family="paragraph" style:parent-style-name="Text_20_body" style:list-style-name="L131"/>
    <style:style style:name="P297" style:family="paragraph" style:parent-style-name="Text_20_body" style:list-style-name="L132"/>
    <style:style style:name="P298" style:family="paragraph" style:parent-style-name="Text_20_body" style:list-style-name="L133"/>
    <style:style style:name="P299" style:family="paragraph" style:parent-style-name="Text_20_body" style:list-style-name="L134"/>
    <style:style style:name="P300" style:family="paragraph" style:parent-style-name="Text_20_body" style:list-style-name="L135"/>
    <style:style style:name="P301" style:family="paragraph" style:parent-style-name="Text_20_body" style:list-style-name="L136"/>
    <style:style style:name="P302" style:family="paragraph" style:parent-style-name="Text_20_body" style:list-style-name="L137"/>
    <style:style style:name="P303" style:family="paragraph" style:parent-style-name="Text_20_body" style:list-style-name="L138"/>
    <style:style style:name="P304" style:family="paragraph" style:parent-style-name="Text_20_body" style:list-style-name="L139"/>
    <style:style style:name="P305" style:family="paragraph" style:parent-style-name="Text_20_body" style:list-style-name="L140"/>
    <style:style style:name="P306" style:family="paragraph" style:parent-style-name="Text_20_body" style:list-style-name="L141"/>
    <style:style style:name="P307" style:family="paragraph" style:parent-style-name="Text_20_body" style:list-style-name="L142"/>
    <style:style style:name="P308" style:family="paragraph" style:parent-style-name="Text_20_body" style:list-style-name="L143"/>
    <style:style style:name="P309" style:family="paragraph" style:parent-style-name="Text_20_body" style:list-style-name="L144"/>
    <style:style style:name="P310" style:family="paragraph" style:parent-style-name="Text_20_body" style:list-style-name="L145"/>
    <style:style style:name="P311" style:family="paragraph" style:parent-style-name="Text_20_body" style:list-style-name="L146"/>
    <style:style style:name="P312" style:family="paragraph" style:parent-style-name="Text_20_body" style:list-style-name="L147"/>
    <style:style style:name="P313" style:family="paragraph" style:parent-style-name="Text_20_body" style:list-style-name="L148"/>
    <style:style style:name="P314" style:family="paragraph" style:parent-style-name="Text_20_body" style:list-style-name="L149"/>
    <style:style style:name="P315" style:family="paragraph" style:parent-style-name="Text_20_body" style:list-style-name="L150"/>
    <style:style style:name="P316" style:family="paragraph" style:parent-style-name="Text_20_body" style:list-style-name="L151"/>
    <style:style style:name="P317" style:family="paragraph" style:parent-style-name="Text_20_body" style:list-style-name="L152"/>
    <style:style style:name="P318" style:family="paragraph" style:parent-style-name="Text_20_body" style:list-style-name="L153"/>
    <style:style style:name="P319" style:family="paragraph" style:parent-style-name="Text_20_body" style:list-style-name="L154"/>
    <style:style style:name="P320" style:family="paragraph" style:parent-style-name="Text_20_body" style:list-style-name="L158"/>
    <style:style style:name="P321" style:family="paragraph" style:parent-style-name="Text_20_body" style:list-style-name="L158">
      <style:text-properties fo:font-weight="normal" style:font-weight-asian="normal" style:font-weight-complex="normal"/>
    </style:style>
    <style:style style:name="P322" style:family="paragraph" style:parent-style-name="Text_20_body" style:list-style-name="L163"/>
    <style:style style:name="P323" style:family="paragraph" style:parent-style-name="Text_20_body" style:list-style-name="L164"/>
    <style:style style:name="P324" style:family="paragraph" style:parent-style-name="Text_20_body" style:list-style-name="L165"/>
    <style:style style:name="P325" style:family="paragraph" style:parent-style-name="Text_20_body" style:list-style-name="L170"/>
    <style:style style:name="P326" style:family="paragraph" style:parent-style-name="Text_20_body" style:list-style-name="L171"/>
    <style:style style:name="P327" style:family="paragraph" style:parent-style-name="Text_20_body" style:list-style-name="L172"/>
    <style:style style:name="P328" style:family="paragraph" style:parent-style-name="Text_20_body" style:list-style-name="L173"/>
    <style:style style:name="P329" style:family="paragraph" style:parent-style-name="Text_20_body" style:list-style-name="L174"/>
    <style:style style:name="P330" style:family="paragraph" style:parent-style-name="Text_20_body" style:list-style-name="L175"/>
    <style:style style:name="P331" style:family="paragraph" style:parent-style-name="Text_20_body" style:list-style-name="L176"/>
    <style:style style:name="P332" style:family="paragraph" style:parent-style-name="Text_20_body" style:list-style-name="L177"/>
    <style:style style:name="P333" style:family="paragraph" style:parent-style-name="Text_20_body" style:list-style-name="L178"/>
    <style:style style:name="P334" style:family="paragraph" style:parent-style-name="Text_20_body" style:list-style-name="L179"/>
    <style:style style:name="P335" style:family="paragraph" style:parent-style-name="Text_20_body" style:list-style-name="L180"/>
    <style:style style:name="P336" style:family="paragraph" style:parent-style-name="Text_20_body" style:list-style-name="L181"/>
    <style:style style:name="P337" style:family="paragraph" style:parent-style-name="Text_20_body" style:list-style-name="L1">
      <style:paragraph-properties fo:margin-top="0in" fo:margin-bottom="0in"/>
    </style:style>
    <style:style style:name="P338" style:family="paragraph" style:parent-style-name="Text_20_body" style:list-style-name="L3">
      <style:paragraph-properties fo:margin-top="0in" fo:margin-bottom="0in"/>
    </style:style>
    <style:style style:name="P339" style:family="paragraph" style:parent-style-name="Text_20_body" style:list-style-name="L4">
      <style:paragraph-properties fo:margin-top="0in" fo:margin-bottom="0in"/>
    </style:style>
    <style:style style:name="P340" style:family="paragraph" style:parent-style-name="Text_20_body" style:list-style-name="L5">
      <style:paragraph-properties fo:margin-top="0in" fo:margin-bottom="0in"/>
    </style:style>
    <style:style style:name="P341" style:family="paragraph" style:parent-style-name="Text_20_body" style:list-style-name="L6">
      <style:paragraph-properties fo:margin-top="0in" fo:margin-bottom="0in"/>
    </style:style>
    <style:style style:name="P342" style:family="paragraph" style:parent-style-name="Text_20_body" style:list-style-name="L7">
      <style:paragraph-properties fo:margin-top="0in" fo:margin-bottom="0in"/>
    </style:style>
    <style:style style:name="P343" style:family="paragraph" style:parent-style-name="Text_20_body" style:list-style-name="L8">
      <style:paragraph-properties fo:margin-top="0in" fo:margin-bottom="0in"/>
    </style:style>
    <style:style style:name="P344" style:family="paragraph" style:parent-style-name="Text_20_body" style:list-style-name="L9">
      <style:paragraph-properties fo:margin-top="0in" fo:margin-bottom="0in"/>
    </style:style>
    <style:style style:name="P345" style:family="paragraph" style:parent-style-name="Text_20_body" style:list-style-name="L10">
      <style:paragraph-properties fo:margin-top="0in" fo:margin-bottom="0in"/>
    </style:style>
    <style:style style:name="P346" style:family="paragraph" style:parent-style-name="Text_20_body" style:list-style-name="L11">
      <style:paragraph-properties fo:margin-top="0in" fo:margin-bottom="0in"/>
    </style:style>
    <style:style style:name="P347" style:family="paragraph" style:parent-style-name="Text_20_body" style:list-style-name="L12">
      <style:paragraph-properties fo:margin-top="0in" fo:margin-bottom="0in"/>
    </style:style>
    <style:style style:name="P348" style:family="paragraph" style:parent-style-name="Text_20_body" style:list-style-name="L14">
      <style:paragraph-properties fo:margin-top="0in" fo:margin-bottom="0in"/>
    </style:style>
    <style:style style:name="P349" style:family="paragraph" style:parent-style-name="Text_20_body" style:list-style-name="L16">
      <style:paragraph-properties fo:margin-top="0in" fo:margin-bottom="0in"/>
    </style:style>
    <style:style style:name="P350" style:family="paragraph" style:parent-style-name="Text_20_body" style:list-style-name="L17">
      <style:paragraph-properties fo:margin-top="0in" fo:margin-bottom="0in"/>
    </style:style>
    <style:style style:name="P351" style:family="paragraph" style:parent-style-name="Text_20_body" style:list-style-name="L19">
      <style:paragraph-properties fo:margin-top="0in" fo:margin-bottom="0in"/>
    </style:style>
    <style:style style:name="P352" style:family="paragraph" style:parent-style-name="Text_20_body" style:list-style-name="L20">
      <style:paragraph-properties fo:margin-top="0in" fo:margin-bottom="0in"/>
    </style:style>
    <style:style style:name="P353" style:family="paragraph" style:parent-style-name="Text_20_body" style:list-style-name="L21">
      <style:paragraph-properties fo:margin-top="0in" fo:margin-bottom="0in"/>
    </style:style>
    <style:style style:name="P354" style:family="paragraph" style:parent-style-name="Text_20_body" style:list-style-name="L23">
      <style:paragraph-properties fo:margin-top="0in" fo:margin-bottom="0in"/>
    </style:style>
    <style:style style:name="P355" style:family="paragraph" style:parent-style-name="Text_20_body" style:list-style-name="L24">
      <style:paragraph-properties fo:margin-top="0in" fo:margin-bottom="0in"/>
    </style:style>
    <style:style style:name="P356" style:family="paragraph" style:parent-style-name="Text_20_body" style:list-style-name="L25">
      <style:paragraph-properties fo:margin-top="0in" fo:margin-bottom="0in"/>
    </style:style>
    <style:style style:name="P357" style:family="paragraph" style:parent-style-name="Text_20_body" style:list-style-name="L26">
      <style:paragraph-properties fo:margin-top="0in" fo:margin-bottom="0in"/>
    </style:style>
    <style:style style:name="P358" style:family="paragraph" style:parent-style-name="Text_20_body" style:list-style-name="L27">
      <style:paragraph-properties fo:margin-top="0in" fo:margin-bottom="0in"/>
    </style:style>
    <style:style style:name="P359" style:family="paragraph" style:parent-style-name="Text_20_body" style:list-style-name="L28">
      <style:paragraph-properties fo:margin-top="0in" fo:margin-bottom="0in"/>
    </style:style>
    <style:style style:name="P360" style:family="paragraph" style:parent-style-name="Text_20_body" style:list-style-name="L29">
      <style:paragraph-properties fo:margin-top="0in" fo:margin-bottom="0in"/>
    </style:style>
    <style:style style:name="P361" style:family="paragraph" style:parent-style-name="Text_20_body" style:list-style-name="L30">
      <style:paragraph-properties fo:margin-top="0in" fo:margin-bottom="0in"/>
    </style:style>
    <style:style style:name="P362" style:family="paragraph" style:parent-style-name="Text_20_body" style:list-style-name="L31">
      <style:paragraph-properties fo:margin-top="0in" fo:margin-bottom="0in"/>
    </style:style>
    <style:style style:name="P363" style:family="paragraph" style:parent-style-name="Text_20_body" style:list-style-name="L32">
      <style:paragraph-properties fo:margin-top="0in" fo:margin-bottom="0in"/>
    </style:style>
    <style:style style:name="P364" style:family="paragraph" style:parent-style-name="Text_20_body" style:list-style-name="L33">
      <style:paragraph-properties fo:margin-top="0in" fo:margin-bottom="0in"/>
    </style:style>
    <style:style style:name="P365" style:family="paragraph" style:parent-style-name="Text_20_body" style:list-style-name="L34">
      <style:paragraph-properties fo:margin-top="0in" fo:margin-bottom="0in"/>
    </style:style>
    <style:style style:name="P366" style:family="paragraph" style:parent-style-name="Text_20_body" style:list-style-name="L35">
      <style:paragraph-properties fo:margin-top="0in" fo:margin-bottom="0in"/>
    </style:style>
    <style:style style:name="P367" style:family="paragraph" style:parent-style-name="Text_20_body" style:list-style-name="L36">
      <style:paragraph-properties fo:margin-top="0in" fo:margin-bottom="0in"/>
    </style:style>
    <style:style style:name="P368" style:family="paragraph" style:parent-style-name="Text_20_body" style:list-style-name="L37">
      <style:paragraph-properties fo:margin-top="0in" fo:margin-bottom="0in"/>
    </style:style>
    <style:style style:name="P369" style:family="paragraph" style:parent-style-name="Text_20_body" style:list-style-name="L38">
      <style:paragraph-properties fo:margin-top="0in" fo:margin-bottom="0in"/>
    </style:style>
    <style:style style:name="P370" style:family="paragraph" style:parent-style-name="Text_20_body" style:list-style-name="L39">
      <style:paragraph-properties fo:margin-top="0in" fo:margin-bottom="0in"/>
    </style:style>
    <style:style style:name="P371" style:family="paragraph" style:parent-style-name="Text_20_body" style:list-style-name="L40">
      <style:paragraph-properties fo:margin-top="0in" fo:margin-bottom="0in"/>
    </style:style>
    <style:style style:name="P372" style:family="paragraph" style:parent-style-name="Text_20_body" style:list-style-name="L41">
      <style:paragraph-properties fo:margin-top="0in" fo:margin-bottom="0in"/>
    </style:style>
    <style:style style:name="P373" style:family="paragraph" style:parent-style-name="Text_20_body" style:list-style-name="L42">
      <style:paragraph-properties fo:margin-top="0in" fo:margin-bottom="0in"/>
    </style:style>
    <style:style style:name="P374" style:family="paragraph" style:parent-style-name="Text_20_body" style:list-style-name="L43">
      <style:paragraph-properties fo:margin-top="0in" fo:margin-bottom="0in"/>
    </style:style>
    <style:style style:name="P375" style:family="paragraph" style:parent-style-name="Text_20_body" style:list-style-name="L44">
      <style:paragraph-properties fo:margin-top="0in" fo:margin-bottom="0in"/>
    </style:style>
    <style:style style:name="P376" style:family="paragraph" style:parent-style-name="Text_20_body" style:list-style-name="L45">
      <style:paragraph-properties fo:margin-top="0in" fo:margin-bottom="0in"/>
    </style:style>
    <style:style style:name="P377" style:family="paragraph" style:parent-style-name="Text_20_body" style:list-style-name="L46">
      <style:paragraph-properties fo:margin-top="0in" fo:margin-bottom="0in"/>
    </style:style>
    <style:style style:name="P378" style:family="paragraph" style:parent-style-name="Text_20_body" style:list-style-name="L47">
      <style:paragraph-properties fo:margin-top="0in" fo:margin-bottom="0in"/>
    </style:style>
    <style:style style:name="P379" style:family="paragraph" style:parent-style-name="Text_20_body" style:list-style-name="L48">
      <style:paragraph-properties fo:margin-top="0in" fo:margin-bottom="0in"/>
    </style:style>
    <style:style style:name="P380" style:family="paragraph" style:parent-style-name="Text_20_body" style:list-style-name="L59">
      <style:paragraph-properties fo:margin-top="0in" fo:margin-bottom="0in"/>
    </style:style>
    <style:style style:name="P381" style:family="paragraph" style:parent-style-name="Text_20_body" style:list-style-name="L60">
      <style:paragraph-properties fo:margin-top="0in" fo:margin-bottom="0in"/>
    </style:style>
    <style:style style:name="P382" style:family="paragraph" style:parent-style-name="Text_20_body" style:list-style-name="L63">
      <style:paragraph-properties fo:margin-top="0in" fo:margin-bottom="0in"/>
    </style:style>
    <style:style style:name="P383" style:family="paragraph" style:parent-style-name="Text_20_body" style:list-style-name="L64">
      <style:paragraph-properties fo:margin-top="0in" fo:margin-bottom="0in"/>
    </style:style>
    <style:style style:name="P384" style:family="paragraph" style:parent-style-name="Text_20_body" style:list-style-name="L65">
      <style:paragraph-properties fo:margin-top="0in" fo:margin-bottom="0in"/>
    </style:style>
    <style:style style:name="P385" style:family="paragraph" style:parent-style-name="Text_20_body" style:list-style-name="L67">
      <style:paragraph-properties fo:margin-top="0in" fo:margin-bottom="0in"/>
    </style:style>
    <style:style style:name="P386" style:family="paragraph" style:parent-style-name="Text_20_body" style:list-style-name="L68">
      <style:paragraph-properties fo:margin-top="0in" fo:margin-bottom="0in"/>
    </style:style>
    <style:style style:name="P387" style:family="paragraph" style:parent-style-name="Text_20_body" style:list-style-name="L73">
      <style:paragraph-properties fo:margin-top="0in" fo:margin-bottom="0in"/>
    </style:style>
    <style:style style:name="P388" style:family="paragraph" style:parent-style-name="Text_20_body" style:list-style-name="L74">
      <style:paragraph-properties fo:margin-top="0in" fo:margin-bottom="0in"/>
    </style:style>
    <style:style style:name="P389" style:family="paragraph" style:parent-style-name="Text_20_body" style:list-style-name="L77">
      <style:paragraph-properties fo:margin-top="0in" fo:margin-bottom="0in"/>
    </style:style>
    <style:style style:name="P390" style:family="paragraph" style:parent-style-name="Text_20_body" style:list-style-name="L78">
      <style:paragraph-properties fo:margin-top="0in" fo:margin-bottom="0in"/>
    </style:style>
    <style:style style:name="P391" style:family="paragraph" style:parent-style-name="Text_20_body" style:list-style-name="L80">
      <style:paragraph-properties fo:margin-top="0in" fo:margin-bottom="0in"/>
    </style:style>
    <style:style style:name="P392" style:family="paragraph" style:parent-style-name="Text_20_body" style:list-style-name="L81">
      <style:paragraph-properties fo:margin-top="0in" fo:margin-bottom="0in"/>
    </style:style>
    <style:style style:name="P393" style:family="paragraph" style:parent-style-name="Text_20_body" style:list-style-name="L83">
      <style:paragraph-properties fo:margin-top="0in" fo:margin-bottom="0in"/>
    </style:style>
    <style:style style:name="P394" style:family="paragraph" style:parent-style-name="Text_20_body" style:list-style-name="L84">
      <style:paragraph-properties fo:margin-top="0in" fo:margin-bottom="0in"/>
    </style:style>
    <style:style style:name="P395" style:family="paragraph" style:parent-style-name="Text_20_body" style:list-style-name="L85">
      <style:paragraph-properties fo:margin-top="0in" fo:margin-bottom="0in"/>
    </style:style>
    <style:style style:name="P396" style:family="paragraph" style:parent-style-name="Text_20_body" style:list-style-name="L86">
      <style:paragraph-properties fo:margin-top="0in" fo:margin-bottom="0in"/>
    </style:style>
    <style:style style:name="P397" style:family="paragraph" style:parent-style-name="Text_20_body" style:list-style-name="L87">
      <style:paragraph-properties fo:margin-top="0in" fo:margin-bottom="0in"/>
    </style:style>
    <style:style style:name="P398" style:family="paragraph" style:parent-style-name="Text_20_body" style:list-style-name="L88">
      <style:paragraph-properties fo:margin-top="0in" fo:margin-bottom="0in"/>
    </style:style>
    <style:style style:name="P399" style:family="paragraph" style:parent-style-name="Text_20_body" style:list-style-name="L89">
      <style:paragraph-properties fo:margin-top="0in" fo:margin-bottom="0in"/>
    </style:style>
    <style:style style:name="P400" style:family="paragraph" style:parent-style-name="Text_20_body" style:list-style-name="L90">
      <style:paragraph-properties fo:margin-top="0in" fo:margin-bottom="0in"/>
    </style:style>
    <style:style style:name="P401" style:family="paragraph" style:parent-style-name="Text_20_body" style:list-style-name="L91">
      <style:paragraph-properties fo:margin-top="0in" fo:margin-bottom="0in"/>
    </style:style>
    <style:style style:name="P402" style:family="paragraph" style:parent-style-name="Text_20_body" style:list-style-name="L92">
      <style:paragraph-properties fo:margin-top="0in" fo:margin-bottom="0in"/>
    </style:style>
    <style:style style:name="P403" style:family="paragraph" style:parent-style-name="Text_20_body" style:list-style-name="L93">
      <style:paragraph-properties fo:margin-top="0in" fo:margin-bottom="0in"/>
    </style:style>
    <style:style style:name="P404" style:family="paragraph" style:parent-style-name="Text_20_body" style:list-style-name="L95">
      <style:paragraph-properties fo:margin-top="0in" fo:margin-bottom="0in"/>
    </style:style>
    <style:style style:name="P405" style:family="paragraph" style:parent-style-name="Text_20_body" style:list-style-name="L96">
      <style:paragraph-properties fo:margin-top="0in" fo:margin-bottom="0in"/>
    </style:style>
    <style:style style:name="P406" style:family="paragraph" style:parent-style-name="Text_20_body" style:list-style-name="L97">
      <style:paragraph-properties fo:margin-top="0in" fo:margin-bottom="0in"/>
    </style:style>
    <style:style style:name="P407" style:family="paragraph" style:parent-style-name="Text_20_body" style:list-style-name="L98">
      <style:paragraph-properties fo:margin-top="0in" fo:margin-bottom="0in"/>
    </style:style>
    <style:style style:name="P408" style:family="paragraph" style:parent-style-name="Text_20_body" style:list-style-name="L99">
      <style:paragraph-properties fo:margin-top="0in" fo:margin-bottom="0in"/>
    </style:style>
    <style:style style:name="P409" style:family="paragraph" style:parent-style-name="Text_20_body" style:list-style-name="L100">
      <style:paragraph-properties fo:margin-top="0in" fo:margin-bottom="0in"/>
    </style:style>
    <style:style style:name="P410" style:family="paragraph" style:parent-style-name="Text_20_body" style:list-style-name="L101">
      <style:paragraph-properties fo:margin-top="0in" fo:margin-bottom="0in"/>
    </style:style>
    <style:style style:name="P411" style:family="paragraph" style:parent-style-name="Text_20_body" style:list-style-name="L102">
      <style:paragraph-properties fo:margin-top="0in" fo:margin-bottom="0in"/>
    </style:style>
    <style:style style:name="P412" style:family="paragraph" style:parent-style-name="Text_20_body" style:list-style-name="L107">
      <style:paragraph-properties fo:margin-top="0in" fo:margin-bottom="0in"/>
    </style:style>
    <style:style style:name="P413" style:family="paragraph" style:parent-style-name="Text_20_body" style:list-style-name="L108">
      <style:paragraph-properties fo:margin-top="0in" fo:margin-bottom="0in"/>
    </style:style>
    <style:style style:name="P414" style:family="paragraph" style:parent-style-name="Text_20_body" style:list-style-name="L109">
      <style:paragraph-properties fo:margin-top="0in" fo:margin-bottom="0in"/>
    </style:style>
    <style:style style:name="P415" style:family="paragraph" style:parent-style-name="Text_20_body" style:list-style-name="L110">
      <style:paragraph-properties fo:margin-top="0in" fo:margin-bottom="0in"/>
    </style:style>
    <style:style style:name="P416" style:family="paragraph" style:parent-style-name="Text_20_body" style:list-style-name="L111">
      <style:paragraph-properties fo:margin-top="0in" fo:margin-bottom="0in"/>
    </style:style>
    <style:style style:name="P417" style:family="paragraph" style:parent-style-name="Text_20_body" style:list-style-name="L112">
      <style:paragraph-properties fo:margin-top="0in" fo:margin-bottom="0in"/>
    </style:style>
    <style:style style:name="P418" style:family="paragraph" style:parent-style-name="Text_20_body" style:list-style-name="L113">
      <style:paragraph-properties fo:margin-top="0in" fo:margin-bottom="0in"/>
    </style:style>
    <style:style style:name="P419" style:family="paragraph" style:parent-style-name="Text_20_body" style:list-style-name="L119">
      <style:paragraph-properties fo:margin-top="0in" fo:margin-bottom="0in"/>
    </style:style>
    <style:style style:name="P420" style:family="paragraph" style:parent-style-name="Text_20_body" style:list-style-name="L124">
      <style:paragraph-properties fo:margin-top="0in" fo:margin-bottom="0in"/>
    </style:style>
    <style:style style:name="P421" style:family="paragraph" style:parent-style-name="Text_20_body" style:list-style-name="L125">
      <style:paragraph-properties fo:margin-top="0in" fo:margin-bottom="0in"/>
    </style:style>
    <style:style style:name="P422" style:family="paragraph" style:parent-style-name="Text_20_body" style:list-style-name="L131">
      <style:paragraph-properties fo:margin-top="0in" fo:margin-bottom="0in"/>
    </style:style>
    <style:style style:name="P423" style:family="paragraph" style:parent-style-name="Text_20_body" style:list-style-name="L136">
      <style:paragraph-properties fo:margin-top="0in" fo:margin-bottom="0in"/>
    </style:style>
    <style:style style:name="P424" style:family="paragraph" style:parent-style-name="Text_20_body" style:list-style-name="L137">
      <style:paragraph-properties fo:margin-top="0in" fo:margin-bottom="0in"/>
    </style:style>
    <style:style style:name="P425" style:family="paragraph" style:parent-style-name="Text_20_body" style:list-style-name="L138">
      <style:paragraph-properties fo:margin-top="0in" fo:margin-bottom="0in"/>
    </style:style>
    <style:style style:name="P426" style:family="paragraph" style:parent-style-name="Text_20_body" style:list-style-name="L139">
      <style:paragraph-properties fo:margin-top="0in" fo:margin-bottom="0in"/>
    </style:style>
    <style:style style:name="P427" style:family="paragraph" style:parent-style-name="Text_20_body" style:list-style-name="L140">
      <style:paragraph-properties fo:margin-top="0in" fo:margin-bottom="0in"/>
    </style:style>
    <style:style style:name="P428" style:family="paragraph" style:parent-style-name="Text_20_body" style:list-style-name="L142">
      <style:paragraph-properties fo:margin-top="0in" fo:margin-bottom="0in"/>
    </style:style>
    <style:style style:name="P429" style:family="paragraph" style:parent-style-name="Text_20_body" style:list-style-name="L144">
      <style:paragraph-properties fo:margin-top="0in" fo:margin-bottom="0in"/>
    </style:style>
    <style:style style:name="P430" style:family="paragraph" style:parent-style-name="Text_20_body" style:list-style-name="L146">
      <style:paragraph-properties fo:margin-top="0in" fo:margin-bottom="0in"/>
    </style:style>
    <style:style style:name="P431" style:family="paragraph" style:parent-style-name="Text_20_body" style:list-style-name="L147">
      <style:paragraph-properties fo:margin-top="0in" fo:margin-bottom="0in"/>
    </style:style>
    <style:style style:name="P432" style:family="paragraph" style:parent-style-name="Text_20_body" style:list-style-name="L148">
      <style:paragraph-properties fo:margin-top="0in" fo:margin-bottom="0in"/>
    </style:style>
    <style:style style:name="P433" style:family="paragraph" style:parent-style-name="Text_20_body" style:list-style-name="L149">
      <style:paragraph-properties fo:margin-top="0in" fo:margin-bottom="0in"/>
    </style:style>
    <style:style style:name="P434" style:family="paragraph" style:parent-style-name="Text_20_body" style:list-style-name="L150">
      <style:paragraph-properties fo:margin-top="0in" fo:margin-bottom="0in"/>
    </style:style>
    <style:style style:name="P435" style:family="paragraph" style:parent-style-name="Text_20_body" style:list-style-name="L151">
      <style:paragraph-properties fo:margin-top="0in" fo:margin-bottom="0in"/>
    </style:style>
    <style:style style:name="P436" style:family="paragraph" style:parent-style-name="Text_20_body" style:list-style-name="L152">
      <style:paragraph-properties fo:margin-top="0in" fo:margin-bottom="0in"/>
    </style:style>
    <style:style style:name="P437" style:family="paragraph" style:parent-style-name="Text_20_body" style:list-style-name="L153">
      <style:paragraph-properties fo:margin-top="0in" fo:margin-bottom="0in"/>
    </style:style>
    <style:style style:name="P438" style:family="paragraph" style:parent-style-name="Text_20_body" style:list-style-name="L179">
      <style:paragraph-properties fo:margin-top="0in" fo:margin-bottom="0in"/>
    </style:style>
    <style:style style:name="P439" style:family="paragraph" style:parent-style-name="Text_20_body" style:list-style-name="L180">
      <style:paragraph-properties fo:margin-top="0in" fo:margin-bottom="0in"/>
    </style:style>
    <style:style style:name="P440" style:family="paragraph" style:parent-style-name="Text_20_body" style:list-style-name="L181">
      <style:paragraph-properties fo:margin-top="0in" fo:margin-bottom="0in"/>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weight="normal" style:font-weight-asian="normal" style:font-weight-complex="normal"/>
    </style:style>
    <style:style style:name="T3" style:family="text">
      <style:text-properties fo:color="#000000"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20pt" style:font-size-asian="20pt" style:font-size-complex="20pt"/>
    </style:style>
    <style:style style:name="T7" style:family="text">
      <style:text-properties fo:font-size="28pt" style:font-size-asian="28pt" style:font-size-complex="28pt"/>
    </style:style>
    <style:style style:name="T8" style:family="text">
      <style:text-properties fo:font-size="10pt"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h text:style-name="P5" text:outline-level="1">Homelab SIEM &amp; Cybersecurity Stack with Dedicated PKI Infrastructure</text:h>
      <text:p text:style-name="Text_20_body"/>
      <text:p text:style-name="Horizontal_20_Line"><text:span text:style-name="Strong_20_Emphasis"/></text:p>
      <text:p text:style-name="Text_20_body"><text:span text:style-name="Strong_20_Emphasis"/></text:p>
      <text:p text:style-name="Text_20_body"><text:span text:style-name="Strong_20_Emphasis"><text:tab/><text:tab/><text:tab/><text:tab/><text:tab/></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P1"><text:span text:style-name="Strong_20_Emphasis"><text:span text:style-name="T7">Ryan McCullough</text:span></text:span></text:p>
      <text:p text:style-name="P1"><text:span text:style-name="Strong_20_Emphasis"><text:span text:style-name="T7">Revision 1.0.0</text:span></text:span></text:p>
      <text:p text:style-name="P1"><text:span text:style-name="Strong_20_Emphasis"><text:span text:style-name="T7">02JAN25</text:span></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h text:style-name="P2" text:outline-level="2"><text:span text:style-name="Strong_20_Emphasis">Table of Contents</text:span></text:h>
      <text:list xml:id="list6034525830976189074" text:style-name="L1">
        <text:list-item>
          <text:p text:style-name="P176"><text:span text:style-name="Strong_20_Emphasis">Architecture &amp; Overview</text:span></text:p>
          <text:list>
            <text:list-item>
              <text:p text:style-name="P337">Proxmox Server Specifications</text:p>
            </text:list-item>
            <text:list-item>
              <text:p text:style-name="P337">TrueNAS SCALE for Storage</text:p>
            </text:list-item>
            <text:list-item>
              <text:p text:style-name="P337">pfSense for Firewall/Networking</text:p>
            </text:list-item>
            <text:list-item>
              <text:p text:style-name="P337">SIEM &amp; Cybersecurity Stack</text:p>
              <text:list>
                <text:list-item>
                  <text:p text:style-name="P337">Wazuh</text:p>
                </text:list-item>
                <text:list-item>
                  <text:p text:style-name="P337">Greenbone Vulnerability Management (GVM)</text:p>
                </text:list-item>
                <text:list-item>
                  <text:p text:style-name="P337">MISP, TheHive, Cortex</text:p>
                </text:list-item>
              </text:list>
            </text:list-item>
            <text:list-item>
              <text:p text:style-name="P337">Kubernetes Cluster Layout</text:p>
            </text:list-item>
            <text:list-item>
              <text:p text:style-name="P337">Dedicated PKI with Offline Root CA and Online Intermediate CA</text:p>
            </text:list-item>
          </text:list>
        </text:list-item>
        <text:list-item>
          <text:p text:style-name="P176"><text:span text:style-name="Strong_20_Emphasis">VM and Resource Tally</text:span></text:p>
          <text:list>
            <text:list-item>
              <text:p text:style-name="P337">2.1 PKI Infrastructure</text:p>
              <text:list>
                <text:list-item>
                  <text:p text:style-name="P337">Offline Root CA VM</text:p>
                </text:list-item>
                <text:list-item>
                  <text:p text:style-name="P337">Intermediate CA VM</text:p>
                </text:list-item>
              </text:list>
            </text:list-item>
            <text:list-item>
              <text:p text:style-name="P337">2.2 Existing / Supporting VMs</text:p>
              <text:list>
                <text:list-item>
                  <text:p text:style-name="P337">NTP Servers</text:p>
                </text:list-item>
                <text:list-item>
                  <text:p text:style-name="P337">Load Balancers</text:p>
                </text:list-item>
                <text:list-item>
                  <text:p text:style-name="P337">TrueNAS Integration</text:p>
                </text:list-item>
              </text:list>
            </text:list-item>
            <text:list-item>
              <text:p text:style-name="P337">2.3 SIEM / Cybersecurity VMs</text:p>
              <text:list>
                <text:list-item>
                  <text:p text:style-name="P337">Wazuh Manager + Dashboard</text:p>
                </text:list-item>
                <text:list-item>
                  <text:p text:style-name="P337">Wazuh Indexer (OpenSearch)</text:p>
                </text:list-item>
                <text:list-item>
                  <text:p text:style-name="P337">Greenbone VM</text:p>
                </text:list-item>
                <text:list-item>
                  <text:p text:style-name="P337">MISP + TheHive + Cortex</text:p>
                </text:list-item>
              </text:list>
            </text:list-item>
            <text:list-item>
              <text:p text:style-name="P337">2.4 Future Kubernetes Cluster</text:p>
              <text:list>
                <text:list-item>
                  <text:p text:style-name="P337">Master Nodes</text:p>
                </text:list-item>
                <text:list-item>
                  <text:p text:style-name="P337">Worker Nodes</text:p>
                </text:list-item>
              </text:list>
            </text:list-item>
            <text:list-item>
              <text:p text:style-name="P337">2.5 Grand Total Resource Utilization</text:p>
            </text:list-item>
          </text:list>
        </text:list-item>
        <text:list-item>
          <text:p text:style-name="P176"><text:span text:style-name="Strong_20_Emphasis">PKI Infrastructure</text:span></text:p>
          <text:list>
            <text:list-item>
              <text:p text:style-name="P337">3.1 Offline Root CA VM</text:p>
              <text:list>
                <text:list-item>
                  <text:p text:style-name="P337">VM Setup</text:p>
                </text:list-item>
                <text:list-item>
                  <text:p text:style-name="P337">Generating Root Key and Self-Signed Root Certificate</text:p>
                </text:list-item>
                <text:list-item>
                  <text:p text:style-name="P337">Creating CRLs (Optional)</text:p>
                </text:list-item>
              </text:list>
            </text:list-item>
            <text:list-item>
              <text:p text:style-name="P337">3.2 Intermediate CA VM</text:p>
              <text:list>
                <text:list-item>
                  <text:p text:style-name="P337">VM Setup and Key Generation</text:p>
                </text:list-item>
                <text:list-item>
                  <text:p text:style-name="P337">Signing the Intermediate CSR with the Root CA</text:p>
                </text:list-item>
                <text:list-item>
                  <text:p text:style-name="P337">Issuing Certificates from the Intermediate CA</text:p>
                </text:list-item>
              </text:list>
            </text:list-item>
            <text:list-item>
              <text:p text:style-name="P337">3.3 Certificate Issuance Workflow</text:p>
              <text:list>
                <text:list-item>
                  <text:p text:style-name="P337">CSR Generation on Target Hosts</text:p>
                </text:list-item>
                <text:list-item>
                  <text:p text:style-name="P337">Certificate Signing by Intermediate CA</text:p>
                </text:list-item>
                <text:list-item>
                  <text:p text:style-name="P337">Deployment to Hosts</text:p>
                </text:list-item>
              </text:list>
            </text:list-item>
            <text:list-item>
              <text:p text:style-name="P337">3.4 Certificate Distribution</text:p>
              <text:list>
                <text:list-item>
                  <text:p text:style-name="P337">Linux, Windows, pfSense, and HAProxy Integration</text:p>
                </text:list-item>
              </text:list>
            </text:list-item>
            <text:list-item>
              <text:p text:style-name="P337">3.5 Maintenance and Security Considerations</text:p>
            </text:list-item>
          </text:list>
        </text:list-item>
        <text:list-item>
          <text:p text:style-name="P176"><text:span text:style-name="Strong_20_Emphasis">Proxmox &amp; TrueNAS Preparation</text:span></text:p>
          <text:list>
            <text:list-item>
              <text:p text:style-name="P337"><text:soft-page-break/>Configuring Storage Pools</text:p>
            </text:list-item>
            <text:list-item>
              <text:p text:style-name="P337">Networking and Bandwidth Optimization</text:p>
            </text:list-item>
          </text:list>
        </text:list-item>
        <text:list-item>
          <text:p text:style-name="P176"><text:span text:style-name="Strong_20_Emphasis">Debian VM Creation</text:span></text:p>
          <text:list>
            <text:list-item>
              <text:p text:style-name="P337">Steps for VM Deployment</text:p>
            </text:list-item>
            <text:list-item>
              <text:p text:style-name="P337">Base OS Installation and Configuration</text:p>
            </text:list-item>
          </text:list>
        </text:list-item>
        <text:list-item>
          <text:p text:style-name="P176"><text:span text:style-name="Strong_20_Emphasis">SIEM / Cybersecurity Deployment</text:span></text:p>
          <text:list>
            <text:list-item>
              <text:p text:style-name="P337">6.1 Wazuh</text:p>
              <text:list>
                <text:list-item>
                  <text:p text:style-name="P337">Manager + Dashboard VM Setup</text:p>
                </text:list-item>
                <text:list-item>
                  <text:p text:style-name="P337">Indexer Setup</text:p>
                </text:list-item>
              </text:list>
            </text:list-item>
            <text:list-item>
              <text:p text:style-name="P337">6.2 Greenbone Vulnerability Management (GVM)</text:p>
            </text:list-item>
            <text:list-item>
              <text:p text:style-name="P337">6.3 MISP + TheHive + Cortex</text:p>
              <text:list>
                <text:list-item>
                  <text:p text:style-name="P337">Integration Steps</text:p>
                </text:list-item>
                <text:list-item>
                  <text:p text:style-name="P337">Use Cases and Workflows</text:p>
                </text:list-item>
              </text:list>
            </text:list-item>
          </text:list>
        </text:list-item>
        <text:list-item>
          <text:p text:style-name="P176"><text:span text:style-name="Strong_20_Emphasis">Network Flow &amp; TLS Handshake</text:span></text:p>
          <text:list>
            <text:list-item>
              <text:p text:style-name="P337">pfSense → Load Balancers → Kubernetes / Services</text:p>
            </text:list-item>
            <text:list-item>
              <text:p text:style-name="P337">Certificates in a Multi-Hop Environment</text:p>
            </text:list-item>
          </text:list>
        </text:list-item>
        <text:list-item>
          <text:p text:style-name="P176"><text:span text:style-name="Strong_20_Emphasis">Expanding to Cloudflare</text:span></text:p>
          <text:list>
            <text:list-item>
              <text:p text:style-name="P337">Public vs. Internal Domain Management</text:p>
            </text:list-item>
            <text:list-item>
              <text:p text:style-name="P337">SSL Certificate Scenarios</text:p>
            </text:list-item>
          </text:list>
        </text:list-item>
        <text:list-item>
          <text:p text:style-name="P176"><text:span text:style-name="Strong_20_Emphasis">Kubernetes Integration</text:span></text:p>
          <text:list>
            <text:list-item>
              <text:p text:style-name="P337">9.1 Cluster Creation and Initialization</text:p>
              <text:list>
                <text:list-item>
                  <text:p text:style-name="P337">Prerequisites and Environment Preparation</text:p>
                </text:list-item>
                <text:list-item>
                  <text:p text:style-name="P337">Generating and Signing Kubernetes Cluster Certificates</text:p>
                </text:list-item>
                <text:list-item>
                  <text:p text:style-name="P337">Initializing the Kubernetes Cluster with kubeadm</text:p>
                </text:list-item>
                <text:list-item>
                  <text:p text:style-name="P337">Joining Additional Nodes</text:p>
                </text:list-item>
                <text:list-item>
                  <text:p text:style-name="P337">Networking with MetalLB and Calico</text:p>
                </text:list-item>
                <text:list-item>
                  <text:p text:style-name="P337">Integration with pfSense and Load Balancers</text:p>
                </text:list-item>
              </text:list>
            </text:list-item>
            <text:list-item>
              <text:p text:style-name="P337">9.2 Installing and Configuring Traefik</text:p>
            </text:list-item>
            <text:list-item>
              <text:p text:style-name="P337">9.3 Installing Falco, kube-bench, kube-hunter, and Fluent Bit</text:p>
            </text:list-item>
            <text:list-item>
              <text:p text:style-name="P337">9.4 Integrating Cluster with Wazuh and Security Tools</text:p>
            </text:list-item>
            <text:list-item>
              <text:p text:style-name="P337">9.5 Linking Cluster to NTP Servers</text:p>
            </text:list-item>
            <text:list-item>
              <text:p text:style-name="P337">9.6 Provisioning Storage from TrueNAS</text:p>
            </text:list-item>
            <text:list-item>
              <text:p text:style-name="P337">9.7 Certificates for Services in PKI Context</text:p>
            </text:list-item>
            <text:list-item>
              <text:p text:style-name="P337">9.8 Finalizing Cluster Functionality</text:p>
            </text:list-item>
          </text:list>
        </text:list-item>
        <text:list-item>
          <text:p text:style-name="P176"><text:span text:style-name="Strong_20_Emphasis">Maintenance and Upgrades</text:span></text:p>
          <text:list>
            <text:list-item>
              <text:p text:style-name="P337">10.1 Certificate Management</text:p>
              <text:list>
                <text:list-item>
                  <text:p text:style-name="P337">Renewals, Rotations, Revocations</text:p>
                </text:list-item>
              </text:list>
            </text:list-item>
            <text:list-item>
              <text:p text:style-name="P337">10.2 Updating SIEM/Cybersecurity Components</text:p>
            </text:list-item>
            <text:list-item>
              <text:p text:style-name="P337">10.3 Updating Virtual Machine Hosts</text:p>
            </text:list-item>
            <text:list-item>
              <text:p text:style-name="P337">10.4 General Troubleshooting and Backups</text:p>
              <text:list>
                <text:list-item>
                  <text:p text:style-name="P337">Troubleshooting Common Issues</text:p>
                </text:list-item>
                <text:list-item>
                  <text:p text:style-name="P337">Backup Procedures</text:p>
                </text:list-item>
              </text:list>
            </text:list-item>
            <text:list-item>
              <text:p text:style-name="P176">10.5 Automation Scripts and Tools</text:p>
            </text:list-item>
          </text:list>
        </text:list-item>
      </text:list>
      <text:p text:style-name="P1"><text:span text:style-name="Strong_20_Emphasis"/></text:p>
      <text:p text:style-name="Text_20_body"/>
      <text:h text:style-name="Heading_20_2" text:outline-level="2"><text:soft-page-break/></text:h>
      <text:h text:style-name="Heading_20_2" text:outline-level="2"/>
      <text:p text:style-name="Text_20_body"/>
      <text:p text:style-name="Text_20_body"/>
      <text:p text:style-name="Text_20_body"/>
      <text:p text:style-name="Horizontal_20_Line"/>
      <text:h text:style-name="Heading_20_2" text:outline-level="2">1. Architecture &amp; Overview</text:h>
      <text:list xml:id="list767649915226779527" text:style-name="L2">
        <text:list-item>
          <text:p text:style-name="P177"><text:span text:style-name="Strong_20_Emphasis">Proxmox</text:span> server <text:span text:style-name="T3">v</text:span><text:span text:style-name="T1">8.3.2</text:span><text:span text:style-name="T3"> </text:span><text:s/>(AMD EPYC <text:span text:style-name="T1">7551</text:span> , 32C/64T, 128 GB RAM)</text:p>
        </text:list-item>
        <text:list-item>
          <text:p text:style-name="P177"><text:span text:style-name="Strong_20_Emphasis">TrueNAS SCALE</text:span> (Dragonfish-24.04.2.5) for storage</text:p>
        </text:list-item>
        <text:list-item>
          <text:p text:style-name="P177"><text:span text:style-name="Strong_20_Emphasis">pfSense</text:span> for firewall/routing running Suricata/pfBlocker</text:p>
        </text:list-item>
        <text:list-item>
          <text:p text:style-name="P177">The following SIEM &amp; cybersecurity stack:</text:p>
        </text:list-item>
      </text:list>
      <text:list xml:id="list5266608805728940291" text:style-name="L3">
        <text:list-item>
          <text:p text:style-name="P338"><text:span text:style-name="Strong_20_Emphasis">Wazuh</text:span> (Manager, Dashboard, Indexer)</text:p>
        </text:list-item>
        <text:list-item>
          <text:p text:style-name="P338"><text:span text:style-name="Strong_20_Emphasis">Greenbone Vulnerability Management (GVM)</text:span></text:p>
        </text:list-item>
        <text:list-item>
          <text:p text:style-name="P178"><text:span text:style-name="Strong_20_Emphasis">MISP</text:span>, <text:span text:style-name="Strong_20_Emphasis">TheHive</text:span>, <text:span text:style-name="Strong_20_Emphasis">Cortex</text:span></text:p>
        </text:list-item>
        <text:list-item>
          <text:p text:style-name="P178"><text:span text:style-name="Strong_20_Emphasis">Kubernetes Cluster </text:span><text:span text:style-name="Strong_20_Emphasis"><text:span text:style-name="T2">with some services exposed publicly via CloudFlare</text:span></text:span></text:p>
          <text:list>
            <text:list-item>
              <text:p text:style-name="P178"><text:span text:style-name="T4">3 Master Control Plane Node </text:span><text:span text:style-name="T2">VMs</text:span></text:p>
            </text:list-item>
            <text:list-item>
              <text:p text:style-name="P178"><text:span text:style-name="Strong_20_Emphasis">5 Worker Node </text:span><text:span text:style-name="Strong_20_Emphasis"><text:span text:style-name="T2">VMs</text:span></text:span></text:p>
            </text:list-item>
          </text:list>
        </text:list-item>
      </text:list>
      <text:p text:style-name="Text_20_body"><text:span text:style-name="Strong_20_Emphasis"><text:s text:c="7"/></text:span><text:span text:style-name="Strong_20_Emphasis"><text:span text:style-name="T2">-</text:span></text:span><text:span text:style-name="Strong_20_Emphasis"> Dedicated PKI</text:span> with:</text:p>
      <text:list xml:id="list9200439144252131707" text:style-name="L4">
        <text:list-item>
          <text:p text:style-name="P339"><text:span text:style-name="Strong_20_Emphasis">Offline Root CA</text:span> (VM powered off except when needed).</text:p>
        </text:list-item>
        <text:list-item>
          <text:p text:style-name="P179"><text:span text:style-name="Strong_20_Emphasis">Intermediate CA</text:span> (online) to issue certificates.</text:p>
        </text:list-item>
      </text:list>
      <text:p text:style-name="Horizontal_20_Line"/>
      <text:h text:style-name="Heading_20_2" text:outline-level="2">2. VM and Resource Tally</text:h>
      <text:h text:style-name="Heading_20_3" text:outline-level="3">2.1 PKI Infrastructure</text:h>
      <text:list xml:id="list1178905088709315121" text:style-name="L5">
        <text:list-item>
          <text:p text:style-name="P180"><text:span text:style-name="Strong_20_Emphasis">Offline Root CA VM</text:span></text:p>
          <text:list>
            <text:list-item>
              <text:p text:style-name="P340">Typically turned <text:span text:style-name="Strong_20_Emphasis">off</text:span> or isolated when not signing.</text:p>
            </text:list-item>
            <text:list-item>
              <text:p text:style-name="P340">1–2 vCPU, 2 GB RAM, minimal disk (10–20 GB).</text:p>
            </text:list-item>
            <text:list-item>
              <text:p text:style-name="P340">This VM is used rarely (only to sign the intermediate CA or occasionally revoke/renew).</text:p>
            </text:list-item>
            <text:list-item>
              <text:p text:style-name="P340">Keep it <text:span text:style-name="Strong_20_Emphasis">offline</text:span> for best security.</text:p>
            </text:list-item>
          </text:list>
        </text:list-item>
        <text:list-item>
          <text:p text:style-name="P180"><text:span text:style-name="Strong_20_Emphasis">Intermediate CA VM</text:span> (Online CA)</text:p>
          <text:list>
            <text:list-item>
              <text:p text:style-name="P340">2 vCPU, 2–4 GB RAM, 20–30 GB disk.</text:p>
            </text:list-item>
            <text:list-item>
              <text:p text:style-name="P340">Runs a minimal OS with OpenSSL or small CA management software.</text:p>
            </text:list-item>
            <text:list-item>
              <text:p text:style-name="P340">Issues certificates to all internal services.</text:p>
            </text:list-item>
            <text:list-item>
              <text:p text:style-name="P180">Stays online but is restricted from public internet.</text:p>
            </text:list-item>
          </text:list>
        </text:list-item>
      </text:list>
      <text:h text:style-name="Heading_20_3" text:outline-level="3">2.2 Existing / Supporting VMs</text:h>
      <text:list xml:id="list418353157270550610" text:style-name="L6">
        <text:list-item>
          <text:p text:style-name="P341"><text:span text:style-name="Strong_20_Emphasis">NTP Servers (3)</text:span>: each 1 vCPU, 1 GB → total 3 vCPU, 3 GB</text:p>
        </text:list-item>
        <text:list-item>
          <text:p text:style-name="P341"><text:soft-page-break/><text:span text:style-name="Strong_20_Emphasis">Load Balancers (2)</text:span>: each 2 vCPU, 4 GB → total 4 vCPU, 8 GB</text:p>
        </text:list-item>
        <text:list-item>
          <text:p text:style-name="P181"><text:span text:style-name="Strong_20_Emphasis">TrueNAS</text:span>: Separate system.</text:p>
        </text:list-item>
      </text:list>
      <text:h text:style-name="Heading_20_3" text:outline-level="3">2.3 SIEM / Cybersecurity VMs</text:h>
      <text:list xml:id="list3422526526947192236" text:style-name="L7">
        <text:list-item>
          <text:p text:style-name="P342"><text:span text:style-name="Strong_20_Emphasis">Wazuh Manager + Dashboard</text:span></text:p>
          <text:list>
            <text:list-item>
              <text:p text:style-name="P342">4 vCPU, 8–12 GB RAM, ~100 GB disk</text:p>
            </text:list-item>
          </text:list>
        </text:list-item>
        <text:list-item>
          <text:p text:style-name="P342"><text:span text:style-name="Strong_20_Emphasis">Wazuh Indexer (OpenSearch)</text:span></text:p>
          <text:list>
            <text:list-item>
              <text:p text:style-name="P342">6 vCPU, 16–24 GB RAM, ~200 GB disk</text:p>
            </text:list-item>
          </text:list>
        </text:list-item>
        <text:list-item>
          <text:p text:style-name="P342"><text:span text:style-name="Strong_20_Emphasis">Greenbone VM (GVM)</text:span></text:p>
          <text:list>
            <text:list-item>
              <text:p text:style-name="P342">4 vCPU, 8–16 GB RAM, ~200 GB disk</text:p>
            </text:list-item>
          </text:list>
        </text:list-item>
        <text:list-item>
          <text:p text:style-name="P342"><text:span text:style-name="Strong_20_Emphasis">MISP + TheHive + Cortex</text:span></text:p>
          <text:list>
            <text:list-item>
              <text:p text:style-name="P182">4 vCPU, 8–12 GB RAM, ~100 GB disk</text:p>
            </text:list-item>
          </text:list>
        </text:list-item>
      </text:list>
      <text:h text:style-name="Heading_20_3" text:outline-level="3">2.4 Future Kubernetes Cluster</text:h>
      <text:list xml:id="list4925996710801669734" text:style-name="L8">
        <text:list-item>
          <text:p text:style-name="P343"><text:span text:style-name="Strong_20_Emphasis">3 Master Nodes</text:span>: each 4 vCPU, 4 GB RAM (12 vCPU, 12 GB total)</text:p>
        </text:list-item>
        <text:list-item>
          <text:p text:style-name="P183"><text:span text:style-name="Strong_20_Emphasis">5 Worker Nodes</text:span>: each 2 vCPU, 4 GB RAM (10 vCPU, 20 GB total) → 16 vCPU, 32 GB total.</text:p>
        </text:list-item>
      </text:list>
      <text:h text:style-name="Heading_20_3" text:outline-level="3">2.5 Grand Total</text:h>
      <text:list xml:id="list8231333023026828928" text:style-name="L9">
        <text:list-item>
          <text:p text:style-name="P344"><text:span text:style-name="Strong_20_Emphasis">PKI</text:span>: (Offline CA + Intermediate) ~3–4 vCPU, ~4–6 GB</text:p>
        </text:list-item>
        <text:list-item>
          <text:p text:style-name="P344"><text:span text:style-name="Strong_20_Emphasis">Existing</text:span>: 7 vCPU, 11 GB (NTP + Load Balancers)</text:p>
        </text:list-item>
        <text:list-item>
          <text:p text:style-name="P344"><text:span text:style-name="Strong_20_Emphasis">SIEM</text:span>: ~18 vCPU, ~46 GB</text:p>
        </text:list-item>
        <text:list-item>
          <text:p text:style-name="P184"><text:span text:style-name="Strong_20_Emphasis">Kubernetes</text:span>: ~16 vCPU, ~32 GB</text:p>
        </text:list-item>
      </text:list>
      <text:p text:style-name="Text_20_body">Running total for PKI + existing + SIEM + Kubernetes: <text:span text:style-name="Strong_20_Emphasis">~51-52 vCPU</text:span>, <text:span text:style-name="T4">~95 GB RAM</text:span>. </text:p>
      <text:p text:style-name="Text_20_body">This still fits comfortably within 64 threads / 128 GB RAM.</text:p>
      <text:p text:style-name="Horizontal_20_Line"/>
      <text:h text:style-name="Heading_20_2" text:outline-level="2">3. PKI Infrastructure (Expanded)</text:h>
      <text:p text:style-name="Text_20_body">A robust PKI design typically includes:</text:p>
      <text:list xml:id="list6487968133397337033" text:style-name="L10">
        <text:list-item>
          <text:p text:style-name="P345">An <text:span text:style-name="Strong_20_Emphasis">Offline Root CA</text:span> (trusted anchor).</text:p>
        </text:list-item>
        <text:list-item>
          <text:p text:style-name="P345">One or more <text:span text:style-name="Strong_20_Emphasis">Online Intermediate CAs</text:span> (used day-to-day to issue server and client certificates).</text:p>
        </text:list-item>
        <text:list-item>
          <text:p text:style-name="P345">A <text:span text:style-name="Strong_20_Emphasis">Certificate Distribution</text:span> mechanism so that hosts trust the Root/Intermediate chain.</text:p>
        </text:list-item>
        <text:list-item>
          <text:p text:style-name="P185">Secure workflows for certificate issuance, renewal, revocation (CRLs or OCSP), and backups.</text:p>
        </text:list-item>
      </text:list>
      <text:h text:style-name="Heading_20_3" text:outline-level="3">3.1 Offline Root CA VM</text:h>
      <text:p text:style-name="Text_20_body">The <text:span text:style-name="Strong_20_Emphasis">Offline Root CA</text:span> is the top-level of trust. It signs the <text:span text:style-name="Strong_20_Emphasis">Intermediate CA certificate</text:span> (and only that, ideally). By keeping the Root CA offline or powered off except for rare events (e.g., re-signing an intermediate or performing revocation tasks), you drastically reduce the risk of compromise.</text:p>
      <text:h text:style-name="Heading_20_4" text:outline-level="4">3.1.1 Create the Offline Root CA VM</text:h>
      <text:list xml:id="list7611007036922687941" text:style-name="L11">
        <text:list-item>
          <text:p text:style-name="P186"><text:span text:style-name="Strong_20_Emphasis">Proxmox VM</text:span></text:p>
          <text:list>
            <text:list-item>
              <text:p text:style-name="P346"><text:span text:style-name="Strong_20_Emphasis">Debian 12</text:span> (minimal).</text:p>
            </text:list-item>
            <text:list-item>
              <text:p text:style-name="P346">1–2 vCPU, 2 GB RAM, ~10–20 GB disk.</text:p>
              <text:p text:style-name="P346"/>
            </text:list-item>
          </text:list>
        </text:list-item>
        <text:list-item>
          <text:p text:style-name="P186"><text:span text:style-name="Strong_20_Emphasis">Install Dependencies</text:span></text:p>
          <text:p text:style-name="P15"><text:soft-page-break/><text:span text:style-name="Source_20_Text">sudo apt-get update &amp;&amp; sudo apt-get upgrade -y</text:span></text:p>
          <text:p text:style-name="P83"><text:span text:style-name="Source_20_Text">sudo apt-get install openssl -y</text:span></text:p>
        </text:list-item>
        <text:list-item>
          <text:p text:style-name="P186"><text:span text:style-name="Strong_20_Emphasis">Initialize CA Directory</text:span></text:p>
          <text:p text:style-name="P15"><text:span text:style-name="Source_20_Text">mkdir -p /root/ca/{certs,crl,newcerts,private}</text:span></text:p>
          <text:p text:style-name="P15"><text:span text:style-name="Source_20_Text">chmod 700 /root/ca/private</text:span></text:p>
          <text:p text:style-name="P15"><text:span text:style-name="Source_20_Text">touch /root/ca/index.txt</text:span></text:p>
          <text:p text:style-name="P83"><text:span text:style-name="Source_20_Text">echo 1000 &gt; /root/ca/serial</text:span></text:p>
          <text:list>
            <text:list-item>
              <text:p text:style-name="P346"><text:span text:style-name="Source_20_Text">index.txt</text:span> tracks signed certificates.</text:p>
            </text:list-item>
            <text:list-item>
              <text:p text:style-name="P346"><text:span text:style-name="Source_20_Text">serial</text:span> tracks certificate serial numbers.</text:p>
            </text:list-item>
          </text:list>
        </text:list-item>
        <text:list-item>
          <text:p text:style-name="P186"><text:span text:style-name="Strong_20_Emphasis">Create </text:span><text:span text:style-name="Strong_20_Emphasis"><text:span text:style-name="Source_20_Text">openssl.cnf</text:span></text:span></text:p>
          <text:list>
            <text:list-item>
              <text:p text:style-name="P346">You may copy a template from <text:span text:style-name="Source_20_Text">/etc/ssl/openssl.cnf</text:span> or create a custom one in <text:span text:style-name="Source_20_Text">/root/ca/openssl.cnf</text:span>.</text:p>
            </text:list-item>
            <text:list-item>
              <text:p text:style-name="P346">Under <text:span text:style-name="Source_20_Text">[ CA_default ]</text:span>, specify the CA directory paths.</text:p>
            </text:list-item>
            <text:list-item>
              <text:p text:style-name="P346">Under <text:span text:style-name="Source_20_Text">[ policy_match ]</text:span>, set required fields (country, state, etc.).</text:p>
              <text:list>
                <text:list-item>
                  <text:p text:style-name="P346">This is set by the 'match' value</text:p>
                </text:list-item>
              </text:list>
            </text:list-item>
            <text:list-item>
              <text:p text:style-name="P186">Under <text:span text:style-name="Source_20_Text">[ v3_ca ]</text:span>, ensure <text:span text:style-name="Source_20_Text">basicConstraints = critical,CA:TRUE</text:span>.</text:p>
            </text:list-item>
          </text:list>
        </text:list-item>
      </text:list>
      <text:h text:style-name="Heading_20_4" text:outline-level="4">3.1.2 Generate Root Key and Self-Signed Root Certificate</text:h>
      <text:list xml:id="list6842097743993834608" text:style-name="L12">
        <text:list-item>
          <text:p text:style-name="P187"><text:span text:style-name="Strong_20_Emphasis">Generate Root Key</text:span></text:p>
          <text:p text:style-name="P16"><text:span text:style-name="Source_20_Text">cd /root/ca</text:span></text:p>
          <text:p text:style-name="P16"><text:span text:style-name="Source_20_Text">openssl genrsa -aes256 -out private/ca.key.pem 4096</text:span></text:p>
          <text:p text:style-name="P84"><text:span text:style-name="Source_20_Text">chmod 400 private/ca.key.pem</text:span></text:p>
          <text:list>
            <text:list-item>
              <text:p text:style-name="P347">Use a <text:span text:style-name="Strong_20_Emphasis">strong passphrase</text:span>.</text:p>
            </text:list-item>
            <text:list-item>
              <text:p text:style-name="P347"><text:span text:style-name="Source_20_Text">4096</text:span> bits is recommended for long-lived root keys.</text:p>
            </text:list-item>
          </text:list>
        </text:list-item>
        <text:list-item>
          <text:p text:style-name="P187"><text:span text:style-name="Strong_20_Emphasis">Self-Sign the Root CA Certificate</text:span></text:p>
          <text:p text:style-name="P16"><text:span text:style-name="Source_20_Text">openssl req -config openssl.cnf \</text:span></text:p>
          <text:p text:style-name="P16"><text:span text:style-name="Source_20_Text"><text:s text:c="4"/>-key private/ca.key.pem \</text:span></text:p>
          <text:p text:style-name="P16"><text:span text:style-name="Source_20_Text"><text:s text:c="4"/>-new -x509 -days 7300 -sha256 \</text:span></text:p>
          <text:p text:style-name="P16"><text:span text:style-name="Source_20_Text"><text:s text:c="4"/>-extensions v3_ca \</text:span></text:p>
          <text:p text:style-name="P84"><text:span text:style-name="Source_20_Text"><text:s text:c="4"/>-out certs/ca.cert.pem</text:span></text:p>
          <text:list>
            <text:list-item>
              <text:p text:style-name="P347"><text:span text:style-name="Source_20_Text">-days 7300</text:span> = 20-year validity (adjust as desired, I went with 1 year).</text:p>
            </text:list-item>
            <text:list-item>
              <text:p text:style-name="P347">The certificate is stored in <text:span text:style-name="Source_20_Text">certs/ca.cert.pem</text:span>.</text:p>
            </text:list-item>
          </text:list>
        </text:list-item>
        <text:list-item>
          <text:p text:style-name="P187"><text:span text:style-name="Strong_20_Emphasis">Store and Secure</text:span></text:p>
          <text:list>
            <text:list-item>
              <text:p text:style-name="P347">Keep <text:span text:style-name="Source_20_Text">private/ca.key.pem</text:span> offline (this is the <text:span text:style-name="Strong_20_Emphasis">root of trust</text:span>).</text:p>
            </text:list-item>
            <text:list-item>
              <text:p text:style-name="P347">If possible, encrypt backups of the CA key, store them in multiple secure locations.</text:p>
            </text:list-item>
            <text:list-item>
              <text:p text:style-name="P187">If you do not plan to sign anything else soon, <text:span text:style-name="Strong_20_Emphasis">shut down</text:span> this VM or remove its network adapter so it remains offline.</text:p>
            </text:list-item>
          </text:list>
        </text:list-item>
      </text:list>
      <text:list xml:id="list7110127372619536617" text:style-name="L154">
        <text:list-item>
          <text:list>
            <text:list-item>
              <text:p text:style-name="P319"><text:span text:style-name="T4">Update openssl.cnf</text:span></text:p>
            </text:list-item>
          </text:list>
        </text:list-item>
      </text:list>
      <text:list xml:id="list421942947666087691" text:style-name="L158">
        <text:list-item>
          <text:p text:style-name="P321">Now that we've created the key and the cert, we need to update the config file to reflect the changes. This will also need to be done when creating a CRL.</text:p>
        </text:list-item>
        <text:list-item>
          <text:p text:style-name="P321">If creating a CRL, you will need to run the following before updating the config (for convenience)</text:p>
          <text:p text:style-name="P320"><text:span text:style-name="Source_20_Text"><text:span text:style-name="T2">echo 1000 &gt; /root/ca/crlnumber </text:span></text:span></text:p>
        </text:list-item>
        <text:list-item>
          <text:p text:style-name="P320"><text:span text:style-name="Source_20_Text"><text:span text:style-name="T2">Next open the config file</text:span></text:span></text:p>
          <text:p text:style-name="P320"><text:span text:style-name="Source_20_Text"><text:span text:style-name="T2">nano /root/ca/oppenssl.cnf</text:span></text:span></text:p>
        </text:list-item>
        <text:list-item>
          <text:p text:style-name="P320"><text:soft-page-break/><text:span text:style-name="Source_20_Text"><text:span text:style-name="T2">Under [ CA_default ], change the </text:span></text:span><text:span text:style-name="Source_20_Text"><text:span text:style-name="T4">certificate</text:span></text:span><text:span text:style-name="Source_20_Text"><text:span text:style-name="T2">, </text:span></text:span><text:span text:style-name="Source_20_Text"><text:span text:style-name="T4">serial</text:span></text:span><text:span text:style-name="Source_20_Text"><text:span text:style-name="T2">, </text:span></text:span><text:span text:style-name="Source_20_Text"><text:span text:style-name="T4">crlnumber</text:span></text:span><text:span text:style-name="Source_20_Text"><text:span text:style-name="T2">, </text:span></text:span><text:span text:style-name="Source_20_Text"><text:span text:style-name="T4">crl</text:span></text:span><text:span text:style-name="Source_20_Text"><text:span text:style-name="T2">, and </text:span></text:span><text:span text:style-name="Source_20_Text"><text:span text:style-name="T4">private_key</text:span></text:span><text:span text:style-name="Source_20_Text"><text:span text:style-name="T2"> fields to reflect the appropriate paths </text:span></text:span></text:p>
        </text:list-item>
      </text:list>
      <text:h text:style-name="Heading_20_4" text:outline-level="4">3.1.3 Creating a CRL (Optional but Recommended)</text:h>
      <text:h text:style-name="Heading_20_4" text:outline-level="4"><text:span text:style-name="Strong_20_Emphasis">3.1.3.1 Generate the CRL</text:span></text:h>
      <text:p text:style-name="Text_20_body">To create a Certificate Revocation List (CRL):</text:p>
      <text:p text:style-name="Preformatted_20_Text"><text:span text:style-name="Source_20_Text">openssl ca -config /root/ca/openssl.cnf \</text:span></text:p>
      <text:p text:style-name="P166"><text:span text:style-name="Source_20_Text"><text:s text:c="2"/>-gencrl -out /root/ca/crl/ca.crl.pem</text:span></text:p>
      <text:h text:style-name="Heading_20_4" text:outline-level="4"><text:span text:style-name="Strong_20_Emphasis">3.1.3.2 Set Up an HTTPS Server to Serve the CRL</text:span></text:h>
      <text:p text:style-name="Text_20_body">To serve the CRL file over HTTPS, follow these steps:</text:p>
      <text:h text:style-name="Heading_20_3" text:outline-level="3"><text:span text:style-name="Strong_20_Emphasis">Standalone CA Setup</text:span></text:h>
      <text:p text:style-name="Text_20_body">If you have a single standalone CA that is always online, host the CRL directly from this CA server.</text:p>
      <text:h text:style-name="Heading_20_5" text:outline-level="5"><text:span text:style-name="Strong_20_Emphasis">1. Install and Configure Nginx</text:span></text:h>
      <text:list xml:id="list6771433871020069999" text:style-name="L163">
        <text:list-item>
          <text:p text:style-name="P322"><text:span text:style-name="Strong_20_Emphasis">Install Nginx</text:span>:</text:p>
          <text:p text:style-name="P167"><text:span text:style-name="Source_20_Text">sudo apt update &amp;&amp; sudo apt install nginx -y</text:span></text:p>
        </text:list-item>
        <text:list-item>
          <text:p text:style-name="P322"><text:span text:style-name="Strong_20_Emphasis">Create a Directory for the CRL</text:span>:</text:p>
          <text:p text:style-name="P7"><text:span text:style-name="Source_20_Text">sudo mkdir -p /var/www/html/crl</text:span></text:p>
          <text:p text:style-name="P7"><text:span text:style-name="Source_20_Text">sudo cp /root/ca/crl/ca.crl.pem /var/www/html/crl/</text:span></text:p>
          <text:p text:style-name="P167"><text:span text:style-name="Source_20_Text">sudo chmod 644 /var/www/html/crl/ca.crl.pem</text:span></text:p>
        </text:list-item>
        <text:list-item>
          <text:p text:style-name="P322"><text:span text:style-name="Strong_20_Emphasis">Generate a Self-Signed SSL Certificate for Nginx (or Use Your CA)</text:span>:</text:p>
          <text:p text:style-name="P167"><text:span text:style-name="Source_20_Text">openssl req -new -x509 -days 365 -nodes -out /etc/ssl/certs/nginx-selfsigned.crt -keyout /etc/ssl/private/nginx-selfsigned.key -subj "/C=US/ST=YourState/L=YourCity/O=YourOrg/OU=IT/CN=standalone-ca"</text:span></text:p>
        </text:list-item>
        <text:list-item>
          <text:p text:style-name="P322"><text:span text:style-name="Strong_20_Emphasis">Configure Nginx to Serve the CRL Over HTTPS</text:span>: Create a configuration file for the CRL in Nginx:</text:p>
          <text:p text:style-name="P167"><text:span text:style-name="Source_20_Text">sudo nano /etc/nginx/sites-available/crl</text:span></text:p>
          <text:p text:style-name="P322">Add the following configuration:</text:p>
          <text:p text:style-name="P7"><text:span text:style-name="Source_20_Text">server {</text:span></text:p>
          <text:p text:style-name="P7"><text:span text:style-name="Source_20_Text"><text:s text:c="4"/>listen 443 ssl;</text:span></text:p>
          <text:p text:style-name="P7"><text:span text:style-name="Source_20_Text"><text:s text:c="4"/>server_name standalone-ca;</text:span></text:p>
          <text:p text:style-name="P7"/>
          <text:p text:style-name="P7"><text:span text:style-name="Source_20_Text"><text:s text:c="4"/>ssl_certificate /etc/ssl/certs/nginx-selfsigned.crt;</text:span></text:p>
          <text:p text:style-name="P7"><text:span text:style-name="Source_20_Text"><text:s text:c="4"/>ssl_certificate_key /etc/ssl/private/nginx-selfsigned.key;</text:span></text:p>
          <text:p text:style-name="P7"/>
          <text:p text:style-name="P7"><text:span text:style-name="Source_20_Text"><text:s text:c="4"/>location /crl/ {</text:span></text:p>
          <text:p text:style-name="P7"><text:span text:style-name="Source_20_Text"><text:s text:c="8"/>root /var/www/html;</text:span></text:p>
          <text:p text:style-name="P7"><text:span text:style-name="Source_20_Text"><text:s text:c="8"/>autoindex on;</text:span></text:p>
          <text:p text:style-name="P7"><text:span text:style-name="Source_20_Text"><text:s text:c="4"/>}</text:span></text:p>
          <text:p text:style-name="P167"><text:span text:style-name="Source_20_Text">}</text:span></text:p>
        </text:list-item>
        <text:list-item>
          <text:p text:style-name="P322"><text:span text:style-name="Strong_20_Emphasis">Enable the Nginx Configuration</text:span>:</text:p>
          <text:p text:style-name="P7"><text:span text:style-name="Source_20_Text">sudo ln -s /etc/nginx/sites-available/crl /etc/nginx/sites-enabled/</text:span></text:p>
          <text:p text:style-name="P7"><text:span text:style-name="Source_20_Text">sudo nginx -t</text:span></text:p>
          <text:p text:style-name="P167"><text:span text:style-name="Source_20_Text">sudo systemctl restart nginx</text:span></text:p>
        </text:list-item>
        <text:list-item>
          <text:p text:style-name="P322"><text:soft-page-break/><text:span text:style-name="Strong_20_Emphasis">Verify HTTPS Access</text:span>:</text:p>
          <text:p text:style-name="P167"><text:span text:style-name="Source_20_Text">curl -k https://standalone-ca/crl/ca.crl.pem</text:span></text:p>
        </text:list-item>
      </text:list>
      <text:h text:style-name="Heading_20_5" text:outline-level="5"><text:span text:style-name="Strong_20_Emphasis">2. Update OpenSSL Configuration</text:span></text:h>
      <text:list xml:id="list4372064957612331018" text:style-name="L164">
        <text:list-item>
          <text:p text:style-name="P323">Edit the <text:span text:style-name="Source_20_Text">openssl.cnf</text:span> file on the standalone CA:</text:p>
          <text:p text:style-name="P168"><text:span text:style-name="Source_20_Text">sudo nano /root/ca/openssl.cnf</text:span></text:p>
        </text:list-item>
        <text:list-item>
          <text:p text:style-name="P323">Add the CRL distribution URL to the <text:span text:style-name="Source_20_Text">[ v3_ca ]</text:span> section:</text:p>
          <text:p text:style-name="P8"><text:span text:style-name="Source_20_Text">[ v3_ca ]</text:span></text:p>
          <text:p text:style-name="P168"><text:span text:style-name="Source_20_Text">crlDistributionPoints = URI:https://standalone-ca/crl/ca.crl.pem</text:span></text:p>
        </text:list-item>
        <text:list-item>
          <text:p text:style-name="P323">Save and exit the file.</text:p>
        </text:list-item>
      </text:list>
      <text:h text:style-name="Heading_20_3" text:outline-level="3"><text:span text:style-name="Strong_20_Emphasis">Offline Root CA and Intermediate CA Setup</text:span></text:h>
      <text:p text:style-name="Text_20_body">If you are using an offline root CA and an online intermediate CA, the CRL should be hosted on the <text:span text:style-name="Strong_20_Emphasis">intermediate CA</text:span> for accessibility. The steps are similar to those for the standalone CA, with the following adjustments:</text:p>
      <text:h text:style-name="Heading_20_4" text:outline-level="4"><text:span text:style-name="Strong_20_Emphasis">Hosting the Root and Intermediate CRLs</text:span></text:h>
      <text:list xml:id="list3750591382143309598" text:style-name="L165">
        <text:list-item>
          <text:p text:style-name="P324"><text:span text:style-name="Strong_20_Emphasis">Generate CRLs</text:span>:</text:p>
          <text:list>
            <text:list-item>
              <text:p text:style-name="P324">On the <text:span text:style-name="Strong_20_Emphasis">root CA</text:span>:</text:p>
              <text:p text:style-name="P9"><text:span text:style-name="Source_20_Text">openssl ca -config /root/ca/openssl.cnf \</text:span></text:p>
              <text:p text:style-name="P169"><text:span text:style-name="Source_20_Text"><text:s text:c="2"/>-gencrl -out /root/ca/crl/ca.crl.pem</text:span></text:p>
            </text:list-item>
            <text:list-item>
              <text:p text:style-name="P324">On the <text:span text:style-name="Strong_20_Emphasis">intermediate CA</text:span>:</text:p>
              <text:p text:style-name="P9"><text:span text:style-name="Source_20_Text">openssl ca -config /root/intermediate/openssl.cnf \</text:span></text:p>
              <text:p text:style-name="P169"><text:span text:style-name="Source_20_Text"><text:s text:c="2"/>-gencrl -out /root/intermediate/crl/intermediate-ca.crl.pem</text:span></text:p>
            </text:list-item>
          </text:list>
        </text:list-item>
        <text:list-item>
          <text:p text:style-name="P324"><text:span text:style-name="Strong_20_Emphasis">Transfer Root CA CRL to the Intermediate CA</text:span>:</text:p>
          <text:p text:style-name="P169"><text:span text:style-name="Source_20_Text">scp /root/ca/crl/ca.crl.pem intermediate-ca:/var/www/html/crl/</text:span></text:p>
        </text:list-item>
        <text:list-item>
          <text:p text:style-name="P324"><text:span text:style-name="Strong_20_Emphasis">Host Both CRLs on the Intermediate CA Web Server</text:span>: Follow the Nginx installation and configuration steps above, but include both CRLs in the <text:span text:style-name="Source_20_Text">/var/www/html/crl</text:span> directory.</text:p>
        </text:list-item>
        <text:list-item>
          <text:p text:style-name="P324"><text:span text:style-name="Strong_20_Emphasis">Update OpenSSL Configuration on the Intermediate CA</text:span>: Edit the <text:span text:style-name="Source_20_Text">openssl.cnf</text:span> file on the intermediate CA:</text:p>
          <text:p text:style-name="P169"><text:span text:style-name="Source_20_Text">sudo nano /root/intermediate/openssl.cnf</text:span></text:p>
          <text:p text:style-name="P324">Add both CRL distribution points under the <text:span text:style-name="Source_20_Text">[ v3_ca ]</text:span> section:</text:p>
          <text:p text:style-name="P9"><text:span text:style-name="Source_20_Text">[ v3_ca ]</text:span></text:p>
          <text:p text:style-name="P9"><text:span text:style-name="Source_20_Text">crlDistributionPoints = URI:https://intermediate-ca/crl/intermediate-ca.crl.pem</text:span></text:p>
          <text:p text:style-name="P169"><text:span text:style-name="Source_20_Text"><text:s text:c="25"/>URI:https://intermediate-ca/crl/ca.crl.pem</text:span></text:p>
        </text:list-item>
        <text:list-item>
          <text:p text:style-name="P324"><text:span text:style-name="Strong_20_Emphasis">Reload Nginx</text:span>:</text:p>
          <text:p text:style-name="P169"><text:span text:style-name="Source_20_Text">sudo systemctl reload nginx</text:span></text:p>
        </text:list-item>
      </text:list>
      <text:h text:style-name="Heading_20_3" text:outline-level="3"><text:span text:style-name="Strong_20_Emphasis">3.1.3.3 Distribute the CRL</text:span></text:h>
      <text:p text:style-name="Text_20_body">If your environment requires systems to validate certificates using the CRL, ensure they can access it:</text:p>
      <text:h text:style-name="Heading_20_4" text:outline-level="4"><text:soft-page-break/><text:span text:style-name="Strong_20_Emphasis">1. Adding the CRL to Individual Systems</text:span></text:h>
      <text:list xml:id="list1015957074755314213" text:style-name="L170">
        <text:list-item>
          <text:p text:style-name="P325"><text:span text:style-name="Strong_20_Emphasis">TrueNAS</text:span>:</text:p>
          <text:list>
            <text:list-item>
              <text:p text:style-name="P325">Navigate to <text:span text:style-name="Strong_20_Emphasis">System &gt; Certificates &gt; Certificate Authorities</text:span>.</text:p>
            </text:list-item>
            <text:list-item>
              <text:p text:style-name="P325">Edit the CA and add the CRL URL (<text:span text:style-name="Source_20_Text">https://intermediate-ca/crl/intermediate-ca.crl.pem</text:span>).</text:p>
            </text:list-item>
            <text:list-item>
              <text:p text:style-name="P325">Save changes.</text:p>
            </text:list-item>
            <text:list-item>
              <text:p text:style-name="P325"><text:span text:style-name="Strong_20_Emphasis">Test</text:span>: Navigate to a service using the certificate. If the CRL is invalid, TrueNAS will fail to validate the certificate. Verify by ensuring no "Untrusted" warnings are present.</text:p>
            </text:list-item>
          </text:list>
        </text:list-item>
        <text:list-item>
          <text:p text:style-name="P325"><text:span text:style-name="Strong_20_Emphasis">Proxmox</text:span>:</text:p>
          <text:list>
            <text:list-item text:start-value="1">
              <text:p text:style-name="P325">Upload the CRL to the <text:span text:style-name="Source_20_Text">/etc/pve/priv/ca</text:span> directory:</text:p>
              <text:p text:style-name="P170"><text:span text:style-name="Source_20_Text">cp /var/www/html/crl/intermediate-ca.crl.pem /etc/pve/priv/ca/</text:span></text:p>
            </text:list-item>
            <text:list-item>
              <text:p text:style-name="P325">Update the CRL configuration in <text:span text:style-name="Source_20_Text">/etc/pve/priv/ca/trusted.cfg</text:span> by adding a line:</text:p>
              <text:p text:style-name="P170"><text:span text:style-name="Source_20_Text">crl-file /etc/pve/priv/ca/intermediate-ca.crl.pem</text:span></text:p>
            </text:list-item>
            <text:list-item>
              <text:p text:style-name="P325">Restart services to apply changes:</text:p>
              <text:p text:style-name="P170"><text:span text:style-name="Source_20_Text">systemctl restart pveproxy pvedaemon</text:span></text:p>
            </text:list-item>
            <text:list-item>
              <text:p text:style-name="P325"><text:span text:style-name="Strong_20_Emphasis">Test</text:span>: Access the Proxmox web UI and ensure that SSL errors are not triggered.</text:p>
            </text:list-item>
          </text:list>
        </text:list-item>
        <text:list-item>
          <text:p text:style-name="P325"><text:span text:style-name="Strong_20_Emphasis">Wazuh</text:span>:</text:p>
          <text:list>
            <text:list-item text:start-value="1">
              <text:p text:style-name="P325">Update the Manager configuration to reference the CRL URL:</text:p>
              <text:p text:style-name="P10"><text:span text:style-name="Source_20_Text">ssl:</text:span></text:p>
              <text:p text:style-name="P170"><text:span text:style-name="Source_20_Text"><text:s text:c="2"/>cert_revoke_list: https://intermediate-ca/crl/intermediate-ca.crl.pem</text:span></text:p>
            </text:list-item>
            <text:list-item>
              <text:p text:style-name="P325">Restart the Wazuh Manager:</text:p>
              <text:p text:style-name="P170"><text:span text:style-name="Source_20_Text">systemctl restart wazuh-manager</text:span></text:p>
            </text:list-item>
            <text:list-item>
              <text:p text:style-name="P325"><text:span text:style-name="Strong_20_Emphasis">Test</text:span>: Use the Wazuh dashboard to confirm no certificate validation issues.</text:p>
            </text:list-item>
          </text:list>
        </text:list-item>
        <text:list-item>
          <text:p text:style-name="P325"><text:span text:style-name="Strong_20_Emphasis">Greenbone Vulnerability Management (GVM)</text:span>:</text:p>
          <text:list>
            <text:list-item text:start-value="1">
              <text:p text:style-name="P325">Log in to the GVM admin interface.</text:p>
            </text:list-item>
            <text:list-item>
              <text:p text:style-name="P325">Navigate to <text:span text:style-name="Strong_20_Emphasis">Administration &gt; Certificates</text:span> and add the CRL URL.</text:p>
            </text:list-item>
            <text:list-item>
              <text:p text:style-name="P325"><text:span text:style-name="Strong_20_Emphasis">Test</text:span>: Initiate a scan against a server with a revoked certificate to confirm detection.</text:p>
            </text:list-item>
          </text:list>
        </text:list-item>
      </text:list>
      <text:h text:style-name="Heading_20_4" text:outline-level="4"><text:span text:style-name="Strong_20_Emphasis">2. Adding CRL to Load Balancers (HAProxy)</text:span></text:h>
      <text:list xml:id="list2486629739377955497" text:style-name="L171">
        <text:list-item>
          <text:p text:style-name="P326"><text:span text:style-name="Strong_20_Emphasis">Setup for Load Balanced HAProxy Nodes with VIP</text:span>:</text:p>
          <text:list>
            <text:list-item>
              <text:p text:style-name="P326">Copy the CRL to all HAProxy nodes:</text:p>
              <text:p text:style-name="P171"><text:span text:style-name="Source_20_Text">scp /var/www/html/crl/intermediate-ca.crl.pem user@loadbalancer:/etc/ssl/crl/</text:span></text:p>
            </text:list-item>
            <text:list-item>
              <text:p text:style-name="P326">Add the CRL reference in the HAProxy configuration for the frontend:</text:p>
              <text:p text:style-name="P11"><text:span text:style-name="Source_20_Text">frontend https_front</text:span></text:p>
              <text:p text:style-name="P11"><text:span text:style-name="Source_20_Text"><text:s text:c="4"/>bind *:443 ssl crt /etc/ssl/certs/combined.pem crl-file /etc/ssl/crl/intermediate-ca.crl.pem</text:span></text:p>
              <text:p text:style-name="P171"><text:span text:style-name="Source_20_Text"><text:s text:c="4"/>default_backend servers</text:span></text:p>
            </text:list-item>
            <text:list-item>
              <text:p text:style-name="P326">Reload HAProxy:</text:p>
              <text:p text:style-name="P171"><text:soft-page-break/><text:span text:style-name="Source_20_Text">sudo systemctl reload haproxy</text:span></text:p>
            </text:list-item>
            <text:list-item>
              <text:p text:style-name="P326"><text:span text:style-name="Strong_20_Emphasis">Test</text:span>: Attempt to access the load-balanced service with a revoked certificate. HAProxy should deny the connection.</text:p>
            </text:list-item>
          </text:list>
        </text:list-item>
      </text:list>
      <text:h text:style-name="Heading_20_4" text:outline-level="4"><text:span text:style-name="Strong_20_Emphasis">3. Kubernetes and SIEM Integration</text:span></text:h>
      <text:list xml:id="list5121971022052737089" text:style-name="L172">
        <text:list-item>
          <text:p text:style-name="P327"><text:span text:style-name="Strong_20_Emphasis">Traefik</text:span>:</text:p>
          <text:list>
            <text:list-item>
              <text:p text:style-name="P327">Add the CRL URL to the Traefik TLS configuration:</text:p>
              <text:p text:style-name="P12"><text:span text:style-name="Source_20_Text">tls:</text:span></text:p>
              <text:p text:style-name="P12"><text:span text:style-name="Source_20_Text"><text:s text:c="2"/>options:</text:span></text:p>
              <text:p text:style-name="P12"><text:span text:style-name="Source_20_Text"><text:s text:c="4"/>default:</text:span></text:p>
              <text:p text:style-name="P12"><text:span text:style-name="Source_20_Text"><text:s text:c="6"/>clientAuth:</text:span></text:p>
              <text:p text:style-name="P172"><text:span text:style-name="Source_20_Text"><text:s text:c="8"/>crlFile: https://intermediate-ca/crl/intermediate-ca.crl.pem</text:span></text:p>
            </text:list-item>
            <text:list-item>
              <text:p text:style-name="P327">Restart Traefik:</text:p>
              <text:p text:style-name="P172"><text:span text:style-name="Source_20_Text">kubectl rollout restart deployment/traefik -n traefik</text:span></text:p>
            </text:list-item>
            <text:list-item>
              <text:p text:style-name="P327"><text:span text:style-name="Strong_20_Emphasis">Test</text:span>: Access a service through Traefik with a revoked certificate to ensure it denies access.</text:p>
            </text:list-item>
          </text:list>
        </text:list-item>
        <text:list-item>
          <text:p text:style-name="P327"><text:span text:style-name="Strong_20_Emphasis">Calico and MetalLB (BGP Security)</text:span>:</text:p>
          <text:list>
            <text:list-item text:start-value="1">
              <text:p text:style-name="P327">Update the <text:span text:style-name="Source_20_Text">bird.cfg</text:span> or <text:span text:style-name="Source_20_Text">frr.conf</text:span> file for BGP peers to reference the CRL file:</text:p>
              <text:p text:style-name="P172"><text:span text:style-name="Source_20_Text">neighbor 192.168.1.1 tls crl /etc/calico/certs/intermediate-ca.crl.pem;</text:span></text:p>
            </text:list-item>
            <text:list-item>
              <text:p text:style-name="P327">Restart the BGP daemon to apply the changes:</text:p>
              <text:p text:style-name="P172"><text:span text:style-name="Source_20_Text">systemctl restart frr</text:span></text:p>
            </text:list-item>
            <text:list-item>
              <text:p text:style-name="P327"><text:span text:style-name="Strong_20_Emphasis">Test</text:span>: Validate the BGP session using:</text:p>
              <text:p text:style-name="P172"><text:span text:style-name="Source_20_Text">vtysh -c "show ip bgp summary"</text:span></text:p>
            </text:list-item>
          </text:list>
        </text:list-item>
      </text:list>
      <text:h text:style-name="Heading_20_4" text:outline-level="4"><text:span text:style-name="Strong_20_Emphasis">4. Automate Updates</text:span></text:h>
      <text:list xml:id="list8268442013320554626" text:style-name="L173">
        <text:list-item>
          <text:p text:style-name="P328">Use <text:span text:style-name="Source_20_Text">cron</text:span> jobs to automate CRL updates:</text:p>
          <text:p text:style-name="P173"><text:span text:style-name="Source_20_Text">echo "@daily cp /root/intermediate/crl/intermediate-ca.crl.pem /var/www/html/crl/ &amp;&amp; systemctl reload nginx" | sudo tee -a /etc/cron.d/update-crl</text:span></text:p>
        </text:list-item>
      </text:list>
      <text:h text:style-name="Heading_20_4" text:outline-level="4"><text:span text:style-name="Strong_20_Emphasis">5. Test Certificate Validation</text:span></text:h>
      <text:list xml:id="list4549228332468138479" text:style-name="L174">
        <text:list-item>
          <text:p text:style-name="P329"><text:span text:style-name="Strong_20_Emphasis">General Test</text:span>:</text:p>
          <text:p text:style-name="P13"><text:span text:style-name="Source_20_Text">openssl verify -crl_check -CAfile /root/intermediate/certs/ca-chain.cert.pem \</text:span></text:p>
          <text:p text:style-name="P13"><text:span text:style-name="Source_20_Text"><text:s text:c="2"/>-CRLfile /var/www/html/crl/intermediate-ca.crl.pem \</text:span></text:p>
          <text:p text:style-name="P174"><text:span text:style-name="Source_20_Text"><text:s text:c="2"/>/root/intermediate/certs/test.cert.pem</text:span></text:p>
        </text:list-item>
        <text:list-item>
          <text:p text:style-name="P329"><text:span text:style-name="Strong_20_Emphasis">Service-Specific Tests</text:span>:</text:p>
          <text:list>
            <text:list-item>
              <text:p text:style-name="P329">Access web services or perform scans against revoked certificates to ensure CRL validation is enforced.</text:p>
            </text:list-item>
          </text:list>
        </text:list-item>
      </text:list>
      <text:p text:style-name="Text_20_body"><text:span text:style-name="Strong_20_Emphasis"/></text:p>
      <text:h text:style-name="Heading_20_3" text:outline-level="3">3.2 Intermediate CA VM (Online CA)</text:h>
      <text:p text:style-name="Text_20_body">This <text:span text:style-name="Strong_20_Emphasis">Intermediate CA</text:span> is used <text:span text:style-name="Strong_20_Emphasis">daily</text:span> (or frequently) to issue certificates for servers, devices, etc. Because the root <text:soft-page-break/>CA is offline, you sign the <text:span text:style-name="Strong_20_Emphasis">Intermediate CA</text:span> with the <text:span text:style-name="Strong_20_Emphasis">Root CA</text:span> (once), then power off the root.</text:p>
      <text:h text:style-name="Heading_20_4" text:outline-level="4">3.2.1 Create the Intermediate CA VM</text:h>
      <text:list xml:id="list1394558019641906914" text:style-name="L14">
        <text:list-item>
          <text:p text:style-name="P188"><text:span text:style-name="Strong_20_Emphasis">Proxmox VM</text:span></text:p>
          <text:list>
            <text:list-item>
              <text:p text:style-name="P348"><text:span text:style-name="Strong_20_Emphasis">Debian 12</text:span>, minimal.</text:p>
            </text:list-item>
            <text:list-item>
              <text:p text:style-name="P348">2 vCPU, 2–4 GB RAM, ~20–30 GB disk.</text:p>
            </text:list-item>
            <text:list-item>
              <text:p text:style-name="P348">Network-limited to the management VLAN or similar to reduce risk.</text:p>
            </text:list-item>
          </text:list>
        </text:list-item>
        <text:list-item>
          <text:p text:style-name="P188"><text:span text:style-name="Strong_20_Emphasis">Install Dependencies</text:span></text:p>
          <text:p text:style-name="P17"><text:span text:style-name="Source_20_Text">sudo apt-get update &amp;&amp; sudo apt-get upgrade -y</text:span></text:p>
          <text:p text:style-name="P85"><text:span text:style-name="Source_20_Text">sudo apt-get install openssl -y</text:span></text:p>
        </text:list-item>
        <text:list-item>
          <text:p text:style-name="P188"><text:span text:style-name="Strong_20_Emphasis">Prepare Directory Structure</text:span></text:p>
          <text:p text:style-name="P17"><text:span text:style-name="Source_20_Text">mkdir -p /root/intermediate/{certs,crl,csr,newcerts,private}</text:span></text:p>
          <text:p text:style-name="P17"><text:span text:style-name="Source_20_Text">chmod 700 /root/intermediate/private</text:span></text:p>
          <text:p text:style-name="P17"><text:span text:style-name="Source_20_Text">touch /root/intermediate/index.txt</text:span></text:p>
          <text:p text:style-name="P17"><text:span text:style-name="Source_20_Text">echo 1000 &gt; /root/intermediate/serial</text:span></text:p>
          <text:p text:style-name="P85"><text:span text:style-name="Source_20_Text">echo 1000 &gt; /root/intermediate/crlnumber</text:span></text:p>
          <text:list>
            <text:list-item>
              <text:p text:style-name="P348"><text:span text:style-name="Source_20_Text">crlnumber</text:span> is for CRLs if you plan to maintain a separate intermediate CRL.</text:p>
            </text:list-item>
          </text:list>
        </text:list-item>
        <text:list-item>
          <text:p text:style-name="P188"><text:span text:style-name="Strong_20_Emphasis">Intermediate </text:span><text:span text:style-name="Strong_20_Emphasis"><text:span text:style-name="Source_20_Text">openssl.cnf</text:span></text:span></text:p>
          <text:list>
            <text:list-item>
              <text:p text:style-name="P188">Similar to the root’s <text:span text:style-name="Source_20_Text">openssl.cnf</text:span>, but referencing <text:span text:style-name="Source_20_Text">/root/intermediate</text:span> paths and <text:span text:style-name="Source_20_Text">[ v3_intermediate_ca ]</text:span> extension.</text:p>
            </text:list-item>
          </text:list>
        </text:list-item>
      </text:list>
      <text:h text:style-name="Heading_20_4" text:outline-level="4">3.2.2 Generate Intermediate Key and CSR</text:h>
      <text:p text:style-name="P3"><text:span text:style-name="Source_20_Text">cd /root/intermediate</text:span></text:p>
      <text:p text:style-name="P3"><text:span text:style-name="Source_20_Text">openssl genrsa -aes256 -out private/intermediate.key.pem 4096</text:span></text:p>
      <text:p text:style-name="P3"><text:span text:style-name="Source_20_Text">chmod 400 private/intermediate.key.pem</text:span></text:p>
      <text:p text:style-name="P3"/>
      <text:p text:style-name="P3"><text:span text:style-name="Source_20_Text">openssl req -config openssl.cnf -new -sha256 \</text:span></text:p>
      <text:p text:style-name="P3"><text:span text:style-name="Source_20_Text"><text:s text:c="4"/>-key private/intermediate.key.pem \</text:span></text:p>
      <text:p text:style-name="P4"><text:span text:style-name="Source_20_Text"><text:s text:c="4"/>-out csr/intermediate.csr.pem</text:span></text:p>
      <text:list xml:id="list8920233688295944747" text:style-name="L15">
        <text:list-item>
          <text:p text:style-name="P189">Again, use a strong passphrase.</text:p>
        </text:list-item>
      </text:list>
      <text:h text:style-name="Heading_20_4" text:outline-level="4">3.2.3 Sign the Intermediate CSR with the Offline Root</text:h>
      <text:list xml:id="list5206101740106827670" text:style-name="L16">
        <text:list-item>
          <text:p text:style-name="P190"><text:span text:style-name="Strong_20_Emphasis">Transfer</text:span> <text:span text:style-name="Source_20_Text">intermediate.csr.pem</text:span> to the <text:span text:style-name="Strong_20_Emphasis">Root CA</text:span> machine (via secure USB or scp in a secure, offline manner).</text:p>
        </text:list-item>
        <text:list-item>
          <text:p text:style-name="P190"><text:span text:style-name="Strong_20_Emphasis">On the Offline Root CA</text:span>:</text:p>
          <text:p text:style-name="P18"><text:span text:style-name="Source_20_Text">cd /root/ca</text:span></text:p>
          <text:p text:style-name="P18"><text:span text:style-name="Source_20_Text">openssl ca -config openssl.cnf \</text:span></text:p>
          <text:p text:style-name="P18"><text:span text:style-name="Source_20_Text"><text:s text:c="2"/>-extensions v3_intermediate_ca \</text:span></text:p>
          <text:p text:style-name="P18"><text:span text:style-name="Source_20_Text"><text:s text:c="2"/>-days 3650 -notext -md sha256 \</text:span></text:p>
          <text:p text:style-name="P18"><text:span text:style-name="Source_20_Text"><text:s text:c="2"/>-in /path/to/intermediate.csr.pem \</text:span></text:p>
          <text:p text:style-name="P18"><text:span text:style-name="Source_20_Text"><text:s text:c="2"/>-out /path/to/intermediate.cert.pem</text:span></text:p>
          <text:p text:style-name="P86"><text:span text:style-name="Source_20_Text">chmod 444 /path/to/intermediate.cert.pem</text:span></text:p>
          <text:list>
            <text:list-item>
              <text:p text:style-name="P349"><text:span text:style-name="Source_20_Text">-days 3650</text:span> = 10-year intermediate CA validity (adjust as needed).</text:p>
            </text:list-item>
          </text:list>
        </text:list-item>
        <text:list-item>
          <text:p text:style-name="P190"><text:span text:style-name="Strong_20_Emphasis">Return</text:span> <text:span text:style-name="Source_20_Text">intermediate.cert.pem</text:span> to the <text:span text:style-name="Strong_20_Emphasis">Intermediate CA VM</text:span>.</text:p>
        </text:list-item>
        <text:list-item>
          <text:p text:style-name="P190"><text:span text:style-name="Strong_20_Emphasis">Create the CA Chain</text:span> on the Intermediate CA:</text:p>
          <text:p text:style-name="P86"><text:span text:style-name="Source_20_Text">cat certs/intermediate.cert.pem /root/ca/certs/ca.cert.pem &gt; chain.cert.pem</text:span></text:p>
          <text:list>
            <text:list-item>
              <text:p text:style-name="P190"><text:soft-page-break/>The file <text:span text:style-name="Source_20_Text">chain.cert.pem</text:span> includes the intermediate certificate plus the root certificate.</text:p>
            </text:list-item>
          </text:list>
        </text:list-item>
      </text:list>
      <text:h text:style-name="Heading_20_4" text:outline-level="4">3.2.4 Using the Intermediate CA to Issue Certificates</text:h>
      <text:list xml:id="list3605438395423670086" text:style-name="L17">
        <text:list-item>
          <text:p text:style-name="P350">Now that the intermediate is signed, you have a <text:span text:style-name="Strong_20_Emphasis">trusted chain</text:span>: Root CA → Intermediate CA → Server Cert.</text:p>
        </text:list-item>
        <text:list-item>
          <text:p text:style-name="P350">Keep the intermediate’s private key secure but remain online for day-to-day issuing.</text:p>
        </text:list-item>
        <text:list-item>
          <text:p text:style-name="P191">Example: Issue a server certificate (detailed in [Section 3.3]).</text:p>
        </text:list-item>
      </text:list>
      <text:h text:style-name="Heading_20_4" text:outline-level="4">3.2.5 Generating CRLs from the Intermediate CA (Optional)</text:h>
      <text:list xml:id="list748160905454392717" text:style-name="L18">
        <text:list-item>
          <text:p text:style-name="P192">If you need to <text:span text:style-name="Strong_20_Emphasis">revoke</text:span> server certificates:</text:p>
          <text:p text:style-name="P19"><text:span text:style-name="Source_20_Text">openssl ca -config /root/intermediate/openssl.cnf \</text:span></text:p>
          <text:p text:style-name="P87"><text:span text:style-name="Source_20_Text"><text:s text:c="4"/>-revoke /root/intermediate/certs/target-server.cert.pem</text:span></text:p>
        </text:list-item>
        <text:list-item>
          <text:p text:style-name="P192">Update CRL:</text:p>
          <text:p text:style-name="P19"><text:span text:style-name="Source_20_Text">openssl ca -config /root/intermediate/openssl.cnf \</text:span></text:p>
          <text:p text:style-name="P87"><text:span text:style-name="Source_20_Text"><text:s text:c="4"/>-gencrl -out /root/intermediate/crl/intermediate.crl.pem</text:span></text:p>
        </text:list-item>
        <text:list-item>
          <text:p text:style-name="P192">Publish <text:span text:style-name="Source_20_Text">intermediate.crl.pem</text:span> so devices can check revocations.</text:p>
        </text:list-item>
      </text:list>
      <text:p text:style-name="Horizontal_20_Line"/>
      <text:h text:style-name="Heading_20_3" text:outline-level="3">3.3 Certificate Issuance Workflow</text:h>
      <text:p text:style-name="Text_20_body">Below is the <text:span text:style-name="Strong_20_Emphasis">general process</text:span> to issue each certificate.</text:p>
      <text:h text:style-name="Heading_20_4" text:outline-level="4">3.3.1 Generate Server Key and CSR on the Target</text:h>
      <text:p text:style-name="Text_20_body">On the <text:span text:style-name="Strong_20_Emphasis">server</text:span> (e.g., Wazuh Manager):</text:p>
      <text:p text:style-name="P3"><text:span text:style-name="Source_20_Text">cd /etc/ssl</text:span></text:p>
      <text:p text:style-name="P3"><text:span text:style-name="Source_20_Text">openssl genrsa -out wazuh-manager.key 4096</text:span></text:p>
      <text:p text:style-name="P3"><text:span text:style-name="Source_20_Text">openssl req -new -key wazuh-manager.key \</text:span></text:p>
      <text:p text:style-name="P3"><text:span text:style-name="Source_20_Text"><text:s text:c="4"/>-out wazuh-manager.csr \</text:span></text:p>
      <text:p text:style-name="P3"><text:span text:style-name="Source_20_Text"><text:s text:c="4"/>-sha256 \</text:span></text:p>
      <text:p text:style-name="P4"><text:span text:style-name="Source_20_Text"><text:s text:c="4"/>-subj "/C=US/ST=theState/L=theCity/O=Homelab/OU=IT/CN=wazuh-manager.homelab.lan"</text:span></text:p>
      <text:list xml:id="list3192220959800478603" text:style-name="L19">
        <text:list-item>
          <text:p text:style-name="P351">Adjust the <text:span text:style-name="Strong_20_Emphasis">CN</text:span> (Common Name) to match the server’s FQDN.</text:p>
        </text:list-item>
        <text:list-item>
          <text:p text:style-name="P193">For multi-SAN certificates, you can use an OpenSSL config file specifying <text:span text:style-name="Source_20_Text">[ alt_names ]</text:span>.</text:p>
        </text:list-item>
      </text:list>
      <text:h text:style-name="Heading_20_4" text:outline-level="4">3.3.2 Copy CSR to the Intermediate CA for Signing</text:h>
      <text:p text:style-name="Text_20_body">On the <text:span text:style-name="Strong_20_Emphasis">Intermediate CA</text:span> VM:</text:p>
      <text:p text:style-name="P3"><text:span text:style-name="Source_20_Text">cd /root/intermediate</text:span></text:p>
      <text:p text:style-name="P3"><text:span text:style-name="Source_20_Text">openssl ca -config openssl.cnf \</text:span></text:p>
      <text:p text:style-name="P3"><text:span text:style-name="Source_20_Text"><text:s text:c="4"/>-extensions server_cert \</text:span></text:p>
      <text:p text:style-name="P3"><text:span text:style-name="Source_20_Text"><text:s text:c="4"/>-days 365 -notext -md sha256 \</text:span></text:p>
      <text:p text:style-name="P3"><text:span text:style-name="Source_20_Text"><text:s text:c="4"/>-in /path/to/wazuh-manager.csr \</text:span></text:p>
      <text:p text:style-name="P3"><text:span text:style-name="Source_20_Text"><text:s text:c="4"/>-out certs/wazuh-manager.crt</text:span></text:p>
      <text:p text:style-name="P4"><text:span text:style-name="Source_20_Text">chmod 444 certs/wazuh-manager.crt</text:span></text:p>
      <text:list xml:id="list4229431700853544576" text:style-name="L20">
        <text:list-item>
          <text:p text:style-name="P352">The <text:span text:style-name="Source_20_Text">server_cert</text:span> extension typically includes <text:span text:style-name="Source_20_Text">KeyUsage=..., ExtendedKeyUsage=serverAuth</text:span>.</text:p>
        </text:list-item>
        <text:list-item>
          <text:p text:style-name="P194"><text:span text:style-name="Source_20_Text">-days 365</text:span> = 1-year validity.</text:p>
        </text:list-item>
      </text:list>
      <text:h text:style-name="Heading_20_4" text:outline-level="4"><text:soft-page-break/>3.3.3 Return the Signed Cert + Chain</text:h>
      <text:list xml:id="list7401731165730217598" text:style-name="L21">
        <text:list-item>
          <text:p text:style-name="P353">You now have <text:span text:style-name="Source_20_Text">wazuh-manager.crt</text:span>. Combine or keep separately:</text:p>
          <text:list>
            <text:list-item>
              <text:p text:style-name="P353"><text:span text:style-name="Source_20_Text">wazuh-manager.crt</text:span></text:p>
            </text:list-item>
            <text:list-item>
              <text:p text:style-name="P353"><text:span text:style-name="Source_20_Text">chain.cert.pem</text:span> (Intermediate + Root)</text:p>
            </text:list-item>
          </text:list>
        </text:list-item>
        <text:list-item>
          <text:p text:style-name="P353">On the server, place them in:</text:p>
          <text:list>
            <text:list-item>
              <text:p text:style-name="P353"><text:span text:style-name="Source_20_Text">/etc/ssl/certs/wazuh-manager.crt</text:span></text:p>
            </text:list-item>
            <text:list-item>
              <text:p text:style-name="P353"><text:span text:style-name="Source_20_Text">/etc/ssl/certs/ca-chain.crt</text:span></text:p>
            </text:list-item>
            <text:list-item>
              <text:p text:style-name="P195"><text:span text:style-name="Source_20_Text">/etc/ssl/private/wazuh-manager.key</text:span></text:p>
            </text:list-item>
          </text:list>
        </text:list-item>
      </text:list>
      <text:h text:style-name="Heading_20_4" text:outline-level="4">3.3.4 Configure the Service to Use the New Certificate</text:h>
      <text:list xml:id="list350844686460405210" text:style-name="L22">
        <text:list-item>
          <text:p text:style-name="P196">For example, in Wazuh’s config or a web server’s config:</text:p>
          <text:p text:style-name="P20"><text:span text:style-name="Source_20_Text">server.ssl.enabled: true</text:span></text:p>
          <text:p text:style-name="P20"><text:span text:style-name="Source_20_Text">server.ssl.certificate: /etc/ssl/certs/wazuh-manager.crt</text:span></text:p>
          <text:p text:style-name="P20"><text:span text:style-name="Source_20_Text">server.ssl.key: /etc/ssl/private/wazuh-manager.key</text:span></text:p>
          <text:p text:style-name="P88"><text:span text:style-name="Source_20_Text">server.ssl.certificateAuthorities: /etc/ssl/certs/ca-chain.crt</text:span></text:p>
        </text:list-item>
        <text:list-item>
          <text:p text:style-name="P196">Restart the service and validate.</text:p>
        </text:list-item>
      </text:list>
      <text:p text:style-name="Horizontal_20_Line"/>
      <text:h text:style-name="Heading_20_3" text:outline-level="3">3.4 Certificate Distribution to Trusted Stores</text:h>
      <text:p text:style-name="Text_20_body">So the clients and browsers <text:span text:style-name="Strong_20_Emphasis">trust</text:span> the certificates, each machine needs the <text:span text:style-name="Strong_20_Emphasis">Root + Intermediate</text:span> certs in their trust store.</text:p>
      <text:list xml:id="list7488728391843197273" text:style-name="L23">
        <text:list-item>
          <text:p text:style-name="P197"><text:span text:style-name="Strong_20_Emphasis">Linux (Debian/Ubuntu)</text:span></text:p>
          <text:p text:style-name="P21"><text:span text:style-name="Source_20_Text">sudo cp /path/to/ca.cert.pem /usr/local/share/ca-certificates/offline-root-ca.crt</text:span></text:p>
          <text:p text:style-name="P21"><text:span text:style-name="Source_20_Text">sudo cp /path/to/intermediate.cert.pem /usr/local/share/ca-certificates/intermediate-ca.crt</text:span></text:p>
          <text:p text:style-name="P89"><text:span text:style-name="Source_20_Text">sudo update-ca-certificates</text:span></text:p>
          <text:list>
            <text:list-item>
              <text:p text:style-name="P354">This updates system-wide trust.</text:p>
            </text:list-item>
          </text:list>
        </text:list-item>
        <text:list-item>
          <text:p text:style-name="P197"><text:span text:style-name="Strong_20_Emphasis">Windows</text:span></text:p>
          <text:list>
            <text:list-item>
              <text:p text:style-name="P354">Double-click the <text:span text:style-name="Source_20_Text">.crt</text:span> for the <text:span text:style-name="Strong_20_Emphasis">Root</text:span> and choose <text:span text:style-name="Strong_20_Emphasis">Local Machine → Trusted Root Certification Authorities</text:span>.</text:p>
            </text:list-item>
            <text:list-item>
              <text:p text:style-name="P354">For the <text:span text:style-name="Strong_20_Emphasis">Intermediate</text:span> cert, choose <text:span text:style-name="Strong_20_Emphasis">Local Machine → Intermediate Certification Authorities</text:span>.</text:p>
            </text:list-item>
          </text:list>
        </text:list-item>
        <text:list-item>
          <text:p text:style-name="P197"><text:span text:style-name="Strong_20_Emphasis">pfSense</text:span></text:p>
          <text:list>
            <text:list-item>
              <text:p text:style-name="P354"><text:span text:style-name="Strong_20_Emphasis">System → Cert Manager → CAs</text:span> → <text:span text:style-name="Strong_20_Emphasis">Add</text:span>.</text:p>
            </text:list-item>
            <text:list-item>
              <text:p text:style-name="P354">Paste the Root CA or upload the file.</text:p>
            </text:list-item>
            <text:list-item>
              <text:p text:style-name="P354">Add the Intermediate in a separate entry or as a chain.</text:p>
            </text:list-item>
          </text:list>
        </text:list-item>
        <text:list-item>
          <text:p text:style-name="P197"><text:span text:style-name="Strong_20_Emphasis">HAProxy / Load Balancers</text:span></text:p>
          <text:list>
            <text:list-item>
              <text:p text:style-name="P197">Typically store a combined PEM if doing SSL termination.</text:p>
            </text:list-item>
          </text:list>
        </text:list-item>
      </text:list>
      <text:p text:style-name="Text_20_body">Without these steps, the local clients might show “Untrusted CA” warnings when browsing to <text:span text:style-name="Source_20_Text">https://&lt;service&gt;.homelab.lan</text:span>.</text:p>
      <text:p text:style-name="Horizontal_20_Line"/>
      <text:h text:style-name="Heading_20_3" text:outline-level="3">3.5 Maintenance and Security Considerations</text:h>
      <text:list xml:id="list7856996216763447908" text:style-name="L24">
        <text:list-item>
          <text:p text:style-name="P198"><text:span text:style-name="Strong_20_Emphasis">Offline Root CA</text:span></text:p>
          <text:list>
            <text:list-item>
              <text:p text:style-name="P355">Keep it truly offline or shut down.</text:p>
            </text:list-item>
            <text:list-item>
              <text:p text:style-name="P355"><text:soft-page-break/>Only power on to sign/renew the Intermediate CA or revoke major infrastructure.</text:p>
            </text:list-item>
            <text:list-item>
              <text:p text:style-name="P355">Store backups of <text:span text:style-name="Source_20_Text">private/ca.key.pem</text:span> in secure media (USB drives, offline vault).</text:p>
            </text:list-item>
          </text:list>
        </text:list-item>
        <text:list-item>
          <text:p text:style-name="P198"><text:span text:style-name="Strong_20_Emphasis">Intermediate CA</text:span></text:p>
          <text:list>
            <text:list-item>
              <text:p text:style-name="P355">Secure the private key with a strong passphrase.</text:p>
            </text:list-item>
            <text:list-item>
              <text:p text:style-name="P355">Keep minimal network exposure.</text:p>
            </text:list-item>
            <text:list-item>
              <text:p text:style-name="P355">Issue server certs as needed.</text:p>
            </text:list-item>
          </text:list>
        </text:list-item>
        <text:list-item>
          <text:p text:style-name="P198"><text:span text:style-name="Strong_20_Emphasis">Renewals</text:span></text:p>
          <text:list>
            <text:list-item>
              <text:p text:style-name="P355">If a server cert is about to expire, generate a new CSR, sign again, replace it in the service.</text:p>
            </text:list-item>
            <text:list-item>
              <text:p text:style-name="P355">For the Intermediate CA itself, if approaching expiration, you’ll sign a new intermediate certificate with the Offline Root.</text:p>
            </text:list-item>
          </text:list>
        </text:list-item>
        <text:list-item>
          <text:p text:style-name="P198"><text:span text:style-name="Strong_20_Emphasis">CRL or OCSP</text:span></text:p>
          <text:list>
            <text:list-item>
              <text:p text:style-name="P355">If you suspect a certificate is compromised, <text:span text:style-name="Strong_20_Emphasis">revoke</text:span> it (via <text:span text:style-name="Source_20_Text">openssl ca -revoke</text:span>).</text:p>
            </text:list-item>
            <text:list-item>
              <text:p text:style-name="P355">Generate a CRL and publish it where the services can check it.</text:p>
            </text:list-item>
            <text:list-item>
              <text:p text:style-name="P355">Alternatively, set up an <text:span text:style-name="Strong_20_Emphasis">OCSP</text:span> responder on the Intermediate CA if you want real-time revocation checks.</text:p>
            </text:list-item>
          </text:list>
        </text:list-item>
        <text:list-item>
          <text:p text:style-name="P198"><text:span text:style-name="Strong_20_Emphasis">Key Sizes &amp; Algorithms</text:span></text:p>
          <text:list>
            <text:list-item>
              <text:p text:style-name="P355">4096-bit RSA for Root/Intermediate keys is typical in long-lifespan homelab contexts.</text:p>
            </text:list-item>
            <text:list-item>
              <text:p text:style-name="P355">For server certs, 2048-bit or 3072-bit RSA is usually sufficient. ECDSA is an option if all clients support it.</text:p>
            </text:list-item>
          </text:list>
        </text:list-item>
        <text:list-item>
          <text:p text:style-name="P198"><text:span text:style-name="Strong_20_Emphasis">Lifespan</text:span></text:p>
          <text:list>
            <text:list-item>
              <text:p text:style-name="P355">Root CA: 10+ years (e.g., 20-year).</text:p>
            </text:list-item>
            <text:list-item>
              <text:p text:style-name="P355">Intermediate CA: 5–10 years.</text:p>
            </text:list-item>
            <text:list-item>
              <text:p text:style-name="P198">Server certs: 1–2 years (some prefer shorter lifespans for better security).</text:p>
            </text:list-item>
          </text:list>
        </text:list-item>
      </text:list>
      <text:p text:style-name="Text_20_body"/>
      <text:p text:style-name="Horizontal_20_Line"/>
      <text:h text:style-name="Heading_20_2" text:outline-level="2">4. Proxmox &amp; TrueNAS Preparation</text:h>
      <text:list xml:id="list970117268345995760" text:style-name="L25">
        <text:list-item>
          <text:p text:style-name="P199"><text:span text:style-name="Strong_20_Emphasis">Proxmox</text:span>:</text:p>
          <text:list>
            <text:list-item>
              <text:p text:style-name="P356">Create storage pools pointing to TrueNAS (NFS or iSCSI).</text:p>
            </text:list-item>
            <text:list-item>
              <text:p text:style-name="P356">Ensure 10GbE or sufficient bandwidth for large VM images.</text:p>
            </text:list-item>
          </text:list>
        </text:list-item>
        <text:list-item>
          <text:p text:style-name="P199"><text:span text:style-name="Strong_20_Emphasis">TrueNAS SCALE</text:span> (Dragonfish-24.04.2.5):</text:p>
          <text:list>
            <text:list-item>
              <text:p text:style-name="P356">Create a dataset or Zvol for Proxmox.</text:p>
            </text:list-item>
            <text:list-item>
              <text:p text:style-name="P356">Optionally, forward logs to Wazuh or install a Wazuh agent (if supported on SCALE).</text:p>
            </text:list-item>
            <text:list-item>
              <text:p text:style-name="P199">(See “Certificate Distribution” above for how to apply internal CA cert to TrueNAS’s web UI if desired.)</text:p>
              <text:p text:style-name="P199"/>
            </text:list-item>
          </text:list>
        </text:list-item>
      </text:list>
      <text:p text:style-name="Horizontal_20_Line"/>
      <text:h text:style-name="Heading_20_2" text:outline-level="2">5. Debian VM Creation (General Steps)</text:h>
      <text:p text:style-name="Text_20_body">For each of the VMs (PKI, Wazuh, GVM, MISP/TheHive/Cortex):</text:p>
      <text:list xml:id="list4160151121376700000" text:style-name="L26">
        <text:list-item>
          <text:p text:style-name="P357"><text:span text:style-name="Strong_20_Emphasis">Upload Debian 12 ISO</text:span> to Proxmox.</text:p>
        </text:list-item>
        <text:list-item>
          <text:p text:style-name="P357"><text:span text:style-name="Strong_20_Emphasis">Create VM</text:span> → Assign CPU/RAM per spec → Attach ISO → Install Debian.</text:p>
        </text:list-item>
        <text:list-item>
          <text:p text:style-name="P357"><text:span text:style-name="Strong_20_Emphasis">Minimal installation</text:span> (no GUI).</text:p>
        </text:list-item>
        <text:list-item>
          <text:p text:style-name="P357"><text:span text:style-name="Strong_20_Emphasis">Configure Network</text:span> (static or DHCP).</text:p>
        </text:list-item>
        <text:list-item>
          <text:p text:style-name="P357"><text:soft-page-break/><text:span text:style-name="Strong_20_Emphasis">Add SSH keys / firewall</text:span> if needed.</text:p>
        </text:list-item>
        <text:list-item>
          <text:p text:style-name="P200"><text:span text:style-name="Strong_20_Emphasis">Update</text:span>: <text:span text:style-name="Source_20_Text">sudo apt-get update &amp;&amp; sudo apt-get upgrade -y</text:span>.</text:p>
        </text:list-item>
      </text:list>
      <text:p text:style-name="Text_20_body">Repeat for:</text:p>
      <text:list xml:id="list2123081050050451095" text:style-name="L27">
        <text:list-item>
          <text:p text:style-name="P358"><text:span text:style-name="Strong_20_Emphasis">Offline Root CA VM</text:span> (power off after finishing).</text:p>
        </text:list-item>
        <text:list-item>
          <text:p text:style-name="P358"><text:span text:style-name="Strong_20_Emphasis">Intermediate CA VM</text:span>.</text:p>
        </text:list-item>
        <text:list-item>
          <text:p text:style-name="P358"><text:span text:style-name="Strong_20_Emphasis">Wazuh Manager + Dashboard</text:span>.</text:p>
        </text:list-item>
        <text:list-item>
          <text:p text:style-name="P358"><text:span text:style-name="Strong_20_Emphasis">Wazuh Indexer</text:span>.</text:p>
        </text:list-item>
        <text:list-item>
          <text:p text:style-name="P358"><text:span text:style-name="Strong_20_Emphasis">Greenbone VM</text:span>.</text:p>
        </text:list-item>
        <text:list-item>
          <text:p text:style-name="P358"><text:span text:style-name="Strong_20_Emphasis">MISP + TheHive + Cortex</text:span>.</text:p>
        </text:list-item>
        <text:list-item>
          <text:p text:style-name="P201">(NTP servers, kubernetes cluster, load balancers, if not already existing.)</text:p>
        </text:list-item>
      </text:list>
      <text:p text:style-name="Horizontal_20_Line"/>
      <text:h text:style-name="Heading_20_2" text:outline-level="2">6. SIEM / Cybersecurity Deployment Steps (Expanded)</text:h>
      <text:p text:style-name="Text_20_body">This section outlines how to install and configure each cybersecurity component on <text:span text:style-name="Strong_20_Emphasis">Debian 12</text:span> virtual machines. We assume you have already:</text:p>
      <text:list xml:id="list6531357437380709584" text:style-name="L28">
        <text:list-item>
          <text:p text:style-name="P359">Created a Debian 12 VM in Proxmox (see Section 5 for VM creation basics).</text:p>
        </text:list-item>
        <text:list-item>
          <text:p text:style-name="P359">Installed and updated the OS (<text:span text:style-name="Source_20_Text">apt-get update &amp;&amp; apt-get upgrade -y</text:span>).</text:p>
        </text:list-item>
        <text:list-item>
          <text:p text:style-name="P202">Generated or have access to <text:span text:style-name="Strong_20_Emphasis">TLS certificates</text:span> signed by the <text:span text:style-name="Strong_20_Emphasis">Intermediate CA</text:span>.</text:p>
        </text:list-item>
      </text:list>
      <text:p text:style-name="Text_20_body">We also recommend you have a <text:span text:style-name="Strong_20_Emphasis">dedicated FQDN</text:span> for each service (e.g., <text:span text:style-name="Source_20_Text">wazuh-manager.homelab.lan</text:span>, <text:span text:style-name="Source_20_Text">gvm.homelab.lan</text:span>, etc.), which you’ll reflect in the certificate’s <text:span text:style-name="Strong_20_Emphasis">CN/SAN</text:span>.</text:p>
      <text:p text:style-name="Horizontal_20_Line"/>
      <text:h text:style-name="Heading_20_3" text:outline-level="3">6.1 Wazuh</text:h>
      <text:p text:style-name="Text_20_body">Wazuh comprises three main components:</text:p>
      <text:list xml:id="list5604392539307635735" text:style-name="L29">
        <text:list-item>
          <text:p text:style-name="P360"><text:span text:style-name="Strong_20_Emphasis">Manager</text:span> (the central server that processes alerts, correlates data).</text:p>
        </text:list-item>
        <text:list-item>
          <text:p text:style-name="P360"><text:span text:style-name="Strong_20_Emphasis">Dashboard</text:span> (web UI for visualization, user management).</text:p>
        </text:list-item>
        <text:list-item>
          <text:p text:style-name="P203"><text:span text:style-name="Strong_20_Emphasis">Indexer</text:span> (OpenSearch/Elasticsearch for storing and indexing logs).</text:p>
        </text:list-item>
      </text:list>
      <text:p text:style-name="Text_20_body">In the following steps, we’ll <text:span text:style-name="Strong_20_Emphasis">combine the Manager + Dashboard</text:span> on one VM and keep the <text:span text:style-name="Strong_20_Emphasis">Indexer</text:span> on a separate VM for performance.</text:p>
      <text:h text:style-name="Heading_20_4" text:outline-level="4">6.1.1 VM A: Wazuh Manager + Dashboard</text:h>
      <text:list xml:id="list8434224132412719105" text:style-name="L30">
        <text:list-item>
          <text:p text:style-name="P204"><text:span text:style-name="Strong_20_Emphasis">Operating System Setup</text:span></text:p>
          <text:list>
            <text:list-item>
              <text:p text:style-name="P361">Create a Proxmox VM (4 vCPU, 8–12 GB RAM, ~100 GB disk).</text:p>
            </text:list-item>
            <text:list-item>
              <text:p text:style-name="P361">Install Debian 12 (minimal).</text:p>
            </text:list-item>
            <text:list-item>
              <text:p text:style-name="P361">Configure a static IP or DHCP reservation.</text:p>
            </text:list-item>
            <text:list-item>
              <text:p text:style-name="P361">Set the hostname (e.g., <text:span text:style-name="Source_20_Text">wazuh-manager.homelab.lan</text:span>).</text:p>
            </text:list-item>
          </text:list>
        </text:list-item>
        <text:list-item>
          <text:p text:style-name="P204"><text:span text:style-name="Strong_20_Emphasis">Add Wazuh Repository &amp; Install</text:span></text:p>
          <text:p text:style-name="P22"><text:span text:style-name="Source_20_Text"># Import Wazuh GPG key</text:span></text:p>
          <text:p text:style-name="P22"><text:span text:style-name="Source_20_Text">curl -s https://packages.wazuh.com/key/GPG-KEY-WAZUH | sudo apt-key add -</text:span></text:p>
          <text:p text:style-name="P22"/>
          <text:p text:style-name="P22"><text:span text:style-name="Source_20_Text"># Add the Wazuh repository</text:span></text:p>
          <text:p text:style-name="P22"><text:span text:style-name="Source_20_Text">echo "deb https://packages.wazuh.com/4.x/apt stable main" | sudo tee /etc/apt/sources.list.d/wazuh.list</text:span></text:p>
          <text:p text:style-name="P22"/>
          <text:p text:style-name="P22"><text:span text:style-name="Source_20_Text"># Update and install</text:span></text:p>
          <text:p text:style-name="P22"><text:span text:style-name="Source_20_Text">sudo apt-get update</text:span></text:p>
          <text:p text:style-name="P90"><text:span text:style-name="Source_20_Text">sudo apt-get install wazuh-manager wazuh-dashboard</text:span></text:p>
        </text:list-item>
        <text:list-item>
          <text:p text:style-name="P204"><text:soft-page-break/><text:span text:style-name="Strong_20_Emphasis">Configuration &amp; Service Management</text:span></text:p>
          <text:list>
            <text:list-item>
              <text:p text:style-name="P361">Wazuh Manager typically runs as <text:span text:style-name="Source_20_Text">wazuh-manager</text:span> service.</text:p>
            </text:list-item>
            <text:list-item>
              <text:p text:style-name="P361">Wazuh Dashboard is served on port <text:span text:style-name="Strong_20_Emphasis">5601</text:span> by default (can be changed).</text:p>
            </text:list-item>
          </text:list>
        </text:list-item>
        <text:list-item>
          <text:p text:style-name="P204"><text:span text:style-name="Strong_20_Emphasis">TLS Certificate Integration</text:span></text:p>
          <text:list>
            <text:list-item>
              <text:p text:style-name="P361">On the <text:span text:style-name="Strong_20_Emphasis">Wazuh Manager + Dashboard</text:span> VM, generate a CSR or copy the existing <text:span text:style-name="Source_20_Text">&lt;manager&gt;.csr</text:span> and <text:span text:style-name="Source_20_Text">&lt;manager&gt;.key</text:span> to <text:span text:style-name="Source_20_Text">/etc/ssl/private</text:span>.</text:p>
            </text:list-item>
            <text:list-item>
              <text:p text:style-name="P361">Obtain the signed <text:span text:style-name="Source_20_Text">&lt;manager&gt;.crt</text:span> + CA chain from the Intermediate CA.</text:p>
            </text:list-item>
            <text:list-item>
              <text:p text:style-name="P361">Place them in <text:span text:style-name="Source_20_Text">/etc/ssl/certs/</text:span> or a location of the choice.</text:p>
            </text:list-item>
            <text:list-item>
              <text:p text:style-name="P361">Configure the Wazuh Dashboard to use HTTPS:</text:p>
              <text:list>
                <text:list-item>
                  <text:p text:style-name="P204">Edit <text:span text:style-name="Source_20_Text">/usr/share/wazuh-dashboard/config/wazuh-dashboard.yml</text:span> (or the appropriate config) to reference the new certificate/key paths. For example:</text:p>
                  <text:p text:style-name="P22"><text:span text:style-name="Source_20_Text">server.ssl.enabled: true</text:span></text:p>
                  <text:p text:style-name="P22"><text:span text:style-name="Source_20_Text">server.ssl.certificate: /etc/ssl/certs/wazuh-manager.crt</text:span></text:p>
                  <text:p text:style-name="P22"><text:span text:style-name="Source_20_Text">server.ssl.key: /etc/ssl/private/wazuh-manager.key</text:span></text:p>
                  <text:p text:style-name="P90"><text:span text:style-name="Source_20_Text">server.ssl.certificateAuthorities: /etc/ssl/certs/ca-chain.crt</text:span></text:p>
                </text:list-item>
              </text:list>
            </text:list-item>
            <text:list-item>
              <text:p text:style-name="P204">Restart services:</text:p>
              <text:p text:style-name="P22"><text:span text:style-name="Source_20_Text">sudo systemctl restart wazuh-manager</text:span></text:p>
              <text:p text:style-name="P90"><text:span text:style-name="Source_20_Text">sudo systemctl restart wazuh-dashboard</text:span></text:p>
            </text:list-item>
            <text:list-item>
              <text:p text:style-name="P361">Access the dashboard at <text:span text:style-name="Source_20_Text">https://&lt;IP or FQDN&gt;:5601/</text:span>.</text:p>
            </text:list-item>
          </text:list>
        </text:list-item>
        <text:list-item>
          <text:p text:style-name="P204"><text:span text:style-name="Strong_20_Emphasis">Initial Login &amp; Basic Setup</text:span></text:p>
          <text:list>
            <text:list-item>
              <text:p text:style-name="P361">By default, Wazuh creates an admin user on the Dashboard. Follow the on-screen prompts or consult Wazuh docs for the default credentials.</text:p>
            </text:list-item>
            <text:list-item>
              <text:p text:style-name="P361"><text:span text:style-name="Strong_20_Emphasis">Change</text:span> the admin password immediately.</text:p>
            </text:list-item>
          </text:list>
        </text:list-item>
        <text:list-item>
          <text:p text:style-name="P204"><text:span text:style-name="Strong_20_Emphasis">(Optional) Integrate pfSense/Suricata logs</text:span></text:p>
          <text:list>
            <text:list-item>
              <text:p text:style-name="P361">In pfSense → System Logs → Settings, enable Remote Syslog to <text:span text:style-name="Source_20_Text">wazuh-manager.homelab.lan</text:span> on UDP/TCP 514.</text:p>
            </text:list-item>
            <text:list-item>
              <text:p text:style-name="P361">Edit <text:span text:style-name="Source_20_Text">/var/ossec/etc/ossec.conf</text:span> to parse incoming logs (using <text:span text:style-name="Source_20_Text">&lt;localfile&gt;</text:span> or syslog pipeline).</text:p>
            </text:list-item>
            <text:list-item>
              <text:p text:style-name="P361">Check the Wazuh Dashboard → <text:span text:style-name="Strong_20_Emphasis">Indices</text:span> or <text:span text:style-name="Strong_20_Emphasis">Discover</text:span> to see pfSense logs.</text:p>
            </text:list-item>
          </text:list>
        </text:list-item>
        <text:list-item>
          <text:p text:style-name="P204"><text:span text:style-name="Strong_20_Emphasis">(Optional) Wazuh Agents</text:span></text:p>
          <text:list>
            <text:list-item>
              <text:p text:style-name="P361">For Windows/Linux servers, install Wazuh Agent if you want HIDS-level data.</text:p>
            </text:list-item>
            <text:list-item>
              <text:p text:style-name="P204">Register each agent with the manager (using the Wazuh CLI or the dashboard).</text:p>
            </text:list-item>
          </text:list>
        </text:list-item>
      </text:list>
      <text:p text:style-name="Horizontal_20_Line"/>
      <text:h text:style-name="Heading_20_4" text:outline-level="4">6.1.2 VM B: Wazuh Indexer (OpenSearch/Elasticsearch)</text:h>
      <text:list xml:id="list8428732759598151199" text:style-name="L31">
        <text:list-item>
          <text:p text:style-name="P205"><text:span text:style-name="Strong_20_Emphasis">Operating System Setup</text:span></text:p>
          <text:list>
            <text:list-item>
              <text:p text:style-name="P362">Create a Proxmox VM (6 vCPU, 16–24 GB RAM, ~200 GB disk).</text:p>
            </text:list-item>
            <text:list-item>
              <text:p text:style-name="P362">Install Debian 12 (minimal).</text:p>
            </text:list-item>
            <text:list-item>
              <text:p text:style-name="P362">Hostname: <text:span text:style-name="Source_20_Text">wazuh-indexer.homelab.lan</text:span>.</text:p>
            </text:list-item>
          </text:list>
        </text:list-item>
        <text:list-item>
          <text:p text:style-name="P205"><text:span text:style-name="Strong_20_Emphasis">Install Wazuh Indexer</text:span></text:p>
          <text:p text:style-name="P23"><text:span text:style-name="Source_20_Text">sudo apt-get update</text:span></text:p>
          <text:p text:style-name="P91"><text:span text:style-name="Source_20_Text">sudo apt-get install wazuh-indexer</text:span></text:p>
          <text:list>
            <text:list-item>
              <text:p text:style-name="P362">This installs OpenSearch or Elasticsearch (depending on Wazuh version).</text:p>
            </text:list-item>
          </text:list>
        </text:list-item>
        <text:list-item>
          <text:p text:style-name="P205"><text:span text:style-name="Strong_20_Emphasis">Configuration</text:span></text:p>
          <text:list>
            <text:list-item>
              <text:p text:style-name="P362">By default, Wazuh Indexer config files are in <text:span text:style-name="Source_20_Text">/usr/share/wazuh-indexer/config/</text:span>.</text:p>
            </text:list-item>
            <text:list-item>
              <text:p text:style-name="P362"><text:soft-page-break/>Tweak <text:span text:style-name="Strong_20_Emphasis">Java heap size</text:span> for performance, e.g., in <text:span text:style-name="Source_20_Text">/etc/wazuh-indexer/opensearch.yml</text:span> or environment files. For example, set <text:span text:style-name="Source_20_Text">-Xms8g -Xmx8g</text:span> if you have 16 GB.</text:p>
            </text:list-item>
          </text:list>
        </text:list-item>
        <text:list-item>
          <text:p text:style-name="P205"><text:span text:style-name="Strong_20_Emphasis">TLS Certificate Setup</text:span></text:p>
          <text:list>
            <text:list-item>
              <text:p text:style-name="P362">Generate CSR (<text:span text:style-name="Source_20_Text">wazuh-indexer.homelab.lan</text:span>) or reuse the <text:span text:style-name="Source_20_Text">&lt;indexer&gt;.csr</text:span>.</text:p>
            </text:list-item>
            <text:list-item>
              <text:p text:style-name="P362">Sign with the Intermediate CA.</text:p>
            </text:list-item>
            <text:list-item>
              <text:p text:style-name="P205">In <text:span text:style-name="Source_20_Text">opensearch.yml</text:span>, reference the <text:span text:style-name="Source_20_Text">.crt</text:span> and <text:span text:style-name="Source_20_Text">.key</text:span> paths for TLS. For instance:</text:p>
              <text:p text:style-name="P23"><text:span text:style-name="Source_20_Text">plugins.security.ssl.transport.keystore_type: PKCS12</text:span></text:p>
              <text:p text:style-name="P23"><text:span text:style-name="Source_20_Text">plugins.security.ssl.transport.keystore_filepath: ...</text:span></text:p>
              <text:p text:style-name="P23"><text:span text:style-name="Source_20_Text">plugins.security.ssl.http.enabled: true</text:span></text:p>
              <text:p text:style-name="P23"><text:span text:style-name="Source_20_Text">plugins.security.ssl.http.keystore_filepath: ...</text:span></text:p>
              <text:p text:style-name="P91"><text:span text:style-name="Source_20_Text"># ...</text:span></text:p>
            </text:list-item>
            <text:list-item>
              <text:p text:style-name="P205">Restart the indexer:</text:p>
              <text:p text:style-name="P91"><text:span text:style-name="Source_20_Text">sudo systemctl restart wazuh-indexer</text:span></text:p>
            </text:list-item>
          </text:list>
        </text:list-item>
        <text:list-item>
          <text:p text:style-name="P205"><text:span text:style-name="Strong_20_Emphasis">Manager ↔ Indexer Communication</text:span></text:p>
          <text:list>
            <text:list-item>
              <text:p text:style-name="P362">On the <text:span text:style-name="Strong_20_Emphasis">Manager</text:span> VM, edit <text:span text:style-name="Source_20_Text">/var/ossec/etc/ossec.conf</text:span> or relevant config to point to the new Indexer’s FQDN/port, ensuring it uses the TLS cert.</text:p>
            </text:list-item>
            <text:list-item>
              <text:p text:style-name="P362">The Wazuh documentation has sample config for multi-node setups.</text:p>
            </text:list-item>
          </text:list>
        </text:list-item>
        <text:list-item>
          <text:p text:style-name="P205"><text:span text:style-name="Strong_20_Emphasis">Validation</text:span></text:p>
          <text:list>
            <text:list-item>
              <text:p text:style-name="P362">Check logs in <text:span text:style-name="Source_20_Text">/var/log/wazuh-indexer/</text:span> to confirm it’s started with no errors.</text:p>
            </text:list-item>
            <text:list-item>
              <text:p text:style-name="P205">In the Wazuh Dashboard, confirm you can see index data.</text:p>
            </text:list-item>
          </text:list>
        </text:list-item>
      </text:list>
      <text:p text:style-name="Horizontal_20_Line"/>
      <text:h text:style-name="Heading_20_3" text:outline-level="3">6.2 Greenbone (GVM)</text:h>
      <text:p text:style-name="Text_20_body"><text:span text:style-name="Strong_20_Emphasis">Greenbone Vulnerability Management</text:span> (often called OpenVAS) performs network-based vulnerability scans.</text:p>
      <text:list xml:id="list4684128110645998545" text:style-name="L32">
        <text:list-item>
          <text:p text:style-name="P206"><text:span text:style-name="Strong_20_Emphasis">VM Setup</text:span></text:p>
          <text:list>
            <text:list-item>
              <text:p text:style-name="P363">Create a Proxmox VM (4 vCPU, 8–16 GB RAM, ~200 GB disk).</text:p>
            </text:list-item>
            <text:list-item>
              <text:p text:style-name="P363">Install Debian 12, minimal.</text:p>
            </text:list-item>
            <text:list-item>
              <text:p text:style-name="P363">Hostname: <text:span text:style-name="Source_20_Text">gvm.homelab.lan</text:span>.</text:p>
            </text:list-item>
          </text:list>
        </text:list-item>
        <text:list-item>
          <text:p text:style-name="P206"><text:span text:style-name="Strong_20_Emphasis">Install GVM</text:span></text:p>
          <text:list>
            <text:list-item>
              <text:p text:style-name="P206">Update package lists:</text:p>
              <text:p text:style-name="P92"><text:span text:style-name="Source_20_Text">sudo apt-get update</text:span></text:p>
            </text:list-item>
            <text:list-item>
              <text:p text:style-name="P206">Install GVM from Debian repositories or the Greenbone source edition. For example (on newer Debian versions):</text:p>
              <text:p text:style-name="P92"><text:span text:style-name="Source_20_Text">sudo apt-get install greenbone-vulnerability-manager</text:span></text:p>
              <text:p text:style-name="P363"><text:span text:style-name="Emphasis">Note:</text:span> Some distros might separate packages like <text:span text:style-name="Source_20_Text">openvas</text:span>, <text:span text:style-name="Source_20_Text">gvmd</text:span>, <text:span text:style-name="Source_20_Text">gsa</text:span> (Greenbone Security Assistant).</text:p>
            </text:list-item>
          </text:list>
        </text:list-item>
        <text:list-item>
          <text:p text:style-name="P206"><text:span text:style-name="Strong_20_Emphasis">Initial Configuration</text:span></text:p>
          <text:list>
            <text:list-item>
              <text:p text:style-name="P206"><text:span text:style-name="Strong_20_Emphasis">Update Feeds</text:span> (SCAP, CERT, GVMD data). This can be done via:</text:p>
              <text:p text:style-name="P24"><text:span text:style-name="Source_20_Text">sudo greenbone-feed-sync --type SCAP</text:span></text:p>
              <text:p text:style-name="P24"><text:span text:style-name="Source_20_Text">sudo greenbone-feed-sync --type CERT</text:span></text:p>
              <text:p text:style-name="P92"><text:span text:style-name="Source_20_Text">sudo greenbone-feed-sync --type GVMD_DATA</text:span></text:p>
              <text:p text:style-name="P363"><text:span text:style-name="Emphasis">(Commands may vary by version. Check GVM docs.)</text:span></text:p>
            </text:list-item>
            <text:list-item>
              <text:p text:style-name="P206"><text:span text:style-name="Strong_20_Emphasis">Create Admin User</text:span>:</text:p>
              <text:p text:style-name="P92"><text:soft-page-break/><text:span text:style-name="Source_20_Text">sudo gvmd --create-user=admin --password=StrongPass</text:span></text:p>
            </text:list-item>
            <text:list-item>
              <text:p text:style-name="P363">By default, <text:span text:style-name="Strong_20_Emphasis">GSA</text:span> (Greenbone Security Assistant) runs on port <text:span text:style-name="Strong_20_Emphasis">9392</text:span> for the web UI.</text:p>
            </text:list-item>
          </text:list>
        </text:list-item>
        <text:list-item>
          <text:p text:style-name="P206"><text:span text:style-name="Strong_20_Emphasis">Certificates</text:span></text:p>
          <text:list>
            <text:list-item>
              <text:p text:style-name="P363">Generate CSR (<text:span text:style-name="Source_20_Text">gvm.homelab.lan</text:span>).</text:p>
            </text:list-item>
            <text:list-item>
              <text:p text:style-name="P363">Sign with the Intermediate CA; place the <text:span text:style-name="Source_20_Text">.crt</text:span>, <text:span text:style-name="Source_20_Text">.key</text:span>, and chain in <text:span text:style-name="Source_20_Text">/etc/gvm/ssl/</text:span> (or wherever GVM config references).</text:p>
            </text:list-item>
            <text:list-item>
              <text:p text:style-name="P363">Update the GVM services config to point to these certs:</text:p>
              <text:list>
                <text:list-item>
                  <text:p text:style-name="P363">For example, if <text:span text:style-name="Source_20_Text">gsad</text:span> (Greenbone Security Assistant Daemon) has options like <text:span text:style-name="Source_20_Text">--ssl-private-key</text:span> and <text:span text:style-name="Source_20_Text">--ssl-certificate</text:span>.</text:p>
                </text:list-item>
              </text:list>
            </text:list-item>
            <text:list-item>
              <text:p text:style-name="P206">Restart GVM services:</text:p>
              <text:p text:style-name="P24"><text:span text:style-name="Source_20_Text">sudo systemctl restart gsad</text:span></text:p>
              <text:p text:style-name="P92"><text:span text:style-name="Source_20_Text">sudo systemctl restart gvmd</text:span></text:p>
            </text:list-item>
          </text:list>
        </text:list-item>
        <text:list-item>
          <text:p text:style-name="P206"><text:span text:style-name="Strong_20_Emphasis">Access &amp; Validation</text:span></text:p>
          <text:list>
            <text:list-item>
              <text:p text:style-name="P363">Browse to <text:span text:style-name="Source_20_Text">https://&lt;IP or FQDN&gt;:9392/</text:span>.</text:p>
            </text:list-item>
            <text:list-item>
              <text:p text:style-name="P363">Login with the admin user.</text:p>
            </text:list-item>
            <text:list-item>
              <text:p text:style-name="P363">Verify the certificate is trusted.</text:p>
            </text:list-item>
            <text:list-item>
              <text:p text:style-name="P363">Create scans, targets, schedules as desired.</text:p>
            </text:list-item>
          </text:list>
        </text:list-item>
        <text:list-item>
          <text:p text:style-name="P206"><text:span text:style-name="Strong_20_Emphasis">(Optional) Forward GVM Logs to Wazuh</text:span></text:p>
          <text:list>
            <text:list-item>
              <text:p text:style-name="P363">GVM logs might be in <text:span text:style-name="Source_20_Text">/var/log/gvm/</text:span>. You can forward them via syslog or parse them in Wazuh for deeper correlation.</text:p>
            </text:list-item>
            <text:list-item>
              <text:p text:style-name="P206">For large-scale usage, consider scheduling scans during off-peak hours.</text:p>
            </text:list-item>
          </text:list>
        </text:list-item>
      </text:list>
      <text:p text:style-name="Horizontal_20_Line"/>
      <text:h text:style-name="Heading_20_3" text:outline-level="3">6.3 MISP + TheHive + Cortex (Combined VM)</text:h>
      <text:p text:style-name="Text_20_body">We’ll install all three on one Debian 12 VM with moderate specs (4 vCPU, 8–12 GB RAM, ~100 GB disk). They can share the same FQDN or use separate subpaths/ports.</text:p>
      <text:p text:style-name="Horizontal_20_Line"/>
      <text:h text:style-name="Heading_20_4" text:outline-level="4">6.3.1 MISP Installation</text:h>
      <text:list xml:id="list4526531096627455956" text:style-name="L33">
        <text:list-item>
          <text:p text:style-name="P207"><text:span text:style-name="Strong_20_Emphasis">VM Setup</text:span></text:p>
          <text:list>
            <text:list-item>
              <text:p text:style-name="P364">Proxmox VM (4 vCPU, 8–12 GB RAM, ~100 GB disk).</text:p>
            </text:list-item>
            <text:list-item>
              <text:p text:style-name="P364">Debian 12 minimal install.</text:p>
            </text:list-item>
            <text:list-item>
              <text:p text:style-name="P364">Hostname: <text:span text:style-name="Source_20_Text">misp-hive.homelab.lan</text:span> or just <text:span text:style-name="Source_20_Text">misp.homelab.lan</text:span>.</text:p>
            </text:list-item>
          </text:list>
        </text:list-item>
        <text:list-item>
          <text:p text:style-name="P207"><text:span text:style-name="Strong_20_Emphasis">Dependencies</text:span></text:p>
          <text:list>
            <text:list-item>
              <text:p text:style-name="P364">MISP typically requires:</text:p>
              <text:list>
                <text:list-item>
                  <text:p text:style-name="P364"><text:span text:style-name="Strong_20_Emphasis">Apache</text:span> or <text:span text:style-name="Strong_20_Emphasis">Nginx</text:span></text:p>
                </text:list-item>
                <text:list-item>
                  <text:p text:style-name="P364"><text:span text:style-name="Strong_20_Emphasis">MySQL/MariaDB</text:span></text:p>
                </text:list-item>
                <text:list-item>
                  <text:p text:style-name="P364"><text:span text:style-name="Strong_20_Emphasis">PHP</text:span> modules (php-gd, php-json, php-mbstring, php-xml, etc.)</text:p>
                </text:list-item>
              </text:list>
            </text:list-item>
            <text:list-item>
              <text:p text:style-name="P207">Example:</text:p>
              <text:p text:style-name="P25"><text:span text:style-name="Source_20_Text">sudo apt-get update</text:span></text:p>
              <text:p text:style-name="P25"><text:span text:style-name="Source_20_Text">sudo apt-get install -y apache2 mariadb-server libapache2-mod-php \</text:span></text:p>
              <text:p text:style-name="P25"><text:span text:style-name="Source_20_Text"><text:s text:c="2"/>php php-dev php-json php-xml php-bcmath php-mbstring \</text:span></text:p>
              <text:p text:style-name="P93"><text:span text:style-name="Source_20_Text"><text:s text:c="2"/>git redis-server</text:span></text:p>
            </text:list-item>
          </text:list>
        </text:list-item>
        <text:list-item>
          <text:p text:style-name="P207"><text:span text:style-name="Strong_20_Emphasis">MISP Code Setup</text:span></text:p>
          <text:list>
            <text:list-item>
              <text:p text:style-name="P207">Clone MISP from GitHub:</text:p>
              <text:p text:style-name="P25"><text:soft-page-break/><text:span text:style-name="Source_20_Text">cd /var/www/</text:span></text:p>
              <text:p text:style-name="P25"><text:span text:style-name="Source_20_Text">sudo git clone https://github.com/MISP/MISP.git</text:span></text:p>
              <text:p text:style-name="P25"><text:span text:style-name="Source_20_Text">cd MISP</text:span></text:p>
              <text:p text:style-name="P93"><text:span text:style-name="Source_20_Text">git submodule update --init --recursive</text:span></text:p>
            </text:list-item>
            <text:list-item>
              <text:p text:style-name="P364">Configure <text:span text:style-name="Source_20_Text">config.php</text:span> files in <text:span text:style-name="Source_20_Text">app/Config</text:span>.</text:p>
            </text:list-item>
            <text:list-item>
              <text:p text:style-name="P207">Create a MISP MySQL DB:</text:p>
              <text:p text:style-name="P25"><text:span text:style-name="Source_20_Text">sudo mysql -u root -p</text:span></text:p>
              <text:p text:style-name="P25"><text:span text:style-name="Source_20_Text">CREATE DATABASE misp;</text:span></text:p>
              <text:p text:style-name="P25"><text:span text:style-name="Source_20_Text">CREATE USER 'misp'@'localhost' IDENTIFIED BY 'StrongPass';</text:span></text:p>
              <text:p text:style-name="P25"><text:span text:style-name="Source_20_Text">GRANT ALL PRIVILEGES ON misp.* TO 'misp'@'localhost';</text:span></text:p>
              <text:p text:style-name="P25"><text:span text:style-name="Source_20_Text">FLUSH PRIVILEGES;</text:span></text:p>
              <text:p text:style-name="P93"><text:span text:style-name="Source_20_Text">EXIT;</text:span></text:p>
            </text:list-item>
            <text:list-item>
              <text:p text:style-name="P364">Run any necessary DB migrations (found in MISP docs).</text:p>
            </text:list-item>
          </text:list>
        </text:list-item>
        <text:list-item>
          <text:p text:style-name="P207"><text:span text:style-name="Strong_20_Emphasis">Apache or Nginx Configuration</text:span></text:p>
          <text:list>
            <text:list-item>
              <text:p text:style-name="P364">Place a virtual host config for MISP at <text:span text:style-name="Source_20_Text">/etc/apache2/sites-available/misp.conf</text:span> or <text:span text:style-name="Source_20_Text">/etc/nginx/sites-available/misp.conf</text:span>.</text:p>
            </text:list-item>
            <text:list-item>
              <text:p text:style-name="P364">Point DocumentRoot to <text:span text:style-name="Source_20_Text">/var/www/MISP/app/webroot/</text:span>.</text:p>
            </text:list-item>
            <text:list-item>
              <text:p text:style-name="P364">Enable the site and reload Apache/Nginx.</text:p>
            </text:list-item>
          </text:list>
        </text:list-item>
        <text:list-item>
          <text:p text:style-name="P207"><text:span text:style-name="Strong_20_Emphasis">TLS Certificate</text:span></text:p>
          <text:list>
            <text:list-item>
              <text:p text:style-name="P364">CSR: <text:span text:style-name="Source_20_Text">misp-hive.homelab.lan</text:span>.</text:p>
            </text:list-item>
            <text:list-item>
              <text:p text:style-name="P364">Sign with Intermediate CA.</text:p>
            </text:list-item>
            <text:list-item>
              <text:p text:style-name="P364">Place <text:span text:style-name="Source_20_Text">.crt</text:span> and <text:span text:style-name="Source_20_Text">.key</text:span> in <text:span text:style-name="Source_20_Text">/etc/ssl/certs/</text:span> and <text:span text:style-name="Source_20_Text">/etc/ssl/private/</text:span>.</text:p>
            </text:list-item>
            <text:list-item>
              <text:p text:style-name="P207">Reference them in the Apache/Nginx config for SSL:</text:p>
              <text:p text:style-name="P25"><text:span text:style-name="Source_20_Text">SSLEngine on</text:span></text:p>
              <text:p text:style-name="P25"><text:span text:style-name="Source_20_Text">SSLCertificateFile /etc/ssl/certs/misp.crt</text:span></text:p>
              <text:p text:style-name="P25"><text:span text:style-name="Source_20_Text">SSLCertificateKeyFile /etc/ssl/private/misp.key</text:span></text:p>
              <text:p text:style-name="P93"><text:span text:style-name="Source_20_Text">SSLCertificateChainFile /etc/ssl/certs/ca-chain.crt</text:span></text:p>
            </text:list-item>
          </text:list>
        </text:list-item>
        <text:list-item>
          <text:p text:style-name="P207"><text:span text:style-name="Strong_20_Emphasis">MISP Web UI</text:span></text:p>
          <text:list>
            <text:list-item>
              <text:p text:style-name="P364">Access <text:span text:style-name="Source_20_Text">https://misp-hive.homelab.lan/</text:span>.</text:p>
            </text:list-item>
            <text:list-item>
              <text:p text:style-name="P207">Configure admin accounts, external feeds, taxonomies.</text:p>
            </text:list-item>
          </text:list>
        </text:list-item>
      </text:list>
      <text:p text:style-name="Horizontal_20_Line"/>
      <text:h text:style-name="Heading_20_4" text:outline-level="4">6.3.2 TheHive Installation</text:h>
      <text:list xml:id="list7464720470364590490" text:style-name="L34">
        <text:list-item>
          <text:p text:style-name="P208"><text:span text:style-name="Strong_20_Emphasis">Dependencies</text:span></text:p>
          <text:list>
            <text:list-item>
              <text:p text:style-name="P365">TheHive typically uses <text:span text:style-name="Strong_20_Emphasis">Elasticsearch</text:span> or <text:span text:style-name="Strong_20_Emphasis">OpenSearch</text:span> for data storage.</text:p>
            </text:list-item>
            <text:list-item>
              <text:p text:style-name="P365">For a combined VM, you can install a small single-node ES if usage is light, or point to an external Wazuh Indexer (not always recommended due to different index structures).</text:p>
            </text:list-item>
          </text:list>
        </text:list-item>
        <text:list-item>
          <text:p text:style-name="P208"><text:span text:style-name="Strong_20_Emphasis">Install TheHive</text:span></text:p>
          <text:list>
            <text:list-item>
              <text:p text:style-name="P365">Download TheHive <text:span text:style-name="Source_20_Text">.deb</text:span> from <text:a xlink:type="simple" xlink:href="https://github.com/TheHive-Project/TheHive/releases" office:target-frame-name="_new" xlink:show="replace" text:style-name="Internet_20_link" text:visited-style-name="Visited_20_Internet_20_Link">TheHive releases</text:a> or add the repository if available.</text:p>
            </text:list-item>
            <text:list-item>
              <text:p text:style-name="P208">Example:</text:p>
              <text:p text:style-name="P26"><text:span text:style-name="Source_20_Text">wget https://download.thehive-project.org/thehive4-latest.deb</text:span></text:p>
              <text:p text:style-name="P94"><text:span text:style-name="Source_20_Text">sudo dpkg -i thehive4-latest.deb</text:span></text:p>
            </text:list-item>
            <text:list-item>
              <text:p text:style-name="P365">Check for dependencies or additional steps per TheHive docs.</text:p>
            </text:list-item>
          </text:list>
        </text:list-item>
        <text:list-item>
          <text:p text:style-name="P208"><text:span text:style-name="Strong_20_Emphasis">Configuration</text:span></text:p>
          <text:list>
            <text:list-item>
              <text:p text:style-name="P365">Edit <text:span text:style-name="Source_20_Text">/etc/thehive/application.conf</text:span> to set:</text:p>
              <text:list>
                <text:list-item>
                  <text:p text:style-name="P365"><text:span text:style-name="Source_20_Text">db.janusgraph.storage.hostname</text:span> or <text:span text:style-name="Source_20_Text">db.elastic.host</text:span> if using Elasticsearch.</text:p>
                </text:list-item>
                <text:list-item>
                  <text:p text:style-name="P365"><text:soft-page-break/><text:span text:style-name="Source_20_Text">play.server.pidfile.path</text:span> if needed.</text:p>
                </text:list-item>
                <text:list-item>
                  <text:p text:style-name="P365"><text:span text:style-name="Source_20_Text">auth</text:span> section for admin user.</text:p>
                </text:list-item>
              </text:list>
            </text:list-item>
          </text:list>
        </text:list-item>
        <text:list-item>
          <text:p text:style-name="P208"><text:span text:style-name="Strong_20_Emphasis">TLS Certificate</text:span></text:p>
          <text:list>
            <text:list-item>
              <text:p text:style-name="P365">If TheHive is listening on 0.0.0.0:9000 or via a proxy (Apache/Nginx), ensure the SSL is configured properly.</text:p>
            </text:list-item>
            <text:list-item>
              <text:p text:style-name="P365">If you run TheHive behind the same web server as MISP, you might use a reverse proxy approach.</text:p>
            </text:list-item>
          </text:list>
        </text:list-item>
        <text:list-item>
          <text:p text:style-name="P208"><text:span text:style-name="Strong_20_Emphasis">Start &amp; Validate</text:span></text:p>
          <text:p text:style-name="P26"><text:span text:style-name="Source_20_Text">sudo systemctl start thehive</text:span></text:p>
          <text:p text:style-name="P94"><text:span text:style-name="Source_20_Text">sudo systemctl enable thehive</text:span></text:p>
          <text:list>
            <text:list-item>
              <text:p text:style-name="P208">Access TheHive on port <text:span text:style-name="Strong_20_Emphasis">9000</text:span> or via the configured proxy.</text:p>
            </text:list-item>
          </text:list>
        </text:list-item>
      </text:list>
      <text:p text:style-name="Horizontal_20_Line"/>
      <text:h text:style-name="Heading_20_3" text:outline-level="3">6.3.3.1 VM and System Preparation</text:h>
      <text:list xml:id="list4369780589401998486" text:style-name="L35">
        <text:list-item>
          <text:p text:style-name="P209"><text:span text:style-name="Strong_20_Emphasis">VM Creation</text:span></text:p>
          <text:list>
            <text:list-item>
              <text:p text:style-name="P366">Same Debian 12 VM as MISP and TheHive, or a separate VM if desired.</text:p>
            </text:list-item>
            <text:list-item>
              <text:p text:style-name="P366">If combined with MISP and TheHive, allocate ~4 vCPU, 8–12 GB RAM, ~100 GB disk (Section 6.3).</text:p>
            </text:list-item>
          </text:list>
        </text:list-item>
        <text:list-item>
          <text:p text:style-name="P209"><text:span text:style-name="Strong_20_Emphasis">OS Updates &amp; Dependencies</text:span></text:p>
          <text:list>
            <text:list-item>
              <text:p text:style-name="P209">Ensure the system is up to date:</text:p>
              <text:p text:style-name="P27"><text:span text:style-name="Source_20_Text">sudo apt-get update &amp;&amp; sudo apt-get upgrade -y</text:span></text:p>
              <text:p text:style-name="P95"><text:span text:style-name="Source_20_Text">sudo apt-get install apt-transport-https curl gnupg lsb-release -y</text:span></text:p>
            </text:list-item>
            <text:list-item>
              <text:p text:style-name="P209">Java and Python are commonly required:</text:p>
              <text:p text:style-name="P95"><text:span text:style-name="Source_20_Text">sudo apt-get install default-jre default-jdk python3 python3-pip -y</text:span></text:p>
            </text:list-item>
            <text:list-item>
              <text:p text:style-name="P209">If you plan to use Docker-based analyzers, install Docker as well.</text:p>
            </text:list-item>
          </text:list>
        </text:list-item>
      </text:list>
      <text:h text:style-name="Heading_20_3" text:outline-level="3">6.3.3.2 Installing Cortex</text:h>
      <text:list xml:id="list161824914698640689" text:style-name="L36">
        <text:list-item>
          <text:list>
            <text:list-item>
              <text:p text:style-name="P367">Download the latest <text:span text:style-name="Source_20_Text">.deb</text:span> from <text:a xlink:type="simple" xlink:href="https://github.com/TheHive-Project/Cortex/releases" office:target-frame-name="_new" xlink:show="replace" text:style-name="Internet_20_link" text:visited-style-name="Visited_20_Internet_20_Link">TheHive Project’s Releases</text:a>.</text:p>
            </text:list-item>
            <text:list-item>
              <text:p text:style-name="P210">Example:</text:p>
              <text:p text:style-name="P28"><text:span text:style-name="Source_20_Text">wget https://download.thehive-project.org/cortex-latest.deb</text:span></text:p>
              <text:p text:style-name="P96"><text:span text:style-name="Source_20_Text">sudo dpkg -i cortex-latest.deb</text:span></text:p>
            </text:list-item>
            <text:list-item>
              <text:p text:style-name="P367">This installs the <text:span text:style-name="Source_20_Text">cortex</text:span> service and configuration files under <text:span text:style-name="Source_20_Text">/etc/cortex</text:span>.</text:p>
            </text:list-item>
          </text:list>
        </text:list-item>
      </text:list>
      <text:h text:style-name="Heading_20_3" text:outline-level="3">6.3.3.3 Initial Configuration</text:h>
      <text:list xml:id="list4673723515217401860" text:style-name="L37">
        <text:list-item>
          <text:p text:style-name="P211"><text:span text:style-name="Strong_20_Emphasis">Main Config</text:span> (<text:span text:style-name="Source_20_Text">/etc/cortex/application.conf</text:span>)</text:p>
          <text:list>
            <text:list-item>
              <text:p text:style-name="P211">Key parameters:</text:p>
              <text:p text:style-name="P29"><text:span text:style-name="Source_20_Text">play.http.secret.key="CHANGE_ME"</text:span></text:p>
              <text:p text:style-name="P29"><text:span text:style-name="Source_20_Text"># Generate a secure key (32+ random chars)</text:span></text:p>
              <text:p text:style-name="P29"/>
              <text:p text:style-name="P29"><text:span text:style-name="Source_20_Text">cortex.auth.defaultRoles=["read","analyze","create","manageAnalyzer"]</text:span></text:p>
              <text:p text:style-name="P29"/>
              <text:p text:style-name="P29"><text:span text:style-name="Source_20_Text"># Database config (if using embedded or external DB)</text:span></text:p>
              <text:p text:style-name="P29"><text:span text:style-name="Source_20_Text">db {</text:span></text:p>
              <text:p text:style-name="P29"><text:span text:style-name="Source_20_Text"><text:s text:c="2"/># In many versions, an embedded DB or local ES is used.</text:span></text:p>
              <text:p text:style-name="P29"><text:span text:style-name="Source_20_Text">}</text:span></text:p>
              <text:p text:style-name="P29"/>
              <text:p text:style-name="P29"><text:span text:style-name="Source_20_Text"># Host &amp; Port:</text:span></text:p>
              <text:p text:style-name="P29"><text:soft-page-break/><text:span text:style-name="Source_20_Text">http.address=0.0.0.0</text:span></text:p>
              <text:p text:style-name="P29"><text:span text:style-name="Source_20_Text">http.port=9001 <text:s/># or any free port</text:span></text:p>
              <text:p text:style-name="P29"/>
              <text:p text:style-name="P29"><text:span text:style-name="Source_20_Text"># TLS config if you want direct HTTPS from Cortex</text:span></text:p>
              <text:p text:style-name="P29"><text:span text:style-name="Source_20_Text"># https.port=9002</text:span></text:p>
              <text:p text:style-name="P97"><text:span text:style-name="Source_20_Text"># play.server.https.keyStore.path="/etc/cortex/cortex.keystore"</text:span></text:p>
            </text:list-item>
            <text:list-item>
              <text:p text:style-name="P368">If you plan to run Cortex behind <text:span text:style-name="Strong_20_Emphasis">Nginx/Apache</text:span> or TheHive’s built-in reverse proxy, you might only need the standard HTTP port on 9001 (then let the proxy handle SSL).</text:p>
            </text:list-item>
          </text:list>
        </text:list-item>
        <text:list-item>
          <text:p text:style-name="P211"><text:span text:style-name="Strong_20_Emphasis">Certificates</text:span> (if enabling direct HTTPS in Cortex)</text:p>
          <text:list>
            <text:list-item>
              <text:p text:style-name="P368">Generate or copy the <text:span text:style-name="Source_20_Text">&lt;cortex&gt;.crt</text:span> and <text:span text:style-name="Source_20_Text">&lt;cortex&gt;.key</text:span> from the <text:span text:style-name="Strong_20_Emphasis">Intermediate CA</text:span>.</text:p>
            </text:list-item>
            <text:list-item>
              <text:p text:style-name="P368">Convert them to a Java keystore or reference them in <text:span text:style-name="Source_20_Text">application.conf</text:span>.</text:p>
            </text:list-item>
            <text:list-item>
              <text:p text:style-name="P368">Alternatively, keep Cortex on HTTP behind a reverse proxy that terminates TLS.</text:p>
            </text:list-item>
          </text:list>
        </text:list-item>
        <text:list-item>
          <text:p text:style-name="P211"><text:span text:style-name="Strong_20_Emphasis">Directory for Analyzers</text:span></text:p>
          <text:list>
            <text:list-item>
              <text:p text:style-name="P368">Typically <text:span text:style-name="Source_20_Text">/opt/Cortex-Analyzers</text:span> or <text:span text:style-name="Source_20_Text">/opt/cortex/analyzers</text:span>.</text:p>
            </text:list-item>
            <text:list-item>
              <text:p text:style-name="P211">Each analyzer has a JSON config file storing API keys or settings.</text:p>
            </text:list-item>
          </text:list>
        </text:list-item>
      </text:list>
      <text:h text:style-name="Heading_20_3" text:outline-level="3">6.3.3.4 Analyzers and Responders</text:h>
      <text:list xml:id="list2992634754714367188" text:style-name="L38">
        <text:list-item>
          <text:p text:style-name="P212"><text:span text:style-name="Strong_20_Emphasis">Install Official Analyzers</text:span></text:p>
          <text:list>
            <text:list-item>
              <text:p text:style-name="P212">Clone the <text:a xlink:type="simple" xlink:href="https://github.com/TheHive-Project/Cortex-Analyzers" office:target-frame-name="_new" xlink:show="replace" text:style-name="Internet_20_link" text:visited-style-name="Visited_20_Internet_20_Link">Cortex-Analyzers repository</text:a>:</text:p>
              <text:p text:style-name="P30"><text:span text:style-name="Source_20_Text">cd /opt</text:span></text:p>
              <text:p text:style-name="P30"><text:span text:style-name="Source_20_Text">sudo git clone https://github.com/TheHive-Project/Cortex-Analyzers.git</text:span></text:p>
              <text:p text:style-name="P98"><text:span text:style-name="Source_20_Text">sudo chown -R cortex:cortex Cortex-Analyzers</text:span></text:p>
            </text:list-item>
            <text:list-item>
              <text:p text:style-name="P369">This repository includes analyzers (e.g., VirusTotal, Urlscan, HybridAnalysis) and responders (automated actions).</text:p>
            </text:list-item>
          </text:list>
        </text:list-item>
        <text:list-item>
          <text:p text:style-name="P212"><text:span text:style-name="Strong_20_Emphasis">Configure Analyzer Credentials</text:span></text:p>
          <text:list>
            <text:list-item>
              <text:p text:style-name="P212">Within <text:span text:style-name="Source_20_Text">Cortex-Analyzers/analyzers/&lt;analyzer&gt;/analyzer.json</text:span>, fill in the API keys. For example, <text:span text:style-name="Source_20_Text">VirusTotal_Analyzer.json</text:span>:</text:p>
              <text:p text:style-name="P30"><text:span text:style-name="Source_20_Text">{</text:span></text:p>
              <text:p text:style-name="P30"><text:span text:style-name="Source_20_Text"><text:s text:c="2"/>"name": "VirusTotal_Analyzer",</text:span></text:p>
              <text:p text:style-name="P30"><text:span text:style-name="Source_20_Text"><text:s text:c="2"/>"url": "https://www.virustotal.com/vtapi/v2/",</text:span></text:p>
              <text:p text:style-name="P30"><text:span text:style-name="Source_20_Text"><text:s text:c="2"/>"key": "the_VT_API_KEY",</text:span></text:p>
              <text:p text:style-name="P30"><text:span text:style-name="Source_20_Text"><text:s text:c="2"/>...</text:span></text:p>
              <text:p text:style-name="P98"><text:span text:style-name="Source_20_Text">}</text:span></text:p>
            </text:list-item>
            <text:list-item>
              <text:p text:style-name="P369">Some analyzers may require environment variables or specialized Python dependencies.</text:p>
            </text:list-item>
            <text:list-item>
              <text:p text:style-name="P369">Use Python <text:span text:style-name="Source_20_Text">pip</text:span> to install required modules if needed (e.g., <text:span text:style-name="Source_20_Text">pip3 install -r requirements.txt</text:span>).</text:p>
            </text:list-item>
          </text:list>
        </text:list-item>
        <text:list-item>
          <text:p text:style-name="P212"><text:span text:style-name="Strong_20_Emphasis">Analyzer Registration</text:span></text:p>
          <text:list>
            <text:list-item>
              <text:p text:style-name="P369">In many recent Cortex versions, analyzers are automatically discovered if placed in the correct directory.</text:p>
            </text:list-item>
            <text:list-item>
              <text:p text:style-name="P212">Alternatively, use the command:</text:p>
              <text:p text:style-name="P30"><text:span text:style-name="Source_20_Text">sudo -u cortex /usr/share/cortex/bin/cortexcli list-analyzers</text:span></text:p>
              <text:p text:style-name="P98"><text:span text:style-name="Source_20_Text">sudo -u cortex /usr/share/cortex/bin/cortexcli enable &lt;analyzer-name&gt;</text:span></text:p>
            </text:list-item>
            <text:list-item>
              <text:p text:style-name="P369">Adjust as per the installation path.</text:p>
            </text:list-item>
          </text:list>
        </text:list-item>
        <text:list-item>
          <text:p text:style-name="P212"><text:span text:style-name="Strong_20_Emphasis">Start &amp; Validate</text:span></text:p>
          <text:p text:style-name="P30"><text:span text:style-name="Source_20_Text">sudo systemctl enable cortex</text:span></text:p>
          <text:p text:style-name="P98"><text:span text:style-name="Source_20_Text">sudo systemctl start cortex</text:span></text:p>
          <text:list>
            <text:list-item>
              <text:p text:style-name="P369"><text:soft-page-break/>Check logs at <text:span text:style-name="Source_20_Text">/var/log/cortex/application.log</text:span> or similar location.</text:p>
            </text:list-item>
            <text:list-item>
              <text:p text:style-name="P369">Access <text:span text:style-name="Source_20_Text">http://&lt;IP or FQDN&gt;:9001/</text:span> (or HTTPS if configured) to see the Cortex web interface.</text:p>
            </text:list-item>
            <text:list-item>
              <text:p text:style-name="P212">You’ll be prompted to create an <text:span text:style-name="Strong_20_Emphasis">admin</text:span> user and an <text:span text:style-name="Strong_20_Emphasis">API key</text:span> for TheHive.</text:p>
            </text:list-item>
          </text:list>
        </text:list-item>
      </text:list>
      <text:h text:style-name="Heading_20_3" text:outline-level="3">6.3.3.5 Testing Cortex Analyzers</text:h>
      <text:list xml:id="list4158087334840816509" text:style-name="L39">
        <text:list-item>
          <text:p text:style-name="P370"><text:span text:style-name="Strong_20_Emphasis">Web UI</text:span>: Log in with admin credentials.</text:p>
        </text:list-item>
        <text:list-item>
          <text:p text:style-name="P370"><text:span text:style-name="Strong_20_Emphasis">Analyzers List</text:span>: Confirm the analyzers are listed and enabled.</text:p>
        </text:list-item>
        <text:list-item>
          <text:p text:style-name="P213"><text:span text:style-name="Strong_20_Emphasis">Test</text:span>: Provide a sample IP or hash to see if the analyzer returns expected results.</text:p>
        </text:list-item>
      </text:list>
      <text:p text:style-name="Horizontal_20_Line"/>
      <text:h text:style-name="Heading_20_2" text:outline-level="2">6.3.4 Integration Steps (MISP, TheHive, and Cortex)</text:h>
      <text:p text:style-name="Text_20_body">In a typical deployment:</text:p>
      <text:list xml:id="list3774042833115401609" text:style-name="L40">
        <text:list-item>
          <text:p text:style-name="P371"><text:span text:style-name="Strong_20_Emphasis">MISP</text:span>: Collects and shares threat intelligence (indicators of compromise).</text:p>
        </text:list-item>
        <text:list-item>
          <text:p text:style-name="P371"><text:span text:style-name="Strong_20_Emphasis">TheHive</text:span>: Consumes these IoCs, tracks incidents/cases, and coordinates response.</text:p>
        </text:list-item>
        <text:list-item>
          <text:p text:style-name="P214"><text:span text:style-name="Strong_20_Emphasis">Cortex</text:span>: Enriches IoCs or performs automated response actions at TheHive’s request.</text:p>
        </text:list-item>
      </text:list>
      <text:p text:style-name="Text_20_body">Below are <text:span text:style-name="Strong_20_Emphasis">detailed steps</text:span> to integrate each component.</text:p>
      <text:h text:style-name="Heading_20_3" text:outline-level="3">6.3.4.1 MISP ↔ TheHive</text:h>
      <text:list xml:id="list4909883242156261610" text:style-name="L41">
        <text:list-item>
          <text:p text:style-name="P215"><text:span text:style-name="Strong_20_Emphasis">Create MISP User for TheHive</text:span></text:p>
          <text:list>
            <text:list-item>
              <text:p text:style-name="P372">In MISP, go to <text:span text:style-name="Strong_20_Emphasis">Administration</text:span> → <text:span text:style-name="Strong_20_Emphasis">List Users</text:span> → <text:span text:style-name="Strong_20_Emphasis">Add User</text:span>.</text:p>
            </text:list-item>
            <text:list-item>
              <text:p text:style-name="P372">Give it <text:span text:style-name="Strong_20_Emphasis">authkey</text:span> or <text:span text:style-name="Strong_20_Emphasis">API key</text:span> permissions for reading/pushing events as needed.</text:p>
            </text:list-item>
          </text:list>
        </text:list-item>
        <text:list-item>
          <text:p text:style-name="P215"><text:span text:style-name="Strong_20_Emphasis">Configure MISP Server in TheHive</text:span></text:p>
          <text:list>
            <text:list-item>
              <text:p text:style-name="P372"><text:span text:style-name="Strong_20_Emphasis">Method A</text:span>: TheHive Web UI</text:p>
              <text:list>
                <text:list-item>
                  <text:p text:style-name="P372">Log in as an admin user.</text:p>
                </text:list-item>
                <text:list-item>
                  <text:p text:style-name="P372">Go to <text:span text:style-name="Strong_20_Emphasis">Admin</text:span> → <text:span text:style-name="Strong_20_Emphasis">Servers</text:span> or <text:span text:style-name="Strong_20_Emphasis">Integrations</text:span> (depends on TheHive version).</text:p>
                </text:list-item>
                <text:list-item>
                  <text:p text:style-name="P372">Click <text:span text:style-name="Strong_20_Emphasis">Add Server</text:span> → <text:span text:style-name="Strong_20_Emphasis">MISP</text:span>.</text:p>
                </text:list-item>
                <text:list-item>
                  <text:p text:style-name="P372">Enter the base URL (e.g., <text:span text:style-name="Source_20_Text">https://misp-hive.homelab.lan</text:span>), the <text:span text:style-name="Strong_20_Emphasis">API key</text:span> from MISP, and check <text:span text:style-name="Strong_20_Emphasis">verify SSL</text:span> if the certificates are valid.</text:p>
                </text:list-item>
              </text:list>
            </text:list-item>
            <text:list-item>
              <text:p text:style-name="P215"><text:span text:style-name="Strong_20_Emphasis">Method B</text:span>: Config File (<text:span text:style-name="Source_20_Text">/etc/thehive/application.conf</text:span>)</text:p>
              <text:p text:style-name="P31"><text:span text:style-name="Source_20_Text">misp {</text:span></text:p>
              <text:p text:style-name="P31"><text:span text:style-name="Source_20_Text"><text:s text:c="2"/>"misp-homelab" {</text:span></text:p>
              <text:p text:style-name="P31"><text:span text:style-name="Source_20_Text"><text:s text:c="4"/>url = "https://misp-hive.homelab.lan"</text:span></text:p>
              <text:p text:style-name="P31"><text:span text:style-name="Source_20_Text"><text:s text:c="4"/>key = "API_KEY_FROM_MISP"</text:span></text:p>
              <text:p text:style-name="P31"><text:span text:style-name="Source_20_Text"><text:s text:c="4"/>checkSSL = true</text:span></text:p>
              <text:p text:style-name="P31"><text:span text:style-name="Source_20_Text"><text:s text:c="2"/>}</text:span></text:p>
              <text:p text:style-name="P99"><text:span text:style-name="Source_20_Text">}</text:span></text:p>
            </text:list-item>
          </text:list>
        </text:list-item>
        <text:list-item>
          <text:p text:style-name="P215"><text:span text:style-name="Strong_20_Emphasis">Test Connection</text:span></text:p>
          <text:list>
            <text:list-item>
              <text:p text:style-name="P372">TheHive will attempt to connect to MISP.</text:p>
            </text:list-item>
            <text:list-item>
              <text:p text:style-name="P372">If successful, you can <text:span text:style-name="Strong_20_Emphasis">import events</text:span> from MISP or <text:span text:style-name="Strong_20_Emphasis">push observables</text:span> to MISP from TheHive.</text:p>
            </text:list-item>
          </text:list>
        </text:list-item>
        <text:list-item>
          <text:p text:style-name="P215"><text:span text:style-name="Strong_20_Emphasis">Usage</text:span></text:p>
          <text:list>
            <text:list-item>
              <text:p text:style-name="P372">In TheHive, you can <text:span text:style-name="Strong_20_Emphasis">browse MISP events</text:span> or <text:span text:style-name="Strong_20_Emphasis">pull them</text:span> into TheHive as cases.</text:p>
            </text:list-item>
            <text:list-item>
              <text:p text:style-name="P215">When investigating a case in TheHive, you can <text:span text:style-name="Strong_20_Emphasis">push</text:span> newly found IoCs to MISP for community sharing.</text:p>
            </text:list-item>
          </text:list>
        </text:list-item>
      </text:list>
      <text:h text:style-name="Heading_20_3" text:outline-level="3"><text:soft-page-break/>6.3.4.2 TheHive ↔ Cortex</text:h>
      <text:list xml:id="list7428795702583538144" text:style-name="L42">
        <text:list-item>
          <text:p text:style-name="P216"><text:span text:style-name="Strong_20_Emphasis">Create an Admin User / API Key in Cortex</text:span></text:p>
          <text:list>
            <text:list-item>
              <text:p text:style-name="P373">Log in to Cortex web UI.</text:p>
            </text:list-item>
            <text:list-item>
              <text:p text:style-name="P373">Under <text:span text:style-name="Strong_20_Emphasis">Organization</text:span> or <text:span text:style-name="Strong_20_Emphasis">Users</text:span> (depending on version), create a user with <text:span text:style-name="Strong_20_Emphasis">admin</text:span> or <text:span text:style-name="Strong_20_Emphasis">analyze</text:span> privileges.</text:p>
            </text:list-item>
            <text:list-item>
              <text:p text:style-name="P373">Generate an <text:span text:style-name="Strong_20_Emphasis">API key</text:span>.</text:p>
            </text:list-item>
          </text:list>
        </text:list-item>
        <text:list-item>
          <text:p text:style-name="P216"><text:span text:style-name="Strong_20_Emphasis">Register Cortex in TheHive</text:span></text:p>
          <text:list>
            <text:list-item>
              <text:p text:style-name="P373"><text:span text:style-name="Strong_20_Emphasis">Method A</text:span>: TheHive UI</text:p>
              <text:list>
                <text:list-item>
                  <text:p text:style-name="P373">Go to <text:span text:style-name="Strong_20_Emphasis">Admin</text:span> → <text:span text:style-name="Strong_20_Emphasis">Cortex</text:span> → <text:span text:style-name="Strong_20_Emphasis">Add Cortex Server</text:span>.</text:p>
                </text:list-item>
                <text:list-item>
                  <text:p text:style-name="P373">Provide:</text:p>
                  <text:list>
                    <text:list-item>
                      <text:p text:style-name="P373"><text:span text:style-name="Strong_20_Emphasis">URL</text:span>: <text:span text:style-name="Source_20_Text">http://&lt;IP or FQDN&gt;:9001/</text:span> (or HTTPS if configured)</text:p>
                    </text:list-item>
                    <text:list-item>
                      <text:p text:style-name="P373"><text:span text:style-name="Strong_20_Emphasis">API Key</text:span>: from Cortex</text:p>
                    </text:list-item>
                    <text:list-item>
                      <text:p text:style-name="P373">SSL verification if using TLS.</text:p>
                    </text:list-item>
                  </text:list>
                </text:list-item>
                <text:list-item>
                  <text:p text:style-name="P373">Optionally enable <text:span text:style-name="Strong_20_Emphasis">auto-analyzers</text:span> or default analyzers.</text:p>
                </text:list-item>
              </text:list>
            </text:list-item>
            <text:list-item>
              <text:p text:style-name="P216"><text:span text:style-name="Strong_20_Emphasis">Method B</text:span>: <text:span text:style-name="Source_20_Text">/etc/thehive/application.conf</text:span></text:p>
              <text:p text:style-name="P32"><text:span text:style-name="Source_20_Text">cortex {</text:span></text:p>
              <text:p text:style-name="P32"><text:span text:style-name="Source_20_Text"><text:s text:c="2"/>servers = [</text:span></text:p>
              <text:p text:style-name="P32"><text:span text:style-name="Source_20_Text"><text:s text:c="4"/>{</text:span></text:p>
              <text:p text:style-name="P32"><text:span text:style-name="Source_20_Text"><text:s text:c="6"/>name = "CortexProd"</text:span></text:p>
              <text:p text:style-name="P32"><text:span text:style-name="Source_20_Text"><text:s text:c="6"/>url = "http://cortex.homelab.lan:9001"</text:span></text:p>
              <text:p text:style-name="P32"><text:span text:style-name="Source_20_Text"><text:s text:c="6"/>key = "API_KEY_FROM_CORTEX"</text:span></text:p>
              <text:p text:style-name="P32"><text:span text:style-name="Source_20_Text"><text:s text:c="6"/># ...</text:span></text:p>
              <text:p text:style-name="P32"><text:span text:style-name="Source_20_Text"><text:s text:c="4"/>}</text:span></text:p>
              <text:p text:style-name="P32"><text:span text:style-name="Source_20_Text"><text:s text:c="2"/>]</text:span></text:p>
              <text:p text:style-name="P100"><text:span text:style-name="Source_20_Text">}</text:span></text:p>
            </text:list-item>
          </text:list>
        </text:list-item>
        <text:list-item>
          <text:p text:style-name="P216"><text:span text:style-name="Strong_20_Emphasis">Enable Analyzers in TheHive</text:span></text:p>
          <text:list>
            <text:list-item>
              <text:p text:style-name="P373">TheHive can query Cortex for available analyzers.</text:p>
            </text:list-item>
            <text:list-item>
              <text:p text:style-name="P373">You might specify which analyzers to allow by default or manually select them in TheHive’s UI.</text:p>
            </text:list-item>
          </text:list>
        </text:list-item>
        <text:list-item>
          <text:p text:style-name="P216"><text:span text:style-name="Strong_20_Emphasis">Testing</text:span></text:p>
          <text:list>
            <text:list-item>
              <text:p text:style-name="P373">In TheHive, open or create a case.</text:p>
            </text:list-item>
            <text:list-item>
              <text:p text:style-name="P373">Add an <text:span text:style-name="Strong_20_Emphasis">observable</text:span> (e.g., an IP address).</text:p>
            </text:list-item>
            <text:list-item>
              <text:p text:style-name="P373">Click <text:span text:style-name="Strong_20_Emphasis">Analyze</text:span> → select an analyzer (like VirusTotal).</text:p>
            </text:list-item>
            <text:list-item>
              <text:p text:style-name="P373">Check the <text:span text:style-name="Strong_20_Emphasis">Jobs</text:span> or <text:span text:style-name="Strong_20_Emphasis">Tasks</text:span> tab for the analysis result.</text:p>
            </text:list-item>
            <text:list-item>
              <text:p text:style-name="P216">Confirm the result is returned from Cortex, e.g., detection ratio for a file hash, etc.</text:p>
            </text:list-item>
          </text:list>
        </text:list-item>
      </text:list>
      <text:h text:style-name="Heading_20_3" text:outline-level="3">6.3.4.3 MISP ↔ Cortex (Optional)</text:h>
      <text:p text:style-name="Text_20_body">Some advanced setups also integrate MISP directly with Cortex analyzers for specialized modules. Typically, TheHive is the main consumer of Cortex, but you can:</text:p>
      <text:list xml:id="list5793190185694100858" text:style-name="L43">
        <text:list-item>
          <text:p text:style-name="P374">Configure MISP modules that call Cortex analyzers for enrichment.</text:p>
        </text:list-item>
        <text:list-item>
          <text:p text:style-name="P217">Or have MISP push certain IoCs directly to analyzers.</text:p>
        </text:list-item>
      </text:list>
      <text:p text:style-name="Text_20_body">This is less common in a standard setup, but the possibility exists.</text:p>
      <text:h text:style-name="Heading_20_3" text:outline-level="3">6.3.4.4 Use Cases &amp; Workflows</text:h>
      <text:list xml:id="list6852376370890491982" text:style-name="L44">
        <text:list-item>
          <text:p text:style-name="P218"><text:span text:style-name="Strong_20_Emphasis">Threat Intel to Incident</text:span></text:p>
          <text:list>
            <text:list-item>
              <text:p text:style-name="P375">MISP receives IoCs from external feeds or community sharing.</text:p>
            </text:list-item>
            <text:list-item>
              <text:p text:style-name="P375">TheHive periodically <text:span text:style-name="Strong_20_Emphasis">pulls</text:span> these IoCs, checks if they match existing observables, or automatically creates new cases.</text:p>
            </text:list-item>
            <text:list-item>
              <text:p text:style-name="P375"><text:soft-page-break/>Analysts investigate in TheHive.</text:p>
            </text:list-item>
          </text:list>
        </text:list-item>
        <text:list-item>
          <text:p text:style-name="P218"><text:span text:style-name="Strong_20_Emphasis">IOC Enrichment</text:span></text:p>
          <text:list>
            <text:list-item>
              <text:p text:style-name="P375">In TheHive, an analyst sees suspicious IP addresses or file hashes.</text:p>
            </text:list-item>
            <text:list-item>
              <text:p text:style-name="P375">TheHive calls <text:span text:style-name="Strong_20_Emphasis">Cortex</text:span> analyzers (e.g., VirusTotal, HybridAnalysis) for quick reputation checks, AV detection rates, etc.</text:p>
            </text:list-item>
            <text:list-item>
              <text:p text:style-name="P375">The results are attached to the case timeline.</text:p>
            </text:list-item>
          </text:list>
        </text:list-item>
        <text:list-item>
          <text:p text:style-name="P218"><text:span text:style-name="Strong_20_Emphasis">Incident to MISP</text:span></text:p>
          <text:list>
            <text:list-item>
              <text:p text:style-name="P375">Once an incident is confirmed, new IoCs discovered by TheHive can be <text:span text:style-name="Strong_20_Emphasis">pushed</text:span> back into MISP to share with the threat intel community (or the own environment).</text:p>
            </text:list-item>
          </text:list>
        </text:list-item>
        <text:list-item>
          <text:p text:style-name="P218"><text:span text:style-name="Strong_20_Emphasis">Responders</text:span> (Cortex Responders)</text:p>
          <text:list>
            <text:list-item>
              <text:p text:style-name="P375">In addition to analyzers, Cortex can run <text:span text:style-name="Strong_20_Emphasis">responders</text:span> (scripts that take action), e.g., block an IP on a firewall, or force a user account reset.</text:p>
            </text:list-item>
            <text:list-item>
              <text:p text:style-name="P218">This can automate parts of the incident response workflow.</text:p>
            </text:list-item>
          </text:list>
        </text:list-item>
      </text:list>
      <text:p text:style-name="Text_20_body"/>
      <text:p text:style-name="Text_20_body"/>
      <text:p text:style-name="Horizontal_20_Line"/>
      <text:h text:style-name="Heading_20_2" text:outline-level="2">7. Network Flow &amp; TLS Handshake</text:h>
      <text:h text:style-name="Heading_20_3" text:outline-level="3">7.1 pfSense → Load Balancers → Kubernetes / Services</text:h>
      <text:list xml:id="list3342925069866836506" text:style-name="L45">
        <text:list-item>
          <text:p text:style-name="P219"><text:span text:style-name="Strong_20_Emphasis">pfSense</text:span></text:p>
          <text:list>
            <text:list-item>
              <text:p text:style-name="P376">Suricata/pfBlocker logs go to Wazuh Manager via syslog.</text:p>
            </text:list-item>
            <text:list-item>
              <text:p text:style-name="P376">If offloading SSL on pfSense, import the Root/Intermediate certs under <text:span text:style-name="Strong_20_Emphasis">System → Cert Manager → CAs</text:span>.</text:p>
            </text:list-item>
            <text:list-item>
              <text:p text:style-name="P376">If it’s only passing traffic, it may not do SSL termination.</text:p>
            </text:list-item>
          </text:list>
        </text:list-item>
        <text:list-item>
          <text:p text:style-name="P219"><text:span text:style-name="Strong_20_Emphasis">Load Balancers</text:span> (HAProxy / Keepalived)</text:p>
          <text:list>
            <text:list-item>
              <text:p text:style-name="P376">Create a <text:span text:style-name="Strong_20_Emphasis">frontend</text:span> in HAProxy that terminates SSL or passes it through.</text:p>
            </text:list-item>
            <text:list-item>
              <text:p text:style-name="P376">For <text:span text:style-name="Strong_20_Emphasis">termination</text:span>: use the server cert (signed by the intermediate CA) in the HAProxy config, plus the chain.</text:p>
            </text:list-item>
            <text:list-item>
              <text:p text:style-name="P376">For <text:span text:style-name="Strong_20_Emphasis">pass-through</text:span>: the LB passes the TLS handshake to the backend (Kubernetes Ingress or the SIEM VM).</text:p>
            </text:list-item>
          </text:list>
        </text:list-item>
        <text:list-item>
          <text:p text:style-name="P219"><text:span text:style-name="Strong_20_Emphasis">Kubernetes</text:span></text:p>
          <text:list>
            <text:list-item>
              <text:p text:style-name="P376">TRAEFIK or NGINX will be the <text:span text:style-name="Strong_20_Emphasis">Ingress Controller</text:span> that handles TLS termination.</text:p>
            </text:list-item>
            <text:list-item>
              <text:p text:style-name="P376">That Ingress Controller needs a cert signed by the intermediate CA for internal CA-based TLS.</text:p>
            </text:list-item>
            <text:list-item>
              <text:p text:style-name="P219">Use Cloudflare’s Origin cert approach for external traffic.</text:p>
            </text:list-item>
          </text:list>
        </text:list-item>
      </text:list>
      <text:h text:style-name="Heading_20_3" text:outline-level="3">7.2 Certificates in a Multi-Hop Environment</text:h>
      <text:list xml:id="list584286537516701414" text:style-name="L46">
        <text:list-item>
          <text:p text:style-name="P377">If <text:span text:style-name="Strong_20_Emphasis">pfSense</text:span> → <text:span text:style-name="Strong_20_Emphasis">Load Balancer</text:span> is an <text:span text:style-name="Strong_20_Emphasis">encrypted</text:span> hop, there will be a cert on the LB.</text:p>
        </text:list-item>
        <text:list-item>
          <text:p text:style-name="P377">Then <text:span text:style-name="Strong_20_Emphasis">Load Balancer</text:span> → <text:span text:style-name="Strong_20_Emphasis">Kubernetes</text:span> can be <text:span text:style-name="Strong_20_Emphasis">encrypted</text:span> again, with a separate cert on the K8s Ingress.</text:p>
        </text:list-item>
        <text:list-item>
          <text:p text:style-name="P220">All parties must trust the Root/Intermediate CA. You must install the CA chain on each device if they need to validate upstream connections.</text:p>
        </text:list-item>
      </text:list>
      <text:p text:style-name="Text_20_body"><text:span text:style-name="Strong_20_Emphasis">Common Pitfalls</text:span>:</text:p>
      <text:list xml:id="list3630976179927206900" text:style-name="L47">
        <text:list-item>
          <text:p text:style-name="P378">If the LB is set to “SSL offload,” it must present a valid certificate, and the backend can be HTTP or HTTPS.</text:p>
        </text:list-item>
        <text:list-item>
          <text:p text:style-name="P378">If you do “SSL pass-through,” the LB does not decrypt the traffic; the backend must have the correct certificate.</text:p>
        </text:list-item>
        <text:list-item>
          <text:p text:style-name="P221"><text:soft-page-break/>Each leg of the connection must be properly configured with correct FQDNs for SNI/hostname verification to succeed.</text:p>
        </text:list-item>
      </text:list>
      <text:p text:style-name="Horizontal_20_Line"/>
      <text:h text:style-name="Heading_20_2" text:outline-level="2">8. Expanding to Cloudflare</text:h>
      <text:p text:style-name="Text_20_body">When exposing services to the public:</text:p>
      <text:list xml:id="list4560784831831877637" text:style-name="L48">
        <text:list-item>
          <text:p text:style-name="P222"><text:span text:style-name="Strong_20_Emphasis">DNS</text:span></text:p>
          <text:list>
            <text:list-item>
              <text:p text:style-name="P379">You have a Cloudflare-managed domain (e.g., <text:span text:style-name="Source_20_Text">mydomain.com</text:span>).</text:p>
            </text:list-item>
            <text:list-item>
              <text:p text:style-name="P379">For internal usage, you might have <text:span text:style-name="Source_20_Text">*.homelab.lan</text:span>. For external usage, you might create subdomains in Cloudflare (e.g., <text:span text:style-name="Source_20_Text">k8s.mydomain.com</text:span>).</text:p>
            </text:list-item>
          </text:list>
        </text:list-item>
        <text:list-item>
          <text:p text:style-name="P222"><text:span text:style-name="Strong_20_Emphasis">Cloudflare Proxy</text:span></text:p>
          <text:list>
            <text:list-item>
              <text:p text:style-name="P379"><text:span text:style-name="Strong_20_Emphasis">Option 1</text:span>: Use Cloudflare’s “orange cloud” proxy.</text:p>
              <text:list>
                <text:list-item>
                  <text:p text:style-name="P379">Cloudflare terminates TLS at their edge.</text:p>
                </text:list-item>
                <text:list-item>
                  <text:p text:style-name="P379">Then Cloudflare re-encrypts or unencrypted to the origin server.</text:p>
                </text:list-item>
                <text:list-item>
                  <text:p text:style-name="P379">You can use a Cloudflare Origin Certificate or the internal CA cert.</text:p>
                </text:list-item>
              </text:list>
            </text:list-item>
            <text:list-item>
              <text:p text:style-name="P379"><text:span text:style-name="Strong_20_Emphasis">Option 2</text:span>: Pass-through (grey cloud).</text:p>
              <text:list>
                <text:list-item>
                  <text:p text:style-name="P379">Cloudflare acts as DNS only, not as an SSL proxy.</text:p>
                </text:list-item>
                <text:list-item>
                  <text:p text:style-name="P379">The client goes directly to the IP, requiring the server’s publicly trusted cert (e.g., Let’s Encrypt).</text:p>
                </text:list-item>
              </text:list>
            </text:list-item>
          </text:list>
        </text:list-item>
        <text:list-item>
          <text:p text:style-name="P222"><text:span text:style-name="Strong_20_Emphasis">Certificate Scenarios</text:span></text:p>
          <text:list>
            <text:list-item>
              <text:p text:style-name="P379"><text:span text:style-name="Strong_20_Emphasis">Cloudflare Origin CA</text:span>: Cloudflare issues you a private certificate. Install that on the LB or Ingress. Cloudflare trusts it automatically.</text:p>
            </text:list-item>
            <text:list-item>
              <text:p text:style-name="P379"><text:span text:style-name="Strong_20_Emphasis">the Internal CA</text:span>: You can import the internal CA into Cloudflare if you want, but typically that’s not supported for “orange cloud.”</text:p>
            </text:list-item>
            <text:list-item>
              <text:p text:style-name="P379"><text:span text:style-name="Strong_20_Emphasis">Let’s Encrypt</text:span>: Another route is having the K8s Ingress or LB use Let’s Encrypt for public endpoints.</text:p>
            </text:list-item>
            <text:list-item>
              <text:p text:style-name="P379">Internally, you still use the Root + Intermediate CA for private traffic.</text:p>
            </text:list-item>
          </text:list>
        </text:list-item>
        <text:list-item>
          <text:p text:style-name="P222"><text:span text:style-name="Strong_20_Emphasis">Future Flow</text:span>:</text:p>
          <text:list>
            <text:list-item>
              <text:p text:style-name="P379">External client → Cloudflare (TLS) → (Re-encryption or pass-through) → pfSense → LB → K8s Ingress.</text:p>
            </text:list-item>
            <text:list-item>
              <text:p text:style-name="P222">Each handshake may involve separate certificates. Cloudflare proxies are typically issued by Cloudflare’s public CA.</text:p>
            </text:list-item>
          </text:list>
        </text:list-item>
      </text:list>
      <text:p text:style-name="Horizontal_20_Line"/>
      <text:h text:style-name="Heading_20_3" text:outline-level="3"><text:span text:style-name="Strong_20_Emphasis">Step 9: Kubernetes Certificate Management and Integration</text:span></text:h>
      <text:h text:style-name="Heading_20_4" text:outline-level="4"><text:span text:style-name="Strong_20_Emphasis">9.1.1 Prerequisites and Environment Preparation</text:span></text:h>
      <text:p text:style-name="Text_20_body">Before initializing the Kubernetes cluster, ensure the following prerequisites are met:</text:p>
      <text:list xml:id="list7558452052734429919" text:style-name="L175">
        <text:list-item>
          <text:p text:style-name="P330">The intermediate CA is operational and accessible for certificate issuance.</text:p>
        </text:list-item>
        <text:list-item>
          <text:p text:style-name="P330">OpenSSL is installed on the Intermediate CA and optionally on the Kubernetes nodes for validation purposes.</text:p>
        </text:list-item>
        <text:list-item>
          <text:p text:style-name="P330">The CRL distribution server (Nginx) is set up and operational as per step 3.1.3.</text:p>
        </text:list-item>
        <text:list-item>
          <text:p text:style-name="P330">The load balancers are configured with a Virtual IP (VIP) for the control plane endpoint.</text:p>
        </text:list-item>
      </text:list>
      <text:h text:style-name="Heading_20_4" text:outline-level="4"><text:span text:style-name="Strong_20_Emphasis">9.1.2 Generating and Signing Kubernetes Cluster Certificates</text:span></text:h>
      <text:p text:style-name="Text_20_body">To enhance security, integrate the existing PKI infrastructure by using certificates signed by the Online Intermediate <text:soft-page-break/>CA for Kubernetes cluster components. This ensures all communications within the cluster are trusted and secure.</text:p>
      <text:h text:style-name="Heading_20_5" text:outline-level="5"><text:span text:style-name="Strong_20_Emphasis">Step 1: Generate Certificate Signing Requests (CSRs) for Kubernetes Components</text:span></text:h>
      <text:p text:style-name="Text_20_body">Each Kubernetes node requires unique certificates for its components (e.g., API server, kubelet, etcd). The OpenSSL configuration files should be created on the <text:span text:style-name="Strong_20_Emphasis">specific node</text:span> where the private keys and CSRs are generated.</text:p>
      <text:list xml:id="list4143323850272061395" text:style-name="L176">
        <text:list-item>
          <text:p text:style-name="P331"><text:span text:style-name="Strong_20_Emphasis">Location</text:span>: <text:span text:style-name="Source_20_Text">/etc/kubernetes/pki/configs/</text:span></text:p>
        </text:list-item>
        <text:list-item>
          <text:p text:style-name="P331"><text:span text:style-name="Strong_20_Emphasis">Filename</text:span>: <text:span text:style-name="Source_20_Text">{component_name}.cnf</text:span> (e.g., <text:span text:style-name="Source_20_Text">apiserver.cnf</text:span>, <text:span text:style-name="Source_20_Text">kubelet.cnf</text:span>, <text:span text:style-name="Source_20_Text">etcd.cnf</text:span>, <text:span text:style-name="Source_20_Text">kubectl.cnf</text:span>)</text:p>
        </text:list-item>
      </text:list>
      <text:p text:style-name="Text_20_body">Example OpenSSL configuration for the API server:</text:p>
      <text:p text:style-name="Preformatted_20_Text"><text:span text:style-name="Source_20_Text">[ req ]</text:span></text:p>
      <text:p text:style-name="Preformatted_20_Text"><text:span text:style-name="Source_20_Text">default_bits <text:s/>= 4096</text:span></text:p>
      <text:p text:style-name="Preformatted_20_Text"><text:span text:style-name="Source_20_Text">prompt <text:s text:c="7"/>= no</text:span></text:p>
      <text:p text:style-name="Preformatted_20_Text"><text:span text:style-name="Source_20_Text">default_md <text:s text:c="3"/>= sha256</text:span></text:p>
      <text:p text:style-name="Preformatted_20_Text"><text:span text:style-name="Source_20_Text">req_extensions = req_ext</text:span></text:p>
      <text:p text:style-name="Preformatted_20_Text"><text:span text:style-name="Source_20_Text">distinguished_name = dn</text:span></text:p>
      <text:p text:style-name="Preformatted_20_Text"/>
      <text:p text:style-name="Preformatted_20_Text"><text:span text:style-name="Source_20_Text">[ dn ]</text:span></text:p>
      <text:p text:style-name="Preformatted_20_Text"><text:span text:style-name="Source_20_Text">C <text:s/>= US</text:span></text:p>
      <text:p text:style-name="Preformatted_20_Text"><text:span text:style-name="Source_20_Text">ST = YourState</text:span></text:p>
      <text:p text:style-name="Preformatted_20_Text"><text:span text:style-name="Source_20_Text">L <text:s/>= YourCity</text:span></text:p>
      <text:p text:style-name="Preformatted_20_Text"><text:span text:style-name="Source_20_Text">O <text:s/>= YourOrg</text:span></text:p>
      <text:p text:style-name="Preformatted_20_Text"><text:span text:style-name="Source_20_Text">OU = Kubernetes</text:span></text:p>
      <text:p text:style-name="Preformatted_20_Text"><text:span text:style-name="Source_20_Text">CN = k8s-control.homelab.lan</text:span></text:p>
      <text:p text:style-name="Preformatted_20_Text"/>
      <text:p text:style-name="Preformatted_20_Text"><text:span text:style-name="Source_20_Text">[ req_ext ]</text:span></text:p>
      <text:p text:style-name="Preformatted_20_Text"><text:span text:style-name="Source_20_Text">subjectAltName = @alt_names</text:span></text:p>
      <text:p text:style-name="Preformatted_20_Text"/>
      <text:p text:style-name="Preformatted_20_Text"><text:span text:style-name="Source_20_Text">[ alt_names ]</text:span></text:p>
      <text:p text:style-name="Preformatted_20_Text"><text:span text:style-name="Source_20_Text">DNS.1 = k8s-control.homelab.lan</text:span></text:p>
      <text:p text:style-name="Preformatted_20_Text"><text:span text:style-name="Source_20_Text">DNS.2 = k8s-master1.homelab.lan</text:span></text:p>
      <text:p text:style-name="Preformatted_20_Text"><text:span text:style-name="Source_20_Text">DNS.3 = k8s-master2.homelab.lan</text:span></text:p>
      <text:p text:style-name="Preformatted_20_Text"><text:span text:style-name="Source_20_Text">DNS.4 = k8s-master3.homelab.lan</text:span></text:p>
      <text:p text:style-name="Preformatted_20_Text"><text:span text:style-name="Source_20_Text">IP.1 <text:s/>= &lt;VIP-for-load-balancer&gt;</text:span></text:p>
      <text:p text:style-name="Preformatted_20_Text"><text:span text:style-name="Source_20_Text">IP.2 <text:s/>= 192.168.100.11</text:span></text:p>
      <text:p text:style-name="Preformatted_20_Text"><text:span text:style-name="Source_20_Text">IP.3 <text:s/>= 192.168.100.12</text:span></text:p>
      <text:p text:style-name="P166"><text:span text:style-name="Source_20_Text">IP.4 <text:s/>= 192.168.100.13</text:span></text:p>
      <text:p text:style-name="Text_20_body">Generate private keys and CSRs for each component <text:span text:style-name="Strong_20_Emphasis">on the node where it will be used</text:span>:</text:p>
      <text:p text:style-name="Preformatted_20_Text"><text:span text:style-name="Source_20_Text">openssl genrsa -out /etc/kubernetes/pki/{component_name}.key 4096</text:span></text:p>
      <text:p text:style-name="Preformatted_20_Text"><text:span text:style-name="Source_20_Text">openssl req -new -key /etc/kubernetes/pki/{component_name}.key \</text:span></text:p>
      <text:p text:style-name="Preformatted_20_Text"><text:span text:style-name="Source_20_Text"><text:s text:c="2"/>-out /etc/kubernetes/pki/{component_name}.csr \</text:span></text:p>
      <text:p text:style-name="P166"><text:span text:style-name="Source_20_Text"><text:s text:c="2"/>-config /etc/kubernetes/pki/configs/{component_name}.cnf</text:span></text:p>
      <text:h text:style-name="Heading_20_5" text:outline-level="5"><text:span text:style-name="Strong_20_Emphasis">Step 2: Transfer CSRs to the Intermediate CA</text:span></text:h>
      <text:p text:style-name="Text_20_body">Securely copy the CSRs from the Kubernetes node to the Intermediate CA server for signing:</text:p>
      <text:p text:style-name="P166"><text:span text:style-name="Source_20_Text">scp /etc/kubernetes/pki/{component_name}.csr user@intermediate-ca:/root/intermediate/csr/</text:span></text:p>
      <text:h text:style-name="Heading_20_5" text:outline-level="5"><text:span text:style-name="Strong_20_Emphasis">Step 3: Sign the CSRs on the Intermediate CA</text:span></text:h>
      <text:p text:style-name="Text_20_body">On the Intermediate CA server, process the CSRs to generate certificates and include the CRL distribution points:</text:p>
      <text:p text:style-name="Preformatted_20_Text"><text:span text:style-name="Source_20_Text">openssl ca -config /root/intermediate/openssl.cnf \</text:span></text:p>
      <text:p text:style-name="Preformatted_20_Text"><text:span text:style-name="Source_20_Text"><text:s text:c="2"/>-extensions server_cert \</text:span></text:p>
      <text:p text:style-name="Preformatted_20_Text"><text:span text:style-name="Source_20_Text"><text:s text:c="2"/>-days 3650 -notext -md sha256 \</text:span></text:p>
      <text:p text:style-name="Preformatted_20_Text"><text:span text:style-name="Source_20_Text"><text:s text:c="2"/>-crl_distribution_points https://intermediate-ca/crl/intermediate-ca.crl.pem \</text:span></text:p>
      <text:p text:style-name="Preformatted_20_Text"><text:span text:style-name="Source_20_Text"><text:s text:c="2"/>-in /root/intermediate/csr/{component_name}.csr \</text:span></text:p>
      <text:p text:style-name="P166"><text:soft-page-break/><text:span text:style-name="Source_20_Text"><text:s text:c="2"/>-out /root/intermediate/certs/{component_name}.crt</text:span></text:p>
      <text:h text:style-name="Heading_20_5" text:outline-level="5"><text:span text:style-name="Strong_20_Emphasis">Step 4: Transfer Signed Certificates to Kubernetes Nodes</text:span></text:h>
      <text:p text:style-name="Text_20_body">Copy the signed certificates and the CA chain back to the respective Kubernetes node:</text:p>
      <text:p text:style-name="Preformatted_20_Text"><text:span text:style-name="Source_20_Text">scp /root/intermediate/certs/{component_name}.crt \</text:span></text:p>
      <text:p text:style-name="Preformatted_20_Text"><text:span text:style-name="Source_20_Text"><text:s text:c="2"/>/root/intermediate/certs/ca-chain.cert.pem \</text:span></text:p>
      <text:p text:style-name="Preformatted_20_Text"><text:span text:style-name="Source_20_Text"><text:s text:c="2"/>user@k8s-node:/etc/kubernetes/pki/</text:span></text:p>
      <text:p text:style-name="P166"><text:span text:style-name="Source_20_Text">scp /root/intermediate/crl/intermediate-ca.crl.pem user@k8s-node:/etc/kubernetes/pki/</text:span></text:p>
      <text:p text:style-name="Text_20_body">Place the files in the correct directories:</text:p>
      <text:p text:style-name="Preformatted_20_Text"><text:span text:style-name="Source_20_Text">sudo mv {component_name}.crt /etc/kubernetes/pki/{component_name}.crt</text:span></text:p>
      <text:p text:style-name="Preformatted_20_Text"><text:span text:style-name="Source_20_Text">sudo mv {component_name}.key /etc/kubernetes/pki/{component_name}.key</text:span></text:p>
      <text:p text:style-name="Preformatted_20_Text"><text:span text:style-name="Source_20_Text">sudo mv ca-chain.cert.pem /etc/kubernetes/pki/ca-chain.cert.pem</text:span></text:p>
      <text:p text:style-name="P166"><text:span text:style-name="Source_20_Text">sudo mv intermediate-ca.crl.pem /etc/kubernetes/pki/intermediate-ca.crl.pem</text:span></text:p>
      <text:h text:style-name="Heading_20_5" text:outline-level="5"><text:span text:style-name="Strong_20_Emphasis">Step 5: Repeat for All Components</text:span></text:h>
      <text:p text:style-name="Text_20_body">Repeat the steps for other components such as kubelet, etcd, and optionally kubectl. Each node's private key and CSR are generated locally, and only the CSR is transferred to the Intermediate CA for signing.</text:p>
      <text:h text:style-name="Heading_20_5" text:outline-level="5"><text:span text:style-name="Strong_20_Emphasis">Step 6: Verify Certificates</text:span></text:h>
      <text:p text:style-name="Text_20_body">Ensure the certificates and CRL files are correctly integrated on each node:</text:p>
      <text:p text:style-name="Preformatted_20_Text"><text:span text:style-name="Source_20_Text">openssl verify -crl_check -CAfile /etc/kubernetes/pki/ca-chain.cert.pem \</text:span></text:p>
      <text:p text:style-name="Preformatted_20_Text"><text:span text:style-name="Source_20_Text"><text:s text:c="2"/>-CRLfile /etc/kubernetes/pki/intermediate-ca.crl.pem \</text:span></text:p>
      <text:p text:style-name="P166"><text:span text:style-name="Source_20_Text"><text:s text:c="2"/>/etc/kubernetes/pki/{component_name}.crt</text:span></text:p>
      <text:h text:style-name="P6" text:outline-level="4"><text:span text:style-name="Strong_20_Emphasis">9.1.3 Setting up the Kubernetes Nodes </text:span></text:h>
      <text:list xml:id="list3324347663576552912" text:style-name="L66">
        <text:list-item>
          <text:p text:style-name="P231"><text:span text:style-name="Strong_20_Emphasis">Disable Swap on All Nodes</text:span></text:p>
          <text:p text:style-name="P231">Kubernetes requires swap to be disabled.</text:p>
          <text:p text:style-name="P40"><text:span text:style-name="Source_20_Text">sudo swapoff -a</text:span></text:p>
          <text:p text:style-name="P109"><text:span text:style-name="Source_20_Text">sudo sed -i '/ swap / s/^/#/' /etc/fstab</text:span></text:p>
        </text:list-item>
        <text:list-item>
          <text:p text:style-name="P231"><text:span text:style-name="Strong_20_Emphasis">Load Necessary Kernel Modules</text:span></text:p>
          <text:p text:style-name="P231">Ensure required kernel modules are loaded.</text:p>
          <text:p text:style-name="P40"><text:span text:style-name="Source_20_Text">sudo modprobe overlay</text:span></text:p>
          <text:p text:style-name="P109"><text:span text:style-name="Source_20_Text">sudo modprobe br_netfilter</text:span></text:p>
        </text:list-item>
        <text:list-item>
          <text:p text:style-name="P231"><text:span text:style-name="Strong_20_Emphasis">Configure Kernel Parameters</text:span></text:p>
          <text:p text:style-name="P40"><text:span text:style-name="Source_20_Text">cat &lt;&lt;EOF | sudo tee /etc/sysctl.d/k8s.conf</text:span></text:p>
          <text:p text:style-name="P40"><text:span text:style-name="Source_20_Text">net.bridge.bridge-nf-call-ip6tables = 1</text:span></text:p>
          <text:p text:style-name="P40"><text:span text:style-name="Source_20_Text">net.bridge.bridge-nf-call-iptables = 1</text:span></text:p>
          <text:p text:style-name="P40"><text:span text:style-name="Source_20_Text">net.ipv4.ip_forward = 1</text:span></text:p>
          <text:p text:style-name="P40"><text:span text:style-name="Source_20_Text">EOF</text:span></text:p>
          <text:p text:style-name="P40"/>
          <text:p text:style-name="P109"><text:span text:style-name="Source_20_Text">sudo sysctl --system</text:span></text:p>
        </text:list-item>
      </text:list>
      <text:h text:style-name="Heading_20_4" text:outline-level="4"><text:span text:style-name="Strong_20_Emphasis">9.1.4 Creating the kubeadm Configuration File with Custom Certificates</text:span></text:h>
      <text:h text:style-name="Heading_20_5" text:outline-level="5"><text:span text:style-name="Strong_20_Emphasis">Updated kubeadm Configuration File</text:span></text:h>
      <text:p text:style-name="Text_20_body">Example <text:span text:style-name="Source_20_Text">kubeadm-config.yaml</text:span>:</text:p>
      <text:list xml:id="list6255169540475144574" text:style-name="L177">
        <text:list-item>
          <text:p text:style-name="P332"><text:soft-page-break/><text:span text:style-name="Strong_20_Emphasis">Location</text:span>: <text:span text:style-name="Source_20_Text">/etc/kubernetes/kubeadm-config.yaml</text:span></text:p>
        </text:list-item>
      </text:list>
      <text:p text:style-name="Preformatted_20_Text"><text:span text:style-name="Source_20_Text">apiVersion: kubeadm.k8s.io/v1beta3</text:span></text:p>
      <text:p text:style-name="Preformatted_20_Text"><text:span text:style-name="Source_20_Text">kind: ClusterConfiguration</text:span></text:p>
      <text:p text:style-name="Preformatted_20_Text"><text:span text:style-name="Source_20_Text">metadata:</text:span></text:p>
      <text:p text:style-name="Preformatted_20_Text"><text:span text:style-name="Source_20_Text"><text:s text:c="2"/>name: kubernetes</text:span></text:p>
      <text:p text:style-name="Preformatted_20_Text"><text:span text:style-name="Source_20_Text">certificatesDir: /etc/kubernetes/pki</text:span></text:p>
      <text:p text:style-name="Preformatted_20_Text"><text:span text:style-name="Source_20_Text">controlPlaneEndpoint: "&lt;VIP-for-load-balancer&gt;:6443"</text:span></text:p>
      <text:p text:style-name="Preformatted_20_Text"><text:span text:style-name="Source_20_Text">apiServer:</text:span></text:p>
      <text:p text:style-name="Preformatted_20_Text"><text:span text:style-name="Source_20_Text"><text:s text:c="2"/>extraArgs:</text:span></text:p>
      <text:p text:style-name="Preformatted_20_Text"><text:span text:style-name="Source_20_Text"><text:s text:c="4"/>tls-cert-file: /etc/kubernetes/pki/apiserver.crt</text:span></text:p>
      <text:p text:style-name="Preformatted_20_Text"><text:span text:style-name="Source_20_Text"><text:s text:c="4"/>tls-private-key-file: /etc/kubernetes/pki/apiserver.key</text:span></text:p>
      <text:p text:style-name="Preformatted_20_Text"><text:span text:style-name="Source_20_Text"><text:s text:c="4"/>client-ca-file: /etc/kubernetes/pki/ca-chain.cert.pem</text:span></text:p>
      <text:p text:style-name="Preformatted_20_Text"><text:span text:style-name="Source_20_Text"><text:s text:c="4"/>client-ca-crl-file: /etc/kubernetes/pki/intermediate-ca.crl.pem</text:span></text:p>
      <text:p text:style-name="Preformatted_20_Text"><text:span text:style-name="Source_20_Text">etcd:</text:span></text:p>
      <text:p text:style-name="Preformatted_20_Text"><text:span text:style-name="Source_20_Text"><text:s text:c="2"/>external:</text:span></text:p>
      <text:p text:style-name="Preformatted_20_Text"><text:span text:style-name="Source_20_Text"><text:s text:c="4"/>endpoints:</text:span></text:p>
      <text:p text:style-name="Preformatted_20_Text"><text:span text:style-name="Source_20_Text"><text:s text:c="4"/>- https://192.168.100.31:2379</text:span></text:p>
      <text:p text:style-name="Preformatted_20_Text"><text:span text:style-name="Source_20_Text"><text:s text:c="4"/>- https://192.168.100.32:2379</text:span></text:p>
      <text:p text:style-name="Preformatted_20_Text"><text:span text:style-name="Source_20_Text"><text:s text:c="4"/>- https://192.168.100.33:2379</text:span></text:p>
      <text:p text:style-name="Preformatted_20_Text"><text:span text:style-name="Source_20_Text"><text:s text:c="4"/>caFile: /etc/kubernetes/pki/ca-chain.cert.pem</text:span></text:p>
      <text:p text:style-name="Preformatted_20_Text"><text:span text:style-name="Source_20_Text"><text:s text:c="4"/>certFile: /etc/kubernetes/pki/etcd.crt</text:span></text:p>
      <text:p text:style-name="Preformatted_20_Text"><text:span text:style-name="Source_20_Text"><text:s text:c="4"/>keyFile: /etc/kubernetes/pki/etcd.key</text:span></text:p>
      <text:p text:style-name="Preformatted_20_Text"><text:span text:style-name="Source_20_Text">controllerManager: {}</text:span></text:p>
      <text:p text:style-name="Preformatted_20_Text"><text:span text:style-name="Source_20_Text">scheduler: {}</text:span></text:p>
      <text:p text:style-name="Preformatted_20_Text"><text:span text:style-name="Source_20_Text">networking:</text:span></text:p>
      <text:p text:style-name="P166"><text:span text:style-name="Source_20_Text"><text:s text:c="2"/>podSubnet: "192.168.0.0/16"</text:span></text:p>
      <text:p text:style-name="Text_20_body">Apply the configuration using:</text:p>
      <text:p text:style-name="P166"><text:span text:style-name="Source_20_Text">kubeadm init --config /etc/kubernetes/kubeadm-config.yaml</text:span></text:p>
      <text:h text:style-name="Heading_20_5" text:outline-level="5"><text:span text:style-name="Strong_20_Emphasis">Join Master Nodes to the Cluster</text:span></text:h>
      <text:p text:style-name="Text_20_body">On each additional master node, join it to the cluster using the <text:span text:style-name="Source_20_Text">--certificate-key</text:span> option. This key is a one-time-use encryption key generated during <text:span text:style-name="Source_20_Text">kubeadm init</text:span>. Replace <text:span text:style-name="Source_20_Text">&lt;token&gt;</text:span>, <text:span text:style-name="Source_20_Text">&lt;hash&gt;</text:span>, and <text:span text:style-name="Source_20_Text">&lt;certificate-key&gt;</text:span> as appropriate:</text:p>
      <text:p text:style-name="Preformatted_20_Text"><text:span text:style-name="Source_20_Text">kubeadm join &lt;VIP-for-load-balancer&gt;:6443 --control-plane --token &lt;token&gt; \</text:span></text:p>
      <text:p text:style-name="Preformatted_20_Text"><text:span text:style-name="Source_20_Text"><text:s text:c="2"/>--discovery-token-ca-cert-hash sha256:&lt;hash&gt; \</text:span></text:p>
      <text:p text:style-name="P166"><text:span text:style-name="Source_20_Text"><text:s text:c="2"/>--certificate-key &lt;certificate-key&gt;</text:span></text:p>
      <text:list xml:id="list7281850465220164625" text:style-name="L178">
        <text:list-item>
          <text:p text:style-name="P333"><text:span text:style-name="Strong_20_Emphasis">How to Retrieve the Certificate Key</text:span>:</text:p>
          <text:list>
            <text:list-item>
              <text:p text:style-name="P333">When running <text:span text:style-name="Source_20_Text">kubeadm init</text:span>, the output includes the generated <text:span text:style-name="Source_20_Text">--certificate-key</text:span> value.</text:p>
            </text:list-item>
            <text:list-item>
              <text:p text:style-name="P333">If the key has expired, regenerate it on the primary control plane node:</text:p>
              <text:p text:style-name="P175"><text:span text:style-name="Source_20_Text">kubeadm init phase upload-certs --upload-certs</text:span></text:p>
              <text:p text:style-name="P333">This will display a new certificate key.</text:p>
            </text:list-item>
          </text:list>
        </text:list-item>
      </text:list>
      <text:h text:style-name="Heading_20_5" text:outline-level="5"><text:span text:style-name="Strong_20_Emphasis">Join Worker Nodes to the Cluster</text:span></text:h>
      <text:p text:style-name="Text_20_body">On each worker node, join it to the cluster using:</text:p>
      <text:p text:style-name="Preformatted_20_Text"><text:span text:style-name="Source_20_Text">kubeadm join &lt;VIP-for-load-balancer&gt;:6443 --token &lt;token&gt; \</text:span></text:p>
      <text:p text:style-name="P166"><text:span text:style-name="Source_20_Text"><text:s text:c="2"/>--discovery-token-ca-cert-hash sha256:&lt;hash&gt;</text:span></text:p>
      <text:h text:style-name="Heading_20_4" text:outline-level="4"><text:soft-page-break/><text:span text:style-name="Strong_20_Emphasis">9.1.5 Verifying Cluster Initialization and CRL Integration</text:span></text:h>
      <text:h text:style-name="Heading_20_4" text:outline-level="4"><text:span text:style-name="Strong_20_Emphasis"><text:span text:style-name="T8">Set Up kubeconfig for kubectl</text:span></text:span></text:h>
      <text:p text:style-name="Text_20_body">After initialization, set up the kubeconfig for the user (Do this for every master node):</text:p>
      <text:p text:style-name="P3"><text:span text:style-name="Source_20_Text">mkdir -p $HOME/.kube</text:span></text:p>
      <text:p text:style-name="P3"><text:span text:style-name="Source_20_Text">sudo cp -i /etc/kubernetes/admin.conf $HOME/.kube/config</text:span></text:p>
      <text:p text:style-name="P4"><text:span text:style-name="Source_20_Text">sudo chown $(id -u):$(id -g) $HOME/.kube/config</text:span></text:p>
      <text:h text:style-name="Heading_20_5" text:outline-level="5"><text:span text:style-name="Strong_20_Emphasis">Verify Cluster Status</text:span></text:h>
      <text:p text:style-name="Text_20_body">After all nodes have joined, verify the cluster status:</text:p>
      <text:p text:style-name="P166"><text:span text:style-name="Source_20_Text">kubectl get nodes</text:span></text:p>
      <text:h text:style-name="Heading_20_5" text:outline-level="5"><text:span text:style-name="Strong_20_Emphasis">Verify CRL Integration</text:span></text:h>
      <text:p text:style-name="Text_20_body">Run the following command on the API server to validate CRL integration:</text:p>
      <text:p text:style-name="Preformatted_20_Text"><text:span text:style-name="Source_20_Text">openssl verify -crl_check -CAfile /etc/kubernetes/pki/ca-chain.cert.pem \</text:span></text:p>
      <text:p text:style-name="Preformatted_20_Text"><text:span text:style-name="Source_20_Text"><text:s text:c="2"/>-CRLfile /etc/kubernetes/pki/intermediate-ca.crl.pem \</text:span></text:p>
      <text:p text:style-name="P166"><text:span text:style-name="Source_20_Text"><text:s text:c="2"/>/etc/kubernetes/pki/apiserver.crt</text:span></text:p>
      <text:p text:style-name="Text_20_body">Perform additional testing by revoking a certificate and verifying that the CRL updates are correctly applied across all node</text:p>
      <text:p text:style-name="Text_20_body"/>
      <text:h text:style-name="Heading_20_3" text:outline-level="3">9.1.6 Configuring Calico CNI in BGP Mode</text:h>
      <text:p text:style-name="Text_20_body"><text:span text:style-name="Strong_20_Emphasis">Calico</text:span> serves as the Container Network Interface (CNI) for Kubernetes, handling pod networking and network policy enforcement. Configuring Calico in <text:span text:style-name="Strong_20_Emphasis">BGP mode</text:span> allows it to advertise pod routes via BGP, enabling seamless routing within the network infrastructure.</text:p>
      <text:h text:style-name="Heading_20_4" text:outline-level="4"><text:span text:style-name="Strong_20_Emphasis">Step 1: Install Calico with BGP Configuration</text:span></text:h>
      <text:list xml:id="list2291641238315312748" text:style-name="L62">
        <text:list-item>
          <text:p text:style-name="P227"><text:span text:style-name="Strong_20_Emphasis">Download Calico Installation Manifest</text:span></text:p>
          <text:p text:style-name="P227">Fetch the Calico manifest customized for BGP mode.</text:p>
          <text:p text:style-name="P105"><text:span text:style-name="Source_20_Text">kubectl apply -f https://docs.projectcalico.org/manifests/calico.yaml</text:span></text:p>
          <text:p text:style-name="P227"><text:span text:style-name="Strong_20_Emphasis">Note:</text:span> Ensure the manifest matches the desired configuration. For advanced BGP settings, you may need to customize the manifest.</text:p>
        </text:list-item>
        <text:list-item>
          <text:p text:style-name="P227"><text:span text:style-name="Strong_20_Emphasis">Verify Calico Installation</text:span></text:p>
          <text:p text:style-name="P105"><text:span text:style-name="Source_20_Text">kubectl get pods -n kube-system -l k8s-app=calico-node</text:span></text:p>
          <text:p text:style-name="P227">All Calico pods should be in the <text:span text:style-name="Strong_20_Emphasis">Running</text:span> state.</text:p>
        </text:list-item>
      </text:list>
      <text:h text:style-name="Heading_20_4" text:outline-level="4"><text:span text:style-name="Strong_20_Emphasis">Step 2: Configure Calico for BGP Peering</text:span></text:h>
      <text:list xml:id="list8504171878548839728" text:style-name="L179">
        <text:list-item>
          <text:p text:style-name="P334"><text:span text:style-name="Strong_20_Emphasis">Create a Calico BGP Peer Configuration</text:span></text:p>
          <text:p text:style-name="P334">Create a file named <text:span text:style-name="Source_20_Text">calico-bgppeer.yaml</text:span> with the following content:</text:p>
          <text:p text:style-name="P79"><text:span text:style-name="Source_20_Text"># calico-bgppeer.yaml</text:span></text:p>
          <text:p text:style-name="P79"/>
          <text:p text:style-name="P79"><text:span text:style-name="Source_20_Text">apiVersion: projectcalico.org/v3</text:span></text:p>
          <text:p text:style-name="P79"><text:span text:style-name="Source_20_Text">kind: BGPPeer</text:span></text:p>
          <text:p text:style-name="P79"><text:span text:style-name="Source_20_Text">metadata:</text:span></text:p>
          <text:p text:style-name="P79"><text:soft-page-break/><text:span text:style-name="Source_20_Text"><text:s text:c="2"/>name: loadbalancer1</text:span></text:p>
          <text:p text:style-name="P79"><text:span text:style-name="Source_20_Text"><text:s text:c="2"/>namespace: kube-system</text:span></text:p>
          <text:p text:style-name="P79"><text:span text:style-name="Source_20_Text">spec:</text:span></text:p>
          <text:p text:style-name="P79"><text:span text:style-name="Source_20_Text"><text:s text:c="2"/>peerIP: 192.168.100.31 <text:s/># Load Balancer 1 IP</text:span></text:p>
          <text:p text:style-name="P79"><text:span text:style-name="Source_20_Text"><text:s text:c="2"/>asNumber: 64512</text:span></text:p>
          <text:p text:style-name="P79"><text:span text:style-name="Source_20_Text"><text:s text:c="2"/>peerASNumber: 64512</text:span></text:p>
          <text:p text:style-name="P79"><text:span text:style-name="Source_20_Text"><text:s text:c="2"/>nodeSelector: all()</text:span></text:p>
          <text:p text:style-name="P79"/>
          <text:p text:style-name="P79"><text:span text:style-name="Source_20_Text">---</text:span></text:p>
          <text:p text:style-name="P79"><text:span text:style-name="Source_20_Text">apiVersion: projectcalico.org/v3</text:span></text:p>
          <text:p text:style-name="P79"><text:span text:style-name="Source_20_Text">kind: BGPPeer</text:span></text:p>
          <text:p text:style-name="P79"><text:span text:style-name="Source_20_Text">metadata:</text:span></text:p>
          <text:p text:style-name="P79"><text:span text:style-name="Source_20_Text"><text:s text:c="2"/>name: loadbalancer2</text:span></text:p>
          <text:p text:style-name="P79"><text:span text:style-name="Source_20_Text"><text:s text:c="2"/>namespace: kube-system</text:span></text:p>
          <text:p text:style-name="P79"><text:span text:style-name="Source_20_Text">spec:</text:span></text:p>
          <text:p text:style-name="P79"><text:span text:style-name="Source_20_Text"><text:s text:c="2"/>peerIP: 192.168.100.32 <text:s/># Load Balancer 2 IP</text:span></text:p>
          <text:p text:style-name="P79"><text:span text:style-name="Source_20_Text"><text:s text:c="2"/>asNumber: 64512</text:span></text:p>
          <text:p text:style-name="P79"><text:span text:style-name="Source_20_Text"><text:s text:c="2"/>peerASNumber: 64512</text:span></text:p>
          <text:p text:style-name="P163"><text:span text:style-name="Source_20_Text"><text:s text:c="2"/>nodeSelector: all()</text:span></text:p>
          <text:p text:style-name="P334"><text:span text:style-name="Strong_20_Emphasis">Explanation:</text:span></text:p>
          <text:list>
            <text:list-item>
              <text:p text:style-name="P438"><text:span text:style-name="Strong_20_Emphasis">peerIP</text:span>: IP address of the load balancer to peer with.</text:p>
            </text:list-item>
            <text:list-item>
              <text:p text:style-name="P438"><text:span text:style-name="Strong_20_Emphasis">asNumber</text:span>: ASN of the Kubernetes cluster (matches <text:span text:style-name="Source_20_Text">my-asn</text:span> in MetalLB).</text:p>
            </text:list-item>
            <text:list-item>
              <text:p text:style-name="P438"><text:span text:style-name="Strong_20_Emphasis">peerASNumber</text:span>: ASN of the peer (load balancers).</text:p>
            </text:list-item>
            <text:list-item>
              <text:p text:style-name="P438"><text:span text:style-name="Strong_20_Emphasis">nodeSelector</text:span>: Defines which Calico nodes should establish BGP sessions with the peer (using <text:span text:style-name="Source_20_Text">all()</text:span> to apply to all nodes).</text:p>
            </text:list-item>
          </text:list>
        </text:list-item>
        <text:list-item>
          <text:p text:style-name="P334"><text:span text:style-name="Strong_20_Emphasis">Apply the BGP Peer Configuration</text:span></text:p>
          <text:p text:style-name="P163"><text:span text:style-name="Source_20_Text">kubectl apply -f calico-bgppeer.yaml</text:span></text:p>
        </text:list-item>
        <text:list-item>
          <text:p text:style-name="P334"><text:span text:style-name="Strong_20_Emphasis">Verify BGP Peering Status</text:span></text:p>
          <text:p text:style-name="P334">Use Calico's CLI tool <text:span text:style-name="Source_20_Text">calicoctl</text:span> to verify BGP sessions.</text:p>
          <text:p text:style-name="P163"><text:span text:style-name="Source_20_Text">calicoctl node status</text:span></text:p>
          <text:p text:style-name="P334">Ensure that BGP sessions with both load balancers are <text:span text:style-name="Strong_20_Emphasis">Established</text:span>.</text:p>
          <text:p text:style-name="P334"><text:span text:style-name="Strong_20_Emphasis">Note:</text:span> If <text:span text:style-name="Source_20_Text">calicoctl</text:span> is not installed, you can execute commands within a Calico pod.</text:p>
          <text:p text:style-name="P163"><text:span text:style-name="Source_20_Text">kubectl exec -it -n kube-system &lt;calico-node-pod&gt; -- calicoctl node status</text:span></text:p>
        </text:list-item>
      </text:list>
      <text:h text:style-name="Heading_20_4" text:outline-level="4"><text:span text:style-name="Strong_20_Emphasis">Step 3: Secure BGP Sessions with PKI Certificates (Optional but Recommended)</text:span></text:h>
      <text:p text:style-name="Text_20_body">To enhance security, configure mutual TLS (mTLS) for BGP sessions between Calico nodes and load balancers.</text:p>
      <text:list xml:id="list6128983550577988027" text:style-name="L180">
        <text:list-item>
          <text:p text:style-name="P335"><text:span text:style-name="Strong_20_Emphasis">Generate BGP Certificates for Calico and Load Balancers</text:span></text:p>
          <text:p text:style-name="P335">For each peer (Calico nodes and load balancers), generate a certificate signed by the <text:span text:style-name="Strong_20_Emphasis">Intermediate CA</text:span>.</text:p>
          <text:p text:style-name="P335"><text:span text:style-name="Strong_20_Emphasis">Example for Load Balancer 1:</text:span></text:p>
          <text:p text:style-name="P80"><text:span text:style-name="Source_20_Text"># bgp-loadbalancer1.cnf</text:span></text:p>
          <text:p text:style-name="P80"/>
          <text:p text:style-name="P80"><text:span text:style-name="Source_20_Text">[ req ]</text:span></text:p>
          <text:p text:style-name="P80"><text:span text:style-name="Source_20_Text">default_bits <text:s text:c="6"/>= 4096</text:span></text:p>
          <text:p text:style-name="P80"><text:span text:style-name="Source_20_Text">prompt <text:s text:c="12"/>= no</text:span></text:p>
          <text:p text:style-name="P80"><text:span text:style-name="Source_20_Text">default_md <text:s text:c="8"/>= sha256</text:span></text:p>
          <text:p text:style-name="P80"><text:span text:style-name="Source_20_Text">req_extensions <text:s text:c="4"/>= req_ext</text:span></text:p>
          <text:p text:style-name="P80"><text:span text:style-name="Source_20_Text">distinguished_name = dn</text:span></text:p>
          <text:p text:style-name="P80"/>
          <text:p text:style-name="P80"><text:span text:style-name="Source_20_Text">[ dn ]</text:span></text:p>
          <text:p text:style-name="P80"><text:span text:style-name="Source_20_Text">C <text:s/>= US</text:span></text:p>
          <text:p text:style-name="P80"><text:span text:style-name="Source_20_Text">ST = theState</text:span></text:p>
          <text:p text:style-name="P80"><text:soft-page-break/><text:span text:style-name="Source_20_Text">L <text:s/>= theCity</text:span></text:p>
          <text:p text:style-name="P80"><text:span text:style-name="Source_20_Text">O <text:s/>= Homelab</text:span></text:p>
          <text:p text:style-name="P80"><text:span text:style-name="Source_20_Text">OU = Kubernetes</text:span></text:p>
          <text:p text:style-name="P80"><text:span text:style-name="Source_20_Text">CN = loadbalancer1.homelab.lan</text:span></text:p>
          <text:p text:style-name="P80"/>
          <text:p text:style-name="P80"><text:span text:style-name="Source_20_Text">[ req_ext ]</text:span></text:p>
          <text:p text:style-name="P80"><text:span text:style-name="Source_20_Text">subjectAltName = @alt_names</text:span></text:p>
          <text:p text:style-name="P80"/>
          <text:p text:style-name="P80"><text:span text:style-name="Source_20_Text">[ alt_names ]</text:span></text:p>
          <text:p text:style-name="P80"><text:span text:style-name="Source_20_Text">DNS.1 = loadbalancer1.homelab.lan</text:span></text:p>
          <text:p text:style-name="P164"><text:span text:style-name="Source_20_Text">IP.1 <text:s/>= 192.168.100.31</text:span></text:p>
          <text:p text:style-name="P80"><text:span text:style-name="Source_20_Text"># On Intermediate CA VM or secure workstation</text:span></text:p>
          <text:p text:style-name="P80"><text:span text:style-name="Source_20_Text">openssl genrsa -out bgp-loadbalancer1.key 4096</text:span></text:p>
          <text:p text:style-name="P164"><text:span text:style-name="Source_20_Text">openssl req -new -key bgp-loadbalancer1.key -out bgp-loadbalancer1.csr -config bgp-loadbalancer1.cnf</text:span></text:p>
        </text:list-item>
        <text:list-item>
          <text:p text:style-name="P335"><text:span text:style-name="Strong_20_Emphasis">Sign the BGP CSRs with the Intermediate CA</text:span></text:p>
          <text:p text:style-name="P80"><text:span text:style-name="Source_20_Text"># On Intermediate CA VM</text:span></text:p>
          <text:p text:style-name="P80"><text:span text:style-name="Source_20_Text">openssl ca -config openssl.cnf \</text:span></text:p>
          <text:p text:style-name="P80"><text:span text:style-name="Source_20_Text"><text:s text:c="2"/>-extensions client_cert \</text:span></text:p>
          <text:p text:style-name="P80"><text:span text:style-name="Source_20_Text"><text:s text:c="2"/>-days 3650 -notext -md sha256 \</text:span></text:p>
          <text:p text:style-name="P80"><text:span text:style-name="Source_20_Text"><text:s text:c="2"/>-in ~/k8s-certs/bgp-loadbalancer1.csr \</text:span></text:p>
          <text:p text:style-name="P164"><text:span text:style-name="Source_20_Text"><text:s text:c="2"/>-out ~/k8s-certs/bgp-loadbalancer1.crt</text:span></text:p>
        </text:list-item>
        <text:list-item>
          <text:p text:style-name="P335"><text:span text:style-name="Strong_20_Emphasis">Distribute Certificates to Load Balancers and Calico Nodes</text:span></text:p>
          <text:list>
            <text:list-item>
              <text:p text:style-name="P439"><text:span text:style-name="Strong_20_Emphasis">Load Balancers</text:span>: Install the signed certificate and private key, and configure FRR to use them.</text:p>
            </text:list-item>
            <text:list-item>
              <text:p text:style-name="P335"><text:span text:style-name="Strong_20_Emphasis">Calico Nodes</text:span>: Similarly, install certificates and configure Calico's BGP settings to use mTLS.</text:p>
            </text:list-item>
          </text:list>
          <text:p text:style-name="P335"><text:span text:style-name="Strong_20_Emphasis">Example for Load Balancer 1:</text:span></text:p>
          <text:p text:style-name="P80"><text:span text:style-name="Source_20_Text"># On loadbalancer1.homelab.lan</text:span></text:p>
          <text:p text:style-name="P80"><text:span text:style-name="Source_20_Text">sudo mkdir -p /etc/frr/certs</text:span></text:p>
          <text:p text:style-name="P80"><text:span text:style-name="Source_20_Text">sudo cp ~/k8s-certs/bgp-loadbalancer1.crt /etc/frr/certs/</text:span></text:p>
          <text:p text:style-name="P80"><text:span text:style-name="Source_20_Text">sudo cp ~/k8s-certs/bgp-loadbalancer1.key /etc/frr/certs/</text:span></text:p>
          <text:p text:style-name="P164"><text:span text:style-name="Source_20_Text">sudo cp ~/k8s-certs/ca-chain.pem /etc/frr/certs/</text:span></text:p>
        </text:list-item>
        <text:list-item>
          <text:p text:style-name="P335"><text:span text:style-name="Strong_20_Emphasis">Configure FRR to Use mTLS</text:span></text:p>
          <text:p text:style-name="P335">Edit <text:span text:style-name="Source_20_Text">/etc/frr/frr.conf</text:span> to include TLS parameters.</text:p>
          <text:p text:style-name="P164"><text:span text:style-name="Source_20_Text">sudo nano /etc/frr/frr.conf</text:span></text:p>
          <text:p text:style-name="P335"><text:span text:style-name="Strong_20_Emphasis">Example Configuration:</text:span></text:p>
          <text:p text:style-name="P80"><text:span text:style-name="Source_20_Text"># /etc/frr/frr.conf</text:span></text:p>
          <text:p text:style-name="P80"/>
          <text:p text:style-name="P80"><text:span text:style-name="Source_20_Text">router bgp 64512</text:span></text:p>
          <text:p text:style-name="P80"><text:span text:style-name="Source_20_Text"><text:s text:c="2"/>bgp router-id 192.168.100.31</text:span></text:p>
          <text:p text:style-name="P80"><text:span text:style-name="Source_20_Text"><text:s text:c="2"/>neighbor 192.168.100.11 remote-as 64512</text:span></text:p>
          <text:p text:style-name="P80"><text:span text:style-name="Source_20_Text"><text:s text:c="2"/>neighbor 192.168.100.11 tls</text:span></text:p>
          <text:p text:style-name="P80"><text:span text:style-name="Source_20_Text"><text:s text:c="2"/>neighbor 192.168.100.11 tls-cert-file /etc/frr/certs/bgp-loadbalancer1.crt</text:span></text:p>
          <text:p text:style-name="P80"><text:span text:style-name="Source_20_Text"><text:s text:c="2"/>neighbor 192.168.100.11 tls-key-file /etc/frr/certs/bgp-loadbalancer1.key</text:span></text:p>
          <text:p text:style-name="P80"><text:span text:style-name="Source_20_Text"><text:s text:c="2"/>neighbor 192.168.100.11 tls-ca-file /etc/frr/certs/ca-chain.pem</text:span></text:p>
          <text:p text:style-name="P80"/>
          <text:p text:style-name="P80"><text:span text:style-name="Source_20_Text"><text:s text:c="2"/>network 192.168.100.240/28</text:span></text:p>
          <text:p text:style-name="P80"/>
          <text:p text:style-name="P80"><text:span text:style-name="Source_20_Text">line vty</text:span></text:p>
          <text:p text:style-name="P80"><text:span text:style-name="Source_20_Text"><text:s text:c="2"/>exec-timeout 0 0</text:span></text:p>
          <text:p text:style-name="P80"><text:span text:style-name="Source_20_Text"><text:s text:c="2"/>history size 0</text:span></text:p>
          <text:p text:style-name="P164"><text:span text:style-name="Source_20_Text"><text:s text:c="2"/>no ip domain-lookup</text:span></text:p>
        </text:list-item>
        <text:list-item>
          <text:p text:style-name="P335"><text:span text:style-name="Strong_20_Emphasis">Restart FRR Service</text:span></text:p>
          <text:p text:style-name="P164"><text:soft-page-break/><text:span text:style-name="Source_20_Text">sudo systemctl restart frr</text:span></text:p>
        </text:list-item>
        <text:list-item>
          <text:p text:style-name="P335"><text:span text:style-name="Strong_20_Emphasis">Configure Calico Nodes to Use mTLS</text:span></text:p>
          <text:p text:style-name="P335">On each Kubernetes node with Calico installed:</text:p>
          <text:p text:style-name="P80"><text:span text:style-name="Source_20_Text"># Place certificates in a secure directory</text:span></text:p>
          <text:p text:style-name="P80"><text:span text:style-name="Source_20_Text">sudo mkdir -p /etc/calico/certs</text:span></text:p>
          <text:p text:style-name="P80"><text:span text:style-name="Source_20_Text">sudo cp /path/to/bgp-node.crt /etc/calico/certs/</text:span></text:p>
          <text:p text:style-name="P80"><text:span text:style-name="Source_20_Text">sudo cp /path/to/bgp-node.key /etc/calico/certs/</text:span></text:p>
          <text:p text:style-name="P164"><text:span text:style-name="Source_20_Text">sudo cp /path/to/ca-chain.pem /etc/calico/certs/</text:span></text:p>
          <text:p text:style-name="P335"><text:span text:style-name="Strong_20_Emphasis">Edit Calico Configuration:</text:span></text:p>
          <text:p text:style-name="P335">Modify the Calico ConfigMap to include TLS settings.</text:p>
          <text:p text:style-name="P80"><text:span text:style-name="Source_20_Text"># calico-configmap.yaml</text:span></text:p>
          <text:p text:style-name="P80"/>
          <text:p text:style-name="P80"><text:span text:style-name="Source_20_Text">apiVersion: projectcalico.org/v3</text:span></text:p>
          <text:p text:style-name="P80"><text:span text:style-name="Source_20_Text">kind: Installation</text:span></text:p>
          <text:p text:style-name="P80"><text:span text:style-name="Source_20_Text">metadata:</text:span></text:p>
          <text:p text:style-name="P80"><text:span text:style-name="Source_20_Text"><text:s text:c="2"/>name: default</text:span></text:p>
          <text:p text:style-name="P80"><text:span text:style-name="Source_20_Text">spec:</text:span></text:p>
          <text:p text:style-name="P80"><text:span text:style-name="Source_20_Text"><text:s text:c="2"/>calicoNetwork:</text:span></text:p>
          <text:p text:style-name="P80"><text:span text:style-name="Source_20_Text"><text:s text:c="4"/>bgp: Enabled</text:span></text:p>
          <text:p text:style-name="P80"><text:span text:style-name="Source_20_Text"><text:s text:c="4"/>ipPools:</text:span></text:p>
          <text:p text:style-name="P80"><text:span text:style-name="Source_20_Text"><text:s text:c="6"/>- blockSize: 26</text:span></text:p>
          <text:p text:style-name="P80"><text:span text:style-name="Source_20_Text"><text:s text:c="8"/>cidr: 192.168.0.0/16</text:span></text:p>
          <text:p text:style-name="P80"><text:span text:style-name="Source_20_Text"><text:s text:c="8"/>encapsulation: VXLAN</text:span></text:p>
          <text:p text:style-name="P80"><text:span text:style-name="Source_20_Text"><text:s text:c="8"/>natOutgoing: true</text:span></text:p>
          <text:p text:style-name="P80"><text:span text:style-name="Source_20_Text"><text:s text:c="8"/>nodeSelector: all()</text:span></text:p>
          <text:p text:style-name="P80"><text:span text:style-name="Source_20_Text"><text:s text:c="4"/>felix:</text:span></text:p>
          <text:p text:style-name="P80"><text:span text:style-name="Source_20_Text"><text:s text:c="6"/>logSeverityScreen: Info</text:span></text:p>
          <text:p text:style-name="P80"><text:span text:style-name="Source_20_Text"><text:s text:c="4"/>typha:</text:span></text:p>
          <text:p text:style-name="P80"><text:span text:style-name="Source_20_Text"><text:s text:c="6"/>replicas: 1</text:span></text:p>
          <text:p text:style-name="P80"><text:span text:style-name="Source_20_Text"><text:s text:c="2"/># Add TLS configuration</text:span></text:p>
          <text:p text:style-name="P80"><text:span text:style-name="Source_20_Text"><text:s text:c="2"/>nodeEncryption:</text:span></text:p>
          <text:p text:style-name="P80"><text:span text:style-name="Source_20_Text"><text:s text:c="4"/>enabled: true</text:span></text:p>
          <text:p text:style-name="P80"><text:span text:style-name="Source_20_Text"><text:s text:c="4"/>keyFile: /etc/calico/certs/bgp-node.key</text:span></text:p>
          <text:p text:style-name="P80"><text:span text:style-name="Source_20_Text"><text:s text:c="4"/>certFile: /etc/calico/certs/bgp-node.crt</text:span></text:p>
          <text:p text:style-name="P164"><text:span text:style-name="Source_20_Text"><text:s text:c="4"/>caFile: /etc/calico/certs/ca-chain.pem</text:span></text:p>
          <text:p text:style-name="P335">Apply the updated ConfigMap:</text:p>
          <text:p text:style-name="P164"><text:span text:style-name="Source_20_Text">kubectl apply -f calico-configmap.yaml</text:span></text:p>
          <text:p text:style-name="P335"><text:span text:style-name="Strong_20_Emphasis">Note:</text:span> The exact configuration might vary based on Calico's version and setup. Refer to Calico Documentation for precise configurations.</text:p>
        </text:list-item>
        <text:list-item>
          <text:p text:style-name="P335"><text:span text:style-name="Strong_20_Emphasis">Verify Secure BGP Sessions</text:span></text:p>
          <text:list>
            <text:list-item>
              <text:p text:style-name="P335"><text:span text:style-name="Strong_20_Emphasis">On Load Balancer:</text:span></text:p>
              <text:p text:style-name="P164"><text:span text:style-name="Source_20_Text">sudo vtysh -c "show ip bgp summary"</text:span></text:p>
              <text:p text:style-name="P335">Ensure BGP sessions are established with mutual TLS.</text:p>
            </text:list-item>
            <text:list-item>
              <text:p text:style-name="P335"><text:span text:style-name="Strong_20_Emphasis">On Kubernetes Nodes:</text:span></text:p>
              <text:p text:style-name="P164"><text:span text:style-name="Source_20_Text">calicoctl node status</text:span></text:p>
              <text:p text:style-name="P335">Confirm that BGP sessions are secure and established.</text:p>
            </text:list-item>
          </text:list>
        </text:list-item>
      </text:list>
      <text:h text:style-name="Heading_20_4" text:outline-level="4"><text:soft-page-break/><text:span text:style-name="Strong_20_Emphasis">Step 3: Configure pfSense for BGP Peering (Optional)</text:span></text:h>
      <text:p text:style-name="Text_20_body">Configure pfSense to peer with MetalLB and Calico as needed.</text:p>
      <text:list xml:id="list4997035874291931112" text:style-name="L181">
        <text:list-item>
          <text:p text:style-name="P336"><text:span text:style-name="Strong_20_Emphasis">Install FRRouting on pfSense</text:span></text:p>
          <text:list>
            <text:list-item>
              <text:p text:style-name="P440">Navigate to <text:span text:style-name="Strong_20_Emphasis">System → Package Manager → Available Packages</text:span>.</text:p>
            </text:list-item>
            <text:list-item>
              <text:p text:style-name="P440">Install the <text:span text:style-name="Strong_20_Emphasis">FRRouting</text:span> package.</text:p>
            </text:list-item>
          </text:list>
        </text:list-item>
        <text:list-item>
          <text:p text:style-name="P336"><text:span text:style-name="Strong_20_Emphasis">Configure BGP in FRRouting on pfSense</text:span></text:p>
          <text:p text:style-name="P336">Access FRRouting's configuration interface and add BGP peers.</text:p>
          <text:p text:style-name="P336"><text:span text:style-name="Strong_20_Emphasis">Example Configuration:</text:span></text:p>
          <text:p text:style-name="P81"><text:span text:style-name="Source_20_Text">router bgp 64512</text:span></text:p>
          <text:p text:style-name="P81"><text:span text:style-name="Source_20_Text"><text:s text:c="2"/>bgp router-id 192.168.100.1</text:span></text:p>
          <text:p text:style-name="P81"><text:span text:style-name="Source_20_Text"><text:s text:c="2"/>neighbor 192.168.100.31 remote-as 64512 <text:s/># Load Balancer 1</text:span></text:p>
          <text:p text:style-name="P81"><text:span text:style-name="Source_20_Text"><text:s text:c="2"/>neighbor 192.168.100.32 remote-as 64512 <text:s/># Load Balancer 2</text:span></text:p>
          <text:p text:style-name="P81"/>
          <text:p text:style-name="P81"><text:span text:style-name="Source_20_Text"><text:s text:c="2"/># Enable TLS (if supported)</text:span></text:p>
          <text:p text:style-name="P81"><text:span text:style-name="Source_20_Text"><text:s text:c="2"/>neighbor 192.168.100.31 tls enable</text:span></text:p>
          <text:p text:style-name="P81"><text:span text:style-name="Source_20_Text"><text:s text:c="2"/>neighbor 192.168.100.31 tls-cert-file /path/to/pfsense.crt</text:span></text:p>
          <text:p text:style-name="P81"><text:span text:style-name="Source_20_Text"><text:s text:c="2"/>neighbor 192.168.100.31 tls-key-file /path/to/pfsense.key</text:span></text:p>
          <text:p text:style-name="P81"><text:span text:style-name="Source_20_Text"><text:s text:c="2"/>neighbor 192.168.100.31 tls-ca-file /path/to/ca-chain.pem</text:span></text:p>
          <text:p text:style-name="P81"/>
          <text:p text:style-name="P81"><text:span text:style-name="Source_20_Text"><text:s text:c="2"/>neighbor 192.168.100.32 tls enable</text:span></text:p>
          <text:p text:style-name="P81"><text:span text:style-name="Source_20_Text"><text:s text:c="2"/>neighbor 192.168.100.32 tls-cert-file /path/to/pfsense.crt</text:span></text:p>
          <text:p text:style-name="P81"><text:span text:style-name="Source_20_Text"><text:s text:c="2"/>neighbor 192.168.100.32 tls-key-file /path/to/pfsense.key</text:span></text:p>
          <text:p text:style-name="P81"><text:span text:style-name="Source_20_Text"><text:s text:c="2"/>neighbor 192.168.100.32 tls-ca-file /path/to/ca-chain.pem</text:span></text:p>
          <text:p text:style-name="P81"/>
          <text:p text:style-name="P165"><text:span text:style-name="Source_20_Text"><text:s text:c="2"/>network 192.168.100.0/24</text:span></text:p>
        </text:list-item>
        <text:list-item>
          <text:p text:style-name="P336"><text:span text:style-name="Strong_20_Emphasis">Enable Firewall Rules for BGP Traffic</text:span></text:p>
          <text:list>
            <text:list-item>
              <text:p text:style-name="P440">Allow TCP port <text:span text:style-name="Strong_20_Emphasis">179</text:span> (BGP) between pfSense and load balancers.</text:p>
            </text:list-item>
            <text:list-item>
              <text:p text:style-name="P440">Navigate to <text:span text:style-name="Strong_20_Emphasis">Firewall → Rules</text:span> and create <text:span text:style-name="Strong_20_Emphasis">allow</text:span> rules accordingly.</text:p>
            </text:list-item>
          </text:list>
        </text:list-item>
        <text:list-item>
          <text:p text:style-name="P336"><text:span text:style-name="Strong_20_Emphasis">Verify BGP Sessions on pfSense</text:span></text:p>
          <text:p text:style-name="P336">Use FRRouting's CLI on pfSense to check BGP status:</text:p>
          <text:p text:style-name="P165"><text:span text:style-name="Source_20_Text">vtysh -c "show ip bgp summary"</text:span></text:p>
          <text:p text:style-name="P336">Ensure that BGP sessions with load balancers are established and secure.</text:p>
        </text:list-item>
      </text:list>
      <text:p text:style-name="Text_20_body"><text:span text:style-name="Strong_20_Emphasis"/></text:p>
      <text:h text:style-name="Heading_20_3" text:outline-level="3">9.1.7 Installing and Configuring MetalLB in BGP Mode</text:h>
      <text:p text:style-name="Text_20_body"><text:span text:style-name="Strong_20_Emphasis">MetalLB</text:span> provides network load balancing for Kubernetes services in environments that do not have native load balancers, such as bare-metal clusters. In <text:span text:style-name="Strong_20_Emphasis">BGP mode</text:span>, MetalLB announces service IPs to the <text:s/>network infrastructure using BGP. </text:p>
      <text:h text:style-name="Heading_20_4" text:outline-level="4"><text:span text:style-name="Strong_20_Emphasis">Step 1: Install MetalLB via Helm</text:span></text:h>
      <text:list xml:id="list8458246226341289937" text:style-name="L58">
        <text:list-item>
          <text:p text:style-name="P223"><text:span text:style-name="Strong_20_Emphasis">Add MetalLB Helm Repository</text:span></text:p>
          <text:p text:style-name="P33"><text:span text:style-name="Source_20_Text">helm repo add metallb https://metallb.github.io/metallb</text:span></text:p>
          <text:p text:style-name="P101"><text:span text:style-name="Source_20_Text">helm repo update</text:span></text:p>
        </text:list-item>
        <text:list-item>
          <text:p text:style-name="P223"><text:span text:style-name="Strong_20_Emphasis">Create MetalLB Namespace</text:span></text:p>
          <text:p text:style-name="P101"><text:span text:style-name="Source_20_Text">kubectl create namespace metallb-system</text:span></text:p>
        </text:list-item>
        <text:list-item>
          <text:p text:style-name="P223"><text:span text:style-name="Strong_20_Emphasis">Install MetalLB</text:span></text:p>
          <text:p text:style-name="P101"><text:soft-page-break/><text:span text:style-name="Source_20_Text">helm install metallb metallb/metallb -n metallb-system</text:span></text:p>
        </text:list-item>
      </text:list>
      <text:h text:style-name="Heading_20_4" text:outline-level="4"><text:span text:style-name="Strong_20_Emphasis">Step 2: Configure MetalLB with BGP Peering</text:span></text:h>
      <text:list xml:id="list8612881848380692608" text:style-name="L59">
        <text:list-item>
          <text:p text:style-name="P224"><text:span text:style-name="Strong_20_Emphasis">Create a ConfigMap for MetalLB</text:span></text:p>
          <text:p text:style-name="P224">Create a file named <text:span text:style-name="Source_20_Text">metallb-config.yaml</text:span> with the following content, adjusting peer addresses and ASNs as necessary:</text:p>
          <text:p text:style-name="P34"><text:span text:style-name="Source_20_Text"># metallb-config.yaml</text:span></text:p>
          <text:p text:style-name="P34"/>
          <text:p text:style-name="P34"><text:span text:style-name="Source_20_Text">apiVersion: v1</text:span></text:p>
          <text:p text:style-name="P34"><text:span text:style-name="Source_20_Text">kind: ConfigMap</text:span></text:p>
          <text:p text:style-name="P34"><text:span text:style-name="Source_20_Text">metadata:</text:span></text:p>
          <text:p text:style-name="P34"><text:span text:style-name="Source_20_Text"><text:s text:c="2"/>namespace: metallb-system</text:span></text:p>
          <text:p text:style-name="P34"><text:span text:style-name="Source_20_Text"><text:s text:c="2"/>name: config</text:span></text:p>
          <text:p text:style-name="P34"><text:span text:style-name="Source_20_Text">data:</text:span></text:p>
          <text:p text:style-name="P34"><text:span text:style-name="Source_20_Text"><text:s text:c="2"/>config: |</text:span></text:p>
          <text:p text:style-name="P34"><text:span text:style-name="Source_20_Text"><text:s text:c="4"/>peers:</text:span></text:p>
          <text:p text:style-name="P34"><text:span text:style-name="Source_20_Text"><text:s text:c="4"/>- peer-address: 192.168.100.31 <text:s/># Load Balancer 1 IP</text:span></text:p>
          <text:p text:style-name="P34"><text:span text:style-name="Source_20_Text"><text:s text:c="6"/>peer-asn: 64512</text:span></text:p>
          <text:p text:style-name="P34"><text:span text:style-name="Source_20_Text"><text:s text:c="6"/>my-asn: 64512</text:span></text:p>
          <text:p text:style-name="P34"><text:span text:style-name="Source_20_Text"><text:s text:c="4"/>- peer-address: 192.168.100.32 <text:s/># Load Balancer 2 IP</text:span></text:p>
          <text:p text:style-name="P34"><text:span text:style-name="Source_20_Text"><text:s text:c="6"/>peer-asn: 64512</text:span></text:p>
          <text:p text:style-name="P34"><text:span text:style-name="Source_20_Text"><text:s text:c="6"/>my-asn: 64512</text:span></text:p>
          <text:p text:style-name="P34"><text:span text:style-name="Source_20_Text"><text:s text:c="4"/>address-pools:</text:span></text:p>
          <text:p text:style-name="P34"><text:span text:style-name="Source_20_Text"><text:s text:c="4"/>- name: default</text:span></text:p>
          <text:p text:style-name="P34"><text:span text:style-name="Source_20_Text"><text:s text:c="6"/>protocol: bgp</text:span></text:p>
          <text:p text:style-name="P34"><text:span text:style-name="Source_20_Text"><text:s text:c="6"/>addresses:</text:span></text:p>
          <text:p text:style-name="P102"><text:span text:style-name="Source_20_Text"><text:s text:c="6"/>- 192.168.100.240-192.168.100.250</text:span></text:p>
          <text:p text:style-name="P224"><text:span text:style-name="Strong_20_Emphasis">Key Components:</text:span></text:p>
          <text:list>
            <text:list-item>
              <text:p text:style-name="P380"><text:span text:style-name="Strong_20_Emphasis">peers</text:span>: List of BGP peers (the load balancers).</text:p>
              <text:list>
                <text:list-item>
                  <text:p text:style-name="P380"><text:span text:style-name="Source_20_Text">peer-address</text:span>: IP of the load balancer.</text:p>
                </text:list-item>
                <text:list-item>
                  <text:p text:style-name="P380"><text:span text:style-name="Source_20_Text">peer-asn</text:span>: Autonomous System Number (ASN) of the peer.</text:p>
                </text:list-item>
                <text:list-item>
                  <text:p text:style-name="P380"><text:span text:style-name="Source_20_Text">my-asn</text:span>: ASN of the cluster (must match the network's ASN).</text:p>
                </text:list-item>
              </text:list>
            </text:list-item>
            <text:list-item>
              <text:p text:style-name="P380"><text:span text:style-name="Strong_20_Emphasis">address-pools</text:span>: Range of IPs MetalLB can allocate to services.</text:p>
            </text:list-item>
          </text:list>
        </text:list-item>
        <text:list-item>
          <text:p text:style-name="P224"><text:span text:style-name="Strong_20_Emphasis">Apply the ConfigMap</text:span></text:p>
          <text:p text:style-name="P102"><text:span text:style-name="Source_20_Text">kubectl apply -f metallb-config.yaml</text:span></text:p>
        </text:list-item>
      </text:list>
      <text:h text:style-name="Heading_20_4" text:outline-level="4"><text:span text:style-name="Strong_20_Emphasis">Step 3: Configure BGP on Load Balancers</text:span></text:h>
      <text:p text:style-name="Text_20_body">Assuming <text:span text:style-name="Strong_20_Emphasis">FRRouting (FRR)</text:span> <text:s/>is being used on the load balancer Vms (it currently is):</text:p>
      <text:list xml:id="list3390812714133338752" text:style-name="L60">
        <text:list-item>
          <text:p text:style-name="P225"><text:span text:style-name="Strong_20_Emphasis">Install FRRouting on Load Balancers</text:span></text:p>
          <text:p text:style-name="P225">On each load balancer VM (<text:span text:style-name="Source_20_Text">loadbalancer1.homelab.lan</text:span>, <text:span text:style-name="Source_20_Text">loadbalancer2.homelab.lan</text:span>):</text:p>
          <text:p text:style-name="P35"><text:span text:style-name="Source_20_Text">sudo apt-get update</text:span></text:p>
          <text:p text:style-name="P103"><text:span text:style-name="Source_20_Text">sudo apt-get install frr frr-pythontools -y</text:span></text:p>
        </text:list-item>
        <text:list-item>
          <text:p text:style-name="P225"><text:span text:style-name="Strong_20_Emphasis">Configure FRRouting for BGP Peering</text:span></text:p>
          <text:p text:style-name="P225">Edit <text:span text:style-name="Source_20_Text">/etc/frr/frr.conf</text:span> to include BGP configuration:</text:p>
          <text:p text:style-name="P103"><text:span text:style-name="Source_20_Text">sudo nano /etc/frr/frr.conf</text:span></text:p>
          <text:p text:style-name="P225"><text:span text:style-name="Strong_20_Emphasis">Example Configuration:</text:span></text:p>
          <text:p text:style-name="P35"><text:span text:style-name="Source_20_Text"># /etc/frr/frr.conf</text:span></text:p>
          <text:p text:style-name="P35"/>
          <text:p text:style-name="P35"><text:soft-page-break/><text:span text:style-name="Source_20_Text">router bgp 64512</text:span></text:p>
          <text:p text:style-name="P35"><text:span text:style-name="Source_20_Text"><text:s text:c="2"/>bgp router-id 192.168.100.31 <text:s/># Load Balancer 1</text:span></text:p>
          <text:p text:style-name="P35"><text:span text:style-name="Source_20_Text"><text:s text:c="2"/>neighbor 192.168.100.11 remote-as 64512 <text:s/># Kubernetes API Server or a specific peer</text:span></text:p>
          <text:p text:style-name="P35"><text:span text:style-name="Source_20_Text"><text:s text:c="2"/>neighbor 192.168.100.11 ebgp-multihop 2</text:span></text:p>
          <text:p text:style-name="P35"><text:span text:style-name="Source_20_Text"><text:s text:c="2"/>neighbor 192.168.100.11 update-source eth0</text:span></text:p>
          <text:p text:style-name="P35"/>
          <text:p text:style-name="P35"><text:span text:style-name="Source_20_Text"><text:s text:c="2"/># Announce MetalLB address pool</text:span></text:p>
          <text:p text:style-name="P35"><text:span text:style-name="Source_20_Text"><text:s text:c="2"/>network 192.168.100.240/28</text:span></text:p>
          <text:p text:style-name="P35"/>
          <text:p text:style-name="P35"><text:span text:style-name="Source_20_Text">line vty</text:span></text:p>
          <text:p text:style-name="P35"><text:span text:style-name="Source_20_Text"><text:s text:c="2"/>exec-timeout 0 0</text:span></text:p>
          <text:p text:style-name="P35"><text:span text:style-name="Source_20_Text"><text:s text:c="2"/>history size 0</text:span></text:p>
          <text:p text:style-name="P103"><text:span text:style-name="Source_20_Text"><text:s text:c="2"/>no ip domain-lookup</text:span></text:p>
          <text:p text:style-name="P225"><text:span text:style-name="Strong_20_Emphasis">Key Points:</text:span></text:p>
          <text:list>
            <text:list-item>
              <text:p text:style-name="P381"><text:span text:style-name="Strong_20_Emphasis">router bgp 64512</text:span>: Define the ASN matching <text:span text:style-name="Source_20_Text">my-asn</text:span> in MetalLB config.</text:p>
            </text:list-item>
            <text:list-item>
              <text:p text:style-name="P381"><text:span text:style-name="Strong_20_Emphasis">neighbor</text:span>: Define peers (e.g., API server, specific nodes).</text:p>
            </text:list-item>
            <text:list-item>
              <text:p text:style-name="P381"><text:span text:style-name="Strong_20_Emphasis">network</text:span>: Define the IP range to announce (MetalLB address pool).</text:p>
            </text:list-item>
          </text:list>
        </text:list-item>
        <text:list-item>
          <text:p text:style-name="P225"><text:span text:style-name="Strong_20_Emphasis">Enable and Start FRR</text:span></text:p>
          <text:p text:style-name="P35"><text:span text:style-name="Source_20_Text">sudo systemctl enable frr</text:span></text:p>
          <text:p text:style-name="P103"><text:span text:style-name="Source_20_Text">sudo systemctl start frr</text:span></text:p>
        </text:list-item>
        <text:list-item>
          <text:p text:style-name="P225"><text:span text:style-name="Strong_20_Emphasis">Verify BGP Sessions</text:span></text:p>
          <text:p text:style-name="P103"><text:span text:style-name="Source_20_Text">sudo vtysh -c "show ip bgp summary"</text:span></text:p>
          <text:p text:style-name="P225">Ensure that BGP sessions with Kubernetes peers are established.</text:p>
        </text:list-item>
      </text:list>
      <text:h text:style-name="Heading_20_4" text:outline-level="4"><text:span text:style-name="Strong_20_Emphasis">Step 4: Verify MetalLB Functionality</text:span></text:h>
      <text:list xml:id="list5248640192520794654" text:style-name="L61">
        <text:list-item>
          <text:p text:style-name="P226"><text:span text:style-name="Strong_20_Emphasis">Deploy a LoadBalancer Service</text:span></text:p>
          <text:p text:style-name="P226">Deploy a sample service with type <text:span text:style-name="Source_20_Text">LoadBalancer</text:span> to verify MetalLB allocation.</text:p>
          <text:p text:style-name="P36"><text:span text:style-name="Source_20_Text"># nginx-service.yaml</text:span></text:p>
          <text:p text:style-name="P36"/>
          <text:p text:style-name="P36"><text:span text:style-name="Source_20_Text">apiVersion: v1</text:span></text:p>
          <text:p text:style-name="P36"><text:span text:style-name="Source_20_Text">kind: Service</text:span></text:p>
          <text:p text:style-name="P36"><text:span text:style-name="Source_20_Text">metadata:</text:span></text:p>
          <text:p text:style-name="P36"><text:span text:style-name="Source_20_Text"><text:s text:c="2"/>name: nginx</text:span></text:p>
          <text:p text:style-name="P36"><text:span text:style-name="Source_20_Text">spec:</text:span></text:p>
          <text:p text:style-name="P36"><text:span text:style-name="Source_20_Text"><text:s text:c="2"/>selector:</text:span></text:p>
          <text:p text:style-name="P36"><text:span text:style-name="Source_20_Text"><text:s text:c="4"/>app: nginx</text:span></text:p>
          <text:p text:style-name="P36"><text:span text:style-name="Source_20_Text"><text:s text:c="2"/>ports:</text:span></text:p>
          <text:p text:style-name="P36"><text:span text:style-name="Source_20_Text"><text:s text:c="4"/>- protocol: TCP</text:span></text:p>
          <text:p text:style-name="P36"><text:span text:style-name="Source_20_Text"><text:s text:c="6"/>port: 80</text:span></text:p>
          <text:p text:style-name="P36"><text:span text:style-name="Source_20_Text"><text:s text:c="6"/>targetPort: 80</text:span></text:p>
          <text:p text:style-name="P104"><text:span text:style-name="Source_20_Text"><text:s text:c="2"/>type: LoadBalancer</text:span></text:p>
          <text:p text:style-name="P104"><text:span text:style-name="Source_20_Text">kubectl apply -f nginx-service.yaml</text:span></text:p>
        </text:list-item>
        <text:list-item>
          <text:p text:style-name="P226"><text:span text:style-name="Strong_20_Emphasis">Check Assigned IP</text:span></text:p>
          <text:p text:style-name="P104"><text:span text:style-name="Source_20_Text">kubectl get svc nginx</text:span></text:p>
          <text:p text:style-name="P226">The <text:span text:style-name="Source_20_Text">EXTERNAL-IP</text:span> should be within the MetalLB address pool (<text:span text:style-name="Source_20_Text">192.168.100.240-192.168.100.250</text:span>).</text:p>
        </text:list-item>
        <text:list-item>
          <text:p text:style-name="P226"><text:span text:style-name="Strong_20_Emphasis">Access the Service</text:span></text:p>
          <text:p text:style-name="P226">From an external client, access the service via the assigned IP to ensure routing is correct.</text:p>
        </text:list-item>
      </text:list>
      <text:p text:style-name="Horizontal_20_Line"/>
      <text:h text:style-name="Heading_20_3" text:outline-level="3"><text:soft-page-break/><text:span text:style-name="Strong_20_Emphasis"/></text:h>
      <text:p text:style-name="Horizontal_20_Line"/>
      <text:h text:style-name="Heading_20_3" text:outline-level="3">9.1.8 Verifying Cluster Health and Configuration</text:h>
      <text:p text:style-name="Text_20_body">After all nodes have joined, perform the following checks to ensure the cluster is healthy and correctly configured.</text:p>
      <text:h text:style-name="Heading_20_4" text:outline-level="4"><text:span text:style-name="Strong_20_Emphasis">Step 1: Check Node Status</text:span></text:h>
      <text:p text:style-name="P4"><text:span text:style-name="Source_20_Text">kubectl get nodes</text:span></text:p>
      <text:p text:style-name="Text_20_body">All nodes should be in the <text:span text:style-name="Strong_20_Emphasis">Ready</text:span> state.</text:p>
      <text:h text:style-name="Heading_20_4" text:outline-level="4"><text:span text:style-name="Strong_20_Emphasis">Step 2: Check System Pods</text:span></text:h>
      <text:p text:style-name="P4"><text:span text:style-name="Source_20_Text">kubectl get pods --all-namespaces</text:span></text:p>
      <text:p text:style-name="Text_20_body">Ensure that all system pods (e.g., <text:span text:style-name="Source_20_Text">kube-system</text:span> namespace) are running without errors.</text:p>
      <text:h text:style-name="Heading_20_4" text:outline-level="4"><text:span text:style-name="Strong_20_Emphasis">Step 3: Verify API Server and kubelet Communication</text:span></text:h>
      <text:p text:style-name="Text_20_body">From a client machine with <text:span text:style-name="Source_20_Text">kubectl</text:span> access:</text:p>
      <text:p text:style-name="P4"><text:span text:style-name="Source_20_Text">kubectl cluster-info</text:span></text:p>
      <text:p text:style-name="Text_20_body">Ensure that the API server is reachable and responding correctly.</text:p>
      <text:h text:style-name="Heading_20_4" text:outline-level="4"><text:span text:style-name="Strong_20_Emphasis">Step 4: Verify BGP Peering Status</text:span></text:h>
      <text:list xml:id="list5511664351588894690" text:style-name="L72">
        <text:list-item>
          <text:p text:style-name="P237"><text:span text:style-name="Strong_20_Emphasis">On Load Balancers:</text:span></text:p>
          <text:p text:style-name="P113"><text:span text:style-name="Source_20_Text">sudo vtysh -c "show ip bgp summary"</text:span></text:p>
          <text:p text:style-name="P237">Confirm that BGP sessions with Kubernetes peers are <text:span text:style-name="Strong_20_Emphasis">Established</text:span>.</text:p>
        </text:list-item>
        <text:list-item>
          <text:p text:style-name="P237"><text:span text:style-name="Strong_20_Emphasis">On Kubernetes Nodes:</text:span></text:p>
          <text:p text:style-name="P113"><text:span text:style-name="Source_20_Text">calicoctl node status</text:span></text:p>
          <text:p text:style-name="P237">Ensure that BGP sessions are <text:span text:style-name="Strong_20_Emphasis">Established</text:span> and routes are being advertised.</text:p>
        </text:list-item>
      </text:list>
      <text:p text:style-name="Horizontal_20_Line"/>
      <text:h text:style-name="Heading_20_3" text:outline-level="3">9.1.9 Finalizing Cluster Configuration</text:h>
      <text:p text:style-name="Text_20_body">With the cluster initialized and nodes joined, proceed to finalize configurations:</text:p>
      <text:list xml:id="list6776523882901027725" text:style-name="L73">
        <text:list-item>
          <text:p text:style-name="P387"><text:span text:style-name="Strong_20_Emphasis">Deploy Networking Plugins (Calico)</text:span>: Already installed and configured in previous steps.</text:p>
        </text:list-item>
        <text:list-item>
          <text:p text:style-name="P387"><text:span text:style-name="Strong_20_Emphasis">Deploy MetalLB</text:span>: Already installed and configured in BGP mode.</text:p>
        </text:list-item>
        <text:list-item>
          <text:p text:style-name="P387"><text:span text:style-name="Strong_20_Emphasis">Configure Storage Provisioning</text:span>: As detailed in Section 9.1.7.</text:p>
        </text:list-item>
        <text:list-item>
          <text:p text:style-name="P238"><text:span text:style-name="Strong_20_Emphasis">Set Up Time Synchronization</text:span>: Ensure all nodes are synchronized via NTP (covered in 9.1.4).</text:p>
        </text:list-item>
      </text:list>
      <text:h text:style-name="Heading_20_3" text:outline-level="3">9.2 Installing Traefik and Syncing Network Devices Together</text:h>
      <text:h text:style-name="Heading_20_3" text:outline-level="3">9.2.1 Installing and Configuring Traefik v3 via Helm</text:h>
      <text:p text:style-name="Text_20_body">With the Kubernetes cluster up and running, the next step is to install <text:span text:style-name="Strong_20_Emphasis">Traefik v3</text:span>, a powerful and flexible Ingress Controller. Traefik will handle routing traffic to services, leveraging both the <text:span text:style-name="Strong_20_Emphasis">internal PKI</text:span> for secure internal <text:soft-page-break/>communications and <text:span text:style-name="Strong_20_Emphasis">Cloudflare/Let's Encrypt</text:span> for public-facing services.</text:p>
      <text:h text:style-name="Heading_20_4" text:outline-level="4"><text:span text:style-name="Strong_20_Emphasis">Step 1: Add Traefik Helm Repository</text:span></text:h>
      <text:p text:style-name="P3"><text:span text:style-name="Source_20_Text">helm repo add traefik https://helm.traefik.io/traefik</text:span></text:p>
      <text:p text:style-name="P4"><text:span text:style-name="Source_20_Text">helm repo update</text:span></text:p>
      <text:h text:style-name="Heading_20_4" text:outline-level="4"><text:span text:style-name="Strong_20_Emphasis">Step 2: Create Namespace for Traefik</text:span></text:h>
      <text:p text:style-name="P4"><text:span text:style-name="Source_20_Text">kubectl create namespace traefik</text:span></text:p>
      <text:h text:style-name="Heading_20_4" text:outline-level="4"><text:span text:style-name="Strong_20_Emphasis">Step 3: Prepare Traefik Configuration Values</text:span></text:h>
      <text:p text:style-name="Text_20_body">Create a <text:span text:style-name="Source_20_Text">traefik-values.yaml</text:span> file with the following content, customized to the environment:</text:p>
      <text:p text:style-name="P3"><text:span text:style-name="Source_20_Text"># traefik-values.yaml</text:span></text:p>
      <text:p text:style-name="P3"/>
      <text:p text:style-name="P3"><text:span text:style-name="Source_20_Text">replicas: 2</text:span></text:p>
      <text:p text:style-name="P3"/>
      <text:p text:style-name="P3"><text:span text:style-name="Source_20_Text">service:</text:span></text:p>
      <text:p text:style-name="P3"><text:span text:style-name="Source_20_Text"><text:s text:c="2"/>type: LoadBalancer</text:span></text:p>
      <text:p text:style-name="P3"><text:span text:style-name="Source_20_Text"><text:s text:c="2"/>loadBalancerIP: 192.168.100.240 <text:s/># Must be within MetalLB's address pool</text:span></text:p>
      <text:p text:style-name="P3"><text:span text:style-name="Source_20_Text"><text:s text:c="2"/>annotations:</text:span></text:p>
      <text:p text:style-name="P3"><text:span text:style-name="Source_20_Text"><text:s text:c="4"/>metallb.universe.tf/address-pool: "default"</text:span></text:p>
      <text:p text:style-name="P3"/>
      <text:p text:style-name="P3"><text:span text:style-name="Source_20_Text">ingressClass:</text:span></text:p>
      <text:p text:style-name="P3"><text:span text:style-name="Source_20_Text"><text:s text:c="2"/>enabled: true</text:span></text:p>
      <text:p text:style-name="P3"><text:span text:style-name="Source_20_Text"><text:s text:c="2"/>isDefaultClass: true</text:span></text:p>
      <text:p text:style-name="P3"/>
      <text:p text:style-name="P3"><text:span text:style-name="Source_20_Text">additionalArguments:</text:span></text:p>
      <text:p text:style-name="P3"><text:span text:style-name="Source_20_Text"><text:s text:c="2"/>- "--entrypoints.web.address=:80"</text:span></text:p>
      <text:p text:style-name="P3"><text:span text:style-name="Source_20_Text"><text:s text:c="2"/>- "--entrypoints.websecure.address=:443"</text:span></text:p>
      <text:p text:style-name="P3"><text:span text:style-name="Source_20_Text"><text:s text:c="2"/>- "--certificatesresolvers.internal.acme.tlschallenge=true"</text:span></text:p>
      <text:p text:style-name="P3"><text:span text:style-name="Source_20_Text"><text:s text:c="2"/>- "--certificatesresolvers.internal.acme.email=the-email@domain.com"</text:span></text:p>
      <text:p text:style-name="P3"><text:span text:style-name="Source_20_Text"><text:s text:c="2"/>- "--certificatesresolvers.internal.acme.storage=/data/acme-internal.json"</text:span></text:p>
      <text:p text:style-name="P3"><text:span text:style-name="Source_20_Text"><text:s text:c="2"/>- "--certificatesresolvers.letsencrypt.acme.httpchallenge=true"</text:span></text:p>
      <text:p text:style-name="P3"><text:span text:style-name="Source_20_Text"><text:s text:c="2"/>- "--certificatesresolvers.letsencrypt.acme.httpchallenge.entrypoint=web"</text:span></text:p>
      <text:p text:style-name="P3"><text:span text:style-name="Source_20_Text"><text:s text:c="2"/>- "--certificatesresolvers.letsencrypt.acme.email=the-email@domain.com"</text:span></text:p>
      <text:p text:style-name="P3"><text:span text:style-name="Source_20_Text"><text:s text:c="2"/>- "--certificatesresolvers.letsencrypt.acme.storage=/data/acme-letsencrypt.json"</text:span></text:p>
      <text:p text:style-name="P3"/>
      <text:p text:style-name="P3"><text:span text:style-name="Source_20_Text">certificatesResolvers:</text:span></text:p>
      <text:p text:style-name="P3"><text:span text:style-name="Source_20_Text"><text:s text:c="2"/>internal:</text:span></text:p>
      <text:p text:style-name="P3"><text:span text:style-name="Source_20_Text"><text:s text:c="4"/>acme:</text:span></text:p>
      <text:p text:style-name="P3"><text:span text:style-name="Source_20_Text"><text:s text:c="6"/>email: the-email@domain.com</text:span></text:p>
      <text:p text:style-name="P3"><text:span text:style-name="Source_20_Text"><text:s text:c="6"/>storage: /data/acme-internal.json</text:span></text:p>
      <text:p text:style-name="P3"><text:span text:style-name="Source_20_Text"><text:s text:c="6"/>tlsChallenge: {}</text:span></text:p>
      <text:p text:style-name="P3"><text:span text:style-name="Source_20_Text"><text:s text:c="2"/>letsencrypt:</text:span></text:p>
      <text:p text:style-name="P3"><text:span text:style-name="Source_20_Text"><text:s text:c="4"/>acme:</text:span></text:p>
      <text:p text:style-name="P3"><text:span text:style-name="Source_20_Text"><text:s text:c="6"/>email: the-email@domain.com</text:span></text:p>
      <text:p text:style-name="P3"><text:span text:style-name="Source_20_Text"><text:s text:c="6"/>storage: /data/acme-letsencrypt.json</text:span></text:p>
      <text:p text:style-name="P3"><text:span text:style-name="Source_20_Text"><text:s text:c="6"/>httpChallenge:</text:span></text:p>
      <text:p text:style-name="P3"><text:span text:style-name="Source_20_Text"><text:s text:c="8"/>entryPoint: web</text:span></text:p>
      <text:p text:style-name="P3"/>
      <text:p text:style-name="P3"><text:span text:style-name="Source_20_Text">tls:</text:span></text:p>
      <text:p text:style-name="P3"><text:span text:style-name="Source_20_Text"><text:s text:c="2"/>stores:</text:span></text:p>
      <text:p text:style-name="P3"><text:span text:style-name="Source_20_Text"><text:s text:c="4"/>default:</text:span></text:p>
      <text:p text:style-name="P3"><text:span text:style-name="Source_20_Text"><text:s text:c="6"/>defaultCertificate:</text:span></text:p>
      <text:p text:style-name="P3"><text:span text:style-name="Source_20_Text"><text:s text:c="8"/>certFile: /certs/internal.crt</text:span></text:p>
      <text:p text:style-name="P3"><text:span text:style-name="Source_20_Text"><text:s text:c="8"/>keyFile: /certs/internal.key</text:span></text:p>
      <text:p text:style-name="P3"/>
      <text:p text:style-name="P3"><text:span text:style-name="Source_20_Text">additionalVolumes:</text:span></text:p>
      <text:p text:style-name="P3"><text:span text:style-name="Source_20_Text"><text:s text:c="2"/>- name: certs</text:span></text:p>
      <text:p text:style-name="P3"><text:span text:style-name="Source_20_Text"><text:s text:c="4"/>secret:</text:span></text:p>
      <text:p text:style-name="P3"><text:soft-page-break/><text:span text:style-name="Source_20_Text"><text:s text:c="6"/>secretName: traefik-certs</text:span></text:p>
      <text:p text:style-name="P3"><text:span text:style-name="Source_20_Text"><text:s text:c="2"/>- name: acme-internal</text:span></text:p>
      <text:p text:style-name="P3"><text:span text:style-name="Source_20_Text"><text:s text:c="4"/>persistentVolumeClaim:</text:span></text:p>
      <text:p text:style-name="P3"><text:span text:style-name="Source_20_Text"><text:s text:c="6"/>claimName: traefik-acme-internal-pvc</text:span></text:p>
      <text:p text:style-name="P3"><text:span text:style-name="Source_20_Text"><text:s text:c="2"/>- name: acme-letsencrypt</text:span></text:p>
      <text:p text:style-name="P3"><text:span text:style-name="Source_20_Text"><text:s text:c="4"/>persistentVolumeClaim:</text:span></text:p>
      <text:p text:style-name="P3"><text:span text:style-name="Source_20_Text"><text:s text:c="6"/>claimName: traefik-acme-letsencrypt-pvc</text:span></text:p>
      <text:p text:style-name="P3"/>
      <text:p text:style-name="P3"><text:span text:style-name="Source_20_Text">additionalVolumeMounts:</text:span></text:p>
      <text:p text:style-name="P3"><text:span text:style-name="Source_20_Text"><text:s text:c="2"/>- name: certs</text:span></text:p>
      <text:p text:style-name="P3"><text:span text:style-name="Source_20_Text"><text:s text:c="4"/>mountPath: /certs</text:span></text:p>
      <text:p text:style-name="P3"><text:span text:style-name="Source_20_Text"><text:s text:c="4"/>readOnly: true</text:span></text:p>
      <text:p text:style-name="P3"><text:span text:style-name="Source_20_Text"><text:s text:c="2"/>- name: acme-internal</text:span></text:p>
      <text:p text:style-name="P3"><text:span text:style-name="Source_20_Text"><text:s text:c="4"/>mountPath: /data</text:span></text:p>
      <text:p text:style-name="P3"><text:span text:style-name="Source_20_Text"><text:s text:c="2"/>- name: acme-letsencrypt</text:span></text:p>
      <text:p text:style-name="P3"><text:span text:style-name="Source_20_Text"><text:s text:c="4"/>mountPath: /data</text:span></text:p>
      <text:p text:style-name="P3"/>
      <text:p text:style-name="P3"><text:span text:style-name="Source_20_Text">providers:</text:span></text:p>
      <text:p text:style-name="P3"><text:span text:style-name="Source_20_Text"><text:s text:c="2"/>kubernetesCRD:</text:span></text:p>
      <text:p text:style-name="P3"><text:span text:style-name="Source_20_Text"><text:s text:c="4"/>enabled: true</text:span></text:p>
      <text:p text:style-name="P3"><text:span text:style-name="Source_20_Text"><text:s text:c="2"/>kubernetesIngress:</text:span></text:p>
      <text:p text:style-name="P3"><text:span text:style-name="Source_20_Text"><text:s text:c="4"/>enabled: false</text:span></text:p>
      <text:p text:style-name="P3"/>
      <text:p text:style-name="P3"><text:span text:style-name="Source_20_Text">resources:</text:span></text:p>
      <text:p text:style-name="P3"><text:span text:style-name="Source_20_Text"><text:s text:c="2"/>limits:</text:span></text:p>
      <text:p text:style-name="P3"><text:span text:style-name="Source_20_Text"><text:s text:c="4"/>cpu: 500m</text:span></text:p>
      <text:p text:style-name="P3"><text:span text:style-name="Source_20_Text"><text:s text:c="4"/>memory: 256Mi</text:span></text:p>
      <text:p text:style-name="P3"><text:span text:style-name="Source_20_Text"><text:s text:c="2"/>requests:</text:span></text:p>
      <text:p text:style-name="P3"><text:span text:style-name="Source_20_Text"><text:s text:c="4"/>cpu: 200m</text:span></text:p>
      <text:p text:style-name="P4"><text:span text:style-name="Source_20_Text"><text:s text:c="4"/>memory: 128Mi</text:span></text:p>
      <text:p text:style-name="Text_20_body"><text:span text:style-name="Strong_20_Emphasis">Explanation of Key Sections:</text:span></text:p>
      <text:list xml:id="list2766632964387076506" text:style-name="L74">
        <text:list-item>
          <text:p text:style-name="P388"><text:span text:style-name="Strong_20_Emphasis">service.type: LoadBalancer</text:span>: Exposes Traefik using MetalLB's load balancer IP.</text:p>
        </text:list-item>
        <text:list-item>
          <text:p text:style-name="P388"><text:span text:style-name="Strong_20_Emphasis">certificatesResolvers</text:span>:</text:p>
          <text:list>
            <text:list-item>
              <text:p text:style-name="P388"><text:span text:style-name="Strong_20_Emphasis">internal</text:span>: Handles certificates for internal services using the <text:span text:style-name="Strong_20_Emphasis">Internal PKI</text:span>.</text:p>
            </text:list-item>
            <text:list-item>
              <text:p text:style-name="P388"><text:span text:style-name="Strong_20_Emphasis">letsencrypt</text:span>: Handles public certificates using <text:span text:style-name="Strong_20_Emphasis">Let's Encrypt</text:span>.</text:p>
            </text:list-item>
          </text:list>
        </text:list-item>
        <text:list-item>
          <text:p text:style-name="P388"><text:span text:style-name="Strong_20_Emphasis">tls.stores.defaultCertificate</text:span>: Specifies the default certificate for internal services.</text:p>
        </text:list-item>
        <text:list-item>
          <text:p text:style-name="P239"><text:span text:style-name="Strong_20_Emphasis">additionalVolumes &amp; additionalVolumeMounts</text:span>: Mounts certificates and persistent storage for ACME.</text:p>
        </text:list-item>
      </text:list>
      <text:h text:style-name="Heading_20_4" text:outline-level="4"><text:span text:style-name="Strong_20_Emphasis">Step 4: Create Kubernetes Secrets for Internal PKI Certificates</text:span></text:h>
      <text:p text:style-name="Text_20_body">Assuming the <text:span text:style-name="Source_20_Text">internal.crt</text:span> and <text:span text:style-name="Source_20_Text">internal.key</text:span> has been created and signed in an earlier procedure step by the <text:span text:style-name="Strong_20_Emphasis">Intermediate CA</text:span>:</text:p>
      <text:list xml:id="list1863909458708281928" text:style-name="L75">
        <text:list-item>
          <text:p text:style-name="P240"><text:span text:style-name="Strong_20_Emphasis">Create a Kubernetes Secret for Traefik Certificates</text:span></text:p>
          <text:p text:style-name="P41"><text:span text:style-name="Source_20_Text">kubectl create secret tls traefik-certs \</text:span></text:p>
          <text:p text:style-name="P41"><text:span text:style-name="Source_20_Text"><text:s text:c="2"/>--cert=internal.crt \</text:span></text:p>
          <text:p text:style-name="P41"><text:span text:style-name="Source_20_Text"><text:s text:c="2"/>--key=internal.key \</text:span></text:p>
          <text:p text:style-name="P114"><text:span text:style-name="Source_20_Text"><text:s text:c="2"/>-n traefik</text:span></text:p>
        </text:list-item>
        <text:list-item>
          <text:p text:style-name="P240"><text:span text:style-name="Strong_20_Emphasis">Create PersistentVolumeClaims for ACME Storage</text:span></text:p>
          <text:p text:style-name="P240"><text:span text:style-name="Strong_20_Emphasis">Internal ACME Storage:</text:span></text:p>
          <text:p text:style-name="P41"><text:span text:style-name="Source_20_Text"># traefik-acme-internal-pvc.yaml</text:span></text:p>
          <text:p text:style-name="P41"/>
          <text:p text:style-name="P41"><text:span text:style-name="Source_20_Text">apiVersion: v1</text:span></text:p>
          <text:p text:style-name="P41"><text:span text:style-name="Source_20_Text">kind: PersistentVolumeClaim</text:span></text:p>
          <text:p text:style-name="P41"><text:span text:style-name="Source_20_Text">metadata:</text:span></text:p>
          <text:p text:style-name="P41"><text:span text:style-name="Source_20_Text"><text:s text:c="2"/>name: traefik-acme-internal-pvc</text:span></text:p>
          <text:p text:style-name="P41"><text:span text:style-name="Source_20_Text"><text:s text:c="2"/>namespace: traefik</text:span></text:p>
          <text:p text:style-name="P41"><text:span text:style-name="Source_20_Text">spec:</text:span></text:p>
          <text:p text:style-name="P41"><text:soft-page-break/><text:span text:style-name="Source_20_Text"><text:s text:c="2"/>accessModes:</text:span></text:p>
          <text:p text:style-name="P41"><text:span text:style-name="Source_20_Text"><text:s text:c="4"/>- ReadWriteOnce</text:span></text:p>
          <text:p text:style-name="P41"><text:span text:style-name="Source_20_Text"><text:s text:c="2"/>resources:</text:span></text:p>
          <text:p text:style-name="P41"><text:span text:style-name="Source_20_Text"><text:s text:c="4"/>requests:</text:span></text:p>
          <text:p text:style-name="P114"><text:span text:style-name="Source_20_Text"><text:s text:c="6"/>storage: 1Gi</text:span></text:p>
          <text:p text:style-name="P240"><text:span text:style-name="Strong_20_Emphasis">Let's Encrypt ACME Storage:</text:span></text:p>
          <text:p text:style-name="P41"><text:span text:style-name="Source_20_Text"># traefik-acme-letsencrypt-pvc.yaml</text:span></text:p>
          <text:p text:style-name="P41"/>
          <text:p text:style-name="P41"><text:span text:style-name="Source_20_Text">apiVersion: v1</text:span></text:p>
          <text:p text:style-name="P41"><text:span text:style-name="Source_20_Text">kind: PersistentVolumeClaim</text:span></text:p>
          <text:p text:style-name="P41"><text:span text:style-name="Source_20_Text">metadata:</text:span></text:p>
          <text:p text:style-name="P41"><text:span text:style-name="Source_20_Text"><text:s text:c="2"/>name: traefik-acme-letsencrypt-pvc</text:span></text:p>
          <text:p text:style-name="P41"><text:span text:style-name="Source_20_Text"><text:s text:c="2"/>namespace: traefik</text:span></text:p>
          <text:p text:style-name="P41"><text:span text:style-name="Source_20_Text">spec:</text:span></text:p>
          <text:p text:style-name="P41"><text:span text:style-name="Source_20_Text"><text:s text:c="2"/>accessModes:</text:span></text:p>
          <text:p text:style-name="P41"><text:span text:style-name="Source_20_Text"><text:s text:c="4"/>- ReadWriteOnce</text:span></text:p>
          <text:p text:style-name="P41"><text:span text:style-name="Source_20_Text"><text:s text:c="2"/>resources:</text:span></text:p>
          <text:p text:style-name="P41"><text:span text:style-name="Source_20_Text"><text:s text:c="4"/>requests:</text:span></text:p>
          <text:p text:style-name="P114"><text:span text:style-name="Source_20_Text"><text:s text:c="6"/>storage: 1Gi</text:span></text:p>
          <text:p text:style-name="P240">Apply the PVCs:</text:p>
          <text:p text:style-name="P41"><text:span text:style-name="Source_20_Text">kubectl apply -f traefik-acme-internal-pvc.yaml</text:span></text:p>
          <text:p text:style-name="P114"><text:span text:style-name="Source_20_Text">kubectl apply -f traefik-acme-letsencrypt-pvc.yaml</text:span></text:p>
        </text:list-item>
      </text:list>
      <text:h text:style-name="Heading_20_4" text:outline-level="4"><text:span text:style-name="Strong_20_Emphasis">Step 5: Deploy Traefik Using Helm</text:span></text:h>
      <text:p text:style-name="Text_20_body">Deploy Traefik with the custom configuration:</text:p>
      <text:p text:style-name="P3"><text:span text:style-name="Source_20_Text">helm install traefik traefik/traefik \</text:span></text:p>
      <text:p text:style-name="P3"><text:span text:style-name="Source_20_Text"><text:s text:c="2"/>--namespace traefik \</text:span></text:p>
      <text:p text:style-name="P4"><text:span text:style-name="Source_20_Text"><text:s text:c="2"/>--values traefik-values.yaml</text:span></text:p>
      <text:h text:style-name="Heading_20_4" text:outline-level="4"><text:span text:style-name="Strong_20_Emphasis">Step 6: Verify Traefik Deployment</text:span></text:h>
      <text:list xml:id="list2814955799989766085" text:style-name="L76">
        <text:list-item>
          <text:p text:style-name="P241"><text:span text:style-name="Strong_20_Emphasis">Check Traefik Pods and Services</text:span></text:p>
          <text:p text:style-name="P42"><text:span text:style-name="Source_20_Text">kubectl get pods -n traefik</text:span></text:p>
          <text:p text:style-name="P115"><text:span text:style-name="Source_20_Text">kubectl get svc -n traefik</text:span></text:p>
          <text:p text:style-name="P241">Ensure that Traefik pods are in the <text:span text:style-name="Strong_20_Emphasis">Running</text:span> state and the LoadBalancer service has an IP from MetalLB's pool.</text:p>
        </text:list-item>
        <text:list-item>
          <text:p text:style-name="P241"><text:span text:style-name="Strong_20_Emphasis">Access Traefik Dashboard (Optional)</text:span></text:p>
          <text:p text:style-name="P241">If you wish to enable the Traefik dashboard:</text:p>
          <text:list>
            <text:list-item>
              <text:p text:style-name="P241"><text:span text:style-name="Strong_20_Emphasis">Modify </text:span><text:span text:style-name="Strong_20_Emphasis"><text:span text:style-name="Source_20_Text">traefik-values.yaml</text:span></text:span> to include dashboard configuration.</text:p>
              <text:p text:style-name="P42"><text:span text:style-name="Source_20_Text">additionalArguments:</text:span></text:p>
              <text:p text:style-name="P42"><text:span text:style-name="Source_20_Text"><text:s text:c="2"/>- "--api.dashboard=true"</text:span></text:p>
              <text:p text:style-name="P42"><text:span text:style-name="Source_20_Text"><text:s text:c="2"/>- "--api.insecure=false"</text:span></text:p>
              <text:p text:style-name="P42"><text:span text:style-name="Source_20_Text"><text:s text:c="2"/>- "--api.debug=true"</text:span></text:p>
              <text:p text:style-name="P42"/>
              <text:p text:style-name="P42"><text:span text:style-name="Source_20_Text">ports:</text:span></text:p>
              <text:p text:style-name="P42"><text:span text:style-name="Source_20_Text"><text:s text:c="2"/>dashboard:</text:span></text:p>
              <text:p text:style-name="P42"><text:span text:style-name="Source_20_Text"><text:s text:c="4"/>expose: true</text:span></text:p>
              <text:p text:style-name="P42"><text:span text:style-name="Source_20_Text"><text:s text:c="4"/>port: 8080</text:span></text:p>
              <text:p text:style-name="P42"><text:span text:style-name="Source_20_Text"><text:s text:c="4"/>targetPort: 8080</text:span></text:p>
              <text:p text:style-name="P42"/>
              <text:p text:style-name="P42"><text:span text:style-name="Source_20_Text">ingressRoute:</text:span></text:p>
              <text:p text:style-name="P42"><text:span text:style-name="Source_20_Text"><text:s text:c="2"/>dashboard:</text:span></text:p>
              <text:p text:style-name="P42"><text:soft-page-break/><text:span text:style-name="Source_20_Text"><text:s text:c="4"/>enabled: true</text:span></text:p>
              <text:p text:style-name="P42"><text:span text:style-name="Source_20_Text"><text:s text:c="4"/>path: /dashboard</text:span></text:p>
              <text:p text:style-name="P42"><text:span text:style-name="Source_20_Text"><text:s text:c="4"/>hosts:</text:span></text:p>
              <text:p text:style-name="P42"><text:span text:style-name="Source_20_Text"><text:s text:c="6"/>- "traefik-dashboard.homelab.lan"</text:span></text:p>
              <text:p text:style-name="P42"><text:span text:style-name="Source_20_Text"><text:s text:c="4"/>tls:</text:span></text:p>
              <text:p text:style-name="P115"><text:span text:style-name="Source_20_Text"><text:s text:c="6"/>certResolver: internal</text:span></text:p>
            </text:list-item>
            <text:list-item>
              <text:p text:style-name="P241"><text:span text:style-name="Strong_20_Emphasis">Apply the Updated Configuration</text:span></text:p>
              <text:p text:style-name="P42"><text:span text:style-name="Source_20_Text">helm upgrade traefik traefik/traefik \</text:span></text:p>
              <text:p text:style-name="P42"><text:span text:style-name="Source_20_Text"><text:s text:c="2"/>--namespace traefik \</text:span></text:p>
              <text:p text:style-name="P115"><text:span text:style-name="Source_20_Text"><text:s text:c="2"/>--values traefik-values.yaml</text:span></text:p>
            </text:list-item>
            <text:list-item>
              <text:p text:style-name="P241"><text:span text:style-name="Strong_20_Emphasis">Create an IngressRoute for the Dashboard</text:span></text:p>
              <text:p text:style-name="P42"><text:span text:style-name="Source_20_Text"># traefik-dashboard-ingressroute.yaml</text:span></text:p>
              <text:p text:style-name="P42"/>
              <text:p text:style-name="P42"><text:span text:style-name="Source_20_Text">apiVersion: traefik.containo.us/v1alpha1</text:span></text:p>
              <text:p text:style-name="P42"><text:span text:style-name="Source_20_Text">kind: IngressRoute</text:span></text:p>
              <text:p text:style-name="P42"><text:span text:style-name="Source_20_Text">metadata:</text:span></text:p>
              <text:p text:style-name="P42"><text:span text:style-name="Source_20_Text"><text:s text:c="2"/>name: traefik-dashboard</text:span></text:p>
              <text:p text:style-name="P42"><text:span text:style-name="Source_20_Text"><text:s text:c="2"/>namespace: traefik</text:span></text:p>
              <text:p text:style-name="P42"><text:span text:style-name="Source_20_Text">spec:</text:span></text:p>
              <text:p text:style-name="P42"><text:span text:style-name="Source_20_Text"><text:s text:c="2"/>entryPoints:</text:span></text:p>
              <text:p text:style-name="P42"><text:span text:style-name="Source_20_Text"><text:s text:c="4"/>- websecure</text:span></text:p>
              <text:p text:style-name="P42"><text:span text:style-name="Source_20_Text"><text:s text:c="2"/>routes:</text:span></text:p>
              <text:p text:style-name="P42"><text:span text:style-name="Source_20_Text"><text:s text:c="4"/>- match: Host(`traefik-dashboard.homelab.lan`) &amp;&amp; PathPrefix(`/dashboard`)</text:span></text:p>
              <text:p text:style-name="P42"><text:span text:style-name="Source_20_Text"><text:s text:c="6"/>kind: Rule</text:span></text:p>
              <text:p text:style-name="P42"><text:span text:style-name="Source_20_Text"><text:s text:c="6"/>services:</text:span></text:p>
              <text:p text:style-name="P42"><text:span text:style-name="Source_20_Text"><text:s text:c="8"/>- name: api@internal</text:span></text:p>
              <text:p text:style-name="P42"><text:span text:style-name="Source_20_Text"><text:s text:c="10"/>kind: TraefikService</text:span></text:p>
              <text:p text:style-name="P42"><text:span text:style-name="Source_20_Text"><text:s text:c="2"/>tls:</text:span></text:p>
              <text:p text:style-name="P42"><text:span text:style-name="Source_20_Text"><text:s text:c="4"/>certResolver: internal</text:span></text:p>
              <text:p text:style-name="P42"><text:span text:style-name="Source_20_Text"><text:s text:c="4"/>domains:</text:span></text:p>
              <text:p text:style-name="P42"><text:span text:style-name="Source_20_Text"><text:s text:c="6"/>- main: traefik-dashboard.homelab.lan</text:span></text:p>
              <text:p text:style-name="P42"><text:span text:style-name="Source_20_Text"><text:s text:c="8"/>sans:</text:span></text:p>
              <text:p text:style-name="P115"><text:span text:style-name="Source_20_Text"><text:s text:c="10"/>- "*.homelab.lan"</text:span></text:p>
              <text:p text:style-name="P241">Apply the IngressRoute:</text:p>
              <text:p text:style-name="P115"><text:span text:style-name="Source_20_Text">kubectl apply -f traefik-dashboard-ingressroute.yaml</text:span></text:p>
            </text:list-item>
            <text:list-item>
              <text:p text:style-name="P241"><text:span text:style-name="Strong_20_Emphasis">Access the Dashboard</text:span></text:p>
              <text:p text:style-name="P241">Navigate to <text:span text:style-name="Source_20_Text">https://traefik-dashboard.homelab.lan/dashboard</text:span> in the browser.</text:p>
            </text:list-item>
          </text:list>
        </text:list-item>
      </text:list>
      <text:h text:style-name="Heading_20_4" text:outline-level="4"><text:span text:style-name="Strong_20_Emphasis">Step 7: Configure Traefik for Internal and External Services</text:span></text:h>
      <text:list xml:id="list7064539841767081478" text:style-name="L77">
        <text:list-item>
          <text:p text:style-name="P242"><text:span text:style-name="Strong_20_Emphasis">Internal Services Configuration</text:span></text:p>
          <text:p text:style-name="P242">Create an IngressRoute for internal services using internal certificates.</text:p>
          <text:p text:style-name="P242"><text:span text:style-name="Strong_20_Emphasis">Example: Deploying an Internal NGINX Service</text:span></text:p>
          <text:list>
            <text:list-item>
              <text:p text:style-name="P242"><text:span text:style-name="Strong_20_Emphasis">Deployment and Service</text:span></text:p>
              <text:p text:style-name="P43"><text:span text:style-name="Source_20_Text"># internal-nginx-deployment.yaml</text:span></text:p>
              <text:p text:style-name="P43"/>
              <text:p text:style-name="P43"><text:span text:style-name="Source_20_Text">apiVersion: apps/v1</text:span></text:p>
              <text:p text:style-name="P43"><text:span text:style-name="Source_20_Text">kind: Deployment</text:span></text:p>
              <text:p text:style-name="P43"><text:span text:style-name="Source_20_Text">metadata:</text:span></text:p>
              <text:p text:style-name="P43"><text:span text:style-name="Source_20_Text"><text:s text:c="2"/>name: internal-nginx</text:span></text:p>
              <text:p text:style-name="P43"><text:span text:style-name="Source_20_Text"><text:s text:c="2"/>namespace: default</text:span></text:p>
              <text:p text:style-name="P43"><text:span text:style-name="Source_20_Text">spec:</text:span></text:p>
              <text:p text:style-name="P43"><text:span text:style-name="Source_20_Text"><text:s text:c="2"/>replicas: 2</text:span></text:p>
              <text:p text:style-name="P43"><text:span text:style-name="Source_20_Text"><text:s text:c="2"/>selector:</text:span></text:p>
              <text:p text:style-name="P43"><text:soft-page-break/><text:span text:style-name="Source_20_Text"><text:s text:c="4"/>matchLabels:</text:span></text:p>
              <text:p text:style-name="P43"><text:span text:style-name="Source_20_Text"><text:s text:c="6"/>app: internal-nginx</text:span></text:p>
              <text:p text:style-name="P43"><text:span text:style-name="Source_20_Text"><text:s text:c="2"/>template:</text:span></text:p>
              <text:p text:style-name="P43"><text:span text:style-name="Source_20_Text"><text:s text:c="4"/>metadata:</text:span></text:p>
              <text:p text:style-name="P43"><text:span text:style-name="Source_20_Text"><text:s text:c="6"/>labels:</text:span></text:p>
              <text:p text:style-name="P43"><text:span text:style-name="Source_20_Text"><text:s text:c="8"/>app: internal-nginx</text:span></text:p>
              <text:p text:style-name="P43"><text:span text:style-name="Source_20_Text"><text:s text:c="4"/>spec:</text:span></text:p>
              <text:p text:style-name="P43"><text:span text:style-name="Source_20_Text"><text:s text:c="6"/>containers:</text:span></text:p>
              <text:p text:style-name="P43"><text:span text:style-name="Source_20_Text"><text:s text:c="8"/>- name: nginx</text:span></text:p>
              <text:p text:style-name="P43"><text:span text:style-name="Source_20_Text"><text:s text:c="10"/>image: nginx:latest</text:span></text:p>
              <text:p text:style-name="P43"><text:span text:style-name="Source_20_Text"><text:s text:c="10"/>ports:</text:span></text:p>
              <text:p text:style-name="P116"><text:span text:style-name="Source_20_Text"><text:s text:c="12"/>- containerPort: 80</text:span></text:p>
              <text:p text:style-name="P43"><text:span text:style-name="Source_20_Text"># internal-nginx-service.yaml</text:span></text:p>
              <text:p text:style-name="P43"/>
              <text:p text:style-name="P43"><text:span text:style-name="Source_20_Text">apiVersion: v1</text:span></text:p>
              <text:p text:style-name="P43"><text:span text:style-name="Source_20_Text">kind: Service</text:span></text:p>
              <text:p text:style-name="P43"><text:span text:style-name="Source_20_Text">metadata:</text:span></text:p>
              <text:p text:style-name="P43"><text:span text:style-name="Source_20_Text"><text:s text:c="2"/>name: internal-nginx</text:span></text:p>
              <text:p text:style-name="P43"><text:span text:style-name="Source_20_Text">spec:</text:span></text:p>
              <text:p text:style-name="P43"><text:span text:style-name="Source_20_Text"><text:s text:c="2"/>selector:</text:span></text:p>
              <text:p text:style-name="P43"><text:span text:style-name="Source_20_Text"><text:s text:c="4"/>app: internal-nginx</text:span></text:p>
              <text:p text:style-name="P43"><text:span text:style-name="Source_20_Text"><text:s text:c="2"/>ports:</text:span></text:p>
              <text:p text:style-name="P43"><text:span text:style-name="Source_20_Text"><text:s text:c="4"/>- protocol: TCP</text:span></text:p>
              <text:p text:style-name="P43"><text:span text:style-name="Source_20_Text"><text:s text:c="6"/>port: 80</text:span></text:p>
              <text:p text:style-name="P43"><text:span text:style-name="Source_20_Text"><text:s text:c="6"/>targetPort: 80</text:span></text:p>
              <text:p text:style-name="P116"><text:span text:style-name="Source_20_Text"><text:s text:c="2"/>type: ClusterIP</text:span></text:p>
              <text:p text:style-name="P242">Apply the Deployment and Service:</text:p>
              <text:p text:style-name="P43"><text:span text:style-name="Source_20_Text">kubectl apply -f internal-nginx-deployment.yaml</text:span></text:p>
              <text:p text:style-name="P116"><text:span text:style-name="Source_20_Text">kubectl apply -f internal-nginx-service.yaml</text:span></text:p>
            </text:list-item>
            <text:list-item>
              <text:p text:style-name="P242"><text:span text:style-name="Strong_20_Emphasis">IngressRoute</text:span></text:p>
              <text:p text:style-name="P43"><text:span text:style-name="Source_20_Text"># internal-nginx-ingressroute.yaml</text:span></text:p>
              <text:p text:style-name="P43"/>
              <text:p text:style-name="P43"><text:span text:style-name="Source_20_Text">apiVersion: traefik.containo.us/v1alpha1</text:span></text:p>
              <text:p text:style-name="P43"><text:span text:style-name="Source_20_Text">kind: IngressRoute</text:span></text:p>
              <text:p text:style-name="P43"><text:span text:style-name="Source_20_Text">metadata:</text:span></text:p>
              <text:p text:style-name="P43"><text:span text:style-name="Source_20_Text"><text:s text:c="2"/>name: internal-nginx</text:span></text:p>
              <text:p text:style-name="P43"><text:span text:style-name="Source_20_Text"><text:s text:c="2"/>namespace: default</text:span></text:p>
              <text:p text:style-name="P43"><text:span text:style-name="Source_20_Text">spec:</text:span></text:p>
              <text:p text:style-name="P43"><text:span text:style-name="Source_20_Text"><text:s text:c="2"/>entryPoints:</text:span></text:p>
              <text:p text:style-name="P43"><text:span text:style-name="Source_20_Text"><text:s text:c="4"/>- websecure</text:span></text:p>
              <text:p text:style-name="P43"><text:span text:style-name="Source_20_Text"><text:s text:c="2"/>routes:</text:span></text:p>
              <text:p text:style-name="P43"><text:span text:style-name="Source_20_Text"><text:s text:c="4"/>- match: Host(`internal-nginx.homelab.lan`)</text:span></text:p>
              <text:p text:style-name="P43"><text:span text:style-name="Source_20_Text"><text:s text:c="6"/>kind: Rule</text:span></text:p>
              <text:p text:style-name="P43"><text:span text:style-name="Source_20_Text"><text:s text:c="6"/>services:</text:span></text:p>
              <text:p text:style-name="P43"><text:span text:style-name="Source_20_Text"><text:s text:c="8"/>- name: internal-nginx</text:span></text:p>
              <text:p text:style-name="P43"><text:span text:style-name="Source_20_Text"><text:s text:c="10"/>port: 80</text:span></text:p>
              <text:p text:style-name="P43"><text:span text:style-name="Source_20_Text"><text:s text:c="2"/>tls:</text:span></text:p>
              <text:p text:style-name="P43"><text:span text:style-name="Source_20_Text"><text:s text:c="4"/>certResolver: internal</text:span></text:p>
              <text:p text:style-name="P43"><text:span text:style-name="Source_20_Text"><text:s text:c="4"/>domains:</text:span></text:p>
              <text:p text:style-name="P43"><text:span text:style-name="Source_20_Text"><text:s text:c="6"/>- main: internal-nginx.homelab.lan</text:span></text:p>
              <text:p text:style-name="P43"><text:span text:style-name="Source_20_Text"><text:s text:c="8"/>sans:</text:span></text:p>
              <text:p text:style-name="P116"><text:span text:style-name="Source_20_Text"><text:s text:c="10"/>- "*.homelab.lan"</text:span></text:p>
              <text:p text:style-name="P242">Apply the IngressRoute:</text:p>
              <text:p text:style-name="P116"><text:span text:style-name="Source_20_Text">kubectl apply -f internal-nginx-ingressroute.yaml</text:span></text:p>
            </text:list-item>
            <text:list-item>
              <text:p text:style-name="P242"><text:span text:style-name="Strong_20_Emphasis">Verify Internal Service Access</text:span></text:p>
              <text:p text:style-name="P242">Navigate to <text:span text:style-name="Source_20_Text">https://internal-nginx.homelab.lan</text:span> from a machine trusted by the internal <text:soft-page-break/>CA to ensure the service is accessible with the correct certificate.</text:p>
            </text:list-item>
          </text:list>
        </text:list-item>
        <text:list-item>
          <text:p text:style-name="P242"><text:span text:style-name="Strong_20_Emphasis">Public Services Configuration with Let's Encrypt</text:span></text:p>
          <text:p text:style-name="P242">Create an IngressRoute for public services using Let's Encrypt certificates.</text:p>
          <text:p text:style-name="P242"><text:span text:style-name="Strong_20_Emphasis">Example: Deploying a Public NGINX Service</text:span></text:p>
          <text:list>
            <text:list-item>
              <text:p text:style-name="P242"><text:span text:style-name="Strong_20_Emphasis">Deployment and Service</text:span></text:p>
              <text:p text:style-name="P43"><text:span text:style-name="Source_20_Text"># public-nginx-deployment.yaml</text:span></text:p>
              <text:p text:style-name="P43"/>
              <text:p text:style-name="P43"><text:span text:style-name="Source_20_Text">apiVersion: apps/v1</text:span></text:p>
              <text:p text:style-name="P43"><text:span text:style-name="Source_20_Text">kind: Deployment</text:span></text:p>
              <text:p text:style-name="P43"><text:span text:style-name="Source_20_Text">metadata:</text:span></text:p>
              <text:p text:style-name="P43"><text:span text:style-name="Source_20_Text"><text:s text:c="2"/>name: public-nginx</text:span></text:p>
              <text:p text:style-name="P43"><text:span text:style-name="Source_20_Text"><text:s text:c="2"/>namespace: default</text:span></text:p>
              <text:p text:style-name="P43"><text:span text:style-name="Source_20_Text">spec:</text:span></text:p>
              <text:p text:style-name="P43"><text:span text:style-name="Source_20_Text"><text:s text:c="2"/>replicas: 2</text:span></text:p>
              <text:p text:style-name="P43"><text:span text:style-name="Source_20_Text"><text:s text:c="2"/>selector:</text:span></text:p>
              <text:p text:style-name="P43"><text:span text:style-name="Source_20_Text"><text:s text:c="4"/>matchLabels:</text:span></text:p>
              <text:p text:style-name="P43"><text:span text:style-name="Source_20_Text"><text:s text:c="6"/>app: public-nginx</text:span></text:p>
              <text:p text:style-name="P43"><text:span text:style-name="Source_20_Text"><text:s text:c="2"/>template:</text:span></text:p>
              <text:p text:style-name="P43"><text:span text:style-name="Source_20_Text"><text:s text:c="4"/>metadata:</text:span></text:p>
              <text:p text:style-name="P43"><text:span text:style-name="Source_20_Text"><text:s text:c="6"/>labels:</text:span></text:p>
              <text:p text:style-name="P43"><text:span text:style-name="Source_20_Text"><text:s text:c="8"/>app: public-nginx</text:span></text:p>
              <text:p text:style-name="P43"><text:span text:style-name="Source_20_Text"><text:s text:c="4"/>spec:</text:span></text:p>
              <text:p text:style-name="P43"><text:span text:style-name="Source_20_Text"><text:s text:c="6"/>containers:</text:span></text:p>
              <text:p text:style-name="P43"><text:span text:style-name="Source_20_Text"><text:s text:c="8"/>- name: nginx</text:span></text:p>
              <text:p text:style-name="P43"><text:span text:style-name="Source_20_Text"><text:s text:c="10"/>image: nginx:latest</text:span></text:p>
              <text:p text:style-name="P43"><text:span text:style-name="Source_20_Text"><text:s text:c="10"/>ports:</text:span></text:p>
              <text:p text:style-name="P116"><text:span text:style-name="Source_20_Text"><text:s text:c="12"/>- containerPort: 80</text:span></text:p>
              <text:p text:style-name="P43"><text:span text:style-name="Source_20_Text"># public-nginx-service.yaml</text:span></text:p>
              <text:p text:style-name="P43"/>
              <text:p text:style-name="P43"><text:span text:style-name="Source_20_Text">apiVersion: v1</text:span></text:p>
              <text:p text:style-name="P43"><text:span text:style-name="Source_20_Text">kind: Service</text:span></text:p>
              <text:p text:style-name="P43"><text:span text:style-name="Source_20_Text">metadata:</text:span></text:p>
              <text:p text:style-name="P43"><text:span text:style-name="Source_20_Text"><text:s text:c="2"/>name: public-nginx</text:span></text:p>
              <text:p text:style-name="P43"><text:span text:style-name="Source_20_Text">spec:</text:span></text:p>
              <text:p text:style-name="P43"><text:span text:style-name="Source_20_Text"><text:s text:c="2"/>selector:</text:span></text:p>
              <text:p text:style-name="P43"><text:span text:style-name="Source_20_Text"><text:s text:c="4"/>app: public-nginx</text:span></text:p>
              <text:p text:style-name="P43"><text:span text:style-name="Source_20_Text"><text:s text:c="2"/>ports:</text:span></text:p>
              <text:p text:style-name="P43"><text:span text:style-name="Source_20_Text"><text:s text:c="4"/>- protocol: TCP</text:span></text:p>
              <text:p text:style-name="P43"><text:span text:style-name="Source_20_Text"><text:s text:c="6"/>port: 80</text:span></text:p>
              <text:p text:style-name="P43"><text:span text:style-name="Source_20_Text"><text:s text:c="6"/>targetPort: 80</text:span></text:p>
              <text:p text:style-name="P116"><text:span text:style-name="Source_20_Text"><text:s text:c="2"/>type: ClusterIP</text:span></text:p>
              <text:p text:style-name="P242">Apply the Deployment and Service:</text:p>
              <text:p text:style-name="P43"><text:span text:style-name="Source_20_Text">kubectl apply -f public-nginx-deployment.yaml</text:span></text:p>
              <text:p text:style-name="P116"><text:span text:style-name="Source_20_Text">kubectl apply -f public-nginx-service.yaml</text:span></text:p>
            </text:list-item>
            <text:list-item>
              <text:p text:style-name="P242"><text:span text:style-name="Strong_20_Emphasis">IngressRoute</text:span></text:p>
              <text:p text:style-name="P43"><text:span text:style-name="Source_20_Text"># public-nginx-ingressroute.yaml</text:span></text:p>
              <text:p text:style-name="P43"/>
              <text:p text:style-name="P43"><text:span text:style-name="Source_20_Text">apiVersion: traefik.containo.us/v1alpha1</text:span></text:p>
              <text:p text:style-name="P43"><text:span text:style-name="Source_20_Text">kind: IngressRoute</text:span></text:p>
              <text:p text:style-name="P43"><text:span text:style-name="Source_20_Text">metadata:</text:span></text:p>
              <text:p text:style-name="P43"><text:span text:style-name="Source_20_Text"><text:s text:c="2"/>name: public-nginx</text:span></text:p>
              <text:p text:style-name="P43"><text:span text:style-name="Source_20_Text"><text:s text:c="2"/>namespace: default</text:span></text:p>
              <text:p text:style-name="P43"><text:span text:style-name="Source_20_Text">spec:</text:span></text:p>
              <text:p text:style-name="P43"><text:span text:style-name="Source_20_Text"><text:s text:c="2"/>entryPoints:</text:span></text:p>
              <text:p text:style-name="P43"><text:span text:style-name="Source_20_Text"><text:s text:c="4"/>- websecure</text:span></text:p>
              <text:p text:style-name="P43"><text:span text:style-name="Source_20_Text"><text:s text:c="2"/>routes:</text:span></text:p>
              <text:p text:style-name="P43"><text:soft-page-break/><text:span text:style-name="Source_20_Text"><text:s text:c="4"/>- match: Host(`public-nginx.mydomain.com`)</text:span></text:p>
              <text:p text:style-name="P43"><text:span text:style-name="Source_20_Text"><text:s text:c="6"/>kind: Rule</text:span></text:p>
              <text:p text:style-name="P43"><text:span text:style-name="Source_20_Text"><text:s text:c="6"/>services:</text:span></text:p>
              <text:p text:style-name="P43"><text:span text:style-name="Source_20_Text"><text:s text:c="8"/>- name: public-nginx</text:span></text:p>
              <text:p text:style-name="P43"><text:span text:style-name="Source_20_Text"><text:s text:c="10"/>port: 80</text:span></text:p>
              <text:p text:style-name="P43"><text:span text:style-name="Source_20_Text"><text:s text:c="2"/>tls:</text:span></text:p>
              <text:p text:style-name="P43"><text:span text:style-name="Source_20_Text"><text:s text:c="4"/>certResolver: letsencrypt</text:span></text:p>
              <text:p text:style-name="P43"><text:span text:style-name="Source_20_Text"><text:s text:c="4"/>domains:</text:span></text:p>
              <text:p text:style-name="P43"><text:span text:style-name="Source_20_Text"><text:s text:c="6"/>- main: public-nginx.mydomain.com</text:span></text:p>
              <text:p text:style-name="P43"><text:span text:style-name="Source_20_Text"><text:s text:c="8"/>sans:</text:span></text:p>
              <text:p text:style-name="P116"><text:span text:style-name="Source_20_Text"><text:s text:c="10"/>- "*.mydomain.com"</text:span></text:p>
              <text:p text:style-name="P242">Apply the IngressRoute:</text:p>
              <text:p text:style-name="P116"><text:span text:style-name="Source_20_Text">kubectl apply -f public-nginx-ingressroute.yaml</text:span></text:p>
            </text:list-item>
            <text:list-item>
              <text:p text:style-name="P242"><text:span text:style-name="Strong_20_Emphasis">Verify Public Service Access</text:span></text:p>
              <text:p text:style-name="P242">Navigate to <text:span text:style-name="Source_20_Text">https://public-nginx.mydomain.com</text:span> in the browser to ensure the service is accessible with a valid Let's Encrypt certificate.</text:p>
            </text:list-item>
          </text:list>
        </text:list-item>
        <text:list-item>
          <text:p text:style-name="P242"><text:span text:style-name="Strong_20_Emphasis">Using Cloudflare Origin Certificates for Public Services (Alternative)</text:span></text:p>
          <text:p text:style-name="P242">If the preference is to use <text:span text:style-name="Strong_20_Emphasis">Cloudflare Origin Certificates</text:span> instead of Let's Encrypt:</text:p>
          <text:list>
            <text:list-item>
              <text:p text:style-name="P242"><text:span text:style-name="Strong_20_Emphasis">Generate Origin Certificate on Cloudflare:</text:span></text:p>
              <text:list>
                <text:list-item>
                  <text:p text:style-name="P389">Log in to Cloudflare dashboard.</text:p>
                </text:list-item>
                <text:list-item>
                  <text:p text:style-name="P389">Navigate to <text:span text:style-name="Strong_20_Emphasis">SSL/TLS → Origin Server</text:span>.</text:p>
                </text:list-item>
                <text:list-item>
                  <text:p text:style-name="P389">Click <text:span text:style-name="Strong_20_Emphasis">Create Certificate</text:span> and follow the prompts.</text:p>
                </text:list-item>
                <text:list-item>
                  <text:p text:style-name="P389">Download the <text:span text:style-name="Strong_20_Emphasis">Origin Certificate</text:span> and <text:span text:style-name="Strong_20_Emphasis">Private Key</text:span>.</text:p>
                </text:list-item>
              </text:list>
            </text:list-item>
            <text:list-item>
              <text:p text:style-name="P242"><text:span text:style-name="Strong_20_Emphasis">Create a Kubernetes Secret for Cloudflare Certificates</text:span></text:p>
              <text:p text:style-name="P43"><text:span text:style-name="Source_20_Text">kubectl create secret tls cloudflare-certs \</text:span></text:p>
              <text:p text:style-name="P43"><text:span text:style-name="Source_20_Text"><text:s text:c="2"/>--cert=cloudflare-origin.crt \</text:span></text:p>
              <text:p text:style-name="P43"><text:span text:style-name="Source_20_Text"><text:s text:c="2"/>--key=cloudflare-origin.key \</text:span></text:p>
              <text:p text:style-name="P116"><text:span text:style-name="Source_20_Text"><text:s text:c="2"/>-n traefik</text:span></text:p>
            </text:list-item>
            <text:list-item>
              <text:p text:style-name="P242"><text:span text:style-name="Strong_20_Emphasis">Update Traefik Configuration for Cloudflare Resolver</text:span></text:p>
              <text:p text:style-name="P242">Modify <text:span text:style-name="Source_20_Text">traefik-values.yaml</text:span> to include Cloudflare's certificate resolver.</text:p>
              <text:p text:style-name="P43"><text:span text:style-name="Source_20_Text">certificatesResolvers:</text:span></text:p>
              <text:p text:style-name="P43"><text:span text:style-name="Source_20_Text"><text:s text:c="2"/>cloudflare:</text:span></text:p>
              <text:p text:style-name="P43"><text:span text:style-name="Source_20_Text"><text:s text:c="4"/>acme:</text:span></text:p>
              <text:p text:style-name="P43"><text:span text:style-name="Source_20_Text"><text:s text:c="6"/>email: the-email@domain.com</text:span></text:p>
              <text:p text:style-name="P43"><text:span text:style-name="Source_20_Text"><text:s text:c="6"/>storage: /data/acme-cloudflare.json</text:span></text:p>
              <text:p text:style-name="P43"><text:span text:style-name="Source_20_Text"><text:s text:c="6"/>dnsChallenge:</text:span></text:p>
              <text:p text:style-name="P43"><text:span text:style-name="Source_20_Text"><text:s text:c="8"/>provider: cloudflare</text:span></text:p>
              <text:p text:style-name="P116"><text:span text:style-name="Source_20_Text"><text:s text:c="8"/># Configure Cloudflare API credentials via environment variables or secrets</text:span></text:p>
            </text:list-item>
            <text:list-item>
              <text:p text:style-name="P242"><text:span text:style-name="Strong_20_Emphasis">Redeploy Traefik with Updated Values</text:span></text:p>
              <text:p text:style-name="P43"><text:span text:style-name="Source_20_Text">helm upgrade traefik traefik/traefik \</text:span></text:p>
              <text:p text:style-name="P43"><text:span text:style-name="Source_20_Text"><text:s text:c="2"/>--namespace traefik \</text:span></text:p>
              <text:p text:style-name="P116"><text:span text:style-name="Source_20_Text"><text:s text:c="2"/>--values traefik-values.yaml</text:span></text:p>
            </text:list-item>
            <text:list-item>
              <text:p text:style-name="P242"><text:span text:style-name="Strong_20_Emphasis">Create IngressRoute for Public Services Using Cloudflare</text:span></text:p>
              <text:p text:style-name="P43"><text:span text:style-name="Source_20_Text"># public-nginx-cloudflare-ingressroute.yaml</text:span></text:p>
              <text:p text:style-name="P43"/>
              <text:p text:style-name="P43"><text:span text:style-name="Source_20_Text">apiVersion: traefik.containo.us/v1alpha1</text:span></text:p>
              <text:p text:style-name="P43"><text:span text:style-name="Source_20_Text">kind: IngressRoute</text:span></text:p>
              <text:p text:style-name="P43"><text:span text:style-name="Source_20_Text">metadata:</text:span></text:p>
              <text:p text:style-name="P43"><text:soft-page-break/><text:span text:style-name="Source_20_Text"><text:s text:c="2"/>name: public-nginx-cloudflare</text:span></text:p>
              <text:p text:style-name="P43"><text:span text:style-name="Source_20_Text"><text:s text:c="2"/>namespace: default</text:span></text:p>
              <text:p text:style-name="P43"><text:span text:style-name="Source_20_Text">spec:</text:span></text:p>
              <text:p text:style-name="P43"><text:span text:style-name="Source_20_Text"><text:s text:c="2"/>entryPoints:</text:span></text:p>
              <text:p text:style-name="P43"><text:span text:style-name="Source_20_Text"><text:s text:c="4"/>- websecure</text:span></text:p>
              <text:p text:style-name="P43"><text:span text:style-name="Source_20_Text"><text:s text:c="2"/>routes:</text:span></text:p>
              <text:p text:style-name="P43"><text:span text:style-name="Source_20_Text"><text:s text:c="4"/>- match: Host(`public-nginx.mydomain.com`)</text:span></text:p>
              <text:p text:style-name="P43"><text:span text:style-name="Source_20_Text"><text:s text:c="6"/>kind: Rule</text:span></text:p>
              <text:p text:style-name="P43"><text:span text:style-name="Source_20_Text"><text:s text:c="6"/>services:</text:span></text:p>
              <text:p text:style-name="P43"><text:span text:style-name="Source_20_Text"><text:s text:c="8"/>- name: public-nginx</text:span></text:p>
              <text:p text:style-name="P43"><text:span text:style-name="Source_20_Text"><text:s text:c="10"/>port: 80</text:span></text:p>
              <text:p text:style-name="P43"><text:span text:style-name="Source_20_Text"><text:s text:c="2"/>tls:</text:span></text:p>
              <text:p text:style-name="P43"><text:span text:style-name="Source_20_Text"><text:s text:c="4"/>certResolver: cloudflare</text:span></text:p>
              <text:p text:style-name="P43"><text:span text:style-name="Source_20_Text"><text:s text:c="4"/>domains:</text:span></text:p>
              <text:p text:style-name="P43"><text:span text:style-name="Source_20_Text"><text:s text:c="6"/>- main: public-nginx.mydomain.com</text:span></text:p>
              <text:p text:style-name="P43"><text:span text:style-name="Source_20_Text"><text:s text:c="8"/>sans:</text:span></text:p>
              <text:p text:style-name="P116"><text:span text:style-name="Source_20_Text"><text:s text:c="10"/>- "*.mydomain.com"</text:span></text:p>
              <text:p text:style-name="P242">Apply the IngressRoute:</text:p>
              <text:p text:style-name="P116"><text:span text:style-name="Source_20_Text">kubectl apply -f public-nginx-cloudflare-ingressroute.yaml</text:span></text:p>
            </text:list-item>
            <text:list-item>
              <text:p text:style-name="P242"><text:span text:style-name="Strong_20_Emphasis">Verify Public Service Access with Cloudflare Certificate</text:span></text:p>
              <text:p text:style-name="P242">Navigate to <text:span text:style-name="Source_20_Text">https://public-nginx.mydomain.com</text:span> in the browser. The certificate should be issued by <text:span text:style-name="Strong_20_Emphasis">Cloudflare</text:span>.</text:p>
            </text:list-item>
          </text:list>
        </text:list-item>
      </text:list>
      <text:p text:style-name="Horizontal_20_Line"/>
      <text:h text:style-name="Heading_20_3" text:outline-level="3">9.2.3 Integrating the Cluster with pfSense and Load Balancers</text:h>
      <text:p text:style-name="Text_20_body">Ensuring seamless traffic flow between the Kubernetes cluster, <text:span text:style-name="Strong_20_Emphasis">pfSense</text:span>, and load balancers is crucial for optimal performance and security.</text:p>
      <text:h text:style-name="Heading_20_4" text:outline-level="4"><text:span text:style-name="Strong_20_Emphasis">Step 1: Configure pfSense as a BGP Peer (If Required)</text:span></text:h>
      <text:p text:style-name="Text_20_body">If intending to have <text:span text:style-name="Strong_20_Emphasis">pfSense</text:span> participate in BGP routing with the Kubernetes cluster, configure it as so:</text:p>
      <text:list xml:id="list5836700017078749331" text:style-name="L78">
        <text:list-item>
          <text:p text:style-name="P243"><text:span text:style-name="Strong_20_Emphasis">Install FRRouting on pfSense</text:span></text:p>
          <text:list>
            <text:list-item>
              <text:p text:style-name="P390">Navigate to <text:span text:style-name="Strong_20_Emphasis">System → Package Manager → Available Packages</text:span>.</text:p>
            </text:list-item>
            <text:list-item>
              <text:p text:style-name="P390">Install the <text:span text:style-name="Strong_20_Emphasis">FRRouting</text:span> package.</text:p>
            </text:list-item>
          </text:list>
        </text:list-item>
        <text:list-item>
          <text:p text:style-name="P243"><text:span text:style-name="Strong_20_Emphasis">Configure BGP in FRRouting on pfSense</text:span></text:p>
          <text:p text:style-name="P243">Access FRRouting's configuration interface and add BGP peers.</text:p>
          <text:p text:style-name="P243"><text:span text:style-name="Strong_20_Emphasis">Example Configuration:</text:span></text:p>
          <text:p text:style-name="P44"><text:span text:style-name="Source_20_Text">router bgp 64512</text:span></text:p>
          <text:p text:style-name="P44"><text:span text:style-name="Source_20_Text"><text:s text:c="2"/>bgp router-id 192.168.100.1</text:span></text:p>
          <text:p text:style-name="P44"><text:span text:style-name="Source_20_Text"><text:s text:c="2"/>neighbor 192.168.100.31 remote-as 64512 <text:s/># Load Balancer 1</text:span></text:p>
          <text:p text:style-name="P44"><text:span text:style-name="Source_20_Text"><text:s text:c="2"/>neighbor 192.168.100.32 remote-as 64512 <text:s/># Load Balancer 2</text:span></text:p>
          <text:p text:style-name="P44"/>
          <text:p text:style-name="P44"><text:span text:style-name="Source_20_Text"><text:s text:c="2"/># Enable TLS (if supported)</text:span></text:p>
          <text:p text:style-name="P44"><text:span text:style-name="Source_20_Text"><text:s text:c="2"/>neighbor 192.168.100.31 tls enable</text:span></text:p>
          <text:p text:style-name="P44"><text:span text:style-name="Source_20_Text"><text:s text:c="2"/>neighbor 192.168.100.31 tls-cert-file /path/to/pfsense.crt</text:span></text:p>
          <text:p text:style-name="P44"><text:span text:style-name="Source_20_Text"><text:s text:c="2"/>neighbor 192.168.100.31 tls-key-file /path/to/pfsense.key</text:span></text:p>
          <text:p text:style-name="P44"><text:span text:style-name="Source_20_Text"><text:s text:c="2"/>neighbor 192.168.100.31 tls-ca-file /path/to/ca-chain.pem</text:span></text:p>
          <text:p text:style-name="P44"/>
          <text:p text:style-name="P44"><text:span text:style-name="Source_20_Text"><text:s text:c="2"/>neighbor 192.168.100.32 tls enable</text:span></text:p>
          <text:p text:style-name="P44"><text:span text:style-name="Source_20_Text"><text:s text:c="2"/>neighbor 192.168.100.32 tls-cert-file /path/to/pfsense.crt</text:span></text:p>
          <text:p text:style-name="P44"><text:span text:style-name="Source_20_Text"><text:s text:c="2"/>neighbor 192.168.100.32 tls-key-file /path/to/pfsense.key</text:span></text:p>
          <text:p text:style-name="P44"><text:span text:style-name="Source_20_Text"><text:s text:c="2"/>neighbor 192.168.100.32 tls-ca-file /path/to/ca-chain.pem</text:span></text:p>
          <text:p text:style-name="P44"/>
          <text:p text:style-name="P117"><text:soft-page-break/><text:span text:style-name="Source_20_Text"><text:s text:c="2"/>network 192.168.100.0/24</text:span></text:p>
        </text:list-item>
        <text:list-item>
          <text:p text:style-name="P243"><text:span text:style-name="Strong_20_Emphasis">Enable Firewall Rules for BGP Traffic</text:span></text:p>
          <text:list>
            <text:list-item>
              <text:p text:style-name="P390">Allow TCP port <text:span text:style-name="Strong_20_Emphasis">179</text:span> (BGP) between pfSense and load balancers.</text:p>
            </text:list-item>
            <text:list-item>
              <text:p text:style-name="P390">Navigate to <text:span text:style-name="Strong_20_Emphasis">Firewall → Rules</text:span> and create <text:span text:style-name="Strong_20_Emphasis">allow</text:span> rules accordingly.</text:p>
            </text:list-item>
          </text:list>
        </text:list-item>
        <text:list-item>
          <text:p text:style-name="P243"><text:span text:style-name="Strong_20_Emphasis">Verify BGP Sessions on pfSense</text:span></text:p>
          <text:p text:style-name="P243">Use FRRouting's CLI on pfSense to check BGP status:</text:p>
          <text:p text:style-name="P117"><text:span text:style-name="Source_20_Text">vtysh -c "show ip bgp summary"</text:span></text:p>
          <text:p text:style-name="P243">Ensure that BGP sessions with load balancers are established and secure.</text:p>
        </text:list-item>
      </text:list>
      <text:h text:style-name="Heading_20_4" text:outline-level="4"><text:span text:style-name="Strong_20_Emphasis">Step 2: Configure Load Balancers for BGP Peering</text:span></text:h>
      <text:p text:style-name="Text_20_body">Ensure that the <text:span text:style-name="Strong_20_Emphasis">load balancers</text:span> are correctly configured to peer with both <text:span text:style-name="Strong_20_Emphasis">MetalLB</text:span> and <text:span text:style-name="Strong_20_Emphasis">pfSense</text:span> (if applicable).</text:p>
      <text:list xml:id="list3083067250020925934" text:style-name="L79">
        <text:list-item>
          <text:p text:style-name="P244"><text:span text:style-name="Strong_20_Emphasis">Load Balancer FRRouting Configuration</text:span></text:p>
          <text:p text:style-name="P244">On each load balancer (<text:span text:style-name="Source_20_Text">loadbalancer1.homelab.lan</text:span>, <text:span text:style-name="Source_20_Text">loadbalancer2.homelab.lan</text:span>):</text:p>
          <text:p text:style-name="P45"><text:span text:style-name="Source_20_Text">router bgp 64512</text:span></text:p>
          <text:p text:style-name="P45"><text:span text:style-name="Source_20_Text"><text:s text:c="2"/>bgp router-id 192.168.100.31 <text:s/># Load Balancer 1</text:span></text:p>
          <text:p text:style-name="P45"><text:span text:style-name="Source_20_Text"><text:s text:c="2"/>neighbor 192.168.100.11 remote-as 64512 <text:s/># Kubernetes API Server or specific peer</text:span></text:p>
          <text:p text:style-name="P45"><text:span text:style-name="Source_20_Text"><text:s text:c="2"/>neighbor 192.168.100.11 ebgp-multihop 2</text:span></text:p>
          <text:p text:style-name="P45"><text:span text:style-name="Source_20_Text"><text:s text:c="2"/>neighbor 192.168.100.11 update-source eth0</text:span></text:p>
          <text:p text:style-name="P45"/>
          <text:p text:style-name="P45"><text:span text:style-name="Source_20_Text"><text:s text:c="2"/># Peer with pfSense</text:span></text:p>
          <text:p text:style-name="P45"><text:span text:style-name="Source_20_Text"><text:s text:c="2"/>neighbor 192.168.100.1 remote-as 64512</text:span></text:p>
          <text:p text:style-name="P45"/>
          <text:p text:style-name="P45"><text:span text:style-name="Source_20_Text"><text:s text:c="2"/># Announce MetalLB address pool</text:span></text:p>
          <text:p text:style-name="P45"><text:span text:style-name="Source_20_Text"><text:s text:c="2"/>network 192.168.100.240/28</text:span></text:p>
          <text:p text:style-name="P45"/>
          <text:p text:style-name="P45"><text:span text:style-name="Source_20_Text">line vty</text:span></text:p>
          <text:p text:style-name="P45"><text:span text:style-name="Source_20_Text"><text:s text:c="2"/>exec-timeout 0 0</text:span></text:p>
          <text:p text:style-name="P45"><text:span text:style-name="Source_20_Text"><text:s text:c="2"/>history size 0</text:span></text:p>
          <text:p text:style-name="P118"><text:span text:style-name="Source_20_Text"><text:s text:c="2"/>no ip domain-lookup</text:span></text:p>
        </text:list-item>
        <text:list-item>
          <text:p text:style-name="P244"><text:span text:style-name="Strong_20_Emphasis">Verify BGP Route Advertisements</text:span></text:p>
          <text:p text:style-name="P244">On load balancers:</text:p>
          <text:p text:style-name="P118"><text:span text:style-name="Source_20_Text">sudo vtysh -c "show ip bgp"</text:span></text:p>
          <text:p text:style-name="P244">Ensure that the MetalLB address pool (<text:span text:style-name="Source_20_Text">192.168.100.240/28</text:span>) is being advertised to peers.</text:p>
        </text:list-item>
      </text:list>
      <text:p text:style-name="Horizontal_20_Line"/>
      <text:h text:style-name="Heading_20_3" text:outline-level="3">9.2.4 Provisioning Storage from TrueNAS</text:h>
      <text:p text:style-name="Text_20_body">Integrate <text:span text:style-name="Strong_20_Emphasis">TrueNAS SCALE</text:span> with the Kubernetes cluster to provide persistent storage for applications.</text:p>
      <text:h text:style-name="Heading_20_4" text:outline-level="4"><text:span text:style-name="Strong_20_Emphasis">Step 1: Configure NFS on TrueNAS</text:span></text:h>
      <text:list xml:id="list3662068310025673971" text:style-name="L80">
        <text:list-item>
          <text:p text:style-name="P245"><text:span text:style-name="Strong_20_Emphasis">Create a Dataset for Kubernetes Volumes</text:span></text:p>
          <text:list>
            <text:list-item>
              <text:p text:style-name="P391">Navigate to <text:span text:style-name="Strong_20_Emphasis">Storage → Pools → Add Dataset</text:span>.</text:p>
            </text:list-item>
            <text:list-item>
              <text:p text:style-name="P391">Name the dataset (e.g., <text:span text:style-name="Source_20_Text">k8s-volumes</text:span>).</text:p>
            </text:list-item>
          </text:list>
        </text:list-item>
        <text:list-item>
          <text:p text:style-name="P245"><text:span text:style-name="Strong_20_Emphasis">Configure NFS Share</text:span></text:p>
          <text:list>
            <text:list-item>
              <text:p text:style-name="P391">Navigate to <text:span text:style-name="Strong_20_Emphasis">Sharing → Unix Shares (NFS) → Add</text:span>.</text:p>
            </text:list-item>
            <text:list-item>
              <text:p text:style-name="P391"><text:span text:style-name="Strong_20_Emphasis">Path</text:span>: <text:span text:style-name="Source_20_Text">/mnt/Pool/k8s-volumes</text:span>.</text:p>
            </text:list-item>
            <text:list-item>
              <text:p text:style-name="P391"><text:soft-page-break/><text:span text:style-name="Strong_20_Emphasis">Authorized Networks</text:span>: <text:span text:style-name="Source_20_Text">192.168.100.0/24</text:span> (Kubernetes subnet example).</text:p>
            </text:list-item>
            <text:list-item>
              <text:p text:style-name="P391"><text:span text:style-name="Strong_20_Emphasis">Maproot User</text:span>: <text:span text:style-name="Source_20_Text">root</text:span>.</text:p>
            </text:list-item>
            <text:list-item>
              <text:p text:style-name="P391"><text:span text:style-name="Strong_20_Emphasis">Maproot Group</text:span>: <text:span text:style-name="Source_20_Text">wheel</text:span>.</text:p>
            </text:list-item>
            <text:list-item>
              <text:p text:style-name="P391"><text:span text:style-name="Strong_20_Emphasis">Enable</text:span> the share.</text:p>
            </text:list-item>
          </text:list>
        </text:list-item>
        <text:list-item>
          <text:p text:style-name="P245"><text:span text:style-name="Strong_20_Emphasis">Start NFS Service</text:span></text:p>
          <text:list>
            <text:list-item>
              <text:p text:style-name="P391">Navigate to <text:span text:style-name="Strong_20_Emphasis">Services → NFS</text:span>.</text:p>
            </text:list-item>
            <text:list-item>
              <text:p text:style-name="P245">Ensure NFS service is running.</text:p>
            </text:list-item>
          </text:list>
        </text:list-item>
      </text:list>
      <text:h text:style-name="Heading_20_4" text:outline-level="4"><text:span text:style-name="Strong_20_Emphasis">Step 2: Create PersistentVolumes and PersistentVolumeClaims in Kubernetes</text:span></text:h>
      <text:list xml:id="list5550164224652631914" text:style-name="L81">
        <text:list-item>
          <text:p text:style-name="P246"><text:span text:style-name="Strong_20_Emphasis">Create a PersistentVolume</text:span></text:p>
          <text:p text:style-name="P46"><text:span text:style-name="Source_20_Text"># nfs-pv.yaml</text:span></text:p>
          <text:p text:style-name="P46"/>
          <text:p text:style-name="P46"><text:span text:style-name="Source_20_Text">apiVersion: v1</text:span></text:p>
          <text:p text:style-name="P46"><text:span text:style-name="Source_20_Text">kind: PersistentVolume</text:span></text:p>
          <text:p text:style-name="P46"><text:span text:style-name="Source_20_Text">metadata:</text:span></text:p>
          <text:p text:style-name="P46"><text:span text:style-name="Source_20_Text"><text:s text:c="2"/>name: nfs-pv</text:span></text:p>
          <text:p text:style-name="P46"><text:span text:style-name="Source_20_Text">spec:</text:span></text:p>
          <text:p text:style-name="P46"><text:span text:style-name="Source_20_Text"><text:s text:c="2"/>capacity:</text:span></text:p>
          <text:p text:style-name="P46"><text:span text:style-name="Source_20_Text"><text:s text:c="4"/>storage: 100Gi</text:span></text:p>
          <text:p text:style-name="P46"><text:span text:style-name="Source_20_Text"><text:s text:c="2"/>accessModes:</text:span></text:p>
          <text:p text:style-name="P46"><text:span text:style-name="Source_20_Text"><text:s text:c="4"/>- ReadWriteMany</text:span></text:p>
          <text:p text:style-name="P46"><text:span text:style-name="Source_20_Text"><text:s text:c="2"/>nfs:</text:span></text:p>
          <text:p text:style-name="P46"><text:span text:style-name="Source_20_Text"><text:s text:c="4"/>path: /mnt/Pool/k8s-volumes</text:span></text:p>
          <text:p text:style-name="P46"><text:span text:style-name="Source_20_Text"><text:s text:c="4"/>server: truenas.homelab.lan</text:span></text:p>
          <text:p text:style-name="P119"><text:span text:style-name="Source_20_Text"><text:s text:c="2"/>persistentVolumeReclaimPolicy: Retain</text:span></text:p>
          <text:p text:style-name="P246">Apply the PV:</text:p>
          <text:p text:style-name="P119"><text:span text:style-name="Source_20_Text">kubectl apply -f nfs-pv.yaml</text:span></text:p>
        </text:list-item>
        <text:list-item>
          <text:p text:style-name="P246"><text:span text:style-name="Strong_20_Emphasis">Create a PersistentVolumeClaim</text:span></text:p>
          <text:p text:style-name="P46"><text:span text:style-name="Source_20_Text"># nfs-pvc.yaml</text:span></text:p>
          <text:p text:style-name="P46"/>
          <text:p text:style-name="P46"><text:span text:style-name="Source_20_Text">apiVersion: v1</text:span></text:p>
          <text:p text:style-name="P46"><text:span text:style-name="Source_20_Text">kind: PersistentVolumeClaim</text:span></text:p>
          <text:p text:style-name="P46"><text:span text:style-name="Source_20_Text">metadata:</text:span></text:p>
          <text:p text:style-name="P46"><text:span text:style-name="Source_20_Text"><text:s text:c="2"/>name: nfs-pvc</text:span></text:p>
          <text:p text:style-name="P46"><text:span text:style-name="Source_20_Text">spec:</text:span></text:p>
          <text:p text:style-name="P46"><text:span text:style-name="Source_20_Text"><text:s text:c="2"/>accessModes:</text:span></text:p>
          <text:p text:style-name="P46"><text:span text:style-name="Source_20_Text"><text:s text:c="4"/>- ReadWriteMany</text:span></text:p>
          <text:p text:style-name="P46"><text:span text:style-name="Source_20_Text"><text:s text:c="2"/>resources:</text:span></text:p>
          <text:p text:style-name="P46"><text:span text:style-name="Source_20_Text"><text:s text:c="4"/>requests:</text:span></text:p>
          <text:p text:style-name="P119"><text:span text:style-name="Source_20_Text"><text:s text:c="6"/>storage: 50Gi</text:span></text:p>
          <text:p text:style-name="P246">Apply the PVC:</text:p>
          <text:p text:style-name="P119"><text:span text:style-name="Source_20_Text">kubectl apply -f nfs-pvc.yaml</text:span></text:p>
        </text:list-item>
        <text:list-item>
          <text:p text:style-name="P246"><text:span text:style-name="Strong_20_Emphasis">Use PVC in a Deployment</text:span></text:p>
          <text:p text:style-name="P46"><text:span text:style-name="Source_20_Text"># app-deployment.yaml</text:span></text:p>
          <text:p text:style-name="P46"/>
          <text:p text:style-name="P46"><text:span text:style-name="Source_20_Text">apiVersion: apps/v1</text:span></text:p>
          <text:p text:style-name="P46"><text:span text:style-name="Source_20_Text">kind: Deployment</text:span></text:p>
          <text:p text:style-name="P46"><text:span text:style-name="Source_20_Text">metadata:</text:span></text:p>
          <text:p text:style-name="P46"><text:span text:style-name="Source_20_Text"><text:s text:c="2"/>name: my-app</text:span></text:p>
          <text:p text:style-name="P46"><text:span text:style-name="Source_20_Text"><text:s text:c="2"/>namespace: default</text:span></text:p>
          <text:p text:style-name="P46"><text:span text:style-name="Source_20_Text">spec:</text:span></text:p>
          <text:p text:style-name="P46"><text:span text:style-name="Source_20_Text"><text:s text:c="2"/>replicas: 3</text:span></text:p>
          <text:p text:style-name="P46"><text:span text:style-name="Source_20_Text"><text:s text:c="2"/>selector:</text:span></text:p>
          <text:p text:style-name="P46"><text:soft-page-break/><text:span text:style-name="Source_20_Text"><text:s text:c="4"/>matchLabels:</text:span></text:p>
          <text:p text:style-name="P46"><text:span text:style-name="Source_20_Text"><text:s text:c="6"/>app: my-app</text:span></text:p>
          <text:p text:style-name="P46"><text:span text:style-name="Source_20_Text"><text:s text:c="2"/>template:</text:span></text:p>
          <text:p text:style-name="P46"><text:span text:style-name="Source_20_Text"><text:s text:c="4"/>metadata:</text:span></text:p>
          <text:p text:style-name="P46"><text:span text:style-name="Source_20_Text"><text:s text:c="6"/>labels:</text:span></text:p>
          <text:p text:style-name="P46"><text:span text:style-name="Source_20_Text"><text:s text:c="8"/>app: my-app</text:span></text:p>
          <text:p text:style-name="P46"><text:span text:style-name="Source_20_Text"><text:s text:c="4"/>spec:</text:span></text:p>
          <text:p text:style-name="P46"><text:span text:style-name="Source_20_Text"><text:s text:c="6"/>containers:</text:span></text:p>
          <text:p text:style-name="P46"><text:span text:style-name="Source_20_Text"><text:s text:c="8"/>- name: my-app</text:span></text:p>
          <text:p text:style-name="P46"><text:span text:style-name="Source_20_Text"><text:s text:c="10"/>image: nginx:latest</text:span></text:p>
          <text:p text:style-name="P46"><text:span text:style-name="Source_20_Text"><text:s text:c="10"/>volumeMounts:</text:span></text:p>
          <text:p text:style-name="P46"><text:span text:style-name="Source_20_Text"><text:s text:c="12"/>- name: storage</text:span></text:p>
          <text:p text:style-name="P46"><text:span text:style-name="Source_20_Text"><text:s text:c="14"/>mountPath: /usr/share/nginx/html</text:span></text:p>
          <text:p text:style-name="P46"><text:span text:style-name="Source_20_Text"><text:s text:c="6"/>volumes:</text:span></text:p>
          <text:p text:style-name="P46"><text:span text:style-name="Source_20_Text"><text:s text:c="8"/>- name: storage</text:span></text:p>
          <text:p text:style-name="P46"><text:span text:style-name="Source_20_Text"><text:s text:c="10"/>persistentVolumeClaim:</text:span></text:p>
          <text:p text:style-name="P119"><text:span text:style-name="Source_20_Text"><text:s text:c="12"/>claimName: nfs-pvc</text:span></text:p>
          <text:p text:style-name="P246">Apply the Deployment:</text:p>
          <text:p text:style-name="P119"><text:span text:style-name="Source_20_Text">kubectl apply -f app-deployment.yaml</text:span></text:p>
        </text:list-item>
        <text:list-item>
          <text:p text:style-name="P246"><text:span text:style-name="Strong_20_Emphasis">Verify Storage Integration</text:span></text:p>
          <text:list>
            <text:list-item>
              <text:p text:style-name="P392">Access the deployed application and ensure it persists data correctly.</text:p>
            </text:list-item>
            <text:list-item>
              <text:p text:style-name="P246">Check the NFS share on TrueNAS for the application's data.</text:p>
            </text:list-item>
          </text:list>
        </text:list-item>
      </text:list>
      <text:p text:style-name="Horizontal_20_Line"/>
      <text:h text:style-name="Heading_20_3" text:outline-level="3">9.2.5 Linking the Cluster to Local NTP Servers</text:h>
      <text:p text:style-name="Text_20_body">Accurate time synchronization is critical for log correlation, security protocols, and cluster stability. Ensure all Kubernetes nodes synchronize time with the local <text:span text:style-name="Strong_20_Emphasis">NTP servers</text:span>.</text:p>
      <text:h text:style-name="Heading_20_4" text:outline-level="4"><text:span text:style-name="Strong_20_Emphasis">Step 1: Install and Configure Chrony on All Nodes</text:span></text:h>
      <text:list xml:id="list8980670062514530609" text:style-name="L82">
        <text:list-item>
          <text:p text:style-name="P247"><text:span text:style-name="Strong_20_Emphasis">Install Chrony</text:span></text:p>
          <text:p text:style-name="P247">On each Kubernetes node (masters and workers):</text:p>
          <text:p text:style-name="P47"><text:span text:style-name="Source_20_Text">sudo apt-get update</text:span></text:p>
          <text:p text:style-name="P120"><text:span text:style-name="Source_20_Text">sudo apt-get install chrony -y</text:span></text:p>
        </text:list-item>
        <text:list-item>
          <text:p text:style-name="P247"><text:span text:style-name="Strong_20_Emphasis">Configure Chrony to Use Local NTP Servers</text:span></text:p>
          <text:p text:style-name="P247">Edit <text:span text:style-name="Source_20_Text">/etc/chrony/chrony.conf</text:span>:</text:p>
          <text:p text:style-name="P120"><text:span text:style-name="Source_20_Text">sudo nano /etc/chrony/chrony.conf</text:span></text:p>
          <text:p text:style-name="P247">Add the local NTP servers at the top of the file:</text:p>
          <text:p text:style-name="P47"><text:span text:style-name="Source_20_Text">server ntp1.homelab.lan iburst</text:span></text:p>
          <text:p text:style-name="P47"><text:span text:style-name="Source_20_Text">server ntp2.homelab.lan iburst</text:span></text:p>
          <text:p text:style-name="P47"><text:span text:style-name="Source_20_Text">server ntp3.homelab.lan iburst</text:span></text:p>
          <text:p text:style-name="P47"/>
          <text:p text:style-name="P47"><text:span text:style-name="Source_20_Text"># Allow NTP access from the local network</text:span></text:p>
          <text:p text:style-name="P120"><text:span text:style-name="Source_20_Text">allow 192.168.100.0/24 #example</text:span></text:p>
        </text:list-item>
        <text:list-item>
          <text:p text:style-name="P247"><text:span text:style-name="Strong_20_Emphasis">Restart and Enable Chrony Service</text:span></text:p>
          <text:p text:style-name="P47"><text:span text:style-name="Source_20_Text">sudo systemctl restart chrony</text:span></text:p>
          <text:p text:style-name="P120"><text:span text:style-name="Source_20_Text">sudo systemctl enable chrony</text:span></text:p>
        </text:list-item>
        <text:list-item>
          <text:p text:style-name="P247"><text:span text:style-name="Strong_20_Emphasis">Verify Time Synchronization</text:span></text:p>
          <text:p text:style-name="P47"><text:soft-page-break/><text:span text:style-name="Source_20_Text">chronyc sources</text:span></text:p>
          <text:p text:style-name="P120"><text:span text:style-name="Source_20_Text">chronyc tracking</text:span></text:p>
          <text:p text:style-name="P247">Ensure that each node is synchronized with the local NTP servers.</text:p>
        </text:list-item>
      </text:list>
      <text:p text:style-name="Horizontal_20_Line"/>
      <text:h text:style-name="Heading_20_3" text:outline-level="3">9.2.6 Finalizing Cluster Functionality and Security</text:h>
      <text:p text:style-name="Text_20_body">With the Kubernetes cluster initialized, networking configured, storage provisioned, and time synchronization ensured, proceed to finalize the cluster's functionality and security.</text:p>
      <text:h text:style-name="Heading_20_4" text:outline-level="4"><text:span text:style-name="Strong_20_Emphasis">Step 1: Deploy Additional Networking Components</text:span></text:h>
      <text:list xml:id="list7390914220421622379" text:style-name="L83">
        <text:list-item>
          <text:p text:style-name="P393"><text:span text:style-name="Strong_20_Emphasis">Calico and MetalLB</text:span>: Already installed and configured in previous steps.</text:p>
        </text:list-item>
        <text:list-item>
          <text:p text:style-name="P248"><text:span text:style-name="Strong_20_Emphasis">Traefik Ingress Controller</text:span>: Installed and configured to handle internal and external traffic.</text:p>
        </text:list-item>
      </text:list>
      <text:h text:style-name="Heading_20_4" text:outline-level="4"><text:span text:style-name="Strong_20_Emphasis">Step 2: Verify End-to-End Functionality</text:span></text:h>
      <text:list xml:id="list756378390699259013" text:style-name="L84">
        <text:list-item>
          <text:p text:style-name="P249"><text:span text:style-name="Strong_20_Emphasis">Internal Service Access</text:span></text:p>
          <text:list>
            <text:list-item>
              <text:p text:style-name="P394">Deploy an internal service and verify access via Traefik using internal certificates.</text:p>
            </text:list-item>
            <text:list-item>
              <text:p text:style-name="P394">Example: Access <text:span text:style-name="Source_20_Text">https://internal-nginx.homelab.lan</text:span>.</text:p>
            </text:list-item>
          </text:list>
        </text:list-item>
        <text:list-item>
          <text:p text:style-name="P249"><text:span text:style-name="Strong_20_Emphasis">Public Service Access</text:span></text:p>
          <text:list>
            <text:list-item>
              <text:p text:style-name="P394">Deploy a public service and verify access via Traefik using Let's Encrypt or Cloudflare certificates.</text:p>
            </text:list-item>
            <text:list-item>
              <text:p text:style-name="P394">Example: Access <text:span text:style-name="Source_20_Text">https://public-nginx.mydomain.com</text:span>.</text:p>
            </text:list-item>
          </text:list>
        </text:list-item>
        <text:list-item>
          <text:p text:style-name="P249"><text:span text:style-name="Strong_20_Emphasis">MetalLB Load Balancing</text:span></text:p>
          <text:list>
            <text:list-item>
              <text:p text:style-name="P394">Deploy services of type <text:span text:style-name="Source_20_Text">LoadBalancer</text:span> and ensure they receive IPs from MetalLB's pool.</text:p>
            </text:list-item>
            <text:list-item>
              <text:p text:style-name="P394">Verify traffic distribution via load balancers.</text:p>
            </text:list-item>
          </text:list>
        </text:list-item>
        <text:list-item>
          <text:p text:style-name="P249"><text:span text:style-name="Strong_20_Emphasis">BGP Route Verification</text:span></text:p>
          <text:list>
            <text:list-item>
              <text:p text:style-name="P394">Ensure that BGP routes for services are correctly advertised and reachable via load balancers and pfSense.</text:p>
            </text:list-item>
            <text:list-item>
              <text:p text:style-name="P249">Use <text:span text:style-name="Source_20_Text">traceroute</text:span> or similar tools to verify path routing.</text:p>
            </text:list-item>
          </text:list>
        </text:list-item>
      </text:list>
      <text:h text:style-name="Heading_20_4" text:outline-level="4"><text:span text:style-name="Strong_20_Emphasis">Step 3: Implement Security Best Practices</text:span></text:h>
      <text:list xml:id="list8040182538545617624" text:style-name="L85">
        <text:list-item>
          <text:p text:style-name="P250"><text:span text:style-name="Strong_20_Emphasis">Role-Based Access Control (RBAC)</text:span></text:p>
          <text:list>
            <text:list-item>
              <text:p text:style-name="P395">Define RBAC policies to restrict access to cluster resources.</text:p>
            </text:list-item>
            <text:list-item>
              <text:p text:style-name="P395">Example: Create roles and role bindings for different user groups.</text:p>
            </text:list-item>
          </text:list>
        </text:list-item>
        <text:list-item>
          <text:p text:style-name="P250"><text:span text:style-name="Strong_20_Emphasis">Network Policies with Calico</text:span></text:p>
          <text:list>
            <text:list-item>
              <text:p text:style-name="P250">Implement network policies to control traffic between pods.</text:p>
            </text:list-item>
            <text:list-item>
              <text:p text:style-name="P250">Example:</text:p>
              <text:p text:style-name="P48"><text:span text:style-name="Source_20_Text"># allow-nginx-ingress.yaml</text:span></text:p>
              <text:p text:style-name="P48"/>
              <text:p text:style-name="P48"><text:span text:style-name="Source_20_Text">apiVersion: projectcalico.org/v3</text:span></text:p>
              <text:p text:style-name="P48"><text:span text:style-name="Source_20_Text">kind: NetworkPolicy</text:span></text:p>
              <text:p text:style-name="P48"><text:span text:style-name="Source_20_Text">metadata:</text:span></text:p>
              <text:p text:style-name="P48"><text:span text:style-name="Source_20_Text"><text:s text:c="2"/>name: allow-nginx-ingress</text:span></text:p>
              <text:p text:style-name="P48"><text:span text:style-name="Source_20_Text"><text:s text:c="2"/>namespace: default</text:span></text:p>
              <text:p text:style-name="P48"><text:span text:style-name="Source_20_Text">spec:</text:span></text:p>
              <text:p text:style-name="P48"><text:span text:style-name="Source_20_Text"><text:s text:c="2"/>selector: app == 'internal-nginx'</text:span></text:p>
              <text:p text:style-name="P48"><text:span text:style-name="Source_20_Text"><text:s text:c="2"/>ingress:</text:span></text:p>
              <text:p text:style-name="P48"><text:span text:style-name="Source_20_Text"><text:s text:c="4"/>- action: Allow</text:span></text:p>
              <text:p text:style-name="P48"><text:span text:style-name="Source_20_Text"><text:s text:c="6"/>protocol: TCP</text:span></text:p>
              <text:p text:style-name="P48"><text:soft-page-break/><text:span text:style-name="Source_20_Text"><text:s text:c="6"/>source:</text:span></text:p>
              <text:p text:style-name="P48"><text:span text:style-name="Source_20_Text"><text:s text:c="8"/>selector: role == 'ingress'</text:span></text:p>
              <text:p text:style-name="P48"><text:span text:style-name="Source_20_Text"><text:s text:c="6"/>destination:</text:span></text:p>
              <text:p text:style-name="P48"><text:span text:style-name="Source_20_Text"><text:s text:c="8"/>ports:</text:span></text:p>
              <text:p text:style-name="P121"><text:span text:style-name="Source_20_Text"><text:s text:c="10"/>- 80</text:span></text:p>
              <text:p text:style-name="P250">Apply the NetworkPolicy:</text:p>
              <text:p text:style-name="P121"><text:span text:style-name="Source_20_Text">kubectl apply -f allow-nginx-ingress.yaml</text:span></text:p>
            </text:list-item>
          </text:list>
        </text:list-item>
        <text:list-item>
          <text:p text:style-name="P250"><text:span text:style-name="Strong_20_Emphasis">Enable Audit Logging</text:span></text:p>
          <text:list>
            <text:list-item>
              <text:p text:style-name="P250">Configure Kubernetes audit logs for monitoring and compliance.</text:p>
            </text:list-item>
            <text:list-item>
              <text:p text:style-name="P250">Modify the <text:span text:style-name="Source_20_Text">kube-apiserver.yaml</text:span> manifest to include audit logging flags.</text:p>
              <text:p text:style-name="P48"><text:span text:style-name="Source_20_Text"># /etc/kubernetes/manifests/kube-apiserver.yaml</text:span></text:p>
              <text:p text:style-name="P48"/>
              <text:p text:style-name="P48"><text:span text:style-name="Source_20_Text">...</text:span></text:p>
              <text:p text:style-name="P48"><text:span text:style-name="Source_20_Text">- --audit-policy-file=/etc/kubernetes/audit-policy.yaml</text:span></text:p>
              <text:p text:style-name="P48"><text:span text:style-name="Source_20_Text">- --audit-log-path=/var/log/kubernetes/audit.log</text:span></text:p>
              <text:p text:style-name="P48"><text:span text:style-name="Source_20_Text">- --audit-log-maxage=30</text:span></text:p>
              <text:p text:style-name="P48"><text:span text:style-name="Source_20_Text">- --audit-log-maxbackup=10</text:span></text:p>
              <text:p text:style-name="P48"><text:span text:style-name="Source_20_Text">- --audit-log-maxsize=100</text:span></text:p>
              <text:p text:style-name="P121"><text:span text:style-name="Source_20_Text">...</text:span></text:p>
            </text:list-item>
            <text:list-item>
              <text:p text:style-name="P250"><text:span text:style-name="Strong_20_Emphasis">Create an Audit Policy File</text:span></text:p>
              <text:p text:style-name="P48"><text:span text:style-name="Source_20_Text"># audit-policy.yaml</text:span></text:p>
              <text:p text:style-name="P48"/>
              <text:p text:style-name="P48"><text:span text:style-name="Source_20_Text">apiVersion: audit.k8s.io/v1</text:span></text:p>
              <text:p text:style-name="P48"><text:span text:style-name="Source_20_Text">kind: Policy</text:span></text:p>
              <text:p text:style-name="P48"><text:span text:style-name="Source_20_Text">rules:</text:span></text:p>
              <text:p text:style-name="P48"><text:span text:style-name="Source_20_Text"><text:s text:c="2"/>- level: Metadata</text:span></text:p>
              <text:p text:style-name="P48"><text:span text:style-name="Source_20_Text"><text:s text:c="4"/>resources:</text:span></text:p>
              <text:p text:style-name="P48"><text:span text:style-name="Source_20_Text"><text:s text:c="6"/>- group: ""</text:span></text:p>
              <text:p text:style-name="P48"><text:span text:style-name="Source_20_Text"><text:s text:c="8"/>resources: ["pods", "services"]</text:span></text:p>
              <text:p text:style-name="P48"><text:span text:style-name="Source_20_Text"><text:s text:c="2"/>- level: RequestResponse</text:span></text:p>
              <text:p text:style-name="P48"><text:span text:style-name="Source_20_Text"><text:s text:c="4"/>resources:</text:span></text:p>
              <text:p text:style-name="P48"><text:span text:style-name="Source_20_Text"><text:s text:c="6"/>- group: "apps"</text:span></text:p>
              <text:p text:style-name="P121"><text:span text:style-name="Source_20_Text"><text:s text:c="8"/>resources: ["deployments", "statefulsets"]</text:span></text:p>
            </text:list-item>
            <text:list-item>
              <text:p text:style-name="P250"><text:span text:style-name="Strong_20_Emphasis">Apply the Audit Policy</text:span></text:p>
              <text:p text:style-name="P250">Ensure the <text:span text:style-name="Source_20_Text">audit-policy.yaml</text:span> is placed in <text:span text:style-name="Source_20_Text">/etc/kubernetes/</text:span> and accessible to the API server.</text:p>
            </text:list-item>
            <text:list-item>
              <text:p text:style-name="P250"><text:span text:style-name="Strong_20_Emphasis">Restart kubelet to Apply Changes</text:span></text:p>
              <text:p text:style-name="P121"><text:span text:style-name="Source_20_Text">sudo systemctl restart kubelet</text:span></text:p>
            </text:list-item>
          </text:list>
        </text:list-item>
        <text:list-item>
          <text:p text:style-name="P250"><text:span text:style-name="Strong_20_Emphasis">Regularly Update and Patch Components</text:span></text:p>
          <text:list>
            <text:list-item>
              <text:p text:style-name="P250">Keep Kubernetes and all add-ons (Calico, MetalLB, Traefik) up to date with security patches.</text:p>
            </text:list-item>
            <text:list-item>
              <text:p text:style-name="P250">Use Helm to manage and apply updates.</text:p>
              <text:p text:style-name="P121"><text:span text:style-name="Source_20_Text">helm upgrade traefik traefik/traefik --namespace traefik --values traefik-values.yaml</text:span></text:p>
            </text:list-item>
          </text:list>
        </text:list-item>
        <text:list-item>
          <text:p text:style-name="P250"><text:span text:style-name="Strong_20_Emphasis">Implement Certificate Rotation</text:span></text:p>
          <text:list>
            <text:list-item>
              <text:p text:style-name="P395">Monitor certificate expiration dates.</text:p>
            </text:list-item>
            <text:list-item>
              <text:p text:style-name="P250">Automate certificate renewals using scripts or tools like <text:span text:style-name="Strong_20_Emphasis">cert-manager</text:span> if integrating with the PKI allows.</text:p>
            </text:list-item>
          </text:list>
        </text:list-item>
      </text:list>
      <text:p text:style-name="Horizontal_20_Line"><text:soft-page-break/></text:p>
      <text:h text:style-name="Heading_20_3" text:outline-level="3">9.2.7 Summary of Cluster Creation and Initialization</text:h>
      <text:p text:style-name="Text_20_body">By meticulously following the steps outlined in this section, you've successfully:</text:p>
      <text:list xml:id="list6404240833463546922" text:style-name="L86">
        <text:list-item>
          <text:p text:style-name="P251"><text:span text:style-name="Strong_20_Emphasis">Initialized a Secure Kubernetes Cluster</text:span>:</text:p>
          <text:list>
            <text:list-item>
              <text:p text:style-name="P396">Leveraged the <text:span text:style-name="Strong_20_Emphasis">PKI infrastructure</text:span> to secure cluster components with certificates signed by the <text:span text:style-name="Strong_20_Emphasis">Online Intermediate CA</text:span>.</text:p>
            </text:list-item>
            <text:list-item>
              <text:p text:style-name="P396">Configured <text:span text:style-name="Strong_20_Emphasis">kubeadm</text:span> with a custom configuration file to use these certificates.</text:p>
            </text:list-item>
          </text:list>
        </text:list-item>
        <text:list-item>
          <text:p text:style-name="P251"><text:span text:style-name="Strong_20_Emphasis">Configured Networking with MetalLB and Calico in BGP Mode</text:span>:</text:p>
          <text:list>
            <text:list-item>
              <text:p text:style-name="P396">Installed and configured <text:span text:style-name="Strong_20_Emphasis">MetalLB</text:span> to provide LoadBalancer services via BGP.</text:p>
            </text:list-item>
            <text:list-item>
              <text:p text:style-name="P396">Installed and configured <text:span text:style-name="Strong_20_Emphasis">Calico CNI</text:span> to handle pod networking and advertise pod routes via BGP.</text:p>
            </text:list-item>
            <text:list-item>
              <text:p text:style-name="P396">Established secure BGP peering with <text:span text:style-name="Strong_20_Emphasis">load balancers</text:span> and <text:span text:style-name="Strong_20_Emphasis">pfSense</text:span>.</text:p>
            </text:list-item>
          </text:list>
        </text:list-item>
        <text:list-item>
          <text:p text:style-name="P251"><text:span text:style-name="Strong_20_Emphasis">Installed and Configured Traefik v3 as the Ingress Controller</text:span>:</text:p>
          <text:list>
            <text:list-item>
              <text:p text:style-name="P396">Deployed <text:span text:style-name="Strong_20_Emphasis">Traefik</text:span> using Helm, integrating it with both <text:span text:style-name="Strong_20_Emphasis">internal PKI</text:span> for internal services and <text:span text:style-name="Strong_20_Emphasis">Let's Encrypt/Cloudflare</text:span> for public services.</text:p>
            </text:list-item>
          </text:list>
        </text:list-item>
        <text:list-item>
          <text:p text:style-name="P251"><text:span text:style-name="Strong_20_Emphasis">Provisioned Persistent Storage with TrueNAS</text:span>:</text:p>
          <text:list>
            <text:list-item>
              <text:p text:style-name="P396">Configured NFS shares on <text:span text:style-name="Strong_20_Emphasis">TrueNAS SCALE</text:span> and integrated them with Kubernetes via PersistentVolumes and PersistentVolumeClaims.</text:p>
            </text:list-item>
          </text:list>
        </text:list-item>
        <text:list-item>
          <text:p text:style-name="P251"><text:span text:style-name="Strong_20_Emphasis">Ensured Time Synchronization Across Nodes</text:span>:</text:p>
          <text:list>
            <text:list-item>
              <text:p text:style-name="P396">Configured all Kubernetes nodes to synchronize time with local <text:span text:style-name="Strong_20_Emphasis">NTP servers</text:span> using <text:span text:style-name="Strong_20_Emphasis">Chrony</text:span>.</text:p>
            </text:list-item>
          </text:list>
        </text:list-item>
        <text:list-item>
          <text:p text:style-name="P251"><text:span text:style-name="Strong_20_Emphasis">Implemented Security Best Practices</text:span>:</text:p>
          <text:list>
            <text:list-item>
              <text:p text:style-name="P251">Established <text:span text:style-name="Strong_20_Emphasis">RBAC</text:span>, <text:span text:style-name="Strong_20_Emphasis">Network Policies</text:span>, <text:span text:style-name="Strong_20_Emphasis">Audit Logging</text:span>, and regular updates to maintain a secure and resilient Kubernetes environment.</text:p>
            </text:list-item>
          </text:list>
        </text:list-item>
      </text:list>
      <text:p text:style-name="Text_20_body">By integrating the Kubernetes cluster with the existing <text:span text:style-name="Strong_20_Emphasis">PKI infrastructure</text:span>, this ensures that all communications within the cluster are trusted and secure. The combination of <text:span text:style-name="Strong_20_Emphasis">MetalLB</text:span>, <text:span text:style-name="Strong_20_Emphasis">Calico</text:span>, and <text:span text:style-name="Strong_20_Emphasis">Traefik</text:span> provides a robust networking and ingress solution, while <text:span text:style-name="Strong_20_Emphasis">TrueNAS</text:span> offers reliable persistent storage. Time synchronization and security measures further enhance the cluster's stability and security posture.</text:p>
      <text:h text:style-name="Heading_20_2" text:outline-level="2"><text:span text:style-name="Strong_20_Emphasis"><text:span text:style-name="T5"/></text:span></text:h>
      <text:h text:style-name="Heading_20_3" text:outline-level="3">9.2.8 Certificate Rotation &amp; Maintenance</text:h>
      <text:list xml:id="list7854287113992424625" text:style-name="L87">
        <text:list-item>
          <text:p text:style-name="P397">By default, these new certs are valid for <text:span text:style-name="Source_20_Text">-days 365</text:span> or whatever you specified.</text:p>
        </text:list-item>
        <text:list-item>
          <text:p text:style-name="P397">Keep track of expirations.</text:p>
        </text:list-item>
        <text:list-item>
          <text:p text:style-name="P252">When renewing, simply generate a new CSR, sign again, replace the files, and restart the relevant components.</text:p>
        </text:list-item>
      </text:list>
      <text:p text:style-name="Horizontal_20_Line"/>
      <text:h text:style-name="Heading_20_2" text:outline-level="2">9.3 Installing Falco, kube-bench, kube-hunter, Fluent Bit</text:h>
      <text:p text:style-name="Text_20_body">Below is a deep-dive on how to deploy these <text:span text:style-name="Strong_20_Emphasis">Kubernetes security tools</text:span> in the homelab cluster, each with steps for sending logs/alerts to <text:span text:style-name="Strong_20_Emphasis">Wazuh</text:span>. We assume the cluster is functional and you have admin (<text:span text:style-name="Source_20_Text">kubectl</text:span>) privileges.</text:p>
      <text:h text:style-name="Heading_20_3" text:outline-level="3">9.3.1 Falco</text:h>
      <text:p text:style-name="Text_20_body"><text:span text:style-name="Strong_20_Emphasis">Falco</text:span> is a <text:span text:style-name="Strong_20_Emphasis">behavioral security</text:span> tool that uses eBPF or kernel modules to detect suspicious syscalls.</text:p>
      <text:list xml:id="list2997542379994613951" text:style-name="L88">
        <text:list-item>
          <text:p text:style-name="P253"><text:span text:style-name="Strong_20_Emphasis">Add Falco Helm Repo</text:span></text:p>
          <text:p text:style-name="P49"><text:soft-page-break/><text:span text:style-name="Source_20_Text">helm repo add falcosecurity https://falcosecurity.github.io/charts</text:span></text:p>
          <text:p text:style-name="P122"><text:span text:style-name="Source_20_Text">helm repo update</text:span></text:p>
        </text:list-item>
        <text:list-item>
          <text:p text:style-name="P253"><text:span text:style-name="Strong_20_Emphasis">Install Falco</text:span></text:p>
          <text:p text:style-name="P49"><text:span text:style-name="Source_20_Text">kubectl create namespace falco</text:span></text:p>
          <text:p text:style-name="P122"><text:span text:style-name="Source_20_Text">helm install falco falcosecurity/falco --namespace falco</text:span></text:p>
        </text:list-item>
        <text:list-item>
          <text:p text:style-name="P253"><text:span text:style-name="Strong_20_Emphasis">Configuration</text:span></text:p>
          <text:list>
            <text:list-item>
              <text:p text:style-name="P398">By default, Falco logs to stdout.</text:p>
            </text:list-item>
            <text:list-item>
              <text:p text:style-name="P253">If you want Falco to send <text:span text:style-name="Strong_20_Emphasis">syslog</text:span> output to Wazuh directly, edit the Falco config via Helm values or a ConfigMap. For example, you can enable <text:span text:style-name="Source_20_Text">program_output</text:span>:</text:p>
              <text:p text:style-name="P49"><text:span text:style-name="Source_20_Text">program_output:</text:span></text:p>
              <text:p text:style-name="P49"><text:span text:style-name="Source_20_Text"><text:s text:c="2"/>enabled: true</text:span></text:p>
              <text:p text:style-name="P49"><text:span text:style-name="Source_20_Text"><text:s text:c="2"/>keep_alive: false</text:span></text:p>
              <text:p text:style-name="P122"><text:span text:style-name="Source_20_Text"><text:s text:c="2"/>program: "logger -t falco -p local6.info"</text:span></text:p>
            </text:list-item>
            <text:list-item>
              <text:p text:style-name="P398">Then ensure the nodes are forwarding <text:span text:style-name="Source_20_Text">local6</text:span> facility logs to the Wazuh Manager. Alternatively, you can rely on <text:span text:style-name="Strong_20_Emphasis">Fluent Bit</text:span> (below) to capture Falco logs from stdout.</text:p>
            </text:list-item>
          </text:list>
        </text:list-item>
        <text:list-item>
          <text:p text:style-name="P253"><text:span text:style-name="Strong_20_Emphasis">Verifying</text:span></text:p>
          <text:list>
            <text:list-item>
              <text:p text:style-name="P398">Check the Falco pods: <text:span text:style-name="Source_20_Text">kubectl get pods -n falco</text:span>.</text:p>
            </text:list-item>
            <text:list-item>
              <text:p text:style-name="P253">Trigger a test rule (e.g., <text:span text:style-name="Source_20_Text">kubectl exec -it &lt;pod&gt; -- cat /etc/shadow</text:span>) and see if Falco alerts in the logs.</text:p>
            </text:list-item>
          </text:list>
        </text:list-item>
      </text:list>
      <text:h text:style-name="Heading_20_3" text:outline-level="3">9.3.2 kube-bench</text:h>
      <text:p text:style-name="Text_20_body"><text:span text:style-name="Strong_20_Emphasis">kube-bench</text:span> checks the cluster nodes against <text:span text:style-name="Strong_20_Emphasis">CIS Benchmarks</text:span>.</text:p>
      <text:list xml:id="list8586467695195158881" text:style-name="L89">
        <text:list-item>
          <text:p text:style-name="P254"><text:span text:style-name="Strong_20_Emphasis">Install</text:span></text:p>
          <text:list>
            <text:list-item>
              <text:p text:style-name="P254">Typically run as a <text:span text:style-name="Strong_20_Emphasis">Job</text:span> or DaemonSet:</text:p>
              <text:p text:style-name="P123"><text:span text:style-name="Source_20_Text">kubectl apply -f https://raw.githubusercontent.com/aquasecurity/kube-bench/main/job.yaml</text:span></text:p>
            </text:list-item>
            <text:list-item>
              <text:p text:style-name="P399">Or install the official Helm chart if provided by Aqua Security.</text:p>
            </text:list-item>
          </text:list>
        </text:list-item>
        <text:list-item>
          <text:p text:style-name="P254"><text:span text:style-name="Strong_20_Emphasis">Run</text:span></text:p>
          <text:list>
            <text:list-item>
              <text:p text:style-name="P399">The job scans each node’s config (API server, kubelet, etc.) for best-practice compliance.</text:p>
            </text:list-item>
            <text:list-item>
              <text:p text:style-name="P399">Logs are printed to stdout.</text:p>
            </text:list-item>
          </text:list>
        </text:list-item>
        <text:list-item>
          <text:p text:style-name="P254"><text:span text:style-name="Strong_20_Emphasis">Forward Logs to Wazuh</text:span></text:p>
          <text:list>
            <text:list-item>
              <text:p text:style-name="P399">If using a Job, you can gather logs with <text:span text:style-name="Source_20_Text">kubectl logs &lt;kube-bench-pod&gt;</text:span>.</text:p>
            </text:list-item>
            <text:list-item>
              <text:p text:style-name="P399">Let <text:span text:style-name="Strong_20_Emphasis">Fluent Bit</text:span> collect these logs from the pod’s stdout (Section 9.4).</text:p>
            </text:list-item>
            <text:list-item>
              <text:p text:style-name="P254">Alternatively, you could create a CronJob that runs regularly and automatically ships results to a volume or syslog.</text:p>
            </text:list-item>
          </text:list>
        </text:list-item>
      </text:list>
      <text:h text:style-name="Heading_20_3" text:outline-level="3">9.3.3 kube-hunter</text:h>
      <text:p text:style-name="Text_20_body"><text:span text:style-name="Strong_20_Emphasis">kube-hunter</text:span> is a <text:span text:style-name="Strong_20_Emphasis">network-based</text:span> security scanner for Kubernetes.</text:p>
      <text:list xml:id="list3588319410499848125" text:style-name="L90">
        <text:list-item>
          <text:p text:style-name="P400"><text:span text:style-name="Strong_20_Emphasis">Install</text:span></text:p>
          <text:list>
            <text:list-item>
              <text:p text:style-name="P255">Also commonly run as a Job:</text:p>
              <text:p text:style-name="P124"><text:span text:style-name="Source_20_Text">kubectl apply -f https://raw.githubusercontent.com/aquasecurity/kube-hunter/main/kube-hunter-job.yaml</text:span></text:p>
            </text:list-item>
          </text:list>
        </text:list-item>
        <text:list-item>
          <text:p text:style-name="P400"><text:span text:style-name="Strong_20_Emphasis">Run</text:span></text:p>
          <text:list>
            <text:list-item>
              <text:p text:style-name="P400"><text:soft-page-break/>The job enumerates potential vulnerabilities in the cluster’s network endpoints (e.g., API server, etcd).</text:p>
            </text:list-item>
          </text:list>
        </text:list-item>
        <text:list-item>
          <text:p text:style-name="P400"><text:span text:style-name="Strong_20_Emphasis">Forward Logs to Wazuh</text:span></text:p>
          <text:list>
            <text:list-item>
              <text:p text:style-name="P400">Similar approach: logs are in the job’s pod logs. Fluent Bit can pick them up, or you can script an export.</text:p>
            </text:list-item>
            <text:list-item>
              <text:p text:style-name="P255">If you want continuous scanning, consider a CronJob schedule.</text:p>
            </text:list-item>
          </text:list>
        </text:list-item>
      </text:list>
      <text:h text:style-name="Heading_20_3" text:outline-level="3">9.3.4 Fluent Bit</text:h>
      <text:p text:style-name="Text_20_body"><text:span text:style-name="Strong_20_Emphasis">Fluent Bit</text:span> is a <text:span text:style-name="Strong_20_Emphasis">lightweight log forwarder</text:span> that captures container logs from the cluster’s nodes and ships them to a target—<text:span text:style-name="Strong_20_Emphasis">Wazuh</text:span>, for instance.</text:p>
      <text:list xml:id="list1871709496070978817" text:style-name="L91">
        <text:list-item>
          <text:p text:style-name="P256"><text:span text:style-name="Strong_20_Emphasis">Install</text:span> Fluent Bit via Helm</text:p>
          <text:p text:style-name="P50"><text:span text:style-name="Source_20_Text">helm repo add fluent https://fluent.github.io/helm-charts</text:span></text:p>
          <text:p text:style-name="P50"><text:span text:style-name="Source_20_Text">helm repo update</text:span></text:p>
          <text:p text:style-name="P50"><text:span text:style-name="Source_20_Text">kubectl create namespace logging</text:span></text:p>
          <text:p text:style-name="P125"><text:span text:style-name="Source_20_Text">helm install fluent-bit fluent/fluent-bit -n logging</text:span></text:p>
        </text:list-item>
        <text:list-item>
          <text:p text:style-name="P256"><text:span text:style-name="Strong_20_Emphasis">Configure Output</text:span></text:p>
          <text:list>
            <text:list-item>
              <text:p text:style-name="P256">In the Helm chart <text:span text:style-name="Source_20_Text">values.yaml</text:span>, you can specify a <text:span text:style-name="Strong_20_Emphasis">syslog</text:span> output or an <text:span text:style-name="Strong_20_Emphasis">HTTP</text:span> output. For example, a syslog snippet:</text:p>
              <text:p text:style-name="P50"><text:span text:style-name="Source_20_Text">output:</text:span></text:p>
              <text:p text:style-name="P50"><text:span text:style-name="Source_20_Text"><text:s text:c="2"/>syslog:</text:span></text:p>
              <text:p text:style-name="P50"><text:span text:style-name="Source_20_Text"><text:s text:c="4"/>enabled: true</text:span></text:p>
              <text:p text:style-name="P50"><text:span text:style-name="Source_20_Text"><text:s text:c="4"/>host: wazuh-manager.homelab.lan</text:span></text:p>
              <text:p text:style-name="P50"><text:span text:style-name="Source_20_Text"><text:s text:c="4"/>port: 514</text:span></text:p>
              <text:p text:style-name="P50"><text:span text:style-name="Source_20_Text"><text:s text:c="4"/>protocol: udp</text:span></text:p>
              <text:p text:style-name="P125"><text:span text:style-name="Source_20_Text"><text:s text:c="4"/>format: rfc3164</text:span></text:p>
            </text:list-item>
            <text:list-item>
              <text:p text:style-name="P401">Alternatively, if you want direct ingestion to Wazuh Indexer, you’d set an output plugin for Elasticsearch/OpenSearch. However, that usually requires custom pipelines in Wazuh.</text:p>
            </text:list-item>
          </text:list>
        </text:list-item>
        <text:list-item>
          <text:p text:style-name="P256"><text:span text:style-name="Strong_20_Emphasis">Node Logging</text:span></text:p>
          <text:list>
            <text:list-item>
              <text:p text:style-name="P401">Fluent Bit automatically watches <text:span text:style-name="Source_20_Text">/var/log/containers/*.log</text:span> on each node, which includes logs from Falco, kube-bench, kube-hunter pods, and any other containers.</text:p>
            </text:list-item>
          </text:list>
        </text:list-item>
        <text:list-item>
          <text:p text:style-name="P256"><text:span text:style-name="Strong_20_Emphasis">Validating</text:span></text:p>
          <text:list>
            <text:list-item>
              <text:p text:style-name="P401">Deploy a test pod that writes logs to stdout.</text:p>
            </text:list-item>
            <text:list-item>
              <text:p text:style-name="P401">Check Wazuh to see if those logs appear.</text:p>
            </text:list-item>
            <text:list-item>
              <text:p text:style-name="P256">Inspect Fluent Bit’s logs: <text:span text:style-name="Source_20_Text">kubectl logs -f daemonset/fluent-bit -n logging</text:span>.</text:p>
            </text:list-item>
          </text:list>
        </text:list-item>
      </text:list>
      <text:p text:style-name="Horizontal_20_Line"/>
      <text:h text:style-name="Heading_20_2" text:outline-level="2">9.4 Integrating Falco, kube-bench, kube-hunter, Fluent Bit with Wazuh</text:h>
      <text:p text:style-name="Text_20_body">To summarize:</text:p>
      <text:list xml:id="list94650299122087315" text:style-name="L92">
        <text:list-item>
          <text:p text:style-name="P402"><text:span text:style-name="Strong_20_Emphasis">Falco</text:span>:</text:p>
          <text:list>
            <text:list-item>
              <text:p text:style-name="P402">Writes alerts to stdout or syslog on each node. Fluent Bit or node-level rsyslog can ship them to Wazuh.</text:p>
            </text:list-item>
          </text:list>
        </text:list-item>
        <text:list-item>
          <text:p text:style-name="P402"><text:span text:style-name="Strong_20_Emphasis">kube-bench &amp; kube-hunter</text:span>:</text:p>
          <text:list>
            <text:list-item>
              <text:p text:style-name="P402">Output to pod logs. Fluent Bit collects container stdout logs and sends them to Wazuh.</text:p>
            </text:list-item>
          </text:list>
        </text:list-item>
        <text:list-item>
          <text:p text:style-name="P402"><text:span text:style-name="Strong_20_Emphasis">Fluent Bit</text:span>:</text:p>
          <text:list>
            <text:list-item>
              <text:p text:style-name="P402">The central piece for shipping <text:span text:style-name="Emphasis">all</text:span> container logs to Wazuh.</text:p>
            </text:list-item>
            <text:list-item>
              <text:p text:style-name="P257">If you want structured parsing, create Wazuh decoders for Falco, kube-bench, or kube-hunter log formats. Otherwise, logs appear unparsed.</text:p>
            </text:list-item>
          </text:list>
        </text:list-item>
      </text:list>
      <text:h text:style-name="Heading_20_3" text:outline-level="3"><text:soft-page-break/>Steps</text:h>
      <text:list xml:id="list6547428233072575869" text:style-name="L93">
        <text:list-item>
          <text:p text:style-name="P403"><text:span text:style-name="Strong_20_Emphasis">Deploy</text:span> each tool in the cluster as shown.</text:p>
        </text:list-item>
        <text:list-item>
          <text:p text:style-name="P403"><text:span text:style-name="Strong_20_Emphasis">Install &amp; Configure Fluent Bit</text:span> to send logs to Wazuh.</text:p>
        </text:list-item>
        <text:list-item>
          <text:p text:style-name="P403"><text:span text:style-name="Strong_20_Emphasis">In Wazuh</text:span>:</text:p>
          <text:list>
            <text:list-item>
              <text:p text:style-name="P403">Optionally write custom <text:span text:style-name="Strong_20_Emphasis">decoders</text:span> or <text:span text:style-name="Strong_20_Emphasis">rules</text:span> for “falco,” “kube-bench,” or “kube-hunter” strings to enrich alerts.</text:p>
            </text:list-item>
            <text:list-item>
              <text:p text:style-name="P258">Check the Wazuh Dashboard for newly ingested logs.</text:p>
            </text:list-item>
          </text:list>
        </text:list-item>
      </text:list>
      <text:p text:style-name="Horizontal_20_Line"/>
      <text:h text:style-name="Heading_20_2" text:outline-level="2">9.5 Linking the Cluster to the NTP Servers</text:h>
      <text:list xml:id="list8834909881797586390" text:style-name="L94">
        <text:list-item>
          <text:p text:style-name="P259"><text:span text:style-name="Strong_20_Emphasis">Debian</text:span>:</text:p>
          <text:p text:style-name="P51"><text:span text:style-name="Source_20_Text">sudo apt-get install chrony</text:span></text:p>
          <text:p text:style-name="P51"><text:span text:style-name="Source_20_Text">sudo nano /etc/chrony/chrony.conf</text:span></text:p>
          <text:p text:style-name="P51"><text:span text:style-name="Source_20_Text"># Add lines:</text:span></text:p>
          <text:p text:style-name="P51"><text:span text:style-name="Source_20_Text">server ntp1.homelab.lan iburst</text:span></text:p>
          <text:p text:style-name="P51"><text:span text:style-name="Source_20_Text">server ntp2.homelab.lan iburst</text:span></text:p>
          <text:p text:style-name="P126"><text:span text:style-name="Source_20_Text">server ntp3.homelab.lan iburst</text:span></text:p>
        </text:list-item>
        <text:list-item>
          <text:p text:style-name="P259"><text:span text:style-name="Strong_20_Emphasis">Enable</text:span> chrony:</text:p>
          <text:p text:style-name="P126"><text:span text:style-name="Source_20_Text">sudo systemctl enable chrony &amp;&amp; sudo systemctl restart chrony</text:span></text:p>
        </text:list-item>
        <text:list-item>
          <text:p text:style-name="P259"><text:span text:style-name="Strong_20_Emphasis">Validate</text:span>:</text:p>
          <text:p text:style-name="P51"><text:span text:style-name="Source_20_Text">chronyc sources</text:span></text:p>
          <text:p text:style-name="P126"><text:span text:style-name="Source_20_Text">chronyc tracking</text:span></text:p>
        </text:list-item>
      </text:list>
      <text:p text:style-name="Text_20_body">All nodes should have accurate synchronized time for log correlation and cluster stability.</text:p>
      <text:p text:style-name="Horizontal_20_Line"/>
      <text:h text:style-name="Heading_20_2" text:outline-level="2">9.6 Provisioning Storage from TrueNAS</text:h>
      <text:p text:style-name="Text_20_body"><text:span text:style-name="Strong_20_Emphasis">TrueNAS SCALE</text:span> can provide storage to Kubernetes in multiple ways:</text:p>
      <text:list xml:id="list3181432571465861775" text:style-name="L95">
        <text:list-item>
          <text:p text:style-name="P404"><text:span text:style-name="Strong_20_Emphasis">Static Provisioning</text:span> (NFS or iSCSI, manually created PVs).</text:p>
        </text:list-item>
        <text:list-item>
          <text:p text:style-name="P260"><text:span text:style-name="Strong_20_Emphasis">Dynamic Provisioning</text:span> (via a CSI driver for TrueNAS or a generic NFS provisioner).</text:p>
        </text:list-item>
      </text:list>
      <text:h text:style-name="Heading_20_3" text:outline-level="3">9.6.1 Static Provisioning Example (NFS)</text:h>
      <text:list xml:id="list2836858115708734441" text:style-name="L96">
        <text:list-item>
          <text:p text:style-name="P405"><text:span text:style-name="Strong_20_Emphasis">On TrueNAS</text:span>:</text:p>
          <text:list>
            <text:list-item>
              <text:p text:style-name="P405">Create an NFS share (e.g., path <text:span text:style-name="Source_20_Text">/mnt/Pool/k8s-volumes</text:span>).</text:p>
            </text:list-item>
            <text:list-item>
              <text:p text:style-name="P405">Restrict access to the K8s nodes’ subnet.</text:p>
            </text:list-item>
          </text:list>
        </text:list-item>
        <text:list-item>
          <text:p text:style-name="P261"><text:span text:style-name="Strong_20_Emphasis">Persistent Volume</text:span>:</text:p>
          <text:p text:style-name="P52"><text:span text:style-name="Source_20_Text">apiVersion: v1</text:span></text:p>
          <text:p text:style-name="P52"><text:span text:style-name="Source_20_Text">kind: PersistentVolume</text:span></text:p>
          <text:p text:style-name="P52"><text:span text:style-name="Source_20_Text">metadata:</text:span></text:p>
          <text:p text:style-name="P52"><text:span text:style-name="Source_20_Text"><text:s text:c="2"/>name: nfs-pv</text:span></text:p>
          <text:p text:style-name="P52"><text:span text:style-name="Source_20_Text">spec:</text:span></text:p>
          <text:p text:style-name="P52"><text:span text:style-name="Source_20_Text"><text:s text:c="2"/>capacity:</text:span></text:p>
          <text:p text:style-name="P52"><text:span text:style-name="Source_20_Text"><text:s text:c="4"/>storage: 50Gi</text:span></text:p>
          <text:p text:style-name="P52"><text:span text:style-name="Source_20_Text"><text:s text:c="2"/>accessModes:</text:span></text:p>
          <text:p text:style-name="P52"><text:span text:style-name="Source_20_Text"><text:s text:c="4"/>- ReadWriteMany</text:span></text:p>
          <text:p text:style-name="P52"><text:span text:style-name="Source_20_Text"><text:s text:c="2"/>nfs:</text:span></text:p>
          <text:p text:style-name="P52"><text:span text:style-name="Source_20_Text"><text:s text:c="4"/>server: truenas.homelab.lan</text:span></text:p>
          <text:p text:style-name="P52"><text:span text:style-name="Source_20_Text"><text:s text:c="4"/>path: /mnt/Pool/k8s-volumes</text:span></text:p>
          <text:p text:style-name="P127"><text:soft-page-break/><text:span text:style-name="Source_20_Text"><text:s text:c="2"/>persistentVolumeReclaimPolicy: Retain</text:span></text:p>
        </text:list-item>
        <text:list-item>
          <text:p text:style-name="P261"><text:span text:style-name="Strong_20_Emphasis">PersistentVolumeClaim</text:span>:</text:p>
          <text:p text:style-name="P52"><text:span text:style-name="Source_20_Text">apiVersion: v1</text:span></text:p>
          <text:p text:style-name="P52"><text:span text:style-name="Source_20_Text">kind: PersistentVolumeClaim</text:span></text:p>
          <text:p text:style-name="P52"><text:span text:style-name="Source_20_Text">metadata:</text:span></text:p>
          <text:p text:style-name="P52"><text:span text:style-name="Source_20_Text"><text:s text:c="2"/>name: nfs-pvc</text:span></text:p>
          <text:p text:style-name="P52"><text:span text:style-name="Source_20_Text">spec:</text:span></text:p>
          <text:p text:style-name="P52"><text:span text:style-name="Source_20_Text"><text:s text:c="2"/>accessModes:</text:span></text:p>
          <text:p text:style-name="P52"><text:span text:style-name="Source_20_Text"><text:s text:c="4"/>- ReadWriteMany</text:span></text:p>
          <text:p text:style-name="P52"><text:span text:style-name="Source_20_Text"><text:s text:c="2"/>resources:</text:span></text:p>
          <text:p text:style-name="P52"><text:span text:style-name="Source_20_Text"><text:s text:c="4"/>requests:</text:span></text:p>
          <text:p text:style-name="P127"><text:span text:style-name="Source_20_Text"><text:s text:c="6"/>storage: 10Gi</text:span></text:p>
        </text:list-item>
        <text:list-item>
          <text:p text:style-name="P261"><text:span text:style-name="Strong_20_Emphasis">Use in a Pod</text:span>:</text:p>
          <text:p text:style-name="P52"><text:span text:style-name="Source_20_Text">...</text:span></text:p>
          <text:p text:style-name="P52"><text:span text:style-name="Source_20_Text">spec:</text:span></text:p>
          <text:p text:style-name="P52"><text:span text:style-name="Source_20_Text"><text:s text:c="2"/>containers:</text:span></text:p>
          <text:p text:style-name="P52"><text:span text:style-name="Source_20_Text"><text:s text:c="4"/>- name: test</text:span></text:p>
          <text:p text:style-name="P52"><text:span text:style-name="Source_20_Text"><text:s text:c="6"/>image: busybox</text:span></text:p>
          <text:p text:style-name="P52"><text:span text:style-name="Source_20_Text"><text:s text:c="6"/>volumeMounts:</text:span></text:p>
          <text:p text:style-name="P52"><text:span text:style-name="Source_20_Text"><text:s text:c="8"/>- name: nfs-storage</text:span></text:p>
          <text:p text:style-name="P52"><text:span text:style-name="Source_20_Text"><text:s text:c="10"/>mountPath: /data</text:span></text:p>
          <text:p text:style-name="P52"><text:span text:style-name="Source_20_Text"><text:s text:c="2"/>volumes:</text:span></text:p>
          <text:p text:style-name="P52"><text:span text:style-name="Source_20_Text"><text:s text:c="4"/>- name: nfs-storage</text:span></text:p>
          <text:p text:style-name="P52"><text:span text:style-name="Source_20_Text"><text:s text:c="6"/>persistentVolumeClaim:</text:span></text:p>
          <text:p text:style-name="P127"><text:span text:style-name="Source_20_Text"><text:s text:c="8"/>claimName: nfs-pvc</text:span></text:p>
        </text:list-item>
      </text:list>
      <text:h text:style-name="Heading_20_3" text:outline-level="3">9.6.2 Dynamic Provisioning</text:h>
      <text:p text:style-name="Text_20_body">If you prefer dynamic provisioning:</text:p>
      <text:list xml:id="list5683943395454813200" text:style-name="L97">
        <text:list-item>
          <text:p text:style-name="P406"><text:span text:style-name="Strong_20_Emphasis">Deploy</text:span> a <text:span text:style-name="Strong_20_Emphasis">CSI driver</text:span> or <text:span text:style-name="Strong_20_Emphasis">NFS provisioner</text:span>.</text:p>
        </text:list-item>
        <text:list-item>
          <text:p text:style-name="P406"><text:span text:style-name="Strong_20_Emphasis">Create</text:span> a <text:span text:style-name="Source_20_Text">StorageClass</text:span> referencing that driver.</text:p>
        </text:list-item>
        <text:list-item>
          <text:p text:style-name="P262"><text:span text:style-name="Strong_20_Emphasis">PVCs</text:span> that reference the <text:span text:style-name="Source_20_Text">StorageClass</text:span> automatically create volumes on TrueNAS.</text:p>
        </text:list-item>
      </text:list>
      <text:p text:style-name="Horizontal_20_Line"/>
      <text:h text:style-name="Heading_20_2" text:outline-level="2">9.7 Certificates for Services (Traefik, Calico) in the PKI Context</text:h>
      <text:list xml:id="list7107372809523617615" text:style-name="L98">
        <text:list-item>
          <text:p text:style-name="P263"><text:span text:style-name="Strong_20_Emphasis">Traefik</text:span></text:p>
          <text:list>
            <text:list-item>
              <text:p text:style-name="P407">For <text:span text:style-name="Strong_20_Emphasis">internal</text:span> homelab domains (e.g., <text:span text:style-name="Source_20_Text">app.homelab.lan</text:span>), you can create a server CSR for that domain and sign it with the <text:span text:style-name="Strong_20_Emphasis">Intermediate CA</text:span>.</text:p>
            </text:list-item>
            <text:list-item>
              <text:p text:style-name="P407">If you’re <text:span text:style-name="Strong_20_Emphasis">publicly exposing</text:span> <text:span text:style-name="Source_20_Text">app.mydomain.com</text:span> via Cloudflare, you might use either <text:span text:style-name="Strong_20_Emphasis">Cloudflare Origin Cert</text:span> or <text:span text:style-name="Strong_20_Emphasis">Let’s Encrypt</text:span>.</text:p>
            </text:list-item>
            <text:list-item>
              <text:p text:style-name="P407">Traefik can handle multiple certificates in its dynamic config, e.g. <text:span text:style-name="Source_20_Text">tls.crt</text:span>, <text:span text:style-name="Source_20_Text">tls.key</text:span>, plus the CA chain.</text:p>
            </text:list-item>
          </text:list>
        </text:list-item>
        <text:list-item>
          <text:p text:style-name="P263"><text:span text:style-name="Strong_20_Emphasis">Calico</text:span></text:p>
          <text:list>
            <text:list-item>
              <text:p text:style-name="P407">Typically does not require custom PKI for standard usage.</text:p>
            </text:list-item>
            <text:list-item>
              <text:p text:style-name="P407">However, if you run advanced <text:span text:style-name="Strong_20_Emphasis">BGP</text:span> with external peers (pfSense, load balancers) and want <text:span text:style-name="Strong_20_Emphasis">TLS</text:span>-secured BGP sessions, you could sign a BGP certificate from the Intermediate CA and configure Calico’s <text:span text:style-name="Source_20_Text">bird.cfg</text:span> or FRR config accordingly. This is advanced and not standard in many homelabs.</text:p>
            </text:list-item>
          </text:list>
        </text:list-item>
        <text:list-item>
          <text:p text:style-name="P263"><text:span text:style-name="Strong_20_Emphasis">Certificates Expiration</text:span></text:p>
          <text:list>
            <text:list-item>
              <text:p text:style-name="P407">Track the expiration of any Traefik or Calico certificates.</text:p>
            </text:list-item>
            <text:list-item>
              <text:p text:style-name="P263"><text:soft-page-break/>Use the same renewal workflow described in <text:span text:style-name="Strong_20_Emphasis">Section 3</text:span> if they come from the intermediate CA.</text:p>
            </text:list-item>
          </text:list>
        </text:list-item>
      </text:list>
      <text:p text:style-name="Horizontal_20_Line"/>
      <text:h text:style-name="Heading_20_2" text:outline-level="2">9.8 Making the Cluster Fully Functional with This Environment</text:h>
      <text:p text:style-name="Text_20_body">Putting it all together:</text:p>
      <text:list xml:id="list876858188368214184" text:style-name="L99">
        <text:list-item>
          <text:p text:style-name="P264"><text:span text:style-name="Strong_20_Emphasis">PKI Integration</text:span>:</text:p>
          <text:list>
            <text:list-item>
              <text:p text:style-name="P408">Replace the cluster’s API server certificates with the <text:span text:style-name="Strong_20_Emphasis">Intermediate CA</text:span>-signed cert.</text:p>
            </text:list-item>
            <text:list-item>
              <text:p text:style-name="P408">Optionally do the same for etcd, Kubelet client certs, or internal components if desired.</text:p>
            </text:list-item>
            <text:list-item>
              <text:p text:style-name="P408">Distribute the <text:span text:style-name="Strong_20_Emphasis">Root + Intermediate</text:span> CA to all nodes if you want them to trust each other’s certs.</text:p>
            </text:list-item>
          </text:list>
        </text:list-item>
        <text:list-item>
          <text:p text:style-name="P264"><text:span text:style-name="Strong_20_Emphasis">Security Tools</text:span>:</text:p>
          <text:list>
            <text:list-item>
              <text:p text:style-name="P408"><text:span text:style-name="Strong_20_Emphasis">Falco</text:span> monitors syscalls for suspicious container activity.</text:p>
            </text:list-item>
            <text:list-item>
              <text:p text:style-name="P408"><text:span text:style-name="Strong_20_Emphasis">kube-bench</text:span> periodically checks CIS compliance.</text:p>
            </text:list-item>
            <text:list-item>
              <text:p text:style-name="P408"><text:span text:style-name="Strong_20_Emphasis">kube-hunter</text:span> scans for network vulnerabilities.</text:p>
            </text:list-item>
            <text:list-item>
              <text:p text:style-name="P408"><text:span text:style-name="Strong_20_Emphasis">Fluent Bit</text:span> aggregates logs (including those from Falco, bench, and hunter) and forwards them to Wazuh.</text:p>
            </text:list-item>
          </text:list>
        </text:list-item>
        <text:list-item>
          <text:p text:style-name="P264"><text:span text:style-name="Strong_20_Emphasis">Wazuh Correlation</text:span>:</text:p>
          <text:list>
            <text:list-item>
              <text:p text:style-name="P408">Wazuh sees container-level logs, Falco alerts, and cluster node logs.</text:p>
            </text:list-item>
            <text:list-item>
              <text:p text:style-name="P408">You can create decoders/rules in Wazuh for advanced correlation or use existing syslog parsing.</text:p>
            </text:list-item>
          </text:list>
        </text:list-item>
        <text:list-item>
          <text:p text:style-name="P264"><text:span text:style-name="Strong_20_Emphasis">NTP</text:span>:</text:p>
          <text:list>
            <text:list-item>
              <text:p text:style-name="P408">All nodes (masters/workers) point to the local NTP servers, ensuring consistent timestamps for logs.</text:p>
            </text:list-item>
          </text:list>
        </text:list-item>
        <text:list-item>
          <text:p text:style-name="P264"><text:span text:style-name="Strong_20_Emphasis">TrueNAS Storage</text:span>:</text:p>
          <text:list>
            <text:list-item>
              <text:p text:style-name="P408">Provide persistent volumes for stateful apps in the cluster, either statically or dynamically.</text:p>
            </text:list-item>
          </text:list>
        </text:list-item>
        <text:list-item>
          <text:p text:style-name="P264"><text:span text:style-name="Strong_20_Emphasis">Certificates for Ingress</text:span> (Traefik or another)</text:p>
          <text:list>
            <text:list-item>
              <text:p text:style-name="P408">For internal-only hosts: use the <text:span text:style-name="Strong_20_Emphasis">Intermediate CA</text:span>.</text:p>
            </text:list-item>
            <text:list-item>
              <text:p text:style-name="P408">For public domains behind Cloudflare: use Cloudflare Origin cert or Let’s Encrypt.</text:p>
            </text:list-item>
            <text:list-item>
              <text:p text:style-name="P264">Traefik routes incoming requests, terminates TLS if desired, and passes traffic to internal pods.</text:p>
            </text:list-item>
          </text:list>
        </text:list-item>
      </text:list>
      <text:p text:style-name="Text_20_body">By following these <text:span text:style-name="Strong_20_Emphasis">detailed</text:span> steps, you end up with a <text:span text:style-name="Strong_20_Emphasis">fully functional</text:span> Kubernetes environment that:</text:p>
      <text:list xml:id="list7767595460891057387" text:style-name="L100">
        <text:list-item>
          <text:p text:style-name="P409"><text:span text:style-name="Strong_20_Emphasis">Trusts the</text:span> homelab <text:span text:style-name="Strong_20_Emphasis">Root + Intermediate CA</text:span> for cluster-level encryption.</text:p>
        </text:list-item>
        <text:list-item>
          <text:p text:style-name="P409"><text:span text:style-name="Strong_20_Emphasis">Integrates</text:span> Falco/kube-bench/kube-hunter + Fluent Bit with Wazuh for comprehensive container security monitoring.</text:p>
        </text:list-item>
        <text:list-item>
          <text:p text:style-name="P409"><text:span text:style-name="Strong_20_Emphasis">Synchronizes</text:span> time with local NTP.</text:p>
        </text:list-item>
        <text:list-item>
          <text:p text:style-name="P409"><text:span text:style-name="Strong_20_Emphasis">Persists</text:span> data on TrueNAS.</text:p>
        </text:list-item>
        <text:list-item>
          <text:p text:style-name="P265"><text:span text:style-name="Strong_20_Emphasis">(Optionally)</text:span> uses advanced certificate-based encryption for BGP or Ingress if needed.</text:p>
        </text:list-item>
      </text:list>
      <text:p text:style-name="Text_20_body">This approach aligns with <text:span text:style-name="Strong_20_Emphasis">best practices</text:span> for a secure, self-hosted cluster that is well-monitored and well-integrated into the rest of the <text:span text:style-name="Strong_20_Emphasis">SIEM</text:span> and <text:span text:style-name="Strong_20_Emphasis">PKI</text:span> homelab ecosystem.</text:p>
      <text:p text:style-name="Text_20_body"><text:span text:style-name="Strong_20_Emphasis"/></text:p>
      <text:p text:style-name="Text_20_body"/>
      <text:h text:style-name="Heading_20_2" text:outline-level="2">10. Maintenance and Upgrades</text:h>
      <text:p text:style-name="Text_20_body">Maintaining and upgrading the Kubernetes cluster and integrated SIEM/cybersecurity components is crucial for ensuring security, stability, and performance. This section outlines comprehensive procedures for:</text:p>
      <text:list xml:id="list2657253778657209923" text:style-name="L101">
        <text:list-item>
          <text:p text:style-name="P410"><text:span text:style-name="Strong_20_Emphasis">Certificate Management</text:span>: Renewals, rotations, and revocations.</text:p>
        </text:list-item>
        <text:list-item>
          <text:p text:style-name="P410"><text:span text:style-name="Strong_20_Emphasis">Updating the SIEM/Cybersecurity Stack</text:span>: Keeping security tools up-to-date.</text:p>
        </text:list-item>
        <text:list-item>
          <text:p text:style-name="P410"><text:soft-page-break/><text:span text:style-name="Strong_20_Emphasis">Updating Virtual Machine Hosts</text:span>: Ensuring host OS and software are current.</text:p>
        </text:list-item>
        <text:list-item>
          <text:p text:style-name="P266"><text:span text:style-name="Strong_20_Emphasis">General Troubleshooting and Backup Procedures</text:span>: Addressing common issues and safeguarding data.</text:p>
        </text:list-item>
      </text:list>
      <text:h text:style-name="Heading_20_3" text:outline-level="3">10.1 Certificate Management</text:h>
      <text:p text:style-name="Text_20_body">Effective certificate management is vital for maintaining secure communications within the Kubernetes cluster and associated components. This subsection covers <text:span text:style-name="Strong_20_Emphasis">renewals</text:span>, <text:span text:style-name="Strong_20_Emphasis">rotations</text:span>, and <text:span text:style-name="Strong_20_Emphasis">revocations</text:span> for all entities requiring certificates.</text:p>
      <text:h text:style-name="Heading_20_4" text:outline-level="4">10.1.1 Certificate Renewals</text:h>
      <text:p text:style-name="Text_20_body">Regularly renewing certificates prevents unexpected expirations that can disrupt cluster operations. Follow these steps to renew certificates for each component:</text:p>
      <text:h text:style-name="Heading_20_5" text:outline-level="5">10.1.1.1 Kubernetes Cluster Components</text:h>
      <text:p text:style-name="Text_20_body"><text:span text:style-name="Strong_20_Emphasis">Components Covered</text:span>:</text:p>
      <text:list xml:id="list6346339897580965183" text:style-name="L102">
        <text:list-item>
          <text:p text:style-name="P411">API Server</text:p>
        </text:list-item>
        <text:list-item>
          <text:p text:style-name="P411">etcd</text:p>
        </text:list-item>
        <text:list-item>
          <text:p text:style-name="P411">Controller Manager</text:p>
        </text:list-item>
        <text:list-item>
          <text:p text:style-name="P411">Scheduler</text:p>
        </text:list-item>
        <text:list-item>
          <text:p text:style-name="P267">kubelet (on all nodes)</text:p>
        </text:list-item>
      </text:list>
      <text:p text:style-name="Text_20_body"><text:span text:style-name="Strong_20_Emphasis">Steps</text:span>:</text:p>
      <text:list xml:id="list7619832586990169873" text:style-name="L103">
        <text:list-item>
          <text:p text:style-name="P268"><text:span text:style-name="Strong_20_Emphasis">Generate New CSRs (Certificate Signing Requests)</text:span>:</text:p>
          <text:p text:style-name="P268">For each component, create a new CSR using the existing OpenSSL configuration or a renewed one.</text:p>
          <text:p text:style-name="P53"><text:span text:style-name="Source_20_Text"># Example for API Server on Intermediate CA VM</text:span></text:p>
          <text:p text:style-name="P53"><text:span text:style-name="Source_20_Text">openssl genrsa -out apiserver_new.key 4096</text:span></text:p>
          <text:p text:style-name="P128"><text:span text:style-name="Source_20_Text">openssl req -new -key apiserver_new.key -out apiserver_new.csr -config apiserver.cnf</text:span></text:p>
        </text:list-item>
        <text:list-item>
          <text:p text:style-name="P268"><text:span text:style-name="Strong_20_Emphasis">Sign the New CSRs with the Intermediate CA</text:span>:</text:p>
          <text:p text:style-name="P53"><text:span text:style-name="Source_20_Text">openssl ca -config openssl.cnf \</text:span></text:p>
          <text:p text:style-name="P53"><text:span text:style-name="Source_20_Text"><text:s text:c="2"/>-extensions server_cert \</text:span></text:p>
          <text:p text:style-name="P53"><text:span text:style-name="Source_20_Text"><text:s text:c="2"/>-days 3650 -notext -md sha256 \</text:span></text:p>
          <text:p text:style-name="P53"><text:span text:style-name="Source_20_Text"><text:s text:c="2"/>-in ~/k8s-certs/apiserver_new.csr \</text:span></text:p>
          <text:p text:style-name="P128"><text:span text:style-name="Source_20_Text"><text:s text:c="2"/>-out ~/k8s-certs/apiserver_new.crt</text:span></text:p>
        </text:list-item>
        <text:list-item>
          <text:p text:style-name="P268"><text:span text:style-name="Strong_20_Emphasis">Distribute the Renewed Certificates to Master Nodes</text:span>:</text:p>
          <text:p text:style-name="P53"><text:span text:style-name="Source_20_Text">scp ~/k8s-certs/apiserver_new.crt user@k8s-master1.homelab.local:/tmp/</text:span></text:p>
          <text:p text:style-name="P53"><text:span text:style-name="Source_20_Text">scp ~/k8s-certs/apiserver_new.key user@k8s-master1.homelab.local:/tmp/</text:span></text:p>
          <text:p text:style-name="P128"><text:span text:style-name="Source_20_Text">scp ~/k8s-certs/ca-chain.pem user@k8s-master1.homelab.local:/tmp/</text:span></text:p>
        </text:list-item>
        <text:list-item>
          <text:p text:style-name="P268"><text:span text:style-name="Strong_20_Emphasis">Replace Old Certificates and Restart kubelet</text:span>:</text:p>
          <text:p text:style-name="P53"><text:span text:style-name="Source_20_Text"># On k8s-master1.homelab.local</text:span></text:p>
          <text:p text:style-name="P53"><text:span text:style-name="Source_20_Text">sudo cp /tmp/apiserver_new.crt /etc/kubernetes/pki/apiserver.crt</text:span></text:p>
          <text:p text:style-name="P53"><text:span text:style-name="Source_20_Text">sudo cp /tmp/apiserver_new.key /etc/kubernetes/pki/apiserver.key</text:span></text:p>
          <text:p text:style-name="P53"><text:span text:style-name="Source_20_Text">sudo cp /tmp/ca-chain.pem /etc/kubernetes/pki/ca-chain.crt</text:span></text:p>
          <text:p text:style-name="P128"><text:span text:style-name="Source_20_Text">sudo systemctl restart kubelet</text:span></text:p>
        </text:list-item>
        <text:list-item>
          <text:p text:style-name="P268"><text:span text:style-name="Strong_20_Emphasis">Verify the Renewal</text:span>:</text:p>
          <text:p text:style-name="P53"><text:span text:style-name="Source_20_Text">kubectl cluster-info</text:span></text:p>
          <text:p text:style-name="P128"><text:span text:style-name="Source_20_Text">openssl x509 -in /etc/kubernetes/pki/apiserver.crt -noout -text | grep "Not After"</text:span></text:p>
        </text:list-item>
        <text:list-item>
          <text:p text:style-name="P268"><text:span text:style-name="Strong_20_Emphasis">Repeat for etcd, Controller Manager, Scheduler, and kubelet</text:span>:</text:p>
          <text:p text:style-name="P268"><text:soft-page-break/>Follow similar steps to renew certificates for each component, ensuring that services are restarted to apply the new certificates.</text:p>
        </text:list-item>
      </text:list>
      <text:h text:style-name="Heading_20_5" text:outline-level="5">10.1.1.2 Calico CNI</text:h>
      <text:p text:style-name="Text_20_body"><text:span text:style-name="Strong_20_Emphasis">Steps</text:span>:</text:p>
      <text:list xml:id="list3042713889694786215" text:style-name="L104">
        <text:list-item>
          <text:p text:style-name="P269"><text:span text:style-name="Strong_20_Emphasis">Generate New Calico Certificates</text:span>:</text:p>
          <text:p text:style-name="P54"><text:span text:style-name="Source_20_Text">openssl genrsa -out calico-node_new.key 4096</text:span></text:p>
          <text:p text:style-name="P129"><text:span text:style-name="Source_20_Text">openssl req -new -key calico-node_new.key -out calico-node_new.csr -config calico-node.cnf</text:span></text:p>
        </text:list-item>
        <text:list-item>
          <text:p text:style-name="P269"><text:span text:style-name="Strong_20_Emphasis">Sign the CSRs with Intermediate CA</text:span>:</text:p>
          <text:p text:style-name="P54"><text:span text:style-name="Source_20_Text">openssl ca -config openssl.cnf \</text:span></text:p>
          <text:p text:style-name="P54"><text:span text:style-name="Source_20_Text"><text:s text:c="2"/>-extensions client_cert \</text:span></text:p>
          <text:p text:style-name="P54"><text:span text:style-name="Source_20_Text"><text:s text:c="2"/>-days 3650 -notext -md sha256 \</text:span></text:p>
          <text:p text:style-name="P54"><text:span text:style-name="Source_20_Text"><text:s text:c="2"/>-in ~/k8s-certs/calico-node_new.csr \</text:span></text:p>
          <text:p text:style-name="P129"><text:span text:style-name="Source_20_Text"><text:s text:c="2"/>-out ~/k8s-certs/calico-node_new.crt</text:span></text:p>
        </text:list-item>
        <text:list-item>
          <text:p text:style-name="P269"><text:span text:style-name="Strong_20_Emphasis">Distribute Certificates to Kubernetes Nodes</text:span>:</text:p>
          <text:p text:style-name="P54"><text:span text:style-name="Source_20_Text">scp ~/k8s-certs/calico-node_new.crt user@k8s-master1.homelab.local:/tmp/</text:span></text:p>
          <text:p text:style-name="P54"><text:span text:style-name="Source_20_Text">scp ~/k8s-certs/calico-node_new.key user@k8s-master1.homelab.local:/tmp/</text:span></text:p>
          <text:p text:style-name="P129"><text:span text:style-name="Source_20_Text">scp ~/k8s-certs/ca-chain.pem user@k8s-master1.homelab.local:/tmp/</text:span></text:p>
        </text:list-item>
        <text:list-item>
          <text:p text:style-name="P269"><text:span text:style-name="Strong_20_Emphasis">Update Calico Configuration and Restart Pods</text:span>:</text:p>
          <text:p text:style-name="P54"><text:span text:style-name="Source_20_Text"># On k8s-master1.homelab.local</text:span></text:p>
          <text:p text:style-name="P54"><text:span text:style-name="Source_20_Text">sudo cp /tmp/calico-node_new.crt /etc/calico/certs/calico-node.crt</text:span></text:p>
          <text:p text:style-name="P54"><text:span text:style-name="Source_20_Text">sudo cp /tmp/calico-node_new.key /etc/calico/certs/calico-node.key</text:span></text:p>
          <text:p text:style-name="P54"><text:span text:style-name="Source_20_Text">sudo cp /tmp/ca-chain.pem /etc/calico/certs/ca-chain.crt</text:span></text:p>
          <text:p text:style-name="P129"><text:span text:style-name="Source_20_Text">kubectl rollout restart daemonset/calico-node -n kube-system</text:span></text:p>
        </text:list-item>
        <text:list-item>
          <text:p text:style-name="P269"><text:span text:style-name="Strong_20_Emphasis">Verify Renewal</text:span>:</text:p>
          <text:p text:style-name="P129"><text:span text:style-name="Source_20_Text">calicoctl node status</text:span></text:p>
        </text:list-item>
      </text:list>
      <text:h text:style-name="Heading_20_5" text:outline-level="5">10.1.1.3 Traefik Ingress Controller</text:h>
      <text:p text:style-name="Text_20_body"><text:span text:style-name="Strong_20_Emphasis">Steps</text:span>:</text:p>
      <text:list xml:id="list6424684525902311041" text:style-name="L105">
        <text:list-item>
          <text:p text:style-name="P270"><text:span text:style-name="Strong_20_Emphasis">Generate New Traefik Certificates</text:span>:</text:p>
          <text:p text:style-name="P55"><text:span text:style-name="Source_20_Text">openssl genrsa -out traefik_internal_new.key 4096</text:span></text:p>
          <text:p text:style-name="P130"><text:span text:style-name="Source_20_Text">openssl req -new -key traefik_internal_new.key -out traefik_internal_new.csr -config traefik_internal.cnf</text:span></text:p>
        </text:list-item>
        <text:list-item>
          <text:p text:style-name="P270"><text:span text:style-name="Strong_20_Emphasis">Sign the CSRs with Intermediate CA</text:span>:</text:p>
          <text:p text:style-name="P55"><text:span text:style-name="Source_20_Text">openssl ca -config openssl.cnf \</text:span></text:p>
          <text:p text:style-name="P55"><text:span text:style-name="Source_20_Text"><text:s text:c="2"/>-extensions server_cert \</text:span></text:p>
          <text:p text:style-name="P55"><text:span text:style-name="Source_20_Text"><text:s text:c="2"/>-days 3650 -notext -md sha256 \</text:span></text:p>
          <text:p text:style-name="P55"><text:span text:style-name="Source_20_Text"><text:s text:c="2"/>-in ~/k8s-certs/traefik_internal_new.csr \</text:span></text:p>
          <text:p text:style-name="P130"><text:span text:style-name="Source_20_Text"><text:s text:c="2"/>-out ~/k8s-certs/traefik_internal_new.crt</text:span></text:p>
        </text:list-item>
        <text:list-item>
          <text:p text:style-name="P270"><text:span text:style-name="Strong_20_Emphasis">Create a New Kubernetes Secret for Traefik</text:span>:</text:p>
          <text:p text:style-name="P55"><text:span text:style-name="Source_20_Text">kubectl create secret tls traefik-certs-new \</text:span></text:p>
          <text:p text:style-name="P55"><text:span text:style-name="Source_20_Text"><text:s text:c="2"/>--cert=traefik_internal_new.crt \</text:span></text:p>
          <text:p text:style-name="P55"><text:span text:style-name="Source_20_Text"><text:s text:c="2"/>--key=traefik_internal_new.key \</text:span></text:p>
          <text:p text:style-name="P130"><text:span text:style-name="Source_20_Text"><text:s text:c="2"/>-n traefik</text:span></text:p>
        </text:list-item>
        <text:list-item>
          <text:p text:style-name="P270"><text:span text:style-name="Strong_20_Emphasis">Update Traefik Helm Release with New Secret</text:span>:</text:p>
          <text:p text:style-name="P270"><text:soft-page-break/>Modify <text:span text:style-name="Source_20_Text">traefik-values.yaml</text:span> to point to the new secret (<text:span text:style-name="Source_20_Text">traefik-certs-new</text:span>) or delete the old secret and rename the new one.</text:p>
          <text:p text:style-name="P55"><text:span text:style-name="Source_20_Text">helm upgrade traefik traefik/traefik \</text:span></text:p>
          <text:p text:style-name="P55"><text:span text:style-name="Source_20_Text"><text:s text:c="2"/>--namespace traefik \</text:span></text:p>
          <text:p text:style-name="P55"><text:span text:style-name="Source_20_Text"><text:s text:c="2"/>--set "additionalVolumes[0].secret.secretName=traefik-certs-new" \</text:span></text:p>
          <text:p text:style-name="P55"><text:span text:style-name="Source_20_Text"><text:s text:c="2"/>--set "additionalVolumeMounts[0].name=certs" \</text:span></text:p>
          <text:p text:style-name="P130"><text:span text:style-name="Source_20_Text"><text:s text:c="2"/>--values traefik-values.yaml</text:span></text:p>
        </text:list-item>
        <text:list-item>
          <text:p text:style-name="P270"><text:span text:style-name="Strong_20_Emphasis">Verify Renewal</text:span>:</text:p>
          <text:p text:style-name="P55"><text:span text:style-name="Source_20_Text">kubectl get pods -n traefik</text:span></text:p>
          <text:p text:style-name="P130"><text:span text:style-name="Source_20_Text">kubectl describe secret traefik-certs-new -n traefik</text:span></text:p>
        </text:list-item>
      </text:list>
      <text:h text:style-name="Heading_20_5" text:outline-level="5">10.1.1.4 Load Balancers and pfSense</text:h>
      <text:p text:style-name="Text_20_body"><text:span text:style-name="Strong_20_Emphasis">Steps</text:span>:</text:p>
      <text:list xml:id="list5694588380534830246" text:style-name="L106">
        <text:list-item>
          <text:p text:style-name="P271"><text:span text:style-name="Strong_20_Emphasis">Generate New BGP Certificates</text:span>:</text:p>
          <text:p text:style-name="P56"><text:span text:style-name="Source_20_Text"># On Intermediate CA VM</text:span></text:p>
          <text:p text:style-name="P56"><text:span text:style-name="Source_20_Text">openssl genrsa -out loadbalancer1_new.key 4096</text:span></text:p>
          <text:p text:style-name="P131"><text:span text:style-name="Source_20_Text">openssl req -new -key loadbalancer1_new.key -out loadbalancer1_new.csr -config loadbalancer1.cnf</text:span></text:p>
        </text:list-item>
        <text:list-item>
          <text:p text:style-name="P271"><text:span text:style-name="Strong_20_Emphasis">Sign the CSRs with Intermediate CA</text:span>:</text:p>
          <text:p text:style-name="P56"><text:span text:style-name="Source_20_Text">openssl ca -config openssl.cnf \</text:span></text:p>
          <text:p text:style-name="P56"><text:span text:style-name="Source_20_Text"><text:s text:c="2"/>-extensions server_cert \</text:span></text:p>
          <text:p text:style-name="P56"><text:span text:style-name="Source_20_Text"><text:s text:c="2"/>-days 3650 -notext -md sha256 \</text:span></text:p>
          <text:p text:style-name="P56"><text:span text:style-name="Source_20_Text"><text:s text:c="2"/>-in ~/k8s-certs/loadbalancer1_new.csr \</text:span></text:p>
          <text:p text:style-name="P131"><text:span text:style-name="Source_20_Text"><text:s text:c="2"/>-out ~/k8s-certs/loadbalancer1_new.crt</text:span></text:p>
        </text:list-item>
        <text:list-item>
          <text:p text:style-name="P271"><text:span text:style-name="Strong_20_Emphasis">Distribute Certificates to Load Balancers and pfSense</text:span>:</text:p>
          <text:p text:style-name="P56"><text:span text:style-name="Source_20_Text">scp ~/k8s-certs/loadbalancer1_new.crt user@loadbalancer1.homelab.local:/etc/frr/certs/</text:span></text:p>
          <text:p text:style-name="P56"><text:span text:style-name="Source_20_Text">scp ~/k8s-certs/loadbalancer1_new.key user@loadbalancer1.homelab.local:/etc/frr/certs/</text:span></text:p>
          <text:p text:style-name="P131"><text:span text:style-name="Source_20_Text">scp ~/k8s-certs/ca-chain.pem user@loadbalancer1.homelab.local:/etc/frr/certs/</text:span></text:p>
        </text:list-item>
        <text:list-item>
          <text:p text:style-name="P271"><text:span text:style-name="Strong_20_Emphasis">Update FRRouting Configuration</text:span>:</text:p>
          <text:p text:style-name="P271">Edit <text:span text:style-name="Source_20_Text">/etc/frr/frr.conf</text:span> to use the new certificates.</text:p>
          <text:p text:style-name="P131"><text:span text:style-name="Source_20_Text">sudo nano /etc/frr/frr.conf</text:span></text:p>
          <text:p text:style-name="P271">Update certificate file paths:</text:p>
          <text:p text:style-name="P56"><text:span text:style-name="Source_20_Text">neighbor 192.168.100.11 tls-cert-file /etc/frr/certs/loadbalancer1_new.crt</text:span></text:p>
          <text:p text:style-name="P56"><text:span text:style-name="Source_20_Text">neighbor 192.168.100.11 tls-key-file /etc/frr/certs/loadbalancer1_new.key</text:span></text:p>
          <text:p text:style-name="P131"><text:span text:style-name="Source_20_Text">neighbor 192.168.100.11 tls-ca-file /etc/frr/certs/ca-chain.pem</text:span></text:p>
        </text:list-item>
        <text:list-item>
          <text:p text:style-name="P271"><text:span text:style-name="Strong_20_Emphasis">Restart FRRouting Service</text:span>:</text:p>
          <text:p text:style-name="P131"><text:span text:style-name="Source_20_Text">sudo systemctl restart frr</text:span></text:p>
        </text:list-item>
        <text:list-item>
          <text:p text:style-name="P271"><text:span text:style-name="Strong_20_Emphasis">Verify Renewal</text:span>:</text:p>
          <text:p text:style-name="P131"><text:span text:style-name="Source_20_Text">sudo vtysh -c "show ip bgp summary"</text:span></text:p>
          <text:p text:style-name="P271">Ensure that BGP sessions are active and secure.</text:p>
        </text:list-item>
        <text:list-item>
          <text:p text:style-name="P271"><text:span text:style-name="Strong_20_Emphasis">Repeat for pfSense and Other Load Balancers</text:span>:</text:p>
          <text:p text:style-name="P271">Follow similar steps to renew and apply certificates on all load balancers and pfSense if it uses BGP.</text:p>
        </text:list-item>
      </text:list>
      <text:h text:style-name="Heading_20_4" text:outline-level="4"><text:soft-page-break/>10.1.2 Certificate Rotation</text:h>
      <text:p text:style-name="Text_20_body">Rotating certificates involves replacing old certificates with new ones, ensuring minimal disruption. Proper rotation ensures that services continue to operate securely without downtime.</text:p>
      <text:h text:style-name="Heading_20_5" text:outline-level="5">10.1.2.1 Kubernetes Cluster Components</text:h>
      <text:p text:style-name="Text_20_body"><text:span text:style-name="Strong_20_Emphasis">Steps</text:span>:</text:p>
      <text:list xml:id="list4009222541177571122" text:style-name="L107">
        <text:list-item>
          <text:p text:style-name="P272"><text:span text:style-name="Strong_20_Emphasis">Prepare New Certificates</text:span>:</text:p>
          <text:p text:style-name="P272">Follow the <text:span text:style-name="Strong_20_Emphasis">Certificate Renewals</text:span> steps to generate and sign new certificates.</text:p>
        </text:list-item>
        <text:list-item>
          <text:p text:style-name="P272"><text:span text:style-name="Strong_20_Emphasis">Update Cluster Configuration</text:span>:</text:p>
          <text:list>
            <text:list-item>
              <text:p text:style-name="P412"><text:span text:style-name="Strong_20_Emphasis">API Server</text:span>: Ensure the <text:span text:style-name="Source_20_Text">kube-apiserver.yaml</text:span> points to the new certificates.</text:p>
            </text:list-item>
            <text:list-item>
              <text:p text:style-name="P412"><text:span text:style-name="Strong_20_Emphasis">etcd</text:span>: Update etcd configurations to use new certificates.</text:p>
            </text:list-item>
            <text:list-item>
              <text:p text:style-name="P412"><text:span text:style-name="Strong_20_Emphasis">Controller Manager and Scheduler</text:span>: Update any relevant configurations.</text:p>
            </text:list-item>
          </text:list>
        </text:list-item>
        <text:list-item>
          <text:p text:style-name="P272"><text:span text:style-name="Strong_20_Emphasis">Apply New Certificates and Restart Components</text:span>:</text:p>
          <text:list>
            <text:list-item>
              <text:p text:style-name="P412">Replace old certificates with new ones on master nodes.</text:p>
            </text:list-item>
            <text:list-item>
              <text:p text:style-name="P412">Restart kubelet to reload the static pod manifests.</text:p>
            </text:list-item>
          </text:list>
        </text:list-item>
        <text:list-item>
          <text:p text:style-name="P272"><text:span text:style-name="Strong_20_Emphasis">Verify Rotation</text:span>:</text:p>
          <text:p text:style-name="P57"><text:span text:style-name="Source_20_Text">kubectl get nodes</text:span></text:p>
          <text:p text:style-name="P132"><text:span text:style-name="Source_20_Text">openssl x509 -in /etc/kubernetes/pki/apiserver.crt -noout -text | grep "Not After"</text:span></text:p>
        </text:list-item>
        <text:list-item>
          <text:p text:style-name="P272"><text:span text:style-name="Strong_20_Emphasis">Monitor Cluster Health</text:span>:</text:p>
          <text:p text:style-name="P272">Ensure all components are functioning correctly post-rotation.</text:p>
        </text:list-item>
      </text:list>
      <text:h text:style-name="Heading_20_5" text:outline-level="5">10.1.2.2 Calico CNI</text:h>
      <text:p text:style-name="Text_20_body"><text:span text:style-name="Strong_20_Emphasis">Steps</text:span>:</text:p>
      <text:list xml:id="list6215560483516357133" text:style-name="L108">
        <text:list-item>
          <text:p text:style-name="P273"><text:span text:style-name="Strong_20_Emphasis">Generate and Sign New Certificates</text:span>:</text:p>
          <text:p text:style-name="P273">Follow the <text:span text:style-name="Strong_20_Emphasis">Certificate Renewals</text:span> steps for Calico.</text:p>
        </text:list-item>
        <text:list-item>
          <text:p text:style-name="P273"><text:span text:style-name="Strong_20_Emphasis">Update Calico Configuration</text:span>:</text:p>
          <text:list>
            <text:list-item>
              <text:p text:style-name="P413">Replace old certificates in <text:span text:style-name="Source_20_Text">/etc/calico/certs/</text:span>.</text:p>
            </text:list-item>
            <text:list-item>
              <text:p text:style-name="P413">Ensure the ConfigMap points to the new certificates if paths have changed.</text:p>
            </text:list-item>
          </text:list>
        </text:list-item>
        <text:list-item>
          <text:p text:style-name="P273"><text:span text:style-name="Strong_20_Emphasis">Restart Calico DaemonSet</text:span>:</text:p>
          <text:p text:style-name="P133"><text:span text:style-name="Source_20_Text">kubectl rollout restart daemonset/calico-node -n kube-system</text:span></text:p>
        </text:list-item>
        <text:list-item>
          <text:p text:style-name="P273"><text:span text:style-name="Strong_20_Emphasis">Verify Rotation</text:span>:</text:p>
          <text:p text:style-name="P133"><text:span text:style-name="Source_20_Text">calicoctl node status</text:span></text:p>
        </text:list-item>
      </text:list>
      <text:h text:style-name="Heading_20_5" text:outline-level="5">10.1.2.3 Traefik Ingress Controller</text:h>
      <text:p text:style-name="Text_20_body"><text:span text:style-name="Strong_20_Emphasis">Steps</text:span>:</text:p>
      <text:list xml:id="list3807587742555941767" text:style-name="L109">
        <text:list-item>
          <text:p text:style-name="P274"><text:span text:style-name="Strong_20_Emphasis">Generate and Sign New Certificates</text:span>:</text:p>
          <text:p text:style-name="P274">Follow the <text:span text:style-name="Strong_20_Emphasis">Certificate Renewals</text:span> steps for Traefik.</text:p>
        </text:list-item>
        <text:list-item>
          <text:p text:style-name="P274"><text:span text:style-name="Strong_20_Emphasis">Update Kubernetes Secrets</text:span>:</text:p>
          <text:list>
            <text:list-item>
              <text:p text:style-name="P414">Create a new secret with the renewed certificates.</text:p>
            </text:list-item>
            <text:list-item>
              <text:p text:style-name="P414">Update the Traefik Helm release to use the new secret.</text:p>
            </text:list-item>
          </text:list>
        </text:list-item>
        <text:list-item>
          <text:p text:style-name="P274"><text:span text:style-name="Strong_20_Emphasis">Restart Traefik Pods</text:span>:</text:p>
          <text:p text:style-name="P134"><text:soft-page-break/><text:span text:style-name="Source_20_Text">kubectl rollout restart deployment/traefik -n traefik</text:span></text:p>
        </text:list-item>
        <text:list-item>
          <text:p text:style-name="P274"><text:span text:style-name="Strong_20_Emphasis">Verify Rotation</text:span>:</text:p>
          <text:p text:style-name="P134"><text:span text:style-name="Source_20_Text">kubectl describe secret traefik-certs-new -n traefik</text:span></text:p>
        </text:list-item>
      </text:list>
      <text:h text:style-name="Heading_20_5" text:outline-level="5">10.1.2.4 Load Balancers and pfSense</text:h>
      <text:p text:style-name="Text_20_body"><text:span text:style-name="Strong_20_Emphasis">Steps</text:span>:</text:p>
      <text:list xml:id="list4425276153637919646" text:style-name="L110">
        <text:list-item>
          <text:p text:style-name="P275"><text:span text:style-name="Strong_20_Emphasis">Generate and Sign New Certificates</text:span>:</text:p>
          <text:p text:style-name="P275">Follow the <text:span text:style-name="Strong_20_Emphasis">Certificate Renewals</text:span> steps for load balancers and pfSense.</text:p>
        </text:list-item>
        <text:list-item>
          <text:p text:style-name="P275"><text:span text:style-name="Strong_20_Emphasis">Update BGP Configuration with New Certificates</text:span>:</text:p>
          <text:list>
            <text:list-item>
              <text:p text:style-name="P415">Replace old certificates in <text:span text:style-name="Source_20_Text">/etc/frr/certs/</text:span>.</text:p>
            </text:list-item>
            <text:list-item>
              <text:p text:style-name="P415">Update <text:span text:style-name="Source_20_Text">frr.conf</text:span> to point to new certificate files.</text:p>
            </text:list-item>
          </text:list>
        </text:list-item>
        <text:list-item>
          <text:p text:style-name="P275"><text:span text:style-name="Strong_20_Emphasis">Restart FRRouting Service</text:span>:</text:p>
          <text:p text:style-name="P135"><text:span text:style-name="Source_20_Text">sudo systemctl restart frr</text:span></text:p>
        </text:list-item>
        <text:list-item>
          <text:p text:style-name="P275"><text:span text:style-name="Strong_20_Emphasis">Verify Rotation</text:span>:</text:p>
          <text:p text:style-name="P135"><text:span text:style-name="Source_20_Text">sudo vtysh -c "show ip bgp summary"</text:span></text:p>
        </text:list-item>
        <text:list-item>
          <text:p text:style-name="P275"><text:span text:style-name="Strong_20_Emphasis">Monitor BGP Sessions</text:span>:</text:p>
          <text:p text:style-name="P275">Ensure that BGP sessions remain established and secure post-rotation.</text:p>
        </text:list-item>
      </text:list>
      <text:h text:style-name="Heading_20_4" text:outline-level="4">10.1.3 Certificate Revocation</text:h>
      <text:p text:style-name="Text_20_body">Revoking certificates is necessary when a certificate is compromised or no longer needed. Proper revocation ensures that revoked certificates cannot be used to access cluster resources.</text:p>
      <text:h text:style-name="Heading_20_5" text:outline-level="5">10.1.3.1 Revoking Certificates for Cluster Components</text:h>
      <text:p text:style-name="Text_20_body"><text:span text:style-name="Strong_20_Emphasis">Steps</text:span>:</text:p>
      <text:list xml:id="list9222510560189864991" text:style-name="L111">
        <text:list-item>
          <text:p text:style-name="P276"><text:span text:style-name="Strong_20_Emphasis">Identify the Certificate to Revoke</text:span>:</text:p>
          <text:p text:style-name="P276">Determine which certificate needs to be revoked (e.g., a kubelet certificate for a compromised worker node).</text:p>
        </text:list-item>
        <text:list-item>
          <text:p text:style-name="P276"><text:span text:style-name="Strong_20_Emphasis">Revoke the Certificate Using the Intermediate CA</text:span>:</text:p>
          <text:p text:style-name="P136"><text:span text:style-name="Source_20_Text">openssl ca -config openssl.cnf -revoke ~/k8s-certs/kubelet-worker1.crt</text:span></text:p>
        </text:list-item>
        <text:list-item>
          <text:p text:style-name="P276"><text:span text:style-name="Strong_20_Emphasis">Update Certificate Revocation List (CRL)</text:span>:</text:p>
          <text:p text:style-name="P276">Generate an updated CRL.</text:p>
          <text:p text:style-name="P136"><text:span text:style-name="Source_20_Text">openssl ca -config openssl.cnf -gencrl -out ~/k8s-certs/crl.pem</text:span></text:p>
        </text:list-item>
        <text:list-item>
          <text:p text:style-name="P276"><text:span text:style-name="Strong_20_Emphasis">Distribute the CRL to All Kubernetes Nodes</text:span>:</text:p>
          <text:p text:style-name="P136"><text:span text:style-name="Source_20_Text">scp ~/k8s-certs/crl.pem user@k8s-master1.homelab.local:/etc/kubernetes/pki/</text:span></text:p>
        </text:list-item>
        <text:list-item>
          <text:p text:style-name="P276"><text:span text:style-name="Strong_20_Emphasis">Configure Kubernetes Components to Use the CRL</text:span>:</text:p>
          <text:p text:style-name="P276">Edit the kube-apiserver and kubelet configurations to reference the CRL.</text:p>
          <text:p text:style-name="P58"><text:span text:style-name="Source_20_Text"># Example for kube-apiserver.yaml</text:span></text:p>
          <text:p text:style-name="P58"><text:span text:style-name="Source_20_Text">- --client-ca-file=/etc/kubernetes/pki/ca-chain.crt</text:span></text:p>
          <text:p text:style-name="P136"><text:span text:style-name="Source_20_Text">- --client-ca-crl-file=/etc/kubernetes/pki/crl.pem</text:span></text:p>
        </text:list-item>
        <text:list-item>
          <text:p text:style-name="P276"><text:soft-page-break/><text:span text:style-name="Strong_20_Emphasis">Restart kubelet and API Server</text:span>:</text:p>
          <text:p text:style-name="P136"><text:span text:style-name="Source_20_Text">sudo systemctl restart kubelet</text:span></text:p>
        </text:list-item>
        <text:list-item>
          <text:p text:style-name="P276"><text:span text:style-name="Strong_20_Emphasis">Remove or Revoke Access for Compromised Nodes</text:span>:</text:p>
          <text:list>
            <text:list-item>
              <text:p text:style-name="P416">Remove the compromised node from the cluster.</text:p>
            </text:list-item>
            <text:list-item>
              <text:p text:style-name="P276">Revoke any associated tokens or credentials.</text:p>
            </text:list-item>
          </text:list>
        </text:list-item>
      </text:list>
      <text:h text:style-name="Heading_20_5" text:outline-level="5">10.1.3.2 Revoking Certificates for Calico, Traefik, Load Balancers, and pfSense</text:h>
      <text:p text:style-name="Text_20_body"><text:span text:style-name="Strong_20_Emphasis">Steps</text:span>:</text:p>
      <text:list xml:id="list3969243362021350330" text:style-name="L112">
        <text:list-item>
          <text:p text:style-name="P277"><text:span text:style-name="Strong_20_Emphasis">Identify the Certificate to Revoke</text:span>:</text:p>
          <text:p text:style-name="P277">For instance, a Traefik certificate used by an unauthorized service.</text:p>
        </text:list-item>
        <text:list-item>
          <text:p text:style-name="P277"><text:span text:style-name="Strong_20_Emphasis">Revoke Using Intermediate CA</text:span>:</text:p>
          <text:p text:style-name="P137"><text:span text:style-name="Source_20_Text">openssl ca -config openssl.cnf -revoke ~/k8s-certs/traefik_internal.crt</text:span></text:p>
        </text:list-item>
        <text:list-item>
          <text:p text:style-name="P277"><text:span text:style-name="Strong_20_Emphasis">Update CRL and Distribute</text:span>:</text:p>
          <text:p text:style-name="P59"><text:span text:style-name="Source_20_Text">openssl ca -config openssl.cnf -gencrl -out ~/k8s-certs/crl.pem</text:span></text:p>
          <text:p text:style-name="P137"><text:span text:style-name="Source_20_Text">scp ~/k8s-certs/crl.pem user@k8s-master1.homelab.local:/etc/kubernetes/pki/</text:span></text:p>
        </text:list-item>
        <text:list-item>
          <text:p text:style-name="P277"><text:span text:style-name="Strong_20_Emphasis">Update Service Configurations</text:span>:</text:p>
          <text:list>
            <text:list-item>
              <text:p text:style-name="P417"><text:span text:style-name="Strong_20_Emphasis">Calico and Traefik</text:span>: Reference the updated CRL in their configurations.</text:p>
            </text:list-item>
            <text:list-item>
              <text:p text:style-name="P417"><text:span text:style-name="Strong_20_Emphasis">Load Balancers and pfSense</text:span>: Update FRRouting configurations to use the new CRL if applicable.</text:p>
            </text:list-item>
          </text:list>
        </text:list-item>
        <text:list-item>
          <text:p text:style-name="P277"><text:span text:style-name="Strong_20_Emphasis">Restart Services</text:span>:</text:p>
          <text:p text:style-name="P59"><text:span text:style-name="Source_20_Text">sudo systemctl restart frr</text:span></text:p>
          <text:p text:style-name="P59"><text:span text:style-name="Source_20_Text">kubectl rollout restart daemonset/calico-node -n kube-system</text:span></text:p>
          <text:p text:style-name="P137"><text:span text:style-name="Source_20_Text">kubectl rollout restart deployment/traefik -n traefik</text:span></text:p>
        </text:list-item>
        <text:list-item>
          <text:p text:style-name="P277"><text:span text:style-name="Strong_20_Emphasis">Verify Revocation</text:span>:</text:p>
          <text:p text:style-name="P277">Attempt to use the revoked certificate to access cluster resources to ensure it is properly rejected.</text:p>
        </text:list-item>
      </text:list>
      <text:h text:style-name="Heading_20_4" text:outline-level="4">10.1.4 Best Practices for Certificate Management</text:h>
      <text:list xml:id="list7025432526427191359" text:style-name="L113">
        <text:list-item>
          <text:p text:style-name="P418"><text:span text:style-name="Strong_20_Emphasis">Automate Renewals</text:span>: Use scripts or tools to automate the renewal process to prevent human error.</text:p>
        </text:list-item>
        <text:list-item>
          <text:p text:style-name="P418"><text:span text:style-name="Strong_20_Emphasis">Monitor Certificate Expiry</text:span>: Implement monitoring to alert you before certificates expire.</text:p>
        </text:list-item>
        <text:list-item>
          <text:p text:style-name="P418"><text:span text:style-name="Strong_20_Emphasis">Maintain CRL Accessibility</text:span>: Ensure that all components can access the updated CRL promptly.</text:p>
        </text:list-item>
        <text:list-item>
          <text:p text:style-name="P418"><text:span text:style-name="Strong_20_Emphasis">Limit Certificate Lifespans</text:span>: Use shorter lifespans for certificates to reduce exposure in case of compromise.</text:p>
        </text:list-item>
        <text:list-item>
          <text:p text:style-name="P278"><text:span text:style-name="Strong_20_Emphasis">Secure Private Keys</text:span>: Store private keys securely, limiting access to authorized personnel only.</text:p>
        </text:list-item>
      </text:list>
      <text:h text:style-name="Heading_20_3" text:outline-level="3">10.2 Updating the SIEM/Cybersecurity Stack and Components</text:h>
      <text:p text:style-name="Text_20_body">Keeping the SIEM and cybersecurity tools updated is essential for maintaining security posture and leveraging new features. This subsection covers updating <text:span text:style-name="Strong_20_Emphasis">Wazuh</text:span>, <text:span text:style-name="Strong_20_Emphasis">Falco</text:span>, <text:span text:style-name="Strong_20_Emphasis">kube-bench</text:span>, <text:span text:style-name="Strong_20_Emphasis">kube-hunter</text:span>, and <text:span text:style-name="Strong_20_Emphasis">Fluent Bit</text:span>.</text:p>
      <text:h text:style-name="Heading_20_4" text:outline-level="4">10.2.1 Updating Wazuh</text:h>
      <text:p text:style-name="Text_20_body"><text:span text:style-name="Strong_20_Emphasis">Wazuh</text:span> provides security monitoring and SIEM capabilities.</text:p>
      <text:p text:style-name="Text_20_body"><text:span text:style-name="Strong_20_Emphasis">Steps</text:span>:</text:p>
      <text:list xml:id="list6018956348897352102" text:style-name="L114">
        <text:list-item>
          <text:p text:style-name="P279"><text:span text:style-name="Strong_20_Emphasis">Backup Wazuh Configuration and Data</text:span>:</text:p>
          <text:p text:style-name="P60"><text:span text:style-name="Source_20_Text"># On Wazuh Manager</text:span></text:p>
          <text:p text:style-name="P60"><text:span text:style-name="Source_20_Text">sudo tar -czvf /backup/wazuh-config-backup.tar.gz /var/ossec/etc/</text:span></text:p>
          <text:p text:style-name="P138"><text:soft-page-break/><text:span text:style-name="Source_20_Text">sudo tar -czvf /backup/wazuh-data-backup.tar.gz /var/ossec/data/</text:span></text:p>
        </text:list-item>
        <text:list-item>
          <text:p text:style-name="P279"><text:span text:style-name="Strong_20_Emphasis">Check for Available Updates</text:span>:</text:p>
          <text:p text:style-name="P279">Visit the Wazuh Documentation or use package manager commands to identify available updates.</text:p>
        </text:list-item>
        <text:list-item>
          <text:p text:style-name="P279"><text:span text:style-name="Strong_20_Emphasis">Update Wazuh via Package Manager</text:span>:</text:p>
          <text:p text:style-name="P60"><text:span text:style-name="Source_20_Text">sudo apt-get update</text:span></text:p>
          <text:p text:style-name="P138"><text:span text:style-name="Source_20_Text">sudo apt-get upgrade wazuh-manager wazuh-agent</text:span></text:p>
        </text:list-item>
        <text:list-item>
          <text:p text:style-name="P279"><text:span text:style-name="Strong_20_Emphasis">Verify Update Success</text:span>:</text:p>
          <text:p text:style-name="P60"><text:span text:style-name="Source_20_Text">sudo systemctl status wazuh-manager</text:span></text:p>
          <text:p text:style-name="P138"><text:span text:style-name="Source_20_Text">sudo systemctl status wazuh-agent</text:span></text:p>
        </text:list-item>
        <text:list-item>
          <text:p text:style-name="P279"><text:span text:style-name="Strong_20_Emphasis">Review Logs for Errors</text:span>:</text:p>
          <text:p text:style-name="P138"><text:span text:style-name="Source_20_Text">sudo tail -f /var/ossec/logs/ossec.log</text:span></text:p>
        </text:list-item>
        <text:list-item>
          <text:p text:style-name="P279"><text:span text:style-name="Strong_20_Emphasis">Reconfigure Wazuh if Necessary</text:span>:</text:p>
          <text:p text:style-name="P279">Update configuration files based on new version requirements and apply changes.</text:p>
        </text:list-item>
        <text:list-item>
          <text:p text:style-name="P279"><text:span text:style-name="Strong_20_Emphasis">Restart Wazuh Services</text:span>:</text:p>
          <text:p text:style-name="P60"><text:span text:style-name="Source_20_Text">sudo systemctl restart wazuh-manager</text:span></text:p>
          <text:p text:style-name="P138"><text:span text:style-name="Source_20_Text">sudo systemctl restart wazuh-agent</text:span></text:p>
        </text:list-item>
      </text:list>
      <text:h text:style-name="Heading_20_4" text:outline-level="4">10.2.2 Updating Falco</text:h>
      <text:p text:style-name="Text_20_body"><text:span text:style-name="Strong_20_Emphasis">Falco</text:span> monitors runtime security and detects anomalous behavior.</text:p>
      <text:p text:style-name="Text_20_body"><text:span text:style-name="Strong_20_Emphasis">Steps</text:span>:</text:p>
      <text:list xml:id="list8174706443142593169" text:style-name="L115">
        <text:list-item>
          <text:p text:style-name="P280"><text:span text:style-name="Strong_20_Emphasis">Backup Falco Configuration</text:span>:</text:p>
          <text:p text:style-name="P61"><text:span text:style-name="Source_20_Text"># On Kubernetes cluster</text:span></text:p>
          <text:p text:style-name="P139"><text:span text:style-name="Source_20_Text">kubectl get configmap falco-config -n falco -o yaml &gt; falco-config-backup.yaml</text:span></text:p>
        </text:list-item>
        <text:list-item>
          <text:p text:style-name="P280"><text:span text:style-name="Strong_20_Emphasis">Update Falco Helm Chart</text:span>:</text:p>
          <text:p text:style-name="P61"><text:span text:style-name="Source_20_Text">helm repo update</text:span></text:p>
          <text:p text:style-name="P61"><text:span text:style-name="Source_20_Text">helm upgrade falco falcosecurity/falco \</text:span></text:p>
          <text:p text:style-name="P61"><text:span text:style-name="Source_20_Text"><text:s text:c="2"/>--namespace falco \</text:span></text:p>
          <text:p text:style-name="P139"><text:span text:style-name="Source_20_Text"><text:s text:c="2"/>--values falco-values.yaml</text:span></text:p>
        </text:list-item>
        <text:list-item>
          <text:p text:style-name="P280"><text:span text:style-name="Strong_20_Emphasis">Verify Update Success</text:span>:</text:p>
          <text:p text:style-name="P61"><text:span text:style-name="Source_20_Text">kubectl get pods -n falco</text:span></text:p>
          <text:p text:style-name="P139"><text:span text:style-name="Source_20_Text">kubectl logs -n falco &lt;falco-pod-name&gt;</text:span></text:p>
        </text:list-item>
        <text:list-item>
          <text:p text:style-name="P280"><text:span text:style-name="Strong_20_Emphasis">Test Falco Functionality</text:span>:</text:p>
          <text:p text:style-name="P280">Trigger test alerts and ensure they are detected and forwarded to Wazuh.</text:p>
        </text:list-item>
      </text:list>
      <text:h text:style-name="Heading_20_4" text:outline-level="4">10.2.3 Updating kube-bench</text:h>
      <text:p text:style-name="Text_20_body"><text:span text:style-name="Strong_20_Emphasis">kube-bench</text:span> assesses Kubernetes cluster security against CIS benchmarks.</text:p>
      <text:p text:style-name="Text_20_body"><text:span text:style-name="Strong_20_Emphasis">Steps</text:span>:</text:p>
      <text:list xml:id="list8098288341741143650" text:style-name="L116">
        <text:list-item>
          <text:p text:style-name="P281"><text:span text:style-name="Strong_20_Emphasis">Check for Latest kube-bench Version</text:span>:</text:p>
          <text:p text:style-name="P281">Visit the <text:a xlink:type="simple" xlink:href="https://github.com/aquasecurity/kube-bench" office:target-frame-name="_new" xlink:show="replace" text:style-name="Internet_20_link" text:visited-style-name="Visited_20_Internet_20_Link">kube-bench GitHub Repository</text:a> for the latest release.</text:p>
        </text:list-item>
        <text:list-item>
          <text:p text:style-name="P281"><text:span text:style-name="Strong_20_Emphasis">Update kube-bench Deployment</text:span>:</text:p>
          <text:p text:style-name="P140"><text:soft-page-break/><text:span text:style-name="Source_20_Text">kubectl set image job/kube-bench kube-bench=aquasecurity/kube-bench:latest -n kube-bench</text:span></text:p>
        </text:list-item>
        <text:list-item>
          <text:p text:style-name="P281"><text:span text:style-name="Strong_20_Emphasis">Verify Update Success</text:span>:</text:p>
          <text:p text:style-name="P62"><text:span text:style-name="Source_20_Text">kubectl get jobs -n kube-bench</text:span></text:p>
          <text:p text:style-name="P140"><text:span text:style-name="Source_20_Text">kubectl logs job/kube-bench -n kube-bench</text:span></text:p>
        </text:list-item>
        <text:list-item>
          <text:p text:style-name="P281"><text:span text:style-name="Strong_20_Emphasis">Integrate Updated Results with Wazuh</text:span>:</text:p>
          <text:p text:style-name="P281">Ensure Fluent Bit is capturing updated kube-bench logs and Wazuh is processing them correctly.</text:p>
        </text:list-item>
      </text:list>
      <text:h text:style-name="Heading_20_4" text:outline-level="4">10.2.4 Updating kube-hunter</text:h>
      <text:p text:style-name="Text_20_body"><text:span text:style-name="Strong_20_Emphasis">kube-hunter</text:span> hunts for security vulnerabilities within Kubernetes clusters.</text:p>
      <text:p text:style-name="Text_20_body"><text:span text:style-name="Strong_20_Emphasis">Steps</text:span>:</text:p>
      <text:list xml:id="list1279887184473345392" text:style-name="L117">
        <text:list-item>
          <text:p text:style-name="P282"><text:span text:style-name="Strong_20_Emphasis">Check for Latest kube-hunter Version</text:span>:</text:p>
          <text:p text:style-name="P282">Visit the <text:a xlink:type="simple" xlink:href="https://github.com/aquasecurity/kube-hunter" office:target-frame-name="_new" xlink:show="replace" text:style-name="Internet_20_link" text:visited-style-name="Visited_20_Internet_20_Link">kube-hunter GitHub Repository</text:a> for the latest release.</text:p>
        </text:list-item>
        <text:list-item>
          <text:p text:style-name="P282"><text:span text:style-name="Strong_20_Emphasis">Update kube-hunter Deployment</text:span>:</text:p>
          <text:p text:style-name="P141"><text:span text:style-name="Source_20_Text">kubectl set image job/kube-hunter kube-hunter=aquasecurity/kube-hunter:latest -n kube-hunter</text:span></text:p>
        </text:list-item>
        <text:list-item>
          <text:p text:style-name="P282"><text:span text:style-name="Strong_20_Emphasis">Verify Update Success</text:span>:</text:p>
          <text:p text:style-name="P63"><text:span text:style-name="Source_20_Text">kubectl get jobs -n kube-hunter</text:span></text:p>
          <text:p text:style-name="P141"><text:span text:style-name="Source_20_Text">kubectl logs job/kube-hunter -n kube-hunter</text:span></text:p>
        </text:list-item>
        <text:list-item>
          <text:p text:style-name="P282"><text:span text:style-name="Strong_20_Emphasis">Integrate Updated Findings with Wazuh</text:span>:</text:p>
          <text:p text:style-name="P282">Ensure Fluent Bit is capturing updated kube-hunter logs and Wazuh is processing them correctly.</text:p>
        </text:list-item>
      </text:list>
      <text:h text:style-name="Heading_20_4" text:outline-level="4">10.2.5 Updating Fluent Bit</text:h>
      <text:p text:style-name="Text_20_body"><text:span text:style-name="Strong_20_Emphasis">Fluent Bit</text:span> aggregates logs from Kubernetes pods and forwards them to <text:span text:style-name="Strong_20_Emphasis">Wazuh</text:span>.</text:p>
      <text:p text:style-name="Text_20_body"><text:span text:style-name="Strong_20_Emphasis">Steps</text:span>:</text:p>
      <text:list xml:id="list7854807980440318228" text:style-name="L118">
        <text:list-item>
          <text:p text:style-name="P283"><text:span text:style-name="Strong_20_Emphasis">Backup Fluent Bit Configuration</text:span>:</text:p>
          <text:p text:style-name="P142"><text:span text:style-name="Source_20_Text">kubectl get configmap fluent-bit-config -n logging -o yaml &gt; fluent-bit-config-backup.yaml</text:span></text:p>
        </text:list-item>
        <text:list-item>
          <text:p text:style-name="P283"><text:span text:style-name="Strong_20_Emphasis">Update Fluent Bit Helm Chart</text:span>:</text:p>
          <text:p text:style-name="P64"><text:span text:style-name="Source_20_Text">helm repo update</text:span></text:p>
          <text:p text:style-name="P64"><text:span text:style-name="Source_20_Text">helm upgrade fluent-bit fluent/fluent-bit \</text:span></text:p>
          <text:p text:style-name="P64"><text:span text:style-name="Source_20_Text"><text:s text:c="2"/>--namespace logging \</text:span></text:p>
          <text:p text:style-name="P142"><text:span text:style-name="Source_20_Text"><text:s text:c="2"/>--values fluent-bit-values.yaml</text:span></text:p>
        </text:list-item>
        <text:list-item>
          <text:p text:style-name="P283"><text:span text:style-name="Strong_20_Emphasis">Verify Update Success</text:span>:</text:p>
          <text:p text:style-name="P64"><text:span text:style-name="Source_20_Text">kubectl get pods -n logging</text:span></text:p>
          <text:p text:style-name="P142"><text:span text:style-name="Source_20_Text">kubectl logs -n logging &lt;fluent-bit-pod-name&gt;</text:span></text:p>
        </text:list-item>
        <text:list-item>
          <text:p text:style-name="P283"><text:span text:style-name="Strong_20_Emphasis">Test Log Forwarding</text:span>:</text:p>
          <text:p text:style-name="P283">Ensure that logs from updated components are being correctly forwarded to Wazuh.</text:p>
        </text:list-item>
      </text:list>
      <text:h text:style-name="Heading_20_4" text:outline-level="4">10.2.6 Best Practices for Updating SIEM/Cybersecurity Tools</text:h>
      <text:list xml:id="list4961903735001818167" text:style-name="L119">
        <text:list-item>
          <text:p text:style-name="P419"><text:span text:style-name="Strong_20_Emphasis">Regularly Check for Updates</text:span>: Stay informed about new releases and security patches.</text:p>
        </text:list-item>
        <text:list-item>
          <text:p text:style-name="P419"><text:soft-page-break/><text:span text:style-name="Strong_20_Emphasis">Test Updates in Staging</text:span>: Before applying updates to production, test them in a staging environment to prevent disruptions.</text:p>
        </text:list-item>
        <text:list-item>
          <text:p text:style-name="P419"><text:span text:style-name="Strong_20_Emphasis">Backup Configurations and Data</text:span>: Always backup configurations and critical data before performing updates.</text:p>
        </text:list-item>
        <text:list-item>
          <text:p text:style-name="P419"><text:span text:style-name="Strong_20_Emphasis">Review Release Notes</text:span>: Understand the changes and new features introduced in updates to adapt configurations accordingly.</text:p>
        </text:list-item>
        <text:list-item>
          <text:p text:style-name="P284"><text:span text:style-name="Strong_20_Emphasis">Monitor Post-Update Performance</text:span>: After updating, monitor the performance and logs of security tools to ensure they operate correctly.</text:p>
        </text:list-item>
      </text:list>
      <text:h text:style-name="Heading_20_3" text:outline-level="3">10.3 Updating Virtual Machine Hosts</text:h>
      <text:p text:style-name="Text_20_body">Keeping the underlying VM hosts updated ensures that the cluster remains secure, stable, and performs optimally. This subsection covers updating the <text:span text:style-name="Strong_20_Emphasis">Debian OS</text:span>, <text:span text:style-name="Strong_20_Emphasis">container runtime</text:span>, <text:span text:style-name="Strong_20_Emphasis">kubeadm/kubectl/kubelet</text:span>, and <text:span text:style-name="Strong_20_Emphasis">FRRouting</text:span> on load balancers and pfSense.</text:p>
      <text:h text:style-name="Heading_20_4" text:outline-level="4">10.3.1 Updating Debian OS</text:h>
      <text:p text:style-name="Text_20_body"><text:span text:style-name="Strong_20_Emphasis">Steps</text:span>:</text:p>
      <text:list xml:id="list1214943299817111829" text:style-name="L120">
        <text:list-item>
          <text:p text:style-name="P285"><text:span text:style-name="Strong_20_Emphasis">Backup Critical Data</text:span>:</text:p>
          <text:p text:style-name="P65"><text:span text:style-name="Source_20_Text"># On each VM</text:span></text:p>
          <text:p text:style-name="P143"><text:span text:style-name="Source_20_Text">sudo tar -czvf /backup/vm-backup-$(hostname).tar.gz /etc /var</text:span></text:p>
        </text:list-item>
        <text:list-item>
          <text:p text:style-name="P285"><text:span text:style-name="Strong_20_Emphasis">Update Package Lists and Upgrade Packages</text:span>:</text:p>
          <text:p text:style-name="P65"><text:span text:style-name="Source_20_Text">sudo apt-get update</text:span></text:p>
          <text:p text:style-name="P65"><text:span text:style-name="Source_20_Text">sudo apt-get upgrade -y</text:span></text:p>
          <text:p text:style-name="P143"><text:span text:style-name="Source_20_Text">sudo apt-get dist-upgrade -y</text:span></text:p>
        </text:list-item>
        <text:list-item>
          <text:p text:style-name="P285"><text:span text:style-name="Strong_20_Emphasis">Remove Unnecessary Packages</text:span>:</text:p>
          <text:p text:style-name="P65"><text:span text:style-name="Source_20_Text">sudo apt-get autoremove -y</text:span></text:p>
          <text:p text:style-name="P143"><text:span text:style-name="Source_20_Text">sudo apt-get autoclean</text:span></text:p>
        </text:list-item>
        <text:list-item>
          <text:p text:style-name="P285"><text:span text:style-name="Strong_20_Emphasis">Reboot if Necessary</text:span>:</text:p>
          <text:p text:style-name="P143"><text:span text:style-name="Source_20_Text">sudo reboot</text:span></text:p>
        </text:list-item>
        <text:list-item>
          <text:p text:style-name="P285"><text:span text:style-name="Strong_20_Emphasis">Verify System Health Post-Update</text:span>:</text:p>
          <text:p text:style-name="P65"><text:span text:style-name="Source_20_Text">sudo systemctl status</text:span></text:p>
          <text:p text:style-name="P143"><text:span text:style-name="Source_20_Text">dmesg | less</text:span></text:p>
        </text:list-item>
      </text:list>
      <text:h text:style-name="Heading_20_4" text:outline-level="4">10.3.2 Updating Container Runtime (containerd/Docker)</text:h>
      <text:p text:style-name="Text_20_body"><text:span text:style-name="Strong_20_Emphasis">Steps</text:span>:</text:p>
      <text:list xml:id="list8454033004764636411" text:style-name="L121">
        <text:list-item>
          <text:p text:style-name="P286"><text:span text:style-name="Strong_20_Emphasis">Check Current Version</text:span>:</text:p>
          <text:p text:style-name="P66"><text:span text:style-name="Source_20_Text">containerd --version</text:span></text:p>
          <text:p text:style-name="P144"><text:span text:style-name="Source_20_Text">docker --version</text:span></text:p>
        </text:list-item>
        <text:list-item>
          <text:p text:style-name="P286"><text:span text:style-name="Strong_20_Emphasis">Update containerd</text:span>:</text:p>
          <text:p text:style-name="P66"><text:span text:style-name="Source_20_Text">sudo apt-get update</text:span></text:p>
          <text:p text:style-name="P144"><text:span text:style-name="Source_20_Text">sudo apt-get install -y containerd</text:span></text:p>
        </text:list-item>
        <text:list-item>
          <text:p text:style-name="P286"><text:span text:style-name="Strong_20_Emphasis">Update Docker (if used)</text:span>:</text:p>
          <text:p text:style-name="P66"><text:span text:style-name="Source_20_Text">sudo apt-get update</text:span></text:p>
          <text:p text:style-name="P144"><text:span text:style-name="Source_20_Text">sudo apt-get install -y docker-ce docker-ce-cli containerd.io</text:span></text:p>
        </text:list-item>
        <text:list-item>
          <text:p text:style-name="P286"><text:soft-page-break/><text:span text:style-name="Strong_20_Emphasis">Restart Container Runtime Services</text:span>:</text:p>
          <text:p text:style-name="P66"><text:span text:style-name="Source_20_Text">sudo systemctl restart containerd</text:span></text:p>
          <text:p text:style-name="P144"><text:span text:style-name="Source_20_Text">sudo systemctl restart docker</text:span></text:p>
        </text:list-item>
        <text:list-item>
          <text:p text:style-name="P286"><text:span text:style-name="Strong_20_Emphasis">Verify Update Success</text:span>:</text:p>
          <text:p text:style-name="P66"><text:span text:style-name="Source_20_Text">containerd --version</text:span></text:p>
          <text:p text:style-name="P66"><text:span text:style-name="Source_20_Text">docker --version</text:span></text:p>
          <text:p text:style-name="P66"><text:span text:style-name="Source_20_Text">sudo systemctl status containerd</text:span></text:p>
          <text:p text:style-name="P144"><text:span text:style-name="Source_20_Text">sudo systemctl status docker</text:span></text:p>
        </text:list-item>
      </text:list>
      <text:h text:style-name="Heading_20_4" text:outline-level="4">10.3.3 Updating kubeadm, kubelet, and kubectl</text:h>
      <text:p text:style-name="Text_20_body"><text:span text:style-name="Strong_20_Emphasis">Steps</text:span>:</text:p>
      <text:list xml:id="list3553110136882237774" text:style-name="L122">
        <text:list-item>
          <text:p text:style-name="P287"><text:span text:style-name="Strong_20_Emphasis">Backup Current kubeadm Configurations</text:span>:</text:p>
          <text:p text:style-name="P67"><text:span text:style-name="Source_20_Text">sudo cp /etc/kubernetes/admin.conf /backup/</text:span></text:p>
          <text:p text:style-name="P145"><text:span text:style-name="Source_20_Text">sudo cp /etc/kubernetes/kubelet.conf /backup/</text:span></text:p>
        </text:list-item>
        <text:list-item>
          <text:p text:style-name="P287"><text:span text:style-name="Strong_20_Emphasis">Update Package Lists and Install Latest Versions</text:span>:</text:p>
          <text:p text:style-name="P67"><text:span text:style-name="Source_20_Text">sudo apt-get update</text:span></text:p>
          <text:p text:style-name="P67"><text:span text:style-name="Source_20_Text">sudo apt-get install -y kubelet kubeadm kubectl</text:span></text:p>
          <text:p text:style-name="P145"><text:span text:style-name="Source_20_Text">sudo apt-mark hold kubelet kubeadm kubectl</text:span></text:p>
        </text:list-item>
        <text:list-item>
          <text:p text:style-name="P287"><text:span text:style-name="Strong_20_Emphasis">Verify Versions</text:span>:</text:p>
          <text:p text:style-name="P67"><text:span text:style-name="Source_20_Text">kubeadm version</text:span></text:p>
          <text:p text:style-name="P67"><text:span text:style-name="Source_20_Text">kubectl version --client</text:span></text:p>
          <text:p text:style-name="P145"><text:span text:style-name="Source_20_Text">kubelet --version</text:span></text:p>
        </text:list-item>
        <text:list-item>
          <text:p text:style-name="P287"><text:span text:style-name="Strong_20_Emphasis">Plan Kubernetes Upgrade</text:span>:</text:p>
          <text:p text:style-name="P145"><text:span text:style-name="Source_20_Text">kubeadm upgrade plan</text:span></text:p>
        </text:list-item>
        <text:list-item>
          <text:p text:style-name="P287"><text:span text:style-name="Strong_20_Emphasis">Perform Cluster Upgrade</text:span>:</text:p>
          <text:p text:style-name="P145"><text:span text:style-name="Source_20_Text">sudo kubeadm upgrade apply &lt;version&gt;</text:span></text:p>
        </text:list-item>
        <text:list-item>
          <text:p text:style-name="P287"><text:span text:style-name="Strong_20_Emphasis">Update kubelet on All Nodes</text:span>:</text:p>
          <text:p text:style-name="P287">On each node:</text:p>
          <text:p text:style-name="P67"><text:span text:style-name="Source_20_Text">sudo apt-get update</text:span></text:p>
          <text:p text:style-name="P67"><text:span text:style-name="Source_20_Text">sudo apt-get install -y kubelet</text:span></text:p>
          <text:p text:style-name="P145"><text:span text:style-name="Source_20_Text">sudo systemctl restart kubelet</text:span></text:p>
        </text:list-item>
        <text:list-item>
          <text:p text:style-name="P287"><text:span text:style-name="Strong_20_Emphasis">Verify Cluster Health Post-Upgrade</text:span>:</text:p>
          <text:p text:style-name="P67"><text:span text:style-name="Source_20_Text">kubectl get nodes</text:span></text:p>
          <text:p text:style-name="P145"><text:span text:style-name="Source_20_Text">kubectl get pods --all-namespaces</text:span></text:p>
        </text:list-item>
      </text:list>
      <text:h text:style-name="Heading_20_4" text:outline-level="4">10.3.4 Updating FRRouting on Load Balancers and pfSense</text:h>
      <text:p text:style-name="Text_20_body"><text:span text:style-name="Strong_20_Emphasis">Steps</text:span>:</text:p>
      <text:list xml:id="list3622204242504228650" text:style-name="L123">
        <text:list-item>
          <text:p text:style-name="P288"><text:span text:style-name="Strong_20_Emphasis">Backup FRRouting Configuration</text:span>:</text:p>
          <text:p text:style-name="P68"><text:span text:style-name="Source_20_Text"># On each load balancer and pfSense</text:span></text:p>
          <text:p text:style-name="P146"><text:span text:style-name="Source_20_Text">sudo cp /etc/frr/frr.conf /backup/frr.conf.backup</text:span></text:p>
        </text:list-item>
        <text:list-item>
          <text:p text:style-name="P288"><text:span text:style-name="Strong_20_Emphasis">Update FRRouting via Package Manager</text:span>:</text:p>
          <text:p text:style-name="P68"><text:soft-page-break/><text:span text:style-name="Source_20_Text">sudo apt-get update</text:span></text:p>
          <text:p text:style-name="P146"><text:span text:style-name="Source_20_Text">sudo apt-get install -y frr frr-pythontools</text:span></text:p>
        </text:list-item>
        <text:list-item>
          <text:p text:style-name="P288"><text:span text:style-name="Strong_20_Emphasis">Verify Update Success</text:span>:</text:p>
          <text:p text:style-name="P68"><text:span text:style-name="Source_20_Text">frr --version</text:span></text:p>
          <text:p text:style-name="P146"><text:span text:style-name="Source_20_Text">sudo systemctl status frr</text:span></text:p>
        </text:list-item>
        <text:list-item>
          <text:p text:style-name="P288"><text:span text:style-name="Strong_20_Emphasis">Restart FRRouting Service</text:span>:</text:p>
          <text:p text:style-name="P146"><text:span text:style-name="Source_20_Text">sudo systemctl restart frr</text:span></text:p>
        </text:list-item>
        <text:list-item>
          <text:p text:style-name="P288"><text:span text:style-name="Strong_20_Emphasis">Verify BGP Sessions</text:span>:</text:p>
          <text:p text:style-name="P146"><text:span text:style-name="Source_20_Text">sudo vtysh -c "show ip bgp summary"</text:span></text:p>
        </text:list-item>
        <text:list-item>
          <text:p text:style-name="P288"><text:span text:style-name="Strong_20_Emphasis">Update BGP Configuration if Necessary</text:span>:</text:p>
          <text:p text:style-name="P288">If new features or changes require configuration updates, edit <text:span text:style-name="Source_20_Text">/etc/frr/frr.conf</text:span> accordingly and restart the service.</text:p>
        </text:list-item>
      </text:list>
      <text:h text:style-name="Heading_20_4" text:outline-level="4">10.3.5 Best Practices for Updating VM Hosts</text:h>
      <text:list xml:id="list3487840893619117798" text:style-name="L124">
        <text:list-item>
          <text:p text:style-name="P420"><text:span text:style-name="Strong_20_Emphasis">Stagger Updates</text:span>: Update one host at a time to prevent widespread disruptions.</text:p>
        </text:list-item>
        <text:list-item>
          <text:p text:style-name="P420"><text:span text:style-name="Strong_20_Emphasis">Monitor After Each Update</text:span>: Ensure each host is functioning correctly before proceeding.</text:p>
        </text:list-item>
        <text:list-item>
          <text:p text:style-name="P420"><text:span text:style-name="Strong_20_Emphasis">Maintain Redundancy</text:span>: Ensure that sufficient replicas and high availability mechanisms are in place during updates.</text:p>
        </text:list-item>
        <text:list-item>
          <text:p text:style-name="P289"><text:span text:style-name="Strong_20_Emphasis">Automate Where Possible</text:span>: Use configuration management tools (e.g., Ansible, Puppet) to automate update processes.</text:p>
        </text:list-item>
      </text:list>
      <text:h text:style-name="Heading_20_3" text:outline-level="3">10.4 General Troubleshooting and Backup Procedures</text:h>
      <text:p text:style-name="Text_20_body">This section provides guidelines for troubleshooting common issues related to certificate management, upgrades, and overall cluster operations, as well as backup strategies to safeguard the environment.</text:p>
      <text:h text:style-name="Heading_20_4" text:outline-level="4">10.4.1 Troubleshooting Certificate Issues</text:h>
      <text:p text:style-name="Text_20_body">Certificates are foundational to secure communications. Issues with certificates can lead to authentication failures, service disruptions, and security vulnerabilities.</text:p>
      <text:h text:style-name="Heading_20_5" text:outline-level="5">10.4.1.1 Common Certificate Problems</text:h>
      <text:list xml:id="list1692736991825329460" text:style-name="L125">
        <text:list-item>
          <text:p text:style-name="P421"><text:span text:style-name="Strong_20_Emphasis">Expired Certificates</text:span>: Services fail to authenticate or establish secure connections.</text:p>
        </text:list-item>
        <text:list-item>
          <text:p text:style-name="P421"><text:span text:style-name="Strong_20_Emphasis">Mismatched SANs</text:span>: Hostnames or IPs in the certificate do not match actual values.</text:p>
        </text:list-item>
        <text:list-item>
          <text:p text:style-name="P421"><text:span text:style-name="Strong_20_Emphasis">Revoked Certificates Not Enforced</text:span>: Revoked certificates still allow access.</text:p>
        </text:list-item>
        <text:list-item>
          <text:p text:style-name="P421"><text:span text:style-name="Strong_20_Emphasis">Improper CRL Distribution</text:span>: Components cannot access updated CRLs.</text:p>
        </text:list-item>
        <text:list-item>
          <text:p text:style-name="P290"><text:span text:style-name="Strong_20_Emphasis">Incorrect Certificate Paths</text:span>: Services cannot locate the necessary certificates.</text:p>
        </text:list-item>
      </text:list>
      <text:h text:style-name="Heading_20_5" text:outline-level="5">10.4.1.2 Troubleshooting Steps</text:h>
      <text:p text:style-name="Text_20_body"><text:span text:style-name="Strong_20_Emphasis">Expired Certificates</text:span>:</text:p>
      <text:list xml:id="list1448283880535502133" text:style-name="L126">
        <text:list-item>
          <text:p text:style-name="P291"><text:span text:style-name="Strong_20_Emphasis">Identify Expired Certificates</text:span>:</text:p>
          <text:p text:style-name="P147"><text:span text:style-name="Source_20_Text">openssl x509 -enddate -noout -in /path/to/certificate.crt</text:span></text:p>
        </text:list-item>
        <text:list-item>
          <text:p text:style-name="P291"><text:span text:style-name="Strong_20_Emphasis">Renew the Certificates</text:span>:</text:p>
          <text:p text:style-name="P291">Follow the <text:span text:style-name="Strong_20_Emphasis">Certificate Renewals</text:span> steps in Section 10.1.1.</text:p>
        </text:list-item>
        <text:list-item>
          <text:p text:style-name="P291"><text:soft-page-break/><text:span text:style-name="Strong_20_Emphasis">Update Services with New Certificates</text:span>:</text:p>
          <text:p text:style-name="P291">Replace old certificates and restart services.</text:p>
        </text:list-item>
        <text:list-item>
          <text:p text:style-name="P291"><text:span text:style-name="Strong_20_Emphasis">Verify Renewal</text:span>:</text:p>
          <text:p text:style-name="P291">Ensure services are operating without TLS errors.</text:p>
        </text:list-item>
      </text:list>
      <text:p text:style-name="Text_20_body"><text:span text:style-name="Strong_20_Emphasis">Mismatched SANs</text:span>:</text:p>
      <text:list xml:id="list4143216887280442089" text:style-name="L127">
        <text:list-item>
          <text:p text:style-name="P292"><text:span text:style-name="Strong_20_Emphasis">Identify the Mismatch</text:span>:</text:p>
          <text:p text:style-name="P148"><text:span text:style-name="Source_20_Text">openssl x509 -text -noout -in /path/to/certificate.crt | grep -A1 "Subject Alternative Name"</text:span></text:p>
        </text:list-item>
        <text:list-item>
          <text:p text:style-name="P292"><text:span text:style-name="Strong_20_Emphasis">Regenerate Certificates with Correct SANs</text:span>:</text:p>
          <text:p text:style-name="P292">Update OpenSSL configuration and regenerate the CSR.</text:p>
        </text:list-item>
        <text:list-item>
          <text:p text:style-name="P292"><text:span text:style-name="Strong_20_Emphasis">Sign and Deploy the Correct Certificates</text:span>:</text:p>
          <text:p text:style-name="P292">Follow the <text:span text:style-name="Strong_20_Emphasis">Certificate Renewals</text:span> steps.</text:p>
        </text:list-item>
        <text:list-item>
          <text:p text:style-name="P292"><text:span text:style-name="Strong_20_Emphasis">Restart Affected Services</text:span>:</text:p>
          <text:p text:style-name="P148"><text:span text:style-name="Source_20_Text">sudo systemctl restart &lt;service&gt;</text:span></text:p>
        </text:list-item>
      </text:list>
      <text:p text:style-name="Text_20_body"><text:span text:style-name="Strong_20_Emphasis">Revoked Certificates Not Enforced</text:span>:</text:p>
      <text:list xml:id="list4833684296413036373" text:style-name="L128">
        <text:list-item>
          <text:p text:style-name="P293"><text:span text:style-name="Strong_20_Emphasis">Verify CRL Configuration</text:span>:</text:p>
          <text:p text:style-name="P293">Ensure that CRL files are correctly referenced in service configurations.</text:p>
        </text:list-item>
        <text:list-item>
          <text:p text:style-name="P293"><text:span text:style-name="Strong_20_Emphasis">Check CRL Availability</text:span>:</text:p>
          <text:p text:style-name="P149"><text:span text:style-name="Source_20_Text">openssl verify -crl_check -CAfile /etc/kubernetes/pki/ca-chain.crt /path/to/certificate.crt</text:span></text:p>
        </text:list-item>
        <text:list-item>
          <text:p text:style-name="P293"><text:span text:style-name="Strong_20_Emphasis">Update CRL Across All Components</text:span>:</text:p>
          <text:p text:style-name="P293">Distribute updated CRLs and restart services.</text:p>
        </text:list-item>
      </text:list>
      <text:p text:style-name="Text_20_body"><text:span text:style-name="Strong_20_Emphasis">Improper CRL Distribution</text:span>:</text:p>
      <text:list xml:id="list3764370718727290041" text:style-name="L129">
        <text:list-item>
          <text:p text:style-name="P294"><text:span text:style-name="Strong_20_Emphasis">Ensure CRL Accessibility</text:span>:</text:p>
          <text:p text:style-name="P294">All nodes and services should have access to the updated CRL files.</text:p>
        </text:list-item>
        <text:list-item>
          <text:p text:style-name="P294"><text:span text:style-name="Strong_20_Emphasis">Check Network Access</text:span>:</text:p>
          <text:p text:style-name="P294">Verify firewall rules allow access to CRL distribution points.</text:p>
        </text:list-item>
        <text:list-item>
          <text:p text:style-name="P294"><text:span text:style-name="Strong_20_Emphasis">Test CRL Retrieval</text:span>:</text:p>
          <text:p text:style-name="P150"><text:span text:style-name="Source_20_Text">openssl verify -crl_check -CAfile /etc/kubernetes/pki/ca-chain.crt /path/to/certificate.crt</text:span></text:p>
        </text:list-item>
      </text:list>
      <text:p text:style-name="Text_20_body"><text:span text:style-name="Strong_20_Emphasis">Incorrect Certificate Paths</text:span>:</text:p>
      <text:list xml:id="list9153147861792701749" text:style-name="L130">
        <text:list-item>
          <text:p text:style-name="P295"><text:span text:style-name="Strong_20_Emphasis">Check Service Configurations</text:span>:</text:p>
          <text:p text:style-name="P295">Ensure that configuration files point to the correct certificate and key paths.</text:p>
        </text:list-item>
        <text:list-item>
          <text:p text:style-name="P295"><text:span text:style-name="Strong_20_Emphasis">Verify File Permissions</text:span>:</text:p>
          <text:p text:style-name="P151"><text:span text:style-name="Source_20_Text">sudo ls -l /path/to/certificate.crt /path/to/certificate.key</text:span></text:p>
          <text:p text:style-name="P295">Ensure that services have read access to the certificate files.</text:p>
        </text:list-item>
        <text:list-item>
          <text:p text:style-name="P295"><text:span text:style-name="Strong_20_Emphasis">Restart Services After Path Corrections</text:span>:</text:p>
          <text:p text:style-name="P151"><text:span text:style-name="Source_20_Text">sudo systemctl restart &lt;service&gt;</text:span></text:p>
        </text:list-item>
      </text:list>
      <text:h text:style-name="Heading_20_4" text:outline-level="4"><text:soft-page-break/>10.4.2 Troubleshooting Upgrade Issues</text:h>
      <text:p text:style-name="Text_20_body">Upgrading cluster components or security tools can introduce compatibility issues or configuration mismatches.</text:p>
      <text:h text:style-name="Heading_20_5" text:outline-level="5">10.4.2.1 Common Upgrade Problems</text:h>
      <text:list xml:id="list7940296572798056892" text:style-name="L131">
        <text:list-item>
          <text:p text:style-name="P422"><text:span text:style-name="Strong_20_Emphasis">Version Incompatibilities</text:span>: New versions may not be compatible with existing configurations.</text:p>
        </text:list-item>
        <text:list-item>
          <text:p text:style-name="P422"><text:span text:style-name="Strong_20_Emphasis">Failed Rollouts</text:span>: Pods fail to start or crash post-upgrade.</text:p>
        </text:list-item>
        <text:list-item>
          <text:p text:style-name="P422"><text:span text:style-name="Strong_20_Emphasis">Configuration Overrides</text:span>: Helm charts or manifests may override custom configurations.</text:p>
        </text:list-item>
        <text:list-item>
          <text:p text:style-name="P296"><text:span text:style-name="Strong_20_Emphasis">Dependency Conflicts</text:span>: Dependencies between components may cause failures.</text:p>
        </text:list-item>
      </text:list>
      <text:h text:style-name="Heading_20_5" text:outline-level="5">10.4.2.2 Troubleshooting Steps</text:h>
      <text:p text:style-name="Text_20_body"><text:span text:style-name="Strong_20_Emphasis">Version Incompatibilities</text:span>:</text:p>
      <text:list xml:id="list6816218831836520626" text:style-name="L132">
        <text:list-item>
          <text:p text:style-name="P297"><text:span text:style-name="Strong_20_Emphasis">Review Release Notes</text:span>:</text:p>
          <text:p text:style-name="P297">Check the release notes of the component being upgraded for breaking changes.</text:p>
        </text:list-item>
        <text:list-item>
          <text:p text:style-name="P297"><text:span text:style-name="Strong_20_Emphasis">Ensure Compatibility</text:span>:</text:p>
          <text:p text:style-name="P297">Verify that dependent components are also compatible with the new version.</text:p>
        </text:list-item>
        <text:list-item>
          <text:p text:style-name="P297"><text:span text:style-name="Strong_20_Emphasis">Adjust Configurations as Needed</text:span>:</text:p>
          <text:p text:style-name="P297">Modify configuration files to align with new version requirements.</text:p>
        </text:list-item>
      </text:list>
      <text:p text:style-name="Text_20_body"><text:span text:style-name="Strong_20_Emphasis">Failed Rollouts</text:span>:</text:p>
      <text:list xml:id="list4789124374603879088" text:style-name="L133">
        <text:list-item>
          <text:p text:style-name="P298"><text:span text:style-name="Strong_20_Emphasis">Check Pod Status</text:span>:</text:p>
          <text:p text:style-name="P69"><text:span text:style-name="Source_20_Text">kubectl get pods -n &lt;namespace&gt;</text:span></text:p>
          <text:p text:style-name="P152"><text:span text:style-name="Source_20_Text">kubectl describe pod &lt;pod-name&gt; -n &lt;namespace&gt;</text:span></text:p>
        </text:list-item>
        <text:list-item>
          <text:p text:style-name="P298"><text:span text:style-name="Strong_20_Emphasis">Inspect Logs</text:span>:</text:p>
          <text:p text:style-name="P152"><text:span text:style-name="Source_20_Text">kubectl logs &lt;pod-name&gt; -n &lt;namespace&gt;</text:span></text:p>
        </text:list-item>
        <text:list-item>
          <text:p text:style-name="P298"><text:span text:style-name="Strong_20_Emphasis">Rollback if Necessary</text:span>:</text:p>
          <text:p text:style-name="P152"><text:span text:style-name="Source_20_Text">helm rollback &lt;release-name&gt; &lt;revision&gt; -n &lt;namespace&gt;</text:span></text:p>
        </text:list-item>
        <text:list-item>
          <text:p text:style-name="P298"><text:span text:style-name="Strong_20_Emphasis">Resolve Configuration Issues</text:span>:</text:p>
          <text:p text:style-name="P298">Address any errors indicated in logs before reattempting the upgrade.</text:p>
        </text:list-item>
      </text:list>
      <text:p text:style-name="Text_20_body"><text:span text:style-name="Strong_20_Emphasis">Configuration Overrides</text:span>:</text:p>
      <text:list xml:id="list3611404876558397031" text:style-name="L134">
        <text:list-item>
          <text:p text:style-name="P299"><text:span text:style-name="Strong_20_Emphasis">Audit Helm Values</text:span>:</text:p>
          <text:p text:style-name="P299">Ensure that <text:span text:style-name="Source_20_Text">values.yaml</text:span> files include all necessary custom configurations.</text:p>
        </text:list-item>
        <text:list-item>
          <text:p text:style-name="P299"><text:span text:style-name="Strong_20_Emphasis">Use Helm Diff Plugin</text:span>:</text:p>
          <text:p text:style-name="P299">Preview changes before applying upgrades.</text:p>
          <text:p text:style-name="P70"><text:span text:style-name="Source_20_Text">helm plugin install https://github.com/databus23/helm-diff</text:span></text:p>
          <text:p text:style-name="P153"><text:span text:style-name="Source_20_Text">helm diff upgrade &lt;release&gt; &lt;chart&gt; -f values.yaml -n &lt;namespace&gt;</text:span></text:p>
        </text:list-item>
        <text:list-item>
          <text:p text:style-name="P299"><text:span text:style-name="Strong_20_Emphasis">Apply Upgrades with Correct Values</text:span>:</text:p>
          <text:p text:style-name="P153"><text:span text:style-name="Source_20_Text">helm upgrade &lt;release&gt; &lt;chart&gt; -f values.yaml -n &lt;namespace&gt;</text:span></text:p>
        </text:list-item>
      </text:list>
      <text:p text:style-name="Text_20_body"><text:span text:style-name="Strong_20_Emphasis">Dependency Conflicts</text:span>:</text:p>
      <text:list xml:id="list1239845839256724195" text:style-name="L135">
        <text:list-item>
          <text:p text:style-name="P300"><text:span text:style-name="Strong_20_Emphasis">Check Dependency Versions</text:span>:</text:p>
          <text:p text:style-name="P300">Ensure that all dependencies are compatible with the new version.</text:p>
        </text:list-item>
        <text:list-item>
          <text:p text:style-name="P300"><text:soft-page-break/><text:span text:style-name="Strong_20_Emphasis">Update Dependencies First</text:span>:</text:p>
          <text:p text:style-name="P300">Upgrade dependencies before upgrading the primary component.</text:p>
        </text:list-item>
        <text:list-item>
          <text:p text:style-name="P300"><text:span text:style-name="Strong_20_Emphasis">Use Helm Dependency Management</text:span>:</text:p>
          <text:p text:style-name="P300">Define dependencies in <text:span text:style-name="Source_20_Text">Chart.yaml</text:span> and manage them via Helm.</text:p>
        </text:list-item>
      </text:list>
      <text:h text:style-name="Heading_20_4" text:outline-level="4">10.4.3 Backup Procedures</text:h>
      <text:p text:style-name="Text_20_body">Regular backups are essential for disaster recovery and data integrity. This subsection outlines strategies to back up the Kubernetes cluster, PKI infrastructure, and SIEM/cybersecurity components.</text:p>
      <text:h text:style-name="Heading_20_5" text:outline-level="5">10.4.3.1 Backing Up Kubernetes Cluster State</text:h>
      <text:p text:style-name="Text_20_body"><text:span text:style-name="Strong_20_Emphasis">Steps</text:span>:</text:p>
      <text:list xml:id="list6021620888644678311" text:style-name="L136">
        <text:list-item>
          <text:p text:style-name="P301"><text:span text:style-name="Strong_20_Emphasis">etcd Backup</text:span>:</text:p>
          <text:p text:style-name="P301"><text:span text:style-name="Strong_20_Emphasis">If etcd is deployed as a static pod</text:span>:</text:p>
          <text:p text:style-name="P71"><text:span text:style-name="Source_20_Text"># On master node</text:span></text:p>
          <text:p text:style-name="P71"><text:span text:style-name="Source_20_Text">sudo ETCDCTL_API=3 etcdctl snapshot save /backup/etcd-snapshot.db \</text:span></text:p>
          <text:p text:style-name="P71"><text:span text:style-name="Source_20_Text"><text:s text:c="2"/>--endpoints=https://127.0.0.1:2379 \</text:span></text:p>
          <text:p text:style-name="P71"><text:span text:style-name="Source_20_Text"><text:s text:c="2"/>--cacert=/etc/kubernetes/pki/etcd/ca.crt \</text:span></text:p>
          <text:p text:style-name="P71"><text:span text:style-name="Source_20_Text"><text:s text:c="2"/>--cert=/etc/kubernetes/pki/etcd/server.crt \</text:span></text:p>
          <text:p text:style-name="P154"><text:span text:style-name="Source_20_Text"><text:s text:c="2"/>--key=/etc/kubernetes/pki/etcd/server.key</text:span></text:p>
        </text:list-item>
        <text:list-item>
          <text:p text:style-name="P301"><text:span text:style-name="Strong_20_Emphasis">Automate etcd Backups</text:span>:</text:p>
          <text:list>
            <text:list-item>
              <text:p text:style-name="P301"><text:span text:style-name="Strong_20_Emphasis">Create a Cron Job</text:span>:</text:p>
              <text:p text:style-name="P154"><text:span text:style-name="Source_20_Text">sudo crontab -e</text:span></text:p>
              <text:p text:style-name="P301">Add the following line to schedule daily backups at 2 AM:</text:p>
              <text:p text:style-name="P154"><text:span text:style-name="Source_20_Text">0 2 * * * ETCDCTL_API=3 etcdctl snapshot save /backup/etcd-snapshot-$(date +\%F).db --endpoints=https://127.0.0.1:2379 --cacert=/etc/kubernetes/pki/etcd/ca.crt --cert=/etc/kubernetes/pki/etcd/server.crt --key=/etc/kubernetes/pki/etcd/server.key</text:span></text:p>
            </text:list-item>
          </text:list>
        </text:list-item>
        <text:list-item>
          <text:p text:style-name="P301"><text:span text:style-name="Strong_20_Emphasis">Store Backups Securely</text:span>:</text:p>
          <text:list>
            <text:list-item>
              <text:p text:style-name="P423">Transfer backups to an offsite location or secure storage.</text:p>
            </text:list-item>
            <text:list-item>
              <text:p text:style-name="P301">Encrypt backups to protect sensitive data.</text:p>
            </text:list-item>
          </text:list>
        </text:list-item>
      </text:list>
      <text:h text:style-name="Heading_20_5" text:outline-level="5">10.4.3.2 Backing Up PKI Infrastructure</text:h>
      <text:p text:style-name="Text_20_body"><text:span text:style-name="Strong_20_Emphasis">Steps</text:span>:</text:p>
      <text:list xml:id="list6471316276224457568" text:style-name="L137">
        <text:list-item>
          <text:p text:style-name="P302"><text:span text:style-name="Strong_20_Emphasis">Backup CA Files</text:span>:</text:p>
          <text:p text:style-name="P72"><text:span text:style-name="Source_20_Text"># On Intermediate CA VM</text:span></text:p>
          <text:p text:style-name="P155"><text:span text:style-name="Source_20_Text">sudo tar -czvf /backup/intermediate-ca-backup.tar.gz /root/intermediate/</text:span></text:p>
        </text:list-item>
        <text:list-item>
          <text:p text:style-name="P302"><text:span text:style-name="Strong_20_Emphasis">Secure Storage</text:span>:</text:p>
          <text:list>
            <text:list-item>
              <text:p text:style-name="P424">Store backups in a secure, access-controlled location.</text:p>
            </text:list-item>
            <text:list-item>
              <text:p text:style-name="P302">Regularly test restoration procedures to ensure backup integrity.</text:p>
            </text:list-item>
          </text:list>
        </text:list-item>
      </text:list>
      <text:h text:style-name="Heading_20_5" text:outline-level="5">10.4.3.3 Backing Up SIEM/Cybersecurity Components</text:h>
      <text:p text:style-name="Text_20_body"><text:span text:style-name="Strong_20_Emphasis">Steps</text:span>:</text:p>
      <text:list xml:id="list2142456331268197127" text:style-name="L138">
        <text:list-item>
          <text:p text:style-name="P303"><text:span text:style-name="Strong_20_Emphasis">Wazuh Configuration and Data</text:span>:</text:p>
          <text:p text:style-name="P73"><text:soft-page-break/><text:span text:style-name="Source_20_Text"># On Wazuh Manager</text:span></text:p>
          <text:p text:style-name="P73"><text:span text:style-name="Source_20_Text">sudo tar -czvf /backup/wazuh-config-backup.tar.gz /var/ossec/etc/</text:span></text:p>
          <text:p text:style-name="P156"><text:span text:style-name="Source_20_Text">sudo tar -czvf /backup/wazuh-data-backup.tar.gz /var/ossec/data/</text:span></text:p>
        </text:list-item>
        <text:list-item>
          <text:p text:style-name="P303"><text:span text:style-name="Strong_20_Emphasis">Falco Configuration</text:span>:</text:p>
          <text:p text:style-name="P73"><text:span text:style-name="Source_20_Text"># On Kubernetes cluster</text:span></text:p>
          <text:p text:style-name="P156"><text:span text:style-name="Source_20_Text">kubectl get configmap falco-config -n falco -o yaml &gt; falco-config-backup.yaml</text:span></text:p>
        </text:list-item>
        <text:list-item>
          <text:p text:style-name="P303"><text:span text:style-name="Strong_20_Emphasis">kube-bench and kube-hunter Configurations</text:span>:</text:p>
          <text:p text:style-name="P73"><text:span text:style-name="Source_20_Text"># On Kubernetes cluster</text:span></text:p>
          <text:p text:style-name="P73"><text:span text:style-name="Source_20_Text">kubectl get jobs kube-bench -n kube-bench -o yaml &gt; kube-bench-backup.yaml</text:span></text:p>
          <text:p text:style-name="P156"><text:span text:style-name="Source_20_Text">kubectl get jobs kube-hunter -n kube-hunter -o yaml &gt; kube-hunter-backup.yaml</text:span></text:p>
        </text:list-item>
        <text:list-item>
          <text:p text:style-name="P303"><text:span text:style-name="Strong_20_Emphasis">Fluent Bit Configuration</text:span>:</text:p>
          <text:p text:style-name="P156"><text:span text:style-name="Source_20_Text">kubectl get configmap fluent-bit-config -n logging -o yaml &gt; fluent-bit-config-backup.yaml</text:span></text:p>
        </text:list-item>
        <text:list-item>
          <text:p text:style-name="P303"><text:span text:style-name="Strong_20_Emphasis">Secure Backup Storage</text:span>:</text:p>
          <text:list>
            <text:list-item>
              <text:p text:style-name="P425">Transfer backups to a secure location.</text:p>
            </text:list-item>
            <text:list-item>
              <text:p text:style-name="P303">Implement encryption and access controls.</text:p>
            </text:list-item>
          </text:list>
        </text:list-item>
      </text:list>
      <text:h text:style-name="Heading_20_5" text:outline-level="5">10.4.3.4 Backing Up Virtual Machine Hosts</text:h>
      <text:p text:style-name="Text_20_body"><text:span text:style-name="Strong_20_Emphasis">Steps</text:span>:</text:p>
      <text:list xml:id="list819256092903802807" text:style-name="L139">
        <text:list-item>
          <text:p text:style-name="P304"><text:span text:style-name="Strong_20_Emphasis">Snapshot VMs</text:span>:</text:p>
          <text:list>
            <text:list-item>
              <text:p text:style-name="P426">Use Proxmox’s snapshot feature to take consistent snapshots of VMs.</text:p>
            </text:list-item>
            <text:list-item>
              <text:p text:style-name="P426">Schedule regular snapshots and retain them based on the retention policy.</text:p>
            </text:list-item>
          </text:list>
        </text:list-item>
        <text:list-item>
          <text:p text:style-name="P304"><text:span text:style-name="Strong_20_Emphasis">Automate Snapshots</text:span>:</text:p>
          <text:list>
            <text:list-item>
              <text:p text:style-name="P426">Use Proxmox APIs or tools to automate snapshot creation.</text:p>
            </text:list-item>
          </text:list>
        </text:list-item>
        <text:list-item>
          <text:p text:style-name="P304"><text:span text:style-name="Strong_20_Emphasis">Store Snapshots Securely</text:span>:</text:p>
          <text:list>
            <text:list-item>
              <text:p text:style-name="P304">Transfer snapshots to secure storage or replicate them across data centers.</text:p>
            </text:list-item>
          </text:list>
        </text:list-item>
      </text:list>
      <text:h text:style-name="Heading_20_4" text:outline-level="4">10.4.4 General Troubleshooting Procedures</text:h>
      <text:p text:style-name="Text_20_body">Effective troubleshooting minimizes downtime and maintains cluster health. This subsection provides strategies for diagnosing and resolving common issues.</text:p>
      <text:h text:style-name="Heading_20_5" text:outline-level="5">10.4.4.1 Troubleshooting Certificate Renewals, Rotations, and Revocations</text:h>
      <text:p text:style-name="Text_20_body"><text:span text:style-name="Strong_20_Emphasis">Issues</text:span>:</text:p>
      <text:list xml:id="list3832578572357362191" text:style-name="L140">
        <text:list-item>
          <text:p text:style-name="P427"><text:span text:style-name="Strong_20_Emphasis">Service Authentication Failures</text:span>: Services cannot authenticate with the API server or each other.</text:p>
        </text:list-item>
        <text:list-item>
          <text:p text:style-name="P427"><text:span text:style-name="Strong_20_Emphasis">TLS Errors</text:span>: Certificates not trusted or mismatched.</text:p>
        </text:list-item>
        <text:list-item>
          <text:p text:style-name="P305"><text:span text:style-name="Strong_20_Emphasis">BGP Session Drops</text:span>: BGP sessions fail after certificate updates.</text:p>
        </text:list-item>
      </text:list>
      <text:p text:style-name="Text_20_body"><text:span text:style-name="Strong_20_Emphasis">Troubleshooting Steps</text:span>:</text:p>
      <text:list xml:id="list808608848854279449" text:style-name="L141">
        <text:list-item>
          <text:p text:style-name="P306"><text:span text:style-name="Strong_20_Emphasis">Verify Certificate Validity</text:span>:</text:p>
          <text:p text:style-name="P157"><text:span text:style-name="Source_20_Text">openssl x509 -in /path/to/certificate.crt -noout -text | grep "Not After"</text:span></text:p>
          <text:p text:style-name="P306">Ensure certificates are valid and not expired.</text:p>
        </text:list-item>
        <text:list-item>
          <text:p text:style-name="P306"><text:span text:style-name="Strong_20_Emphasis">Check SANs and Hostnames</text:span>:</text:p>
          <text:p text:style-name="P157"><text:span text:style-name="Source_20_Text">openssl x509 -in /path/to/certificate.crt -noout -text | grep "Subject Alternative </text:span><text:soft-page-break/><text:span text:style-name="Source_20_Text">Name"</text:span></text:p>
          <text:p text:style-name="P306">Ensure SANs match the required hostnames and IPs.</text:p>
        </text:list-item>
        <text:list-item>
          <text:p text:style-name="P306"><text:span text:style-name="Strong_20_Emphasis">Validate CRL Configuration</text:span>:</text:p>
          <text:p text:style-name="P157"><text:span text:style-name="Source_20_Text">openssl verify -crl_check -CAfile /etc/kubernetes/pki/ca-chain.crt /path/to/certificate.crt</text:span></text:p>
          <text:p text:style-name="P306">Ensure that revoked certificates are not accepted.</text:p>
        </text:list-item>
        <text:list-item>
          <text:p text:style-name="P306"><text:span text:style-name="Strong_20_Emphasis">Review Service Logs</text:span>:</text:p>
          <text:list>
            <text:list-item>
              <text:p text:style-name="P306"><text:span text:style-name="Strong_20_Emphasis">Kubernetes API Server</text:span>:</text:p>
              <text:p text:style-name="P157"><text:span text:style-name="Source_20_Text">kubectl logs -n kube-system kube-apiserver-&lt;master-node&gt; -c kube-apiserver</text:span></text:p>
            </text:list-item>
            <text:list-item>
              <text:p text:style-name="P306"><text:span text:style-name="Strong_20_Emphasis">Calico Node</text:span>:</text:p>
              <text:p text:style-name="P157"><text:span text:style-name="Source_20_Text">kubectl logs -n kube-system calico-node-&lt;pod-id&gt; -c calico-node</text:span></text:p>
            </text:list-item>
            <text:list-item>
              <text:p text:style-name="P306"><text:span text:style-name="Strong_20_Emphasis">Traefik</text:span>:</text:p>
              <text:p text:style-name="P157"><text:span text:style-name="Source_20_Text">kubectl logs -n traefik traefik-&lt;pod-id&gt;</text:span></text:p>
            </text:list-item>
          </text:list>
        </text:list-item>
        <text:list-item>
          <text:p text:style-name="P306"><text:span text:style-name="Strong_20_Emphasis">Ensure Certificate Paths Are Correct</text:span>:</text:p>
          <text:p text:style-name="P306">Verify that all services point to the correct certificate and key files.</text:p>
        </text:list-item>
        <text:list-item>
          <text:p text:style-name="P306"><text:span text:style-name="Strong_20_Emphasis">Test BGP Connectivity</text:span>:</text:p>
          <text:p text:style-name="P157"><text:span text:style-name="Source_20_Text">sudo vtysh -c "show ip bgp summary"</text:span></text:p>
          <text:p text:style-name="P306">Ensure BGP sessions are established and stable.</text:p>
        </text:list-item>
        <text:list-item>
          <text:p text:style-name="P306"><text:span text:style-name="Strong_20_Emphasis">Restart Affected Services</text:span>:</text:p>
          <text:p text:style-name="P306">After correcting certificate issues, restart the relevant services to apply changes.</text:p>
          <text:p text:style-name="P74"><text:span text:style-name="Source_20_Text">sudo systemctl restart kubelet</text:span></text:p>
          <text:p text:style-name="P74"><text:span text:style-name="Source_20_Text">kubectl rollout restart daemonset/calico-node -n kube-system</text:span></text:p>
          <text:p text:style-name="P157"><text:span text:style-name="Source_20_Text">kubectl rollout restart deployment/traefik -n traefik</text:span></text:p>
        </text:list-item>
      </text:list>
      <text:h text:style-name="Heading_20_5" text:outline-level="5">10.4.4.2 Troubleshooting Upgrade Issues</text:h>
      <text:p text:style-name="Text_20_body"><text:span text:style-name="Strong_20_Emphasis">Issues</text:span>:</text:p>
      <text:list xml:id="list2099404884032090852" text:style-name="L142">
        <text:list-item>
          <text:p text:style-name="P428"><text:span text:style-name="Strong_20_Emphasis">Failed Component Upgrades</text:span>: Pods fail to start or crash post-upgrade.</text:p>
        </text:list-item>
        <text:list-item>
          <text:p text:style-name="P428"><text:span text:style-name="Strong_20_Emphasis">Version Mismatches</text:span>: Components are incompatible due to partial upgrades.</text:p>
        </text:list-item>
        <text:list-item>
          <text:p text:style-name="P307"><text:span text:style-name="Strong_20_Emphasis">Configuration Errors</text:span>: New versions require updated configurations.</text:p>
        </text:list-item>
      </text:list>
      <text:p text:style-name="Text_20_body"><text:span text:style-name="Strong_20_Emphasis">Troubleshooting Steps</text:span>:</text:p>
      <text:list xml:id="list2487975567996042286" text:style-name="L143">
        <text:list-item>
          <text:p text:style-name="P308"><text:span text:style-name="Strong_20_Emphasis">Check Pod Status and Events</text:span>:</text:p>
          <text:p text:style-name="P75"><text:span text:style-name="Source_20_Text">kubectl get pods -n &lt;namespace&gt;</text:span></text:p>
          <text:p text:style-name="P158"><text:span text:style-name="Source_20_Text">kubectl describe pod &lt;pod-name&gt; -n &lt;namespace&gt;</text:span></text:p>
        </text:list-item>
        <text:list-item>
          <text:p text:style-name="P308"><text:span text:style-name="Strong_20_Emphasis">Inspect Logs for Errors</text:span>:</text:p>
          <text:p text:style-name="P158"><text:span text:style-name="Source_20_Text">kubectl logs &lt;pod-name&gt; -n &lt;namespace&gt;</text:span></text:p>
        </text:list-item>
        <text:list-item>
          <text:p text:style-name="P308"><text:span text:style-name="Strong_20_Emphasis">Use Helm Diff Plugin to Preview Changes</text:span>:</text:p>
          <text:p text:style-name="P75"><text:span text:style-name="Source_20_Text">helm plugin install https://github.com/databus23/helm-diff</text:span></text:p>
          <text:p text:style-name="P158"><text:span text:style-name="Source_20_Text">helm diff upgrade &lt;release&gt; &lt;chart&gt; -f values.yaml -n &lt;namespace&gt;</text:span></text:p>
        </text:list-item>
        <text:list-item>
          <text:p text:style-name="P308"><text:soft-page-break/><text:span text:style-name="Strong_20_Emphasis">Rollback If Necessary</text:span>:</text:p>
          <text:p text:style-name="P158"><text:span text:style-name="Source_20_Text">helm rollback &lt;release&gt; &lt;revision&gt; -n &lt;namespace&gt;</text:span></text:p>
        </text:list-item>
        <text:list-item>
          <text:p text:style-name="P308"><text:span text:style-name="Strong_20_Emphasis">Validate Configuration Files</text:span>:</text:p>
          <text:p text:style-name="P308">Ensure that all configuration files comply with new version requirements.</text:p>
        </text:list-item>
        <text:list-item>
          <text:p text:style-name="P308"><text:span text:style-name="Strong_20_Emphasis">Reapply Configurations</text:span>:</text:p>
          <text:p text:style-name="P308">Reapply or update configurations to resolve compatibility issues.</text:p>
        </text:list-item>
        <text:list-item>
          <text:p text:style-name="P308"><text:span text:style-name="Strong_20_Emphasis">Consult Documentation and Community Forums</text:span>:</text:p>
          <text:p text:style-name="P308">Refer to official documentation or seek assistance from community forums for unresolved issues.</text:p>
        </text:list-item>
      </text:list>
      <text:h text:style-name="Heading_20_5" text:outline-level="5">10.4.4.3 Troubleshooting General Cluster Issues</text:h>
      <text:p text:style-name="Text_20_body"><text:span text:style-name="Strong_20_Emphasis">Issues</text:span>:</text:p>
      <text:list xml:id="list4662998392745405113" text:style-name="L144">
        <text:list-item>
          <text:p text:style-name="P429"><text:span text:style-name="Strong_20_Emphasis">Node Not Ready</text:span>: A node remains in <text:span text:style-name="Source_20_Text">NotReady</text:span> state.</text:p>
        </text:list-item>
        <text:list-item>
          <text:p text:style-name="P429"><text:span text:style-name="Strong_20_Emphasis">Service Unavailability</text:span>: Services are not reachable externally or internally.</text:p>
        </text:list-item>
        <text:list-item>
          <text:p text:style-name="P309"><text:span text:style-name="Strong_20_Emphasis">Network Policy Blocks</text:span>: Legitimate traffic is being blocked unexpectedly.</text:p>
        </text:list-item>
      </text:list>
      <text:p text:style-name="Text_20_body"><text:span text:style-name="Strong_20_Emphasis">Troubleshooting Steps</text:span>:</text:p>
      <text:list xml:id="list1138748338584078637" text:style-name="L145">
        <text:list-item>
          <text:p text:style-name="P310"><text:span text:style-name="Strong_20_Emphasis">Check Node Status</text:span>:</text:p>
          <text:p text:style-name="P76"><text:span text:style-name="Source_20_Text">kubectl get nodes</text:span></text:p>
          <text:p text:style-name="P159"><text:span text:style-name="Source_20_Text">kubectl describe node &lt;node-name&gt;</text:span></text:p>
          <text:p text:style-name="P310">Look for conditions such as <text:span text:style-name="Source_20_Text">DiskPressure</text:span>, <text:span text:style-name="Source_20_Text">MemoryPressure</text:span>, or <text:span text:style-name="Source_20_Text">NetworkUnavailable</text:span>.</text:p>
        </text:list-item>
        <text:list-item>
          <text:p text:style-name="P310"><text:span text:style-name="Strong_20_Emphasis">Inspect Pod Logs and Events</text:span>:</text:p>
          <text:p text:style-name="P76"><text:span text:style-name="Source_20_Text">kubectl get pods --all-namespaces</text:span></text:p>
          <text:p text:style-name="P76"><text:span text:style-name="Source_20_Text">kubectl logs &lt;pod-name&gt; -n &lt;namespace&gt;</text:span></text:p>
          <text:p text:style-name="P159"><text:span text:style-name="Source_20_Text">kubectl describe pod &lt;pod-name&gt; -n &lt;namespace&gt;</text:span></text:p>
        </text:list-item>
        <text:list-item>
          <text:p text:style-name="P310"><text:span text:style-name="Strong_20_Emphasis">Verify Network Connectivity</text:span>:</text:p>
          <text:list>
            <text:list-item>
              <text:p text:style-name="P310"><text:span text:style-name="Strong_20_Emphasis">Between Pods</text:span>:</text:p>
              <text:p text:style-name="P159"><text:span text:style-name="Source_20_Text">kubectl exec -it &lt;pod1&gt; -n &lt;namespace&gt; -- ping &lt;pod2-ip&gt;</text:span></text:p>
            </text:list-item>
            <text:list-item>
              <text:p text:style-name="P310"><text:span text:style-name="Strong_20_Emphasis">From External Clients</text:span>:</text:p>
              <text:p text:style-name="P310">Ensure that load balancers and Traefik are correctly routing traffic.</text:p>
            </text:list-item>
          </text:list>
        </text:list-item>
        <text:list-item>
          <text:p text:style-name="P310"><text:span text:style-name="Strong_20_Emphasis">Check Calico Network Policies</text:span>:</text:p>
          <text:p text:style-name="P310">Review and audit network policies to ensure they are not inadvertently blocking traffic.</text:p>
          <text:p text:style-name="P159"><text:span text:style-name="Source_20_Text">kubectl get networkpolicies -A</text:span></text:p>
        </text:list-item>
        <text:list-item>
          <text:p text:style-name="P310"><text:span text:style-name="Strong_20_Emphasis">Monitor Cluster Metrics</text:span>:</text:p>
          <text:p text:style-name="P310">Use monitoring tools to observe resource utilization and identify bottlenecks.</text:p>
        </text:list-item>
        <text:list-item>
          <text:p text:style-name="P310"><text:span text:style-name="Strong_20_Emphasis">Restart Affected Components</text:span>:</text:p>
          <text:p text:style-name="P310">Restarting services or pods can resolve transient issues.</text:p>
          <text:p text:style-name="P159"><text:span text:style-name="Source_20_Text">kubectl rollout restart deployment/&lt;deployment-name&gt; -n &lt;namespace&gt;</text:span></text:p>
        </text:list-item>
        <text:list-item>
          <text:p text:style-name="P310"><text:span text:style-name="Strong_20_Emphasis">Review Firewall and BGP Configurations</text:span>:</text:p>
          <text:p text:style-name="P310">Ensure that firewall rules and BGP configurations are correctly set to allow necessary traffic.</text:p>
        </text:list-item>
      </text:list>
      <text:h text:style-name="Heading_20_4" text:outline-level="4"><text:soft-page-break/>10.4.5 Backup Procedures</text:h>
      <text:p text:style-name="Text_20_body">Regular backups ensure data integrity and facilitate disaster recovery. This subsection outlines backup strategies for the Kubernetes cluster, PKI infrastructure, and SIEM/cybersecurity components.</text:p>
      <text:h text:style-name="Heading_20_5" text:outline-level="5">10.4.5.1 Backing Up Kubernetes Cluster State</text:h>
      <text:p text:style-name="Text_20_body"><text:span text:style-name="Strong_20_Emphasis">Steps</text:span>:</text:p>
      <text:list xml:id="list7164049901323226065" text:style-name="L146">
        <text:list-item>
          <text:p text:style-name="P311"><text:span text:style-name="Strong_20_Emphasis">etcd Snapshots</text:span>:</text:p>
          <text:list>
            <text:list-item>
              <text:p text:style-name="P311"><text:span text:style-name="Strong_20_Emphasis">Create a Snapshot</text:span>:</text:p>
              <text:p text:style-name="P77"><text:span text:style-name="Source_20_Text">sudo ETCDCTL_API=3 etcdctl snapshot save /backup/etcd-snapshot-$(date +\%F).db \</text:span></text:p>
              <text:p text:style-name="P77"><text:span text:style-name="Source_20_Text"><text:s text:c="2"/>--endpoints=https://127.0.0.1:2379 \</text:span></text:p>
              <text:p text:style-name="P77"><text:span text:style-name="Source_20_Text"><text:s text:c="2"/>--cacert=/etc/kubernetes/pki/etcd/ca.crt \</text:span></text:p>
              <text:p text:style-name="P77"><text:span text:style-name="Source_20_Text"><text:s text:c="2"/>--cert=/etc/kubernetes/pki/etcd/server.crt \</text:span></text:p>
              <text:p text:style-name="P160"><text:span text:style-name="Source_20_Text"><text:s text:c="2"/>--key=/etc/kubernetes/pki/etcd/server.key</text:span></text:p>
            </text:list-item>
            <text:list-item>
              <text:p text:style-name="P311"><text:span text:style-name="Strong_20_Emphasis">Automate Snapshots with Cron</text:span>:</text:p>
              <text:p text:style-name="P160"><text:span text:style-name="Source_20_Text">sudo crontab -e</text:span></text:p>
              <text:p text:style-name="P311">Add the following line to schedule daily snapshots at 3 AM:</text:p>
              <text:p text:style-name="P160"><text:span text:style-name="Source_20_Text">0 3 * * * ETCDCTL_API=3 etcdctl snapshot save /backup/etcd-snapshot-$(date +\%F).db --endpoints=https://127.0.0.1:2379 --cacert=/etc/kubernetes/pki/etcd/ca.crt --cert=/etc/kubernetes/pki/etcd/server.crt --key=/etc/kubernetes/pki/etcd/server.key</text:span></text:p>
            </text:list-item>
          </text:list>
        </text:list-item>
        <text:list-item>
          <text:p text:style-name="P311"><text:span text:style-name="Strong_20_Emphasis">Backup Cluster Configuration Files</text:span>:</text:p>
          <text:p text:style-name="P160"><text:span text:style-name="Source_20_Text">sudo tar -czvf /backup/kubernetes-config-backup.tar.gz /etc/kubernetes/</text:span></text:p>
        </text:list-item>
        <text:list-item>
          <text:p text:style-name="P311"><text:span text:style-name="Strong_20_Emphasis">Store Backups Securely</text:span>:</text:p>
          <text:list>
            <text:list-item>
              <text:p text:style-name="P430">Transfer backups to offsite storage or secure backup servers.</text:p>
            </text:list-item>
            <text:list-item>
              <text:p text:style-name="P311">Implement encryption for backup files.</text:p>
            </text:list-item>
          </text:list>
        </text:list-item>
      </text:list>
      <text:h text:style-name="Heading_20_5" text:outline-level="5">10.4.5.2 Backing Up PKI Infrastructure</text:h>
      <text:p text:style-name="Text_20_body"><text:span text:style-name="Strong_20_Emphasis">Steps</text:span>:</text:p>
      <text:list xml:id="list5946152139236056197" text:style-name="L147">
        <text:list-item>
          <text:p text:style-name="P312"><text:span text:style-name="Strong_20_Emphasis">Backup CA Directories</text:span>:</text:p>
          <text:p text:style-name="P161"><text:span text:style-name="Source_20_Text">sudo tar -czvf /backup/intermediate-ca-backup-$(date +\%F).tar.gz /root/intermediate/</text:span></text:p>
        </text:list-item>
        <text:list-item>
          <text:p text:style-name="P312"><text:span text:style-name="Strong_20_Emphasis">Secure Storage</text:span>:</text:p>
          <text:list>
            <text:list-item>
              <text:p text:style-name="P431">Store backups in encrypted form.</text:p>
            </text:list-item>
            <text:list-item>
              <text:p text:style-name="P431">Restrict access to backups to authorized personnel only.</text:p>
            </text:list-item>
          </text:list>
        </text:list-item>
        <text:list-item>
          <text:p text:style-name="P312"><text:span text:style-name="Strong_20_Emphasis">Test Restoration</text:span>:</text:p>
          <text:p text:style-name="P312">Regularly test restoring the CA infrastructure from backups to ensure backup integrity.</text:p>
        </text:list-item>
      </text:list>
      <text:h text:style-name="Heading_20_5" text:outline-level="5">10.4.5.3 Backing Up SIEM/Cybersecurity Components</text:h>
      <text:p text:style-name="Text_20_body"><text:span text:style-name="Strong_20_Emphasis">Steps</text:span>:</text:p>
      <text:list xml:id="list1105816075835744113" text:style-name="L148">
        <text:list-item>
          <text:p text:style-name="P313"><text:span text:style-name="Strong_20_Emphasis">Wazuh Configuration and Data</text:span>:</text:p>
          <text:p text:style-name="P78"><text:span text:style-name="Source_20_Text">sudo tar -czvf /backup/wazuh-config-backup.tar.gz /var/ossec/etc/</text:span></text:p>
          <text:p text:style-name="P162"><text:span text:style-name="Source_20_Text">sudo tar -czvf /backup/wazuh-data-backup.tar.gz /var/ossec/data/</text:span></text:p>
        </text:list-item>
        <text:list-item>
          <text:p text:style-name="P313"><text:span text:style-name="Strong_20_Emphasis">Falco Configuration</text:span>:</text:p>
          <text:p text:style-name="P162"><text:soft-page-break/><text:span text:style-name="Source_20_Text">kubectl get configmap falco-config -n falco -o yaml &gt; falco-config-backup.yaml</text:span></text:p>
        </text:list-item>
        <text:list-item>
          <text:p text:style-name="P313"><text:span text:style-name="Strong_20_Emphasis">kube-bench and kube-hunter Configurations</text:span>:</text:p>
          <text:p text:style-name="P78"><text:span text:style-name="Source_20_Text">kubectl get jobs kube-bench -n kube-bench -o yaml &gt; kube-bench-backup.yaml</text:span></text:p>
          <text:p text:style-name="P162"><text:span text:style-name="Source_20_Text">kubectl get jobs kube-hunter -n kube-hunter -o yaml &gt; kube-hunter-backup.yaml</text:span></text:p>
        </text:list-item>
        <text:list-item>
          <text:p text:style-name="P313"><text:span text:style-name="Strong_20_Emphasis">Fluent Bit Configuration</text:span>:</text:p>
          <text:p text:style-name="P162"><text:span text:style-name="Source_20_Text">kubectl get configmap fluent-bit-config -n logging -o yaml &gt; fluent-bit-config-</text:span><text:span text:style-name="Source_20_Text">backup.yaml</text:span></text:p>
        </text:list-item>
        <text:list-item>
          <text:p text:style-name="P313"><text:span text:style-name="Strong_20_Emphasis">Store Backups Securely</text:span>:</text:p>
          <text:list>
            <text:list-item>
              <text:p text:style-name="P432">Transfer backups to secure, redundant storage solutions.</text:p>
            </text:list-item>
            <text:list-item>
              <text:p text:style-name="P313">Ensure that backups are encrypted to protect sensitive data.</text:p>
            </text:list-item>
          </text:list>
        </text:list-item>
      </text:list>
      <text:h text:style-name="Heading_20_5" text:outline-level="5">10.4.5.4 Backing Up Virtual Machine Hosts</text:h>
      <text:p text:style-name="Text_20_body"><text:span text:style-name="Strong_20_Emphasis">Steps</text:span>:</text:p>
      <text:list xml:id="list4794403853174576603" text:style-name="L149">
        <text:list-item>
          <text:p text:style-name="P314"><text:span text:style-name="Strong_20_Emphasis">Create VM Snapshots</text:span>:</text:p>
          <text:list>
            <text:list-item>
              <text:p text:style-name="P433">Use Proxmox’s snapshot feature to create consistent snapshots of each VM.</text:p>
            </text:list-item>
            <text:list-item>
              <text:p text:style-name="P433">Schedule snapshots based on change frequency and criticality.</text:p>
            </text:list-item>
          </text:list>
        </text:list-item>
        <text:list-item>
          <text:p text:style-name="P314"><text:span text:style-name="Strong_20_Emphasis">Automate Snapshot Creation</text:span>:</text:p>
          <text:list>
            <text:list-item>
              <text:p text:style-name="P433">Utilize Proxmox APIs or automation tools like Ansible to schedule and manage snapshots.</text:p>
            </text:list-item>
          </text:list>
        </text:list-item>
        <text:list-item>
          <text:p text:style-name="P314"><text:span text:style-name="Strong_20_Emphasis">Store Snapshots Securely</text:span>:</text:p>
          <text:list>
            <text:list-item>
              <text:p text:style-name="P433">Replicate snapshots to secondary storage or offsite locations.</text:p>
            </text:list-item>
            <text:list-item>
              <text:p text:style-name="P433">Implement retention policies to balance storage usage and recovery needs.</text:p>
            </text:list-item>
          </text:list>
        </text:list-item>
        <text:list-item>
          <text:p text:style-name="P314"><text:span text:style-name="Strong_20_Emphasis">Test VM Restorations</text:span>:</text:p>
          <text:list>
            <text:list-item>
              <text:p text:style-name="P314">Periodically restore VMs from snapshots to verify backup integrity and restoration procedures.</text:p>
            </text:list-item>
          </text:list>
        </text:list-item>
      </text:list>
      <text:h text:style-name="Heading_20_4" text:outline-level="4">10.4.6 Best Practices for Maintenance and Upgrades</text:h>
      <text:list xml:id="list3852105532302135836" text:style-name="L150">
        <text:list-item>
          <text:p text:style-name="P434"><text:span text:style-name="Strong_20_Emphasis">Regular Scheduling</text:span>: Plan maintenance windows to perform updates and backups without disrupting operations.</text:p>
        </text:list-item>
        <text:list-item>
          <text:p text:style-name="P434"><text:span text:style-name="Strong_20_Emphasis">Documentation</text:span>: Keep detailed records of all maintenance activities, configurations, and changes.</text:p>
        </text:list-item>
        <text:list-item>
          <text:p text:style-name="P434"><text:span text:style-name="Strong_20_Emphasis">Monitoring and Alerts</text:span>: Implement monitoring to detect issues promptly and trigger alerts for failed updates or certificate problems.</text:p>
        </text:list-item>
        <text:list-item>
          <text:p text:style-name="P434"><text:span text:style-name="Strong_20_Emphasis">Redundancy and High Availability</text:span>: Ensure that critical components have redundancy to prevent single points of failure during maintenance.</text:p>
        </text:list-item>
        <text:list-item>
          <text:p text:style-name="P434"><text:span text:style-name="Strong_20_Emphasis">Testing Before Production</text:span>: Validate updates and configurations in a staging environment before applying them to production.</text:p>
        </text:list-item>
        <text:list-item>
          <text:p text:style-name="P315"><text:span text:style-name="Strong_20_Emphasis">Security Considerations</text:span>: Ensure that maintenance activities adhere to security policies, including least privilege access and secure handling of sensitive data.</text:p>
        </text:list-item>
      </text:list>
      <text:p text:style-name="Text_20_body"/>
      <text:h text:style-name="Heading_20_2" text:outline-level="2">Appendix: Scripts and Automation Recommendations</text:h>
      <text:p text:style-name="Text_20_body">To streamline maintenance tasks, consider implementing automation through scripts or configuration management tools like <text:span text:style-name="Strong_20_Emphasis">Ansible</text:span>. Below are sample scripts and recommendations to assist in automating some of the maintenance procedures.</text:p>
      <text:h text:style-name="Heading_20_3" text:outline-level="3"><text:soft-page-break/>Sample Script: Certificate Renewal Automation</text:h>
      <text:p text:style-name="P3"><text:span text:style-name="Source_20_Text">#!/bin/bash</text:span></text:p>
      <text:p text:style-name="P3"/>
      <text:p text:style-name="P3"><text:span text:style-name="Source_20_Text"># Variables</text:span></text:p>
      <text:p text:style-name="P3"><text:span text:style-name="Source_20_Text">CA_DIR="/root/intermediate"</text:span></text:p>
      <text:p text:style-name="P3"><text:span text:style-name="Source_20_Text">CERT_DIR="/tmp/k8s-certs"</text:span></text:p>
      <text:p text:style-name="P3"><text:span text:style-name="Source_20_Text">COMPONENTS=("apiserver" "kubelet-worker1" "calico-node" "traefik")</text:span></text:p>
      <text:p text:style-name="P3"/>
      <text:p text:style-name="P3"><text:span text:style-name="Source_20_Text">for COMPONENT in "${COMPONENTS[@]}"; do</text:span></text:p>
      <text:p text:style-name="P3"><text:span text:style-name="Source_20_Text"><text:s text:c="2"/># Generate new private key</text:span></text:p>
      <text:p text:style-name="P3"><text:span text:style-name="Source_20_Text"><text:s text:c="2"/>openssl genrsa -out $CERT_DIR/${COMPONENT}_new.key 4096</text:span></text:p>
      <text:p text:style-name="P3"><text:span text:style-name="Source_20_Text"><text:s text:c="2"/></text:span></text:p>
      <text:p text:style-name="P3"><text:span text:style-name="Source_20_Text"><text:s text:c="2"/># Generate new CSR</text:span></text:p>
      <text:p text:style-name="P3"><text:span text:style-name="Source_20_Text"><text:s text:c="2"/>openssl req -new -key $CERT_DIR/${COMPONENT}_new.key -out $CERT_DIR/${COMPONENT}_new.csr -config ${COMPONENT}.cnf</text:span></text:p>
      <text:p text:style-name="P3"><text:span text:style-name="Source_20_Text"><text:s text:c="2"/></text:span></text:p>
      <text:p text:style-name="P3"><text:span text:style-name="Source_20_Text"><text:s text:c="2"/># Sign CSR with Intermediate CA</text:span></text:p>
      <text:p text:style-name="P3"><text:span text:style-name="Source_20_Text"><text:s text:c="2"/>openssl ca -config $CA_DIR/openssl.cnf \</text:span></text:p>
      <text:p text:style-name="P3"><text:span text:style-name="Source_20_Text"><text:s text:c="4"/>-extensions server_cert \</text:span></text:p>
      <text:p text:style-name="P3"><text:span text:style-name="Source_20_Text"><text:s text:c="4"/>-days 3650 -notext -md sha256 \</text:span></text:p>
      <text:p text:style-name="P3"><text:span text:style-name="Source_20_Text"><text:s text:c="4"/>-in $CERT_DIR/${COMPONENT}_new.csr \</text:span></text:p>
      <text:p text:style-name="P3"><text:span text:style-name="Source_20_Text"><text:s text:c="4"/>-out $CERT_DIR/${COMPONENT}_new.crt</text:span></text:p>
      <text:p text:style-name="P3"><text:span text:style-name="Source_20_Text"><text:s text:c="2"/></text:span></text:p>
      <text:p text:style-name="P3"><text:span text:style-name="Source_20_Text"><text:s text:c="2"/># Securely transfer certificates to target node</text:span></text:p>
      <text:p text:style-name="P3"><text:span text:style-name="Source_20_Text"><text:s text:c="2"/>scp $CERT_DIR/${COMPONENT}_new.crt user@${COMPONENT}.homelab.local:/tmp/</text:span></text:p>
      <text:p text:style-name="P3"><text:span text:style-name="Source_20_Text"><text:s text:c="2"/>scp $CERT_DIR/${COMPONENT}_new.key user@${COMPONENT}.homelab.local:/tmp/</text:span></text:p>
      <text:p text:style-name="P3"><text:span text:style-name="Source_20_Text"><text:s text:c="2"/>scp $CERT_DIR/ca-chain.pem user@${COMPONENT}.homelab.local:/tmp/</text:span></text:p>
      <text:p text:style-name="P3"><text:span text:style-name="Source_20_Text"><text:s text:c="2"/></text:span></text:p>
      <text:p text:style-name="P3"><text:span text:style-name="Source_20_Text"><text:s text:c="2"/># SSH into target node and replace certificates</text:span></text:p>
      <text:p text:style-name="P3"><text:span text:style-name="Source_20_Text"><text:s text:c="2"/>ssh user@${COMPONENT}.homelab.local &lt;&lt; EOF</text:span></text:p>
      <text:p text:style-name="P3"><text:span text:style-name="Source_20_Text"><text:s text:c="4"/>sudo cp /tmp/${COMPONENT}_new.crt /etc/kubernetes/pki/${COMPONENT}.crt</text:span></text:p>
      <text:p text:style-name="P3"><text:span text:style-name="Source_20_Text"><text:s text:c="4"/>sudo cp /tmp/${COMPONENT}_new.key /etc/kubernetes/pki/${COMPONENT}.key</text:span></text:p>
      <text:p text:style-name="P3"><text:span text:style-name="Source_20_Text"><text:s text:c="4"/>sudo cp /tmp/ca-chain.pem /etc/kubernetes/pki/ca-chain.crt</text:span></text:p>
      <text:p text:style-name="P3"><text:span text:style-name="Source_20_Text"><text:s text:c="4"/>sudo systemctl restart kubelet</text:span></text:p>
      <text:p text:style-name="P3"><text:span text:style-name="Source_20_Text"><text:s text:c="2"/>EOF</text:span></text:p>
      <text:p text:style-name="P3"><text:span text:style-name="Source_20_Text"><text:s text:c="2"/></text:span></text:p>
      <text:p text:style-name="P3"><text:span text:style-name="Source_20_Text"><text:s text:c="2"/>echo "Renewed and rotated certificates for $COMPONENT"</text:span></text:p>
      <text:p text:style-name="P4"><text:span text:style-name="Source_20_Text">done</text:span></text:p>
      <text:p text:style-name="Text_20_body"><text:span text:style-name="Strong_20_Emphasis">Usage</text:span>:</text:p>
      <text:list xml:id="list5950577765670724905" text:style-name="L151">
        <text:list-item>
          <text:p text:style-name="P435">Schedule this script via <text:span text:style-name="Strong_20_Emphasis">cron</text:span> to automate periodic certificate renewals.</text:p>
        </text:list-item>
        <text:list-item>
          <text:p text:style-name="P316">Ensure that the script has the necessary permissions and that SSH keys are set up for passwordless access to target nodes.</text:p>
        </text:list-item>
      </text:list>
      <text:h text:style-name="Heading_20_3" text:outline-level="3">Automation with Ansible</text:h>
      <text:p text:style-name="Text_20_body"><text:span text:style-name="Strong_20_Emphasis">Ansible Playbook Example for Certificate Renewal</text:span>:</text:p>
      <text:p text:style-name="P3"><text:span text:style-name="Source_20_Text">---</text:span></text:p>
      <text:p text:style-name="P3"><text:span text:style-name="Source_20_Text">- name: Renew and Rotate Kubernetes Certificates</text:span></text:p>
      <text:p text:style-name="P3"><text:span text:style-name="Source_20_Text"><text:s text:c="2"/>hosts: masters, workers, loadbalancers</text:span></text:p>
      <text:p text:style-name="P3"><text:span text:style-name="Source_20_Text"><text:s text:c="2"/>become: yes</text:span></text:p>
      <text:p text:style-name="P3"><text:span text:style-name="Source_20_Text"><text:s text:c="2"/>vars:</text:span></text:p>
      <text:p text:style-name="P3"><text:span text:style-name="Source_20_Text"><text:s text:c="4"/>ca_dir: "/root/intermediate"</text:span></text:p>
      <text:p text:style-name="P3"><text:span text:style-name="Source_20_Text"><text:s text:c="4"/>cert_dir: "/tmp/k8s-certs"</text:span></text:p>
      <text:p text:style-name="P3"><text:span text:style-name="Source_20_Text"><text:s text:c="4"/>components:</text:span></text:p>
      <text:p text:style-name="P3"><text:span text:style-name="Source_20_Text"><text:s text:c="6"/>masters:</text:span></text:p>
      <text:p text:style-name="P3"><text:span text:style-name="Source_20_Text"><text:s text:c="8"/>- apiserver</text:span></text:p>
      <text:p text:style-name="P3"><text:span text:style-name="Source_20_Text"><text:s text:c="8"/>- controller-manager</text:span></text:p>
      <text:p text:style-name="P3"><text:span text:style-name="Source_20_Text"><text:s text:c="8"/>- scheduler</text:span></text:p>
      <text:p text:style-name="P3"><text:span text:style-name="Source_20_Text"><text:s text:c="6"/>workers:</text:span></text:p>
      <text:p text:style-name="P3"><text:span text:style-name="Source_20_Text"><text:s text:c="8"/>- kubelet</text:span></text:p>
      <text:p text:style-name="P3"><text:span text:style-name="Source_20_Text"><text:s text:c="6"/>loadbalancers:</text:span></text:p>
      <text:p text:style-name="P3"><text:soft-page-break/><text:span text:style-name="Source_20_Text"><text:s text:c="8"/>- frr</text:span></text:p>
      <text:p text:style-name="P3"><text:span text:style-name="Source_20_Text"><text:s text:c="2"/>tasks:</text:span></text:p>
      <text:p text:style-name="P3"><text:span text:style-name="Source_20_Text"><text:s text:c="4"/>- name: Generate new private key</text:span></text:p>
      <text:p text:style-name="P3"><text:span text:style-name="Source_20_Text"><text:s text:c="6"/>command: openssl genrsa -out {{ cert_dir }}/{{ item }}_new.key 4096</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Generate new CSR</text:span></text:p>
      <text:p text:style-name="P3"><text:span text:style-name="Source_20_Text"><text:s text:c="6"/>command: &gt;</text:span></text:p>
      <text:p text:style-name="P3"><text:span text:style-name="Source_20_Text"><text:s text:c="8"/>openssl req -new -key {{ cert_dir }}/{{ item }}_new.key</text:span></text:p>
      <text:p text:style-name="P3"><text:span text:style-name="Source_20_Text"><text:s text:c="8"/>-out {{ cert_dir }}/{{ item }}_new.csr</text:span></text:p>
      <text:p text:style-name="P3"><text:span text:style-name="Source_20_Text"><text:s text:c="8"/>-config {{ item }}.cnf</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Sign CSR with Intermediate CA</text:span></text:p>
      <text:p text:style-name="P3"><text:span text:style-name="Source_20_Text"><text:s text:c="6"/>command: &gt;</text:span></text:p>
      <text:p text:style-name="P3"><text:span text:style-name="Source_20_Text"><text:s text:c="8"/>openssl ca -config {{ ca_dir }}/openssl.cnf</text:span></text:p>
      <text:p text:style-name="P3"><text:span text:style-name="Source_20_Text"><text:s text:c="8"/>-extensions server_cert</text:span></text:p>
      <text:p text:style-name="P3"><text:span text:style-name="Source_20_Text"><text:s text:c="8"/>-days 3650 -notext -md sha256</text:span></text:p>
      <text:p text:style-name="P3"><text:span text:style-name="Source_20_Text"><text:s text:c="8"/>-in {{ cert_dir }}/{{ item }}_new.csr</text:span></text:p>
      <text:p text:style-name="P3"><text:span text:style-name="Source_20_Text"><text:s text:c="8"/>-out {{ cert_dir }}/{{ item }}_new.crt</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certificates to target node</text:span></text:p>
      <text:p text:style-name="P3"><text:span text:style-name="Source_20_Text"><text:s text:c="6"/>copy:</text:span></text:p>
      <text:p text:style-name="P3"><text:span text:style-name="Source_20_Text"><text:s text:c="8"/>src: "{{ cert_dir }}/{{ item }}_new.crt"</text:span></text:p>
      <text:p text:style-name="P3"><text:span text:style-name="Source_20_Text"><text:s text:c="8"/>dest: "/tmp/{{ item }}_new.crt"</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keys to target node</text:span></text:p>
      <text:p text:style-name="P3"><text:span text:style-name="Source_20_Text"><text:s text:c="6"/>copy:</text:span></text:p>
      <text:p text:style-name="P3"><text:span text:style-name="Source_20_Text"><text:s text:c="8"/>src: "{{ cert_dir }}/{{ item }}_new.key"</text:span></text:p>
      <text:p text:style-name="P3"><text:span text:style-name="Source_20_Text"><text:s text:c="8"/>dest: "/tmp/{{ item }}_new.key"</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CA chain to target node</text:span></text:p>
      <text:p text:style-name="P3"><text:span text:style-name="Source_20_Text"><text:s text:c="6"/>copy:</text:span></text:p>
      <text:p text:style-name="P3"><text:span text:style-name="Source_20_Text"><text:s text:c="8"/>src: "{{ cert_dir }}/ca-chain.pem"</text:span></text:p>
      <text:p text:style-name="P3"><text:span text:style-name="Source_20_Text"><text:s text:c="8"/>dest: "/tmp/ca-chain.pem"</text:span></text:p>
      <text:p text:style-name="P3"><text:span text:style-name="Source_20_Text"><text:s text:c="4"/></text:span></text:p>
      <text:p text:style-name="P3"><text:span text:style-name="Source_20_Text"><text:s text:c="4"/>- name: Replace old certificates and restart services</text:span></text:p>
      <text:p text:style-name="P3"><text:span text:style-name="Source_20_Text"><text:s text:c="6"/>block:</text:span></text:p>
      <text:p text:style-name="P3"><text:span text:style-name="Source_20_Text"><text:s text:c="8"/>- copy:</text:span></text:p>
      <text:p text:style-name="P3"><text:span text:style-name="Source_20_Text"><text:s text:c="12"/>src: "/tmp/{{ item }}_new.crt"</text:span></text:p>
      <text:p text:style-name="P3"><text:span text:style-name="Source_20_Text"><text:s text:c="12"/>dest: "/etc/kubernetes/pki/{{ item }}.crt"</text:span></text:p>
      <text:p text:style-name="P3"><text:span text:style-name="Source_20_Text"><text:s text:c="8"/>- copy:</text:span></text:p>
      <text:p text:style-name="P3"><text:span text:style-name="Source_20_Text"><text:s text:c="12"/>src: "/tmp/{{ item }}_new.key"</text:span></text:p>
      <text:p text:style-name="P3"><text:span text:style-name="Source_20_Text"><text:s text:c="12"/>dest: "/etc/kubernetes/pki/{{ item }}.key"</text:span></text:p>
      <text:p text:style-name="P3"><text:span text:style-name="Source_20_Text"><text:s text:c="8"/>- copy:</text:span></text:p>
      <text:p text:style-name="P3"><text:span text:style-name="Source_20_Text"><text:s text:c="12"/>src: "/tmp/ca-chain.pem"</text:span></text:p>
      <text:p text:style-name="P3"><text:span text:style-name="Source_20_Text"><text:s text:c="12"/>dest: "/etc/kubernetes/pki/ca-chain.crt"</text:span></text:p>
      <text:p text:style-name="P3"><text:span text:style-name="Source_20_Text"><text:s text:c="8"/>- systemd:</text:span></text:p>
      <text:p text:style-name="P3"><text:span text:style-name="Source_20_Text"><text:s text:c="12"/>name: kubelet</text:span></text:p>
      <text:p text:style-name="P3"><text:span text:style-name="Source_20_Text"><text:s text:c="12"/>state: restarted</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Restart FRRouting on loadbalancers</text:span></text:p>
      <text:p text:style-name="P3"><text:span text:style-name="Source_20_Text"><text:s text:c="6"/>systemd:</text:span></text:p>
      <text:p text:style-name="P3"><text:span text:style-name="Source_20_Text"><text:s text:c="8"/>name: frr</text:span></text:p>
      <text:p text:style-name="P3"><text:span text:style-name="Source_20_Text"><text:s text:c="8"/>state: restarted</text:span></text:p>
      <text:p text:style-name="P3"><text:span text:style-name="Source_20_Text"><text:s text:c="6"/>when: "'frr' in components"</text:span></text:p>
      <text:p text:style-name="P3"><text:span text:style-name="Source_20_Text"><text:s text:c="4"/></text:span></text:p>
      <text:p text:style-name="P3"><text:span text:style-name="Source_20_Text"><text:s text:c="4"/>- name: Verify certificate renewal</text:span></text:p>
      <text:p text:style-name="P3"><text:span text:style-name="Source_20_Text"><text:s text:c="6"/>command: openssl x509 -in /etc/kubernetes/pki/{{ item }}.crt -noout -text | grep "Not After"</text:span></text:p>
      <text:p text:style-name="P3"><text:span text:style-name="Source_20_Text"><text:s text:c="6"/>loop: "{{ components[ansible_hostname.split('-')[-1]] }}"</text:span></text:p>
      <text:p text:style-name="P3"><text:span text:style-name="Source_20_Text"><text:s text:c="6"/>register: cert_info</text:span></text:p>
      <text:p text:style-name="P3"><text:soft-page-break/><text:span text:style-name="Source_20_Text"><text:s text:c="4"/></text:span></text:p>
      <text:p text:style-name="P3"><text:span text:style-name="Source_20_Text"><text:s text:c="4"/>- name: Output certificate expiration dates</text:span></text:p>
      <text:p text:style-name="P3"><text:span text:style-name="Source_20_Text"><text:s text:c="6"/>debug:</text:span></text:p>
      <text:p text:style-name="P3"><text:span text:style-name="Source_20_Text"><text:s text:c="8"/>msg: "{{ item.stdout }}"</text:span></text:p>
      <text:p text:style-name="P4"><text:span text:style-name="Source_20_Text"><text:s text:c="6"/>loop: "{{ cert_info.results }}"</text:span></text:p>
      <text:p text:style-name="Text_20_body"><text:span text:style-name="Strong_20_Emphasis">Usage</text:span>:</text:p>
      <text:list xml:id="list2511089992441294587" text:style-name="L152">
        <text:list-item>
          <text:p text:style-name="P436">Define inventory groups (<text:span text:style-name="Source_20_Text">masters</text:span>, <text:span text:style-name="Source_20_Text">workers</text:span>, <text:span text:style-name="Source_20_Text">loadbalancers</text:span>) corresponding to the environment.</text:p>
        </text:list-item>
        <text:list-item>
          <text:p text:style-name="P436">Ensure that configuration files (<text:span text:style-name="Source_20_Text">apiserver.cnf</text:span>, <text:span text:style-name="Source_20_Text">kubelet.cnf</text:span>, etc.) are available on the control machine.</text:p>
        </text:list-item>
        <text:list-item>
          <text:p text:style-name="P317">Run the playbook to automate certificate renewals across all components.</text:p>
        </text:list-item>
      </text:list>
      <text:h text:style-name="Heading_20_3" text:outline-level="3">Automation Tips</text:h>
      <text:list xml:id="list1958220641587654147" text:style-name="L153">
        <text:list-item>
          <text:p text:style-name="P437"><text:span text:style-name="Strong_20_Emphasis">Idempotency</text:span>: Ensure scripts and playbooks are idempotent to prevent unintended side effects.</text:p>
        </text:list-item>
        <text:list-item>
          <text:p text:style-name="P437"><text:span text:style-name="Strong_20_Emphasis">Logging</text:span>: Implement logging within automation scripts to track actions and facilitate troubleshooting.</text:p>
        </text:list-item>
        <text:list-item>
          <text:p text:style-name="P437"><text:span text:style-name="Strong_20_Emphasis">Error Handling</text:span>: Incorporate error handling to manage failures gracefully.</text:p>
        </text:list-item>
        <text:list-item>
          <text:p text:style-name="P318"><text:span text:style-name="Strong_20_Emphasis">Security</text:span>: Securely handle sensitive data such as private keys, ensuring they are not exposed in logs or backu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3335in" fo:margin-left="0.2917in" fo:margin-right="0.385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McCullough</meta:initial-creator>
    <meta:creation-date>2025-01-19T21:33:38.36</meta:creation-date>
    <dc:date>2025-01-20T06:39:54.24</dc:date>
    <dc:creator>Ryan McCullough</dc:creator>
    <meta:editing-duration>PT2H59M47S</meta:editing-duration>
    <meta:editing-cycles>10</meta:editing-cycles>
    <meta:generator>OpenOffice/4.1.15$Win32 OpenOffice.org_project/4115m2$Build-9813</meta:generator>
    <meta:document-statistic meta:table-count="0" meta:image-count="0" meta:object-count="0" meta:page-count="77" meta:paragraph-count="2956" meta:word-count="17868" meta:character-count="128230"/>
  </office:meta>
</office:document-meta>
</file>